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31.86pt"/>
    </style:style>
    <style:style style:name="co4" style:family="table-column">
      <style:table-column-properties fo:break-before="auto" style:column-width="16.44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17.21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35.74pt"/>
    </style:style>
    <style:style style:name="co9" style:family="table-column">
      <style:table-column-properties fo:break-before="auto" style:column-width="40.34pt"/>
    </style:style>
    <style:style style:name="co10" style:family="table-column">
      <style:table-column-properties fo:break-before="auto" style:column-width="36.51pt"/>
    </style:style>
    <style:style style:name="co11" style:family="table-column">
      <style:table-column-properties fo:break-before="auto" style:column-width="47.31pt"/>
    </style:style>
    <style:style style:name="co12" style:family="table-column">
      <style:table-column-properties fo:break-before="auto" style:column-width="45.01pt"/>
    </style:style>
    <style:style style:name="co13" style:family="table-column">
      <style:table-column-properties fo:break-before="auto" style:column-width="28.01pt"/>
    </style:style>
    <style:style style:name="co14" style:family="table-column">
      <style:table-column-properties fo:break-before="auto" style:column-width="29.54pt"/>
    </style:style>
    <style:style style:name="co15" style:family="table-column">
      <style:table-column-properties fo:break-before="auto" style:column-width="20.3pt"/>
    </style:style>
    <style:style style:name="co16" style:family="table-column">
      <style:table-column-properties fo:break-before="auto" style:column-width="61.2pt"/>
    </style:style>
    <style:style style:name="co17" style:family="table-column">
      <style:table-column-properties fo:break-before="auto" style:column-width="55.05pt"/>
    </style:style>
    <style:style style:name="co18" style:family="table-column">
      <style:table-column-properties fo:break-before="auto" style:column-width="61.99pt"/>
    </style:style>
    <style:style style:name="co19" style:family="table-column">
      <style:table-column-properties fo:break-before="auto" style:column-width="55.81pt"/>
    </style:style>
    <style:style style:name="co20" style:family="table-column">
      <style:table-column-properties fo:break-before="auto" style:column-width="50.4pt"/>
    </style:style>
    <style:style style:name="co21" style:family="table-column">
      <style:table-column-properties fo:break-before="auto" style:column-width="51.14pt"/>
    </style:style>
    <style:style style:name="co22" style:family="table-column">
      <style:table-column-properties fo:break-before="auto" style:column-width="24.89pt"/>
    </style:style>
    <style:style style:name="co23" style:family="table-column">
      <style:table-column-properties fo:break-before="auto" style:column-width="34.21pt"/>
    </style:style>
    <style:style style:name="co24" style:family="table-column">
      <style:table-column-properties fo:break-before="auto" style:column-width="49.66pt"/>
    </style:style>
    <style:style style:name="co25" style:family="table-column">
      <style:table-column-properties fo:break-before="auto" style:column-width="51.96pt"/>
    </style:style>
    <style:style style:name="co26" style:family="table-column">
      <style:table-column-properties fo:break-before="auto" style:column-width="44.19pt"/>
    </style:style>
    <style:style style:name="co27" style:family="table-column">
      <style:table-column-properties fo:break-before="auto" style:column-width="32.66pt"/>
    </style:style>
    <style:style style:name="co28" style:family="table-column">
      <style:table-column-properties fo:break-before="auto" style:column-width="38.04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13.44pt"/>
    </style:style>
    <style:style style:name="co31" style:family="table-column">
      <style:table-column-properties fo:break-before="auto" style:column-width="11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50"/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ith-mallo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  <table:table-cell table:number-columns-repeated="2"/>
        </table:table-row>
        <table:table-row table:style-name="ro1">
          <table:table-cell table:number-columns-repeated="43"/>
        </table:table-row>
        <table:table-row table:style-name="ro1">
          <table:table-cell table:style-name="ce1" office:value-type="string" calcext:value-type="string">
            <text:p>2020-03-31 09:30:57</text:p>
          </table:table-cell>
          <table:table-cell office:value-type="float" office:value="14306284" calcext:value-type="float">
            <text:p>143062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683112" calcext:value-type="float">
            <text:p>1683112</text:p>
          </table:table-cell>
          <table:table-cell office:value-type="float" office:value="88264" calcext:value-type="float">
            <text:p>88264</text:p>
          </table:table-cell>
          <table:table-cell office:value-type="float" office:value="70080" calcext:value-type="float">
            <text:p>70080</text:p>
          </table:table-cell>
          <table:table-cell office:value-type="float" office:value="18184" calcext:value-type="float">
            <text:p>181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1200" calcext:value-type="float">
            <text:p>51200</text:p>
          </table:table-cell>
          <table:table-cell office:value-type="float" office:value="1497" calcext:value-type="float">
            <text:p>1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7488" calcext:value-type="float">
            <text:p>7488</text:p>
          </table:table-cell>
          <table:table-cell office:value-type="float" office:value="25289" calcext:value-type="float">
            <text:p>2528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20-03-31 09:30:58</text:p>
          </table:table-cell>
          <table:table-cell office:value-type="float" office:value="14218704" calcext:value-type="float">
            <text:p>14218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5624" calcext:value-type="float">
            <text:p>2155624</text:p>
          </table:table-cell>
          <table:table-cell office:value-type="float" office:value="185204" calcext:value-type="float">
            <text:p>185204</text:p>
          </table:table-cell>
          <table:table-cell office:value-type="float" office:value="157872" calcext:value-type="float">
            <text:p>157872</text:p>
          </table:table-cell>
          <table:table-cell office:value-type="float" office:value="27332" calcext:value-type="float">
            <text:p>27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396" calcext:value-type="float">
            <text:p>539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1200" calcext:value-type="float">
            <text:p>51200</text:p>
          </table:table-cell>
          <table:table-cell office:value-type="float" office:value="28278" calcext:value-type="float">
            <text:p>28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1200" calcext:value-type="float">
            <text:p>11200</text:p>
          </table:table-cell>
          <table:table-cell office:value-type="float" office:value="96010" calcext:value-type="float">
            <text:p>960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624" calcext:value-type="float">
            <text:p>24624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34" calcext:value-type="float">
            <text:p>30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0:59</text:p>
          </table:table-cell>
          <table:table-cell office:value-type="float" office:value="14243612" calcext:value-type="float">
            <text:p>14243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5624" calcext:value-type="float">
            <text:p>2155624</text:p>
          </table:table-cell>
          <table:table-cell office:value-type="float" office:value="159104" calcext:value-type="float">
            <text:p>159104</text:p>
          </table:table-cell>
          <table:table-cell office:value-type="float" office:value="131648" calcext:value-type="float">
            <text:p>131648</text:p>
          </table:table-cell>
          <table:table-cell office:value-type="float" office:value="27456" calcext:value-type="float">
            <text:p>27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23" calcext:value-type="float">
            <text:p>222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408" calcext:value-type="float">
            <text:p>17408</text:p>
          </table:table-cell>
          <table:table-cell office:value-type="float" office:value="4475" calcext:value-type="float">
            <text:p>4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3952" calcext:value-type="float">
            <text:p>13952</text:p>
          </table:table-cell>
          <table:table-cell office:value-type="float" office:value="88616" calcext:value-type="float">
            <text:p>886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4" calcext:value-type="float">
            <text:p>24624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35" calcext:value-type="float">
            <text:p>3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00</text:p>
          </table:table-cell>
          <table:table-cell office:value-type="float" office:value="14243504" calcext:value-type="float">
            <text:p>14243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5624" calcext:value-type="float">
            <text:p>2155624</text:p>
          </table:table-cell>
          <table:table-cell office:value-type="float" office:value="159104" calcext:value-type="float">
            <text:p>159104</text:p>
          </table:table-cell>
          <table:table-cell office:value-type="float" office:value="131648" calcext:value-type="float">
            <text:p>131648</text:p>
          </table:table-cell>
          <table:table-cell office:value-type="float" office:value="27456" calcext:value-type="float">
            <text:p>274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408" calcext:value-type="float">
            <text:p>17408</text:p>
          </table:table-cell>
          <table:table-cell office:value-type="float" office:value="4475" calcext:value-type="float">
            <text:p>4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3952" calcext:value-type="float">
            <text:p>13952</text:p>
          </table:table-cell>
          <table:table-cell office:value-type="float" office:value="88616" calcext:value-type="float">
            <text:p>886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4" calcext:value-type="float">
            <text:p>24624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35" calcext:value-type="float">
            <text:p>3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01</text:p>
          </table:table-cell>
          <table:table-cell office:value-type="float" office:value="14243504" calcext:value-type="float">
            <text:p>14243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5624" calcext:value-type="float">
            <text:p>2155624</text:p>
          </table:table-cell>
          <table:table-cell office:value-type="float" office:value="159104" calcext:value-type="float">
            <text:p>159104</text:p>
          </table:table-cell>
          <table:table-cell office:value-type="float" office:value="131648" calcext:value-type="float">
            <text:p>131648</text:p>
          </table:table-cell>
          <table:table-cell office:value-type="float" office:value="27456" calcext:value-type="float">
            <text:p>274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408" calcext:value-type="float">
            <text:p>17408</text:p>
          </table:table-cell>
          <table:table-cell office:value-type="float" office:value="4475" calcext:value-type="float">
            <text:p>4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3952" calcext:value-type="float">
            <text:p>13952</text:p>
          </table:table-cell>
          <table:table-cell office:value-type="float" office:value="88616" calcext:value-type="float">
            <text:p>886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4" calcext:value-type="float">
            <text:p>24624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35" calcext:value-type="float">
            <text:p>3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02</text:p>
          </table:table-cell>
          <table:table-cell office:value-type="float" office:value="14243504" calcext:value-type="float">
            <text:p>14243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5624" calcext:value-type="float">
            <text:p>2155624</text:p>
          </table:table-cell>
          <table:table-cell office:value-type="float" office:value="159104" calcext:value-type="float">
            <text:p>159104</text:p>
          </table:table-cell>
          <table:table-cell office:value-type="float" office:value="131648" calcext:value-type="float">
            <text:p>131648</text:p>
          </table:table-cell>
          <table:table-cell office:value-type="float" office:value="27456" calcext:value-type="float">
            <text:p>274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408" calcext:value-type="float">
            <text:p>17408</text:p>
          </table:table-cell>
          <table:table-cell office:value-type="float" office:value="4475" calcext:value-type="float">
            <text:p>4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3952" calcext:value-type="float">
            <text:p>13952</text:p>
          </table:table-cell>
          <table:table-cell office:value-type="float" office:value="88616" calcext:value-type="float">
            <text:p>886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4" calcext:value-type="float">
            <text:p>24624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35" calcext:value-type="float">
            <text:p>3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03</text:p>
          </table:table-cell>
          <table:table-cell office:value-type="float" office:value="14249976" calcext:value-type="float">
            <text:p>14249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5624" calcext:value-type="float">
            <text:p>2155624</text:p>
          </table:table-cell>
          <table:table-cell office:value-type="float" office:value="153896" calcext:value-type="float">
            <text:p>153896</text:p>
          </table:table-cell>
          <table:table-cell office:value-type="float" office:value="126440" calcext:value-type="float">
            <text:p>126440</text:p>
          </table:table-cell>
          <table:table-cell office:value-type="float" office:value="27456" calcext:value-type="float">
            <text:p>27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408" calcext:value-type="float">
            <text:p>17408</text:p>
          </table:table-cell>
          <table:table-cell office:value-type="float" office:value="8589" calcext:value-type="float">
            <text:p>8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16" calcext:value-type="float">
            <text:p>14016</text:p>
          </table:table-cell>
          <table:table-cell office:value-type="float" office:value="68360" calcext:value-type="float">
            <text:p>683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28" calcext:value-type="float">
            <text:p>228</text:p>
          </table:table-cell>
          <table:table-cell office:value-type="float" office:value="217" calcext:value-type="float">
            <text:p>217</text:p>
          </table:table-cell>
          <table:table-cell office:value-type="float" office:value="3786" calcext:value-type="float">
            <text:p>37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04</text:p>
          </table:table-cell>
          <table:table-cell office:value-type="float" office:value="14116920" calcext:value-type="float">
            <text:p>14116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6696" calcext:value-type="float">
            <text:p>2286696</text:p>
          </table:table-cell>
          <table:table-cell office:value-type="float" office:value="286260" calcext:value-type="float">
            <text:p>286260</text:p>
          </table:table-cell>
          <table:table-cell office:value-type="float" office:value="258804" calcext:value-type="float">
            <text:p>258804</text:p>
          </table:table-cell>
          <table:table-cell office:value-type="float" office:value="27456" calcext:value-type="float">
            <text:p>27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408" calcext:value-type="float">
            <text:p>17408</text:p>
          </table:table-cell>
          <table:table-cell office:value-type="float" office:value="10611" calcext:value-type="float">
            <text:p>10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93610" calcext:value-type="float">
            <text:p>1936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24" calcext:value-type="float">
            <text:p>324</text:p>
          </table:table-cell>
          <table:table-cell office:value-type="float" office:value="217" calcext:value-type="float">
            <text:p>217</text:p>
          </table:table-cell>
          <table:table-cell office:value-type="float" office:value="13416" calcext:value-type="float">
            <text:p>134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05</text:p>
          </table:table-cell>
          <table:table-cell office:value-type="float" office:value="13985628" calcext:value-type="float">
            <text:p>13985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17768" calcext:value-type="float">
            <text:p>2417768</text:p>
          </table:table-cell>
          <table:table-cell office:value-type="float" office:value="418268" calcext:value-type="float">
            <text:p>418268</text:p>
          </table:table-cell>
          <table:table-cell office:value-type="float" office:value="390752" calcext:value-type="float">
            <text:p>390752</text:p>
          </table:table-cell>
          <table:table-cell office:value-type="float" office:value="27516" calcext:value-type="float">
            <text:p>27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456" calcext:value-type="float">
            <text:p>19456</text:p>
          </table:table-cell>
          <table:table-cell office:value-type="float" office:value="11493" calcext:value-type="float">
            <text:p>11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316987" calcext:value-type="float">
            <text:p>31698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19" calcext:value-type="float">
            <text:p>419</text:p>
          </table:table-cell>
          <table:table-cell office:value-type="float" office:value="217" calcext:value-type="float">
            <text:p>217</text:p>
          </table:table-cell>
          <table:table-cell office:value-type="float" office:value="22910" calcext:value-type="float">
            <text:p>229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06</text:p>
          </table:table-cell>
          <table:table-cell office:value-type="float" office:value="13855800" calcext:value-type="float">
            <text:p>13855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8840" calcext:value-type="float">
            <text:p>2548840</text:p>
          </table:table-cell>
          <table:table-cell office:value-type="float" office:value="547100" calcext:value-type="float">
            <text:p>547100</text:p>
          </table:table-cell>
          <table:table-cell office:value-type="float" office:value="519584" calcext:value-type="float">
            <text:p>519584</text:p>
          </table:table-cell>
          <table:table-cell office:value-type="float" office:value="27516" calcext:value-type="float">
            <text:p>27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2528" calcext:value-type="float">
            <text:p>22528</text:p>
          </table:table-cell>
          <table:table-cell office:value-type="float" office:value="11010" calcext:value-type="float">
            <text:p>11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436860" calcext:value-type="float">
            <text:p>4368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12" calcext:value-type="float">
            <text:p>512</text:p>
          </table:table-cell>
          <table:table-cell office:value-type="float" office:value="217" calcext:value-type="float">
            <text:p>217</text:p>
          </table:table-cell>
          <table:table-cell office:value-type="float" office:value="32143" calcext:value-type="float">
            <text:p>32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07</text:p>
          </table:table-cell>
          <table:table-cell office:value-type="float" office:value="13720764" calcext:value-type="float">
            <text:p>13720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82004" calcext:value-type="float">
            <text:p>682004</text:p>
          </table:table-cell>
          <table:table-cell office:value-type="float" office:value="654488" calcext:value-type="float">
            <text:p>654488</text:p>
          </table:table-cell>
          <table:table-cell office:value-type="float" office:value="27516" calcext:value-type="float">
            <text:p>27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16054" calcext:value-type="float">
            <text:p>16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562478" calcext:value-type="float">
            <text:p>56247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08" calcext:value-type="float">
            <text:p>608</text:p>
          </table:table-cell>
          <table:table-cell office:value-type="float" office:value="217" calcext:value-type="float">
            <text:p>217</text:p>
          </table:table-cell>
          <table:table-cell office:value-type="float" office:value="41814" calcext:value-type="float">
            <text:p>418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08</text:p>
          </table:table-cell>
          <table:table-cell office:value-type="float" office:value="13706140" calcext:value-type="float">
            <text:p>13706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7052" calcext:value-type="float">
            <text:p>697052</text:p>
          </table:table-cell>
          <table:table-cell office:value-type="float" office:value="669536" calcext:value-type="float">
            <text:p>669536</text:p>
          </table:table-cell>
          <table:table-cell office:value-type="float" office:value="27516" calcext:value-type="float">
            <text:p>27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12132" calcext:value-type="float">
            <text:p>12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570880" calcext:value-type="float">
            <text:p>5708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35" calcext:value-type="float">
            <text:p>43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09</text:p>
          </table:table-cell>
          <table:table-cell office:value-type="float" office:value="13705884" calcext:value-type="float">
            <text:p>13705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7052" calcext:value-type="float">
            <text:p>697052</text:p>
          </table:table-cell>
          <table:table-cell office:value-type="float" office:value="669536" calcext:value-type="float">
            <text:p>669536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12132" calcext:value-type="float">
            <text:p>12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570880" calcext:value-type="float">
            <text:p>5708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35" calcext:value-type="float">
            <text:p>43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10</text:p>
          </table:table-cell>
          <table:table-cell office:value-type="float" office:value="13705884" calcext:value-type="float">
            <text:p>13705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7052" calcext:value-type="float">
            <text:p>697052</text:p>
          </table:table-cell>
          <table:table-cell office:value-type="float" office:value="669536" calcext:value-type="float">
            <text:p>669536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12132" calcext:value-type="float">
            <text:p>12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570880" calcext:value-type="float">
            <text:p>5708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35" calcext:value-type="float">
            <text:p>43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11</text:p>
          </table:table-cell>
          <table:table-cell office:value-type="float" office:value="13705884" calcext:value-type="float">
            <text:p>13705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7052" calcext:value-type="float">
            <text:p>697052</text:p>
          </table:table-cell>
          <table:table-cell office:value-type="float" office:value="669536" calcext:value-type="float">
            <text:p>669536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12132" calcext:value-type="float">
            <text:p>12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570880" calcext:value-type="float">
            <text:p>5708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35" calcext:value-type="float">
            <text:p>43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12</text:p>
          </table:table-cell>
          <table:table-cell office:value-type="float" office:value="13705884" calcext:value-type="float">
            <text:p>13705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7052" calcext:value-type="float">
            <text:p>697052</text:p>
          </table:table-cell>
          <table:table-cell office:value-type="float" office:value="669536" calcext:value-type="float">
            <text:p>669536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12132" calcext:value-type="float">
            <text:p>12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570880" calcext:value-type="float">
            <text:p>5708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35" calcext:value-type="float">
            <text:p>43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13</text:p>
          </table:table-cell>
          <table:table-cell office:value-type="float" office:value="13705884" calcext:value-type="float">
            <text:p>13705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7052" calcext:value-type="float">
            <text:p>697052</text:p>
          </table:table-cell>
          <table:table-cell office:value-type="float" office:value="669536" calcext:value-type="float">
            <text:p>669536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12132" calcext:value-type="float">
            <text:p>12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570880" calcext:value-type="float">
            <text:p>5708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35" calcext:value-type="float">
            <text:p>43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14</text:p>
          </table:table-cell>
          <table:table-cell office:value-type="float" office:value="13705884" calcext:value-type="float">
            <text:p>13705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7052" calcext:value-type="float">
            <text:p>697052</text:p>
          </table:table-cell>
          <table:table-cell office:value-type="float" office:value="669536" calcext:value-type="float">
            <text:p>669536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12132" calcext:value-type="float">
            <text:p>12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570880" calcext:value-type="float">
            <text:p>5708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35" calcext:value-type="float">
            <text:p>43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15</text:p>
          </table:table-cell>
          <table:table-cell office:value-type="float" office:value="13705888" calcext:value-type="float">
            <text:p>137058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7052" calcext:value-type="float">
            <text:p>697052</text:p>
          </table:table-cell>
          <table:table-cell office:value-type="float" office:value="669536" calcext:value-type="float">
            <text:p>669536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12132" calcext:value-type="float">
            <text:p>12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570880" calcext:value-type="float">
            <text:p>5708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35" calcext:value-type="float">
            <text:p>43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16</text:p>
          </table:table-cell>
          <table:table-cell office:value-type="float" office:value="13705888" calcext:value-type="float">
            <text:p>137058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7052" calcext:value-type="float">
            <text:p>697052</text:p>
          </table:table-cell>
          <table:table-cell office:value-type="float" office:value="669536" calcext:value-type="float">
            <text:p>669536</text:p>
          </table:table-cell>
          <table:table-cell office:value-type="float" office:value="27516" calcext:value-type="float">
            <text:p>27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10687" calcext:value-type="float">
            <text:p>10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466937" calcext:value-type="float">
            <text:p>4669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35" calcext:value-type="float">
            <text:p>35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17</text:p>
          </table:table-cell>
          <table:table-cell office:value-type="float" office:value="13705888" calcext:value-type="float">
            <text:p>137058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7052" calcext:value-type="float">
            <text:p>697052</text:p>
          </table:table-cell>
          <table:table-cell office:value-type="float" office:value="669536" calcext:value-type="float">
            <text:p>669536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10687" calcext:value-type="float">
            <text:p>10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466937" calcext:value-type="float">
            <text:p>4669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35" calcext:value-type="float">
            <text:p>35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18</text:p>
          </table:table-cell>
          <table:table-cell office:value-type="float" office:value="13705888" calcext:value-type="float">
            <text:p>137058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7052" calcext:value-type="float">
            <text:p>697052</text:p>
          </table:table-cell>
          <table:table-cell office:value-type="float" office:value="669536" calcext:value-type="float">
            <text:p>669536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10687" calcext:value-type="float">
            <text:p>10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466937" calcext:value-type="float">
            <text:p>4669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35" calcext:value-type="float">
            <text:p>35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19</text:p>
          </table:table-cell>
          <table:table-cell office:value-type="float" office:value="13705828" calcext:value-type="float">
            <text:p>13705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7052" calcext:value-type="float">
            <text:p>697052</text:p>
          </table:table-cell>
          <table:table-cell office:value-type="float" office:value="669536" calcext:value-type="float">
            <text:p>669536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10687" calcext:value-type="float">
            <text:p>10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466937" calcext:value-type="float">
            <text:p>4669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35" calcext:value-type="float">
            <text:p>35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20</text:p>
          </table:table-cell>
          <table:table-cell office:value-type="float" office:value="13705820" calcext:value-type="float">
            <text:p>13705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7052" calcext:value-type="float">
            <text:p>697052</text:p>
          </table:table-cell>
          <table:table-cell office:value-type="float" office:value="669536" calcext:value-type="float">
            <text:p>669536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10687" calcext:value-type="float">
            <text:p>10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466937" calcext:value-type="float">
            <text:p>4669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35" calcext:value-type="float">
            <text:p>35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21</text:p>
          </table:table-cell>
          <table:table-cell office:value-type="float" office:value="13705828" calcext:value-type="float">
            <text:p>13705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7052" calcext:value-type="float">
            <text:p>697052</text:p>
          </table:table-cell>
          <table:table-cell office:value-type="float" office:value="669536" calcext:value-type="float">
            <text:p>669536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10687" calcext:value-type="float">
            <text:p>10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466937" calcext:value-type="float">
            <text:p>4669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35" calcext:value-type="float">
            <text:p>35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22</text:p>
          </table:table-cell>
          <table:table-cell office:value-type="float" office:value="13705828" calcext:value-type="float">
            <text:p>13705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7052" calcext:value-type="float">
            <text:p>697052</text:p>
          </table:table-cell>
          <table:table-cell office:value-type="float" office:value="669536" calcext:value-type="float">
            <text:p>669536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10687" calcext:value-type="float">
            <text:p>10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466937" calcext:value-type="float">
            <text:p>4669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35" calcext:value-type="float">
            <text:p>35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23</text:p>
          </table:table-cell>
          <table:table-cell office:value-type="float" office:value="13705828" calcext:value-type="float">
            <text:p>13705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7052" calcext:value-type="float">
            <text:p>697052</text:p>
          </table:table-cell>
          <table:table-cell office:value-type="float" office:value="669536" calcext:value-type="float">
            <text:p>669536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10687" calcext:value-type="float">
            <text:p>10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466937" calcext:value-type="float">
            <text:p>4669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35" calcext:value-type="float">
            <text:p>35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24</text:p>
          </table:table-cell>
          <table:table-cell office:value-type="float" office:value="13705812" calcext:value-type="float">
            <text:p>137058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7052" calcext:value-type="float">
            <text:p>697052</text:p>
          </table:table-cell>
          <table:table-cell office:value-type="float" office:value="669536" calcext:value-type="float">
            <text:p>669536</text:p>
          </table:table-cell>
          <table:table-cell office:value-type="float" office:value="27516" calcext:value-type="float">
            <text:p>27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9222" calcext:value-type="float">
            <text:p>9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363043" calcext:value-type="float">
            <text:p>36304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35" calcext:value-type="float">
            <text:p>27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25</text:p>
          </table:table-cell>
          <table:table-cell office:value-type="float" office:value="13705704" calcext:value-type="float">
            <text:p>13705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7052" calcext:value-type="float">
            <text:p>697052</text:p>
          </table:table-cell>
          <table:table-cell office:value-type="float" office:value="669536" calcext:value-type="float">
            <text:p>669536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9222" calcext:value-type="float">
            <text:p>9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363043" calcext:value-type="float">
            <text:p>36304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35" calcext:value-type="float">
            <text:p>27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26</text:p>
          </table:table-cell>
          <table:table-cell office:value-type="float" office:value="13705704" calcext:value-type="float">
            <text:p>13705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7052" calcext:value-type="float">
            <text:p>697052</text:p>
          </table:table-cell>
          <table:table-cell office:value-type="float" office:value="669536" calcext:value-type="float">
            <text:p>669536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9222" calcext:value-type="float">
            <text:p>9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363043" calcext:value-type="float">
            <text:p>36304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35" calcext:value-type="float">
            <text:p>27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27</text:p>
          </table:table-cell>
          <table:table-cell office:value-type="float" office:value="13834736" calcext:value-type="float">
            <text:p>13834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7052" calcext:value-type="float">
            <text:p>697052</text:p>
          </table:table-cell>
          <table:table-cell office:value-type="float" office:value="669536" calcext:value-type="float">
            <text:p>669536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9222" calcext:value-type="float">
            <text:p>9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363043" calcext:value-type="float">
            <text:p>36304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35" calcext:value-type="float">
            <text:p>27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28</text:p>
          </table:table-cell>
          <table:table-cell office:value-type="float" office:value="13834712" calcext:value-type="float">
            <text:p>13834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7052" calcext:value-type="float">
            <text:p>697052</text:p>
          </table:table-cell>
          <table:table-cell office:value-type="float" office:value="669536" calcext:value-type="float">
            <text:p>669536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9222" calcext:value-type="float">
            <text:p>9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363076" calcext:value-type="float">
            <text:p>36307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35" calcext:value-type="float">
            <text:p>27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29</text:p>
          </table:table-cell>
          <table:table-cell office:value-type="float" office:value="13835724" calcext:value-type="float">
            <text:p>13835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7052" calcext:value-type="float">
            <text:p>697052</text:p>
          </table:table-cell>
          <table:table-cell office:value-type="float" office:value="669536" calcext:value-type="float">
            <text:p>669536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9222" calcext:value-type="float">
            <text:p>9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363076" calcext:value-type="float">
            <text:p>36307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35" calcext:value-type="float">
            <text:p>27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30</text:p>
          </table:table-cell>
          <table:table-cell office:value-type="float" office:value="13835724" calcext:value-type="float">
            <text:p>13835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7052" calcext:value-type="float">
            <text:p>697052</text:p>
          </table:table-cell>
          <table:table-cell office:value-type="float" office:value="669536" calcext:value-type="float">
            <text:p>669536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9222" calcext:value-type="float">
            <text:p>9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363076" calcext:value-type="float">
            <text:p>36307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35" calcext:value-type="float">
            <text:p>27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31</text:p>
          </table:table-cell>
          <table:table-cell office:value-type="float" office:value="13835724" calcext:value-type="float">
            <text:p>13835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7052" calcext:value-type="float">
            <text:p>697052</text:p>
          </table:table-cell>
          <table:table-cell office:value-type="float" office:value="669536" calcext:value-type="float">
            <text:p>669536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9222" calcext:value-type="float">
            <text:p>9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363076" calcext:value-type="float">
            <text:p>36307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35" calcext:value-type="float">
            <text:p>27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32</text:p>
          </table:table-cell>
          <table:table-cell office:value-type="float" office:value="13835724" calcext:value-type="float">
            <text:p>13835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7052" calcext:value-type="float">
            <text:p>697052</text:p>
          </table:table-cell>
          <table:table-cell office:value-type="float" office:value="669536" calcext:value-type="float">
            <text:p>669536</text:p>
          </table:table-cell>
          <table:table-cell office:value-type="float" office:value="27516" calcext:value-type="float">
            <text:p>27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7757" calcext:value-type="float">
            <text:p>7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259182" calcext:value-type="float">
            <text:p>2591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35" calcext:value-type="float">
            <text:p>19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33</text:p>
          </table:table-cell>
          <table:table-cell office:value-type="float" office:value="13835724" calcext:value-type="float">
            <text:p>13835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7052" calcext:value-type="float">
            <text:p>697052</text:p>
          </table:table-cell>
          <table:table-cell office:value-type="float" office:value="669536" calcext:value-type="float">
            <text:p>669536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7757" calcext:value-type="float">
            <text:p>7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259150" calcext:value-type="float">
            <text:p>2591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35" calcext:value-type="float">
            <text:p>19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34</text:p>
          </table:table-cell>
          <table:table-cell office:value-type="float" office:value="13835724" calcext:value-type="float">
            <text:p>13835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7052" calcext:value-type="float">
            <text:p>697052</text:p>
          </table:table-cell>
          <table:table-cell office:value-type="float" office:value="669536" calcext:value-type="float">
            <text:p>669536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7757" calcext:value-type="float">
            <text:p>7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259150" calcext:value-type="float">
            <text:p>2591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35" calcext:value-type="float">
            <text:p>19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35</text:p>
          </table:table-cell>
          <table:table-cell office:value-type="float" office:value="13835736" calcext:value-type="float">
            <text:p>13835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7052" calcext:value-type="float">
            <text:p>697052</text:p>
          </table:table-cell>
          <table:table-cell office:value-type="float" office:value="669536" calcext:value-type="float">
            <text:p>669536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7757" calcext:value-type="float">
            <text:p>7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259150" calcext:value-type="float">
            <text:p>2591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35" calcext:value-type="float">
            <text:p>19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36</text:p>
          </table:table-cell>
          <table:table-cell office:value-type="float" office:value="13835728" calcext:value-type="float">
            <text:p>13835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7052" calcext:value-type="float">
            <text:p>697052</text:p>
          </table:table-cell>
          <table:table-cell office:value-type="float" office:value="669536" calcext:value-type="float">
            <text:p>669536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7757" calcext:value-type="float">
            <text:p>7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259150" calcext:value-type="float">
            <text:p>2591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35" calcext:value-type="float">
            <text:p>19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37</text:p>
          </table:table-cell>
          <table:table-cell office:value-type="float" office:value="13835728" calcext:value-type="float">
            <text:p>13835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7052" calcext:value-type="float">
            <text:p>697052</text:p>
          </table:table-cell>
          <table:table-cell office:value-type="float" office:value="669536" calcext:value-type="float">
            <text:p>669536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7757" calcext:value-type="float">
            <text:p>7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259150" calcext:value-type="float">
            <text:p>2591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35" calcext:value-type="float">
            <text:p>19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38</text:p>
          </table:table-cell>
          <table:table-cell office:value-type="float" office:value="13835736" calcext:value-type="float">
            <text:p>13835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7052" calcext:value-type="float">
            <text:p>697052</text:p>
          </table:table-cell>
          <table:table-cell office:value-type="float" office:value="669536" calcext:value-type="float">
            <text:p>669536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7757" calcext:value-type="float">
            <text:p>7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259150" calcext:value-type="float">
            <text:p>2591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35" calcext:value-type="float">
            <text:p>19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39</text:p>
          </table:table-cell>
          <table:table-cell office:value-type="float" office:value="13836124" calcext:value-type="float">
            <text:p>13836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7052" calcext:value-type="float">
            <text:p>697052</text:p>
          </table:table-cell>
          <table:table-cell office:value-type="float" office:value="669536" calcext:value-type="float">
            <text:p>669536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7757" calcext:value-type="float">
            <text:p>7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259150" calcext:value-type="float">
            <text:p>2591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35" calcext:value-type="float">
            <text:p>19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40</text:p>
          </table:table-cell>
          <table:table-cell office:value-type="float" office:value="13840960" calcext:value-type="float">
            <text:p>13840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41</text:p>
          </table:table-cell>
          <table:table-cell office:value-type="float" office:value="13840960" calcext:value-type="float">
            <text:p>13840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42</text:p>
          </table:table-cell>
          <table:table-cell office:value-type="float" office:value="13840960" calcext:value-type="float">
            <text:p>13840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43</text:p>
          </table:table-cell>
          <table:table-cell office:value-type="float" office:value="13840960" calcext:value-type="float">
            <text:p>13840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44</text:p>
          </table:table-cell>
          <table:table-cell office:value-type="float" office:value="13840960" calcext:value-type="float">
            <text:p>13840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45</text:p>
          </table:table-cell>
          <table:table-cell office:value-type="float" office:value="13840960" calcext:value-type="float">
            <text:p>13840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46</text:p>
          </table:table-cell>
          <table:table-cell office:value-type="float" office:value="13840960" calcext:value-type="float">
            <text:p>13840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47</text:p>
          </table:table-cell>
          <table:table-cell office:value-type="float" office:value="13840960" calcext:value-type="float">
            <text:p>13840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48</text:p>
          </table:table-cell>
          <table:table-cell office:value-type="float" office:value="13840964" calcext:value-type="float">
            <text:p>138409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49</text:p>
          </table:table-cell>
          <table:table-cell office:value-type="float" office:value="13840964" calcext:value-type="float">
            <text:p>138409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50</text:p>
          </table:table-cell>
          <table:table-cell office:value-type="float" office:value="13841092" calcext:value-type="float">
            <text:p>13841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51</text:p>
          </table:table-cell>
          <table:table-cell office:value-type="float" office:value="13841092" calcext:value-type="float">
            <text:p>13841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52</text:p>
          </table:table-cell>
          <table:table-cell office:value-type="float" office:value="13841092" calcext:value-type="float">
            <text:p>13841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53</text:p>
          </table:table-cell>
          <table:table-cell office:value-type="float" office:value="13841092" calcext:value-type="float">
            <text:p>13841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54</text:p>
          </table:table-cell>
          <table:table-cell office:value-type="float" office:value="13841092" calcext:value-type="float">
            <text:p>13841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55</text:p>
          </table:table-cell>
          <table:table-cell office:value-type="float" office:value="13841028" calcext:value-type="float">
            <text:p>13841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56</text:p>
          </table:table-cell>
          <table:table-cell office:value-type="float" office:value="13841028" calcext:value-type="float">
            <text:p>13841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57</text:p>
          </table:table-cell>
          <table:table-cell office:value-type="float" office:value="13841020" calcext:value-type="float">
            <text:p>13841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58</text:p>
          </table:table-cell>
          <table:table-cell office:value-type="float" office:value="13841020" calcext:value-type="float">
            <text:p>13841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1:59</text:p>
          </table:table-cell>
          <table:table-cell office:value-type="float" office:value="13841020" calcext:value-type="float">
            <text:p>13841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00</text:p>
          </table:table-cell>
          <table:table-cell office:value-type="float" office:value="13841024" calcext:value-type="float">
            <text:p>1384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01</text:p>
          </table:table-cell>
          <table:table-cell office:value-type="float" office:value="13841024" calcext:value-type="float">
            <text:p>1384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02</text:p>
          </table:table-cell>
          <table:table-cell office:value-type="float" office:value="13840900" calcext:value-type="float">
            <text:p>13840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03</text:p>
          </table:table-cell>
          <table:table-cell office:value-type="float" office:value="13840900" calcext:value-type="float">
            <text:p>13840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04</text:p>
          </table:table-cell>
          <table:table-cell office:value-type="float" office:value="13840900" calcext:value-type="float">
            <text:p>13840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05</text:p>
          </table:table-cell>
          <table:table-cell office:value-type="float" office:value="13840900" calcext:value-type="float">
            <text:p>13840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06</text:p>
          </table:table-cell>
          <table:table-cell office:value-type="float" office:value="13840900" calcext:value-type="float">
            <text:p>13840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07</text:p>
          </table:table-cell>
          <table:table-cell office:value-type="float" office:value="13840900" calcext:value-type="float">
            <text:p>13840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08</text:p>
          </table:table-cell>
          <table:table-cell office:value-type="float" office:value="13840900" calcext:value-type="float">
            <text:p>13840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09</text:p>
          </table:table-cell>
          <table:table-cell office:value-type="float" office:value="13840900" calcext:value-type="float">
            <text:p>13840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10</text:p>
          </table:table-cell>
          <table:table-cell office:value-type="float" office:value="13840900" calcext:value-type="float">
            <text:p>13840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11</text:p>
          </table:table-cell>
          <table:table-cell office:value-type="float" office:value="13840916" calcext:value-type="float">
            <text:p>13840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12</text:p>
          </table:table-cell>
          <table:table-cell office:value-type="float" office:value="13840916" calcext:value-type="float">
            <text:p>13840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13</text:p>
          </table:table-cell>
          <table:table-cell office:value-type="float" office:value="13840916" calcext:value-type="float">
            <text:p>13840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14</text:p>
          </table:table-cell>
          <table:table-cell office:value-type="float" office:value="13840792" calcext:value-type="float">
            <text:p>13840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15</text:p>
          </table:table-cell>
          <table:table-cell office:value-type="float" office:value="13840792" calcext:value-type="float">
            <text:p>13840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16</text:p>
          </table:table-cell>
          <table:table-cell office:value-type="float" office:value="13840792" calcext:value-type="float">
            <text:p>13840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17</text:p>
          </table:table-cell>
          <table:table-cell office:value-type="float" office:value="13840792" calcext:value-type="float">
            <text:p>13840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18</text:p>
          </table:table-cell>
          <table:table-cell office:value-type="float" office:value="13840828" calcext:value-type="float">
            <text:p>13840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19</text:p>
          </table:table-cell>
          <table:table-cell office:value-type="float" office:value="13840828" calcext:value-type="float">
            <text:p>13840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20</text:p>
          </table:table-cell>
          <table:table-cell office:value-type="float" office:value="13840828" calcext:value-type="float">
            <text:p>13840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21</text:p>
          </table:table-cell>
          <table:table-cell office:value-type="float" office:value="13840828" calcext:value-type="float">
            <text:p>13840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22</text:p>
          </table:table-cell>
          <table:table-cell office:value-type="float" office:value="13840828" calcext:value-type="float">
            <text:p>13840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23</text:p>
          </table:table-cell>
          <table:table-cell office:value-type="float" office:value="13840828" calcext:value-type="float">
            <text:p>13840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24</text:p>
          </table:table-cell>
          <table:table-cell office:value-type="float" office:value="13840828" calcext:value-type="float">
            <text:p>13840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25</text:p>
          </table:table-cell>
          <table:table-cell office:value-type="float" office:value="13840828" calcext:value-type="float">
            <text:p>13840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26</text:p>
          </table:table-cell>
          <table:table-cell office:value-type="float" office:value="13840828" calcext:value-type="float">
            <text:p>13840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27</text:p>
          </table:table-cell>
          <table:table-cell office:value-type="float" office:value="13840828" calcext:value-type="float">
            <text:p>13840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28</text:p>
          </table:table-cell>
          <table:table-cell office:value-type="float" office:value="13840828" calcext:value-type="float">
            <text:p>13840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29</text:p>
          </table:table-cell>
          <table:table-cell office:value-type="float" office:value="13840828" calcext:value-type="float">
            <text:p>13840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30</text:p>
          </table:table-cell>
          <table:table-cell office:value-type="float" office:value="13840828" calcext:value-type="float">
            <text:p>13840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31</text:p>
          </table:table-cell>
          <table:table-cell office:value-type="float" office:value="13840896" calcext:value-type="float">
            <text:p>13840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32</text:p>
          </table:table-cell>
          <table:table-cell office:value-type="float" office:value="13840896" calcext:value-type="float">
            <text:p>13840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33</text:p>
          </table:table-cell>
          <table:table-cell office:value-type="float" office:value="13840896" calcext:value-type="float">
            <text:p>13840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34</text:p>
          </table:table-cell>
          <table:table-cell office:value-type="float" office:value="13840896" calcext:value-type="float">
            <text:p>13840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35</text:p>
          </table:table-cell>
          <table:table-cell office:value-type="float" office:value="13840900" calcext:value-type="float">
            <text:p>13840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36</text:p>
          </table:table-cell>
          <table:table-cell office:value-type="float" office:value="13840900" calcext:value-type="float">
            <text:p>13840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37</text:p>
          </table:table-cell>
          <table:table-cell office:value-type="float" office:value="13840900" calcext:value-type="float">
            <text:p>13840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38</text:p>
          </table:table-cell>
          <table:table-cell office:value-type="float" office:value="13840900" calcext:value-type="float">
            <text:p>13840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39</text:p>
          </table:table-cell>
          <table:table-cell office:value-type="float" office:value="13840900" calcext:value-type="float">
            <text:p>13840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40</text:p>
          </table:table-cell>
          <table:table-cell office:value-type="float" office:value="13840900" calcext:value-type="float">
            <text:p>13840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41</text:p>
          </table:table-cell>
          <table:table-cell office:value-type="float" office:value="13840900" calcext:value-type="float">
            <text:p>13840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42</text:p>
          </table:table-cell>
          <table:table-cell office:value-type="float" office:value="13840900" calcext:value-type="float">
            <text:p>13840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43</text:p>
          </table:table-cell>
          <table:table-cell office:value-type="float" office:value="13840900" calcext:value-type="float">
            <text:p>13840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6252" calcext:value-type="float">
            <text:p>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155256" calcext:value-type="float">
            <text:p>1552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44</text:p>
          </table:table-cell>
          <table:table-cell office:value-type="float" office:value="13841028" calcext:value-type="float">
            <text:p>13841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8865" calcext:value-type="float">
            <text:p>8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211052" calcext:value-type="float">
            <text:p>2110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43" calcext:value-type="float">
            <text:p>343</text:p>
          </table:table-cell>
          <table:table-cell office:value-type="float" office:value="217" calcext:value-type="float">
            <text:p>217</text:p>
          </table:table-cell>
          <table:table-cell office:value-type="float" office:value="15329" calcext:value-type="float">
            <text:p>153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45</text:p>
          </table:table-cell>
          <table:table-cell office:value-type="float" office:value="13841028" calcext:value-type="float">
            <text:p>13841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15484" calcext:value-type="float">
            <text:p>15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350753" calcext:value-type="float">
            <text:p>3507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1" calcext:value-type="float">
            <text:p>451</text:p>
          </table:table-cell>
          <table:table-cell office:value-type="float" office:value="217" calcext:value-type="float">
            <text:p>217</text:p>
          </table:table-cell>
          <table:table-cell office:value-type="float" office:value="26087" calcext:value-type="float">
            <text:p>260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46</text:p>
          </table:table-cell>
          <table:table-cell office:value-type="float" office:value="13840904" calcext:value-type="float">
            <text:p>13840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9912" calcext:value-type="float">
            <text:p>2679912</text:p>
          </table:table-cell>
          <table:table-cell office:value-type="float" office:value="691784" calcext:value-type="float">
            <text:p>691784</text:p>
          </table:table-cell>
          <table:table-cell office:value-type="float" office:value="664268" calcext:value-type="float">
            <text:p>664268</text:p>
          </table:table-cell>
          <table:table-cell office:value-type="float" office:value="27516" calcext:value-type="float">
            <text:p>27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14757" calcext:value-type="float">
            <text:p>14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487240" calcext:value-type="float">
            <text:p>4872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52" calcext:value-type="float">
            <text:p>552</text:p>
          </table:table-cell>
          <table:table-cell office:value-type="float" office:value="213" calcext:value-type="float">
            <text:p>213</text:p>
          </table:table-cell>
          <table:table-cell office:value-type="float" office:value="36561" calcext:value-type="float">
            <text:p>365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47</text:p>
          </table:table-cell>
          <table:table-cell office:value-type="float" office:value="13785228" calcext:value-type="float">
            <text:p>137852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45448" calcext:value-type="float">
            <text:p>2745448</text:p>
          </table:table-cell>
          <table:table-cell office:value-type="float" office:value="747748" calcext:value-type="float">
            <text:p>747748</text:p>
          </table:table-cell>
          <table:table-cell office:value-type="float" office:value="720232" calcext:value-type="float">
            <text:p>720232</text:p>
          </table:table-cell>
          <table:table-cell office:value-type="float" office:value="27516" calcext:value-type="float">
            <text:p>27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600" calcext:value-type="float">
            <text:p>25600</text:p>
          </table:table-cell>
          <table:table-cell office:value-type="float" office:value="19205" calcext:value-type="float">
            <text:p>19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619646" calcext:value-type="float">
            <text:p>61964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54" calcext:value-type="float">
            <text:p>654</text:p>
          </table:table-cell>
          <table:table-cell office:value-type="float" office:value="213" calcext:value-type="float">
            <text:p>213</text:p>
          </table:table-cell>
          <table:table-cell office:value-type="float" office:value="46745" calcext:value-type="float">
            <text:p>467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48</text:p>
          </table:table-cell>
          <table:table-cell office:value-type="float" office:value="13724476" calcext:value-type="float">
            <text:p>13724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8204" calcext:value-type="float">
            <text:p>808204</text:p>
          </table:table-cell>
          <table:table-cell office:value-type="float" office:value="780688" calcext:value-type="float">
            <text:p>780688</text:p>
          </table:table-cell>
          <table:table-cell office:value-type="float" office:value="27516" calcext:value-type="float">
            <text:p>27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3111" calcext:value-type="float">
            <text:p>13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674722" calcext:value-type="float">
            <text:p>6747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31" calcext:value-type="float">
            <text:p>51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49</text:p>
          </table:table-cell>
          <table:table-cell office:value-type="float" office:value="13724476" calcext:value-type="float">
            <text:p>13724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8204" calcext:value-type="float">
            <text:p>808204</text:p>
          </table:table-cell>
          <table:table-cell office:value-type="float" office:value="780688" calcext:value-type="float">
            <text:p>78068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3111" calcext:value-type="float">
            <text:p>13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674722" calcext:value-type="float">
            <text:p>6747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31" calcext:value-type="float">
            <text:p>51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50</text:p>
          </table:table-cell>
          <table:table-cell office:value-type="float" office:value="13724468" calcext:value-type="float">
            <text:p>13724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8204" calcext:value-type="float">
            <text:p>808204</text:p>
          </table:table-cell>
          <table:table-cell office:value-type="float" office:value="780688" calcext:value-type="float">
            <text:p>78068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3111" calcext:value-type="float">
            <text:p>13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674722" calcext:value-type="float">
            <text:p>6747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31" calcext:value-type="float">
            <text:p>51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51</text:p>
          </table:table-cell>
          <table:table-cell office:value-type="float" office:value="13724468" calcext:value-type="float">
            <text:p>13724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8204" calcext:value-type="float">
            <text:p>808204</text:p>
          </table:table-cell>
          <table:table-cell office:value-type="float" office:value="780688" calcext:value-type="float">
            <text:p>78068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3111" calcext:value-type="float">
            <text:p>13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674722" calcext:value-type="float">
            <text:p>6747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31" calcext:value-type="float">
            <text:p>51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52</text:p>
          </table:table-cell>
          <table:table-cell office:value-type="float" office:value="13724468" calcext:value-type="float">
            <text:p>13724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8204" calcext:value-type="float">
            <text:p>808204</text:p>
          </table:table-cell>
          <table:table-cell office:value-type="float" office:value="780688" calcext:value-type="float">
            <text:p>78068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3111" calcext:value-type="float">
            <text:p>13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674722" calcext:value-type="float">
            <text:p>6747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31" calcext:value-type="float">
            <text:p>51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53</text:p>
          </table:table-cell>
          <table:table-cell office:value-type="float" office:value="13724468" calcext:value-type="float">
            <text:p>13724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8204" calcext:value-type="float">
            <text:p>808204</text:p>
          </table:table-cell>
          <table:table-cell office:value-type="float" office:value="780688" calcext:value-type="float">
            <text:p>78068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3111" calcext:value-type="float">
            <text:p>13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674722" calcext:value-type="float">
            <text:p>6747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31" calcext:value-type="float">
            <text:p>51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54</text:p>
          </table:table-cell>
          <table:table-cell office:value-type="float" office:value="13724468" calcext:value-type="float">
            <text:p>13724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8204" calcext:value-type="float">
            <text:p>808204</text:p>
          </table:table-cell>
          <table:table-cell office:value-type="float" office:value="780688" calcext:value-type="float">
            <text:p>78068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3111" calcext:value-type="float">
            <text:p>13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674722" calcext:value-type="float">
            <text:p>6747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31" calcext:value-type="float">
            <text:p>51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55</text:p>
          </table:table-cell>
          <table:table-cell office:value-type="float" office:value="13724468" calcext:value-type="float">
            <text:p>13724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8204" calcext:value-type="float">
            <text:p>808204</text:p>
          </table:table-cell>
          <table:table-cell office:value-type="float" office:value="780688" calcext:value-type="float">
            <text:p>78068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3111" calcext:value-type="float">
            <text:p>13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674722" calcext:value-type="float">
            <text:p>6747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31" calcext:value-type="float">
            <text:p>51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56</text:p>
          </table:table-cell>
          <table:table-cell office:value-type="float" office:value="13724352" calcext:value-type="float">
            <text:p>13724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8468" calcext:value-type="float">
            <text:p>808468</text:p>
          </table:table-cell>
          <table:table-cell office:value-type="float" office:value="780952" calcext:value-type="float">
            <text:p>780952</text:p>
          </table:table-cell>
          <table:table-cell office:value-type="float" office:value="27516" calcext:value-type="float">
            <text:p>27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1646" calcext:value-type="float">
            <text:p>11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570828" calcext:value-type="float">
            <text:p>5708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31" calcext:value-type="float">
            <text:p>43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57</text:p>
          </table:table-cell>
          <table:table-cell office:value-type="float" office:value="13724352" calcext:value-type="float">
            <text:p>13724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8468" calcext:value-type="float">
            <text:p>808468</text:p>
          </table:table-cell>
          <table:table-cell office:value-type="float" office:value="780952" calcext:value-type="float">
            <text:p>780952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1646" calcext:value-type="float">
            <text:p>11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570828" calcext:value-type="float">
            <text:p>5708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31" calcext:value-type="float">
            <text:p>43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58</text:p>
          </table:table-cell>
          <table:table-cell office:value-type="float" office:value="13724344" calcext:value-type="float">
            <text:p>13724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8468" calcext:value-type="float">
            <text:p>808468</text:p>
          </table:table-cell>
          <table:table-cell office:value-type="float" office:value="780952" calcext:value-type="float">
            <text:p>780952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1646" calcext:value-type="float">
            <text:p>11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570828" calcext:value-type="float">
            <text:p>5708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31" calcext:value-type="float">
            <text:p>43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2:59</text:p>
          </table:table-cell>
          <table:table-cell office:value-type="float" office:value="13724344" calcext:value-type="float">
            <text:p>13724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8468" calcext:value-type="float">
            <text:p>808468</text:p>
          </table:table-cell>
          <table:table-cell office:value-type="float" office:value="780952" calcext:value-type="float">
            <text:p>780952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1646" calcext:value-type="float">
            <text:p>11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570828" calcext:value-type="float">
            <text:p>5708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31" calcext:value-type="float">
            <text:p>43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00</text:p>
          </table:table-cell>
          <table:table-cell office:value-type="float" office:value="13724352" calcext:value-type="float">
            <text:p>13724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8468" calcext:value-type="float">
            <text:p>808468</text:p>
          </table:table-cell>
          <table:table-cell office:value-type="float" office:value="780952" calcext:value-type="float">
            <text:p>780952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1646" calcext:value-type="float">
            <text:p>11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570828" calcext:value-type="float">
            <text:p>5708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31" calcext:value-type="float">
            <text:p>43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01</text:p>
          </table:table-cell>
          <table:table-cell office:value-type="float" office:value="13724352" calcext:value-type="float">
            <text:p>13724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8468" calcext:value-type="float">
            <text:p>808468</text:p>
          </table:table-cell>
          <table:table-cell office:value-type="float" office:value="780952" calcext:value-type="float">
            <text:p>780952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1646" calcext:value-type="float">
            <text:p>11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570828" calcext:value-type="float">
            <text:p>5708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31" calcext:value-type="float">
            <text:p>43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02</text:p>
          </table:table-cell>
          <table:table-cell office:value-type="float" office:value="13724344" calcext:value-type="float">
            <text:p>13724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8468" calcext:value-type="float">
            <text:p>808468</text:p>
          </table:table-cell>
          <table:table-cell office:value-type="float" office:value="780952" calcext:value-type="float">
            <text:p>780952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1646" calcext:value-type="float">
            <text:p>11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570828" calcext:value-type="float">
            <text:p>5708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31" calcext:value-type="float">
            <text:p>43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03</text:p>
          </table:table-cell>
          <table:table-cell office:value-type="float" office:value="13724344" calcext:value-type="float">
            <text:p>13724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8468" calcext:value-type="float">
            <text:p>808468</text:p>
          </table:table-cell>
          <table:table-cell office:value-type="float" office:value="780952" calcext:value-type="float">
            <text:p>780952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1646" calcext:value-type="float">
            <text:p>11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570828" calcext:value-type="float">
            <text:p>5708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31" calcext:value-type="float">
            <text:p>43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04</text:p>
          </table:table-cell>
          <table:table-cell office:value-type="float" office:value="13724356" calcext:value-type="float">
            <text:p>13724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8468" calcext:value-type="float">
            <text:p>808468</text:p>
          </table:table-cell>
          <table:table-cell office:value-type="float" office:value="780952" calcext:value-type="float">
            <text:p>780952</text:p>
          </table:table-cell>
          <table:table-cell office:value-type="float" office:value="27516" calcext:value-type="float">
            <text:p>27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0181" calcext:value-type="float">
            <text:p>10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466934" calcext:value-type="float">
            <text:p>4669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31" calcext:value-type="float">
            <text:p>35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05</text:p>
          </table:table-cell>
          <table:table-cell office:value-type="float" office:value="13702920" calcext:value-type="float">
            <text:p>13702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8468" calcext:value-type="float">
            <text:p>808468</text:p>
          </table:table-cell>
          <table:table-cell office:value-type="float" office:value="780952" calcext:value-type="float">
            <text:p>780952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0181" calcext:value-type="float">
            <text:p>10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466934" calcext:value-type="float">
            <text:p>4669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31" calcext:value-type="float">
            <text:p>35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06</text:p>
          </table:table-cell>
          <table:table-cell office:value-type="float" office:value="13696560" calcext:value-type="float">
            <text:p>13696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8468" calcext:value-type="float">
            <text:p>808468</text:p>
          </table:table-cell>
          <table:table-cell office:value-type="float" office:value="780952" calcext:value-type="float">
            <text:p>780952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0181" calcext:value-type="float">
            <text:p>10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466934" calcext:value-type="float">
            <text:p>4669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31" calcext:value-type="float">
            <text:p>35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07</text:p>
          </table:table-cell>
          <table:table-cell office:value-type="float" office:value="13696164" calcext:value-type="float">
            <text:p>13696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8468" calcext:value-type="float">
            <text:p>808468</text:p>
          </table:table-cell>
          <table:table-cell office:value-type="float" office:value="780952" calcext:value-type="float">
            <text:p>780952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0181" calcext:value-type="float">
            <text:p>10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466934" calcext:value-type="float">
            <text:p>4669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31" calcext:value-type="float">
            <text:p>35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08</text:p>
          </table:table-cell>
          <table:table-cell office:value-type="float" office:value="13696164" calcext:value-type="float">
            <text:p>13696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8468" calcext:value-type="float">
            <text:p>808468</text:p>
          </table:table-cell>
          <table:table-cell office:value-type="float" office:value="780952" calcext:value-type="float">
            <text:p>780952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0181" calcext:value-type="float">
            <text:p>10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466934" calcext:value-type="float">
            <text:p>4669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31" calcext:value-type="float">
            <text:p>35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09</text:p>
          </table:table-cell>
          <table:table-cell office:value-type="float" office:value="13695792" calcext:value-type="float">
            <text:p>13695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8468" calcext:value-type="float">
            <text:p>808468</text:p>
          </table:table-cell>
          <table:table-cell office:value-type="float" office:value="780952" calcext:value-type="float">
            <text:p>780952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0181" calcext:value-type="float">
            <text:p>10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466934" calcext:value-type="float">
            <text:p>4669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31" calcext:value-type="float">
            <text:p>35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10</text:p>
          </table:table-cell>
          <table:table-cell office:value-type="float" office:value="13695792" calcext:value-type="float">
            <text:p>13695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8468" calcext:value-type="float">
            <text:p>808468</text:p>
          </table:table-cell>
          <table:table-cell office:value-type="float" office:value="780952" calcext:value-type="float">
            <text:p>780952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0181" calcext:value-type="float">
            <text:p>10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466934" calcext:value-type="float">
            <text:p>4669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31" calcext:value-type="float">
            <text:p>35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11</text:p>
          </table:table-cell>
          <table:table-cell office:value-type="float" office:value="13695420" calcext:value-type="float">
            <text:p>13695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8468" calcext:value-type="float">
            <text:p>808468</text:p>
          </table:table-cell>
          <table:table-cell office:value-type="float" office:value="780952" calcext:value-type="float">
            <text:p>780952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10181" calcext:value-type="float">
            <text:p>10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466934" calcext:value-type="float">
            <text:p>4669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31" calcext:value-type="float">
            <text:p>35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12</text:p>
          </table:table-cell>
          <table:table-cell office:value-type="float" office:value="13695296" calcext:value-type="float">
            <text:p>13695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8468" calcext:value-type="float">
            <text:p>808468</text:p>
          </table:table-cell>
          <table:table-cell office:value-type="float" office:value="780952" calcext:value-type="float">
            <text:p>780952</text:p>
          </table:table-cell>
          <table:table-cell office:value-type="float" office:value="27516" calcext:value-type="float">
            <text:p>27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8716" calcext:value-type="float">
            <text:p>8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363136" calcext:value-type="float">
            <text:p>3631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31" calcext:value-type="float">
            <text:p>27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13</text:p>
          </table:table-cell>
          <table:table-cell office:value-type="float" office:value="13695296" calcext:value-type="float">
            <text:p>13695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8468" calcext:value-type="float">
            <text:p>808468</text:p>
          </table:table-cell>
          <table:table-cell office:value-type="float" office:value="780952" calcext:value-type="float">
            <text:p>780952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8716" calcext:value-type="float">
            <text:p>8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363040" calcext:value-type="float">
            <text:p>3630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31" calcext:value-type="float">
            <text:p>27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14</text:p>
          </table:table-cell>
          <table:table-cell office:value-type="float" office:value="13697780" calcext:value-type="float">
            <text:p>13697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8468" calcext:value-type="float">
            <text:p>808468</text:p>
          </table:table-cell>
          <table:table-cell office:value-type="float" office:value="780952" calcext:value-type="float">
            <text:p>780952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8716" calcext:value-type="float">
            <text:p>8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363040" calcext:value-type="float">
            <text:p>3630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31" calcext:value-type="float">
            <text:p>27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15</text:p>
          </table:table-cell>
          <table:table-cell office:value-type="float" office:value="13697784" calcext:value-type="float">
            <text:p>13697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8468" calcext:value-type="float">
            <text:p>808468</text:p>
          </table:table-cell>
          <table:table-cell office:value-type="float" office:value="780952" calcext:value-type="float">
            <text:p>780952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8716" calcext:value-type="float">
            <text:p>8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363040" calcext:value-type="float">
            <text:p>3630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31" calcext:value-type="float">
            <text:p>27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16</text:p>
          </table:table-cell>
          <table:table-cell office:value-type="float" office:value="13697784" calcext:value-type="float">
            <text:p>13697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8468" calcext:value-type="float">
            <text:p>808468</text:p>
          </table:table-cell>
          <table:table-cell office:value-type="float" office:value="780952" calcext:value-type="float">
            <text:p>780952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8716" calcext:value-type="float">
            <text:p>8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363041" calcext:value-type="float">
            <text:p>36304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31" calcext:value-type="float">
            <text:p>27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17</text:p>
          </table:table-cell>
          <table:table-cell office:value-type="float" office:value="13697784" calcext:value-type="float">
            <text:p>13697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8468" calcext:value-type="float">
            <text:p>808468</text:p>
          </table:table-cell>
          <table:table-cell office:value-type="float" office:value="780952" calcext:value-type="float">
            <text:p>780952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8716" calcext:value-type="float">
            <text:p>8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363041" calcext:value-type="float">
            <text:p>36304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31" calcext:value-type="float">
            <text:p>27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18</text:p>
          </table:table-cell>
          <table:table-cell office:value-type="float" office:value="13697912" calcext:value-type="float">
            <text:p>136979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8468" calcext:value-type="float">
            <text:p>808468</text:p>
          </table:table-cell>
          <table:table-cell office:value-type="float" office:value="780952" calcext:value-type="float">
            <text:p>780952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8716" calcext:value-type="float">
            <text:p>8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363041" calcext:value-type="float">
            <text:p>36304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31" calcext:value-type="float">
            <text:p>27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19</text:p>
          </table:table-cell>
          <table:table-cell office:value-type="float" office:value="13697912" calcext:value-type="float">
            <text:p>136979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8468" calcext:value-type="float">
            <text:p>808468</text:p>
          </table:table-cell>
          <table:table-cell office:value-type="float" office:value="780952" calcext:value-type="float">
            <text:p>780952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648" calcext:value-type="float">
            <text:p>27648</text:p>
          </table:table-cell>
          <table:table-cell office:value-type="float" office:value="8716" calcext:value-type="float">
            <text:p>8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363041" calcext:value-type="float">
            <text:p>36304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31" calcext:value-type="float">
            <text:p>27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20</text:p>
          </table:table-cell>
          <table:table-cell office:value-type="float" office:value="13701032" calcext:value-type="float">
            <text:p>13701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5484" calcext:value-type="float">
            <text:p>805484</text:p>
          </table:table-cell>
          <table:table-cell office:value-type="float" office:value="777968" calcext:value-type="float">
            <text:p>777968</text:p>
          </table:table-cell>
          <table:table-cell office:value-type="float" office:value="27516" calcext:value-type="float">
            <text:p>27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4576" calcext:value-type="float">
            <text:p>24576</text:p>
          </table:table-cell>
          <table:table-cell office:value-type="float" office:value="7211" calcext:value-type="float">
            <text:p>7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144" calcext:value-type="float">
            <text:p>14144</text:p>
          </table:table-cell>
          <table:table-cell office:value-type="float" office:value="259605" calcext:value-type="float">
            <text:p>25960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31" calcext:value-type="float">
            <text:p>19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21</text:p>
          </table:table-cell>
          <table:table-cell office:value-type="float" office:value="13726260" calcext:value-type="float">
            <text:p>13726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5484" calcext:value-type="float">
            <text:p>805484</text:p>
          </table:table-cell>
          <table:table-cell office:value-type="float" office:value="777968" calcext:value-type="float">
            <text:p>7779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4576" calcext:value-type="float">
            <text:p>24576</text:p>
          </table:table-cell>
          <table:table-cell office:value-type="float" office:value="7211" calcext:value-type="float">
            <text:p>7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144" calcext:value-type="float">
            <text:p>14144</text:p>
          </table:table-cell>
          <table:table-cell office:value-type="float" office:value="259605" calcext:value-type="float">
            <text:p>25960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31" calcext:value-type="float">
            <text:p>19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22</text:p>
          </table:table-cell>
          <table:table-cell office:value-type="float" office:value="13726260" calcext:value-type="float">
            <text:p>13726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5484" calcext:value-type="float">
            <text:p>805484</text:p>
          </table:table-cell>
          <table:table-cell office:value-type="float" office:value="777968" calcext:value-type="float">
            <text:p>7779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4576" calcext:value-type="float">
            <text:p>24576</text:p>
          </table:table-cell>
          <table:table-cell office:value-type="float" office:value="7211" calcext:value-type="float">
            <text:p>7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144" calcext:value-type="float">
            <text:p>14144</text:p>
          </table:table-cell>
          <table:table-cell office:value-type="float" office:value="259605" calcext:value-type="float">
            <text:p>25960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31" calcext:value-type="float">
            <text:p>19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23</text:p>
          </table:table-cell>
          <table:table-cell office:value-type="float" office:value="13726260" calcext:value-type="float">
            <text:p>13726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5484" calcext:value-type="float">
            <text:p>805484</text:p>
          </table:table-cell>
          <table:table-cell office:value-type="float" office:value="777968" calcext:value-type="float">
            <text:p>7779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4576" calcext:value-type="float">
            <text:p>24576</text:p>
          </table:table-cell>
          <table:table-cell office:value-type="float" office:value="7211" calcext:value-type="float">
            <text:p>7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144" calcext:value-type="float">
            <text:p>14144</text:p>
          </table:table-cell>
          <table:table-cell office:value-type="float" office:value="259157" calcext:value-type="float">
            <text:p>2591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31" calcext:value-type="float">
            <text:p>19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24</text:p>
          </table:table-cell>
          <table:table-cell office:value-type="float" office:value="13726384" calcext:value-type="float">
            <text:p>13726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5484" calcext:value-type="float">
            <text:p>805484</text:p>
          </table:table-cell>
          <table:table-cell office:value-type="float" office:value="777968" calcext:value-type="float">
            <text:p>7779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4576" calcext:value-type="float">
            <text:p>24576</text:p>
          </table:table-cell>
          <table:table-cell office:value-type="float" office:value="7211" calcext:value-type="float">
            <text:p>7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144" calcext:value-type="float">
            <text:p>14144</text:p>
          </table:table-cell>
          <table:table-cell office:value-type="float" office:value="259157" calcext:value-type="float">
            <text:p>2591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31" calcext:value-type="float">
            <text:p>19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25</text:p>
          </table:table-cell>
          <table:table-cell office:value-type="float" office:value="13726772" calcext:value-type="float">
            <text:p>13726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5484" calcext:value-type="float">
            <text:p>805484</text:p>
          </table:table-cell>
          <table:table-cell office:value-type="float" office:value="777968" calcext:value-type="float">
            <text:p>7779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4576" calcext:value-type="float">
            <text:p>24576</text:p>
          </table:table-cell>
          <table:table-cell office:value-type="float" office:value="7211" calcext:value-type="float">
            <text:p>7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144" calcext:value-type="float">
            <text:p>14144</text:p>
          </table:table-cell>
          <table:table-cell office:value-type="float" office:value="259157" calcext:value-type="float">
            <text:p>2591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31" calcext:value-type="float">
            <text:p>19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26</text:p>
          </table:table-cell>
          <table:table-cell office:value-type="float" office:value="13725780" calcext:value-type="float">
            <text:p>13725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5484" calcext:value-type="float">
            <text:p>805484</text:p>
          </table:table-cell>
          <table:table-cell office:value-type="float" office:value="777968" calcext:value-type="float">
            <text:p>7779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4576" calcext:value-type="float">
            <text:p>24576</text:p>
          </table:table-cell>
          <table:table-cell office:value-type="float" office:value="7211" calcext:value-type="float">
            <text:p>7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144" calcext:value-type="float">
            <text:p>14144</text:p>
          </table:table-cell>
          <table:table-cell office:value-type="float" office:value="259157" calcext:value-type="float">
            <text:p>2591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31" calcext:value-type="float">
            <text:p>19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27</text:p>
          </table:table-cell>
          <table:table-cell office:value-type="float" office:value="13725788" calcext:value-type="float">
            <text:p>13725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805484" calcext:value-type="float">
            <text:p>805484</text:p>
          </table:table-cell>
          <table:table-cell office:value-type="float" office:value="777968" calcext:value-type="float">
            <text:p>7779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4576" calcext:value-type="float">
            <text:p>24576</text:p>
          </table:table-cell>
          <table:table-cell office:value-type="float" office:value="7211" calcext:value-type="float">
            <text:p>7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144" calcext:value-type="float">
            <text:p>14144</text:p>
          </table:table-cell>
          <table:table-cell office:value-type="float" office:value="259157" calcext:value-type="float">
            <text:p>2591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31" calcext:value-type="float">
            <text:p>19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31T09:33:28" calcext:value-type="date">
            <text:p>03/31/20 09:33 AM</text:p>
          </table:table-cell>
          <table:table-cell office:value-type="float" office:value="13738008" calcext:value-type="float">
            <text:p>13738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792740" calcext:value-type="float">
            <text:p>792740</text:p>
          </table:table-cell>
          <table:table-cell office:value-type="float" office:value="765224" calcext:value-type="float">
            <text:p>765224</text:p>
          </table:table-cell>
          <table:table-cell office:value-type="float" office:value="27516" calcext:value-type="float">
            <text:p>27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408" calcext:value-type="float">
            <text:p>17408</text:p>
          </table:table-cell>
          <table:table-cell office:value-type="float" office:value="3993" calcext:value-type="float">
            <text:p>3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144" calcext:value-type="float">
            <text:p>14144</text:p>
          </table:table-cell>
          <table:table-cell office:value-type="float" office:value="51386" calcext:value-type="float">
            <text:p>5138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31" calcext:value-type="float">
            <text:p>3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31T09:33:29" calcext:value-type="date">
            <text:p>03/31/20 09:33 AM</text:p>
          </table:table-cell>
          <table:table-cell office:value-type="float" office:value="13749348" calcext:value-type="float">
            <text:p>13749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781384" calcext:value-type="float">
            <text:p>781384</text:p>
          </table:table-cell>
          <table:table-cell office:value-type="float" office:value="753868" calcext:value-type="float">
            <text:p>7538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336" calcext:value-type="float">
            <text:p>14336</text:p>
          </table:table-cell>
          <table:table-cell office:value-type="float" office:value="4133" calcext:value-type="float">
            <text:p>4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144" calcext:value-type="float">
            <text:p>14144</text:p>
          </table:table-cell>
          <table:table-cell office:value-type="float" office:value="51342" calcext:value-type="float">
            <text:p>513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31" calcext:value-type="float">
            <text:p>3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31T09:33:30" calcext:value-type="date">
            <text:p>03/31/20 09:33 AM</text:p>
          </table:table-cell>
          <table:table-cell office:value-type="float" office:value="13749348" calcext:value-type="float">
            <text:p>13749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781384" calcext:value-type="float">
            <text:p>781384</text:p>
          </table:table-cell>
          <table:table-cell office:value-type="float" office:value="753868" calcext:value-type="float">
            <text:p>7538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336" calcext:value-type="float">
            <text:p>14336</text:p>
          </table:table-cell>
          <table:table-cell office:value-type="float" office:value="4133" calcext:value-type="float">
            <text:p>4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144" calcext:value-type="float">
            <text:p>14144</text:p>
          </table:table-cell>
          <table:table-cell office:value-type="float" office:value="51342" calcext:value-type="float">
            <text:p>513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31" calcext:value-type="float">
            <text:p>3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31T09:33:31" calcext:value-type="date">
            <text:p>03/31/20 09:33 AM</text:p>
          </table:table-cell>
          <table:table-cell office:value-type="float" office:value="13749348" calcext:value-type="float">
            <text:p>13749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781384" calcext:value-type="float">
            <text:p>781384</text:p>
          </table:table-cell>
          <table:table-cell office:value-type="float" office:value="753868" calcext:value-type="float">
            <text:p>7538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336" calcext:value-type="float">
            <text:p>14336</text:p>
          </table:table-cell>
          <table:table-cell office:value-type="float" office:value="4133" calcext:value-type="float">
            <text:p>4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144" calcext:value-type="float">
            <text:p>14144</text:p>
          </table:table-cell>
          <table:table-cell office:value-type="float" office:value="51342" calcext:value-type="float">
            <text:p>513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31" calcext:value-type="float">
            <text:p>3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31T09:33:32" calcext:value-type="date">
            <text:p>03/31/20 09:33 AM</text:p>
          </table:table-cell>
          <table:table-cell office:value-type="float" office:value="13749348" calcext:value-type="float">
            <text:p>13749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0984" calcext:value-type="float">
            <text:p>2810984</text:p>
          </table:table-cell>
          <table:table-cell office:value-type="float" office:value="781384" calcext:value-type="float">
            <text:p>781384</text:p>
          </table:table-cell>
          <table:table-cell office:value-type="float" office:value="753868" calcext:value-type="float">
            <text:p>753868</text:p>
          </table:table-cell>
          <table:table-cell office:value-type="float" office:value="27516" calcext:value-type="float">
            <text:p>27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336" calcext:value-type="float">
            <text:p>14336</text:p>
          </table:table-cell>
          <table:table-cell office:value-type="float" office:value="4133" calcext:value-type="float">
            <text:p>4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14144" calcext:value-type="float">
            <text:p>14144</text:p>
          </table:table-cell>
          <table:table-cell office:value-type="float" office:value="51342" calcext:value-type="float">
            <text:p>513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31" calcext:value-type="float">
            <text:p>3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42"/>
        </table:table-row>
        <table:table-row table:style-name="ro1">
          <table:table-cell table:style-name="ce2"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09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patched-stand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  <table:table-cell table:number-columns-repeated="2"/>
        </table:table-row>
        <table:table-row table:style-name="ro1">
          <table:table-cell table:number-columns-repeated="43"/>
        </table:table-row>
        <table:table-row table:style-name="ro1">
          <table:table-cell table:style-name="ce1" office:value-type="string" calcext:value-type="string">
            <text:p>2020-03-31 09:33:32</text:p>
          </table:table-cell>
          <table:table-cell office:value-type="float" office:value="14437480" calcext:value-type="float">
            <text:p>14437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691304" calcext:value-type="float">
            <text:p>1691304</text:p>
          </table:table-cell>
          <table:table-cell office:value-type="float" office:value="87228" calcext:value-type="float">
            <text:p>87228</text:p>
          </table:table-cell>
          <table:table-cell office:value-type="float" office:value="69376" calcext:value-type="float">
            <text:p>69376</text:p>
          </table:table-cell>
          <table:table-cell office:value-type="float" office:value="17852" calcext:value-type="float">
            <text:p>178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1200" calcext:value-type="float">
            <text:p>51200</text:p>
          </table:table-cell>
          <table:table-cell office:value-type="float" office:value="1497" calcext:value-type="float">
            <text:p>1497</text:p>
          </table:table-cell>
          <table:table-cell office:value-type="float" office:value="3072" calcext:value-type="float">
            <text:p>3072</text:p>
          </table:table-cell>
          <table:table-cell office:value-type="float" office:value="3045" calcext:value-type="float">
            <text:p>3045</text:p>
          </table:table-cell>
          <table:table-cell office:value-type="float" office:value="21248" calcext:value-type="float">
            <text:p>21248</text:p>
          </table:table-cell>
          <table:table-cell office:value-type="float" office:value="7488" calcext:value-type="float">
            <text:p>7488</text:p>
          </table:table-cell>
          <table:table-cell office:value-type="float" office:value="21600" calcext:value-type="float">
            <text:p>216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20-03-31 09:33:33</text:p>
          </table:table-cell>
          <table:table-cell office:value-type="float" office:value="14358772" calcext:value-type="float">
            <text:p>14358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3636" calcext:value-type="float">
            <text:p>2113636</text:p>
          </table:table-cell>
          <table:table-cell office:value-type="float" office:value="176696" calcext:value-type="float">
            <text:p>176696</text:p>
          </table:table-cell>
          <table:table-cell office:value-type="float" office:value="149368" calcext:value-type="float">
            <text:p>149368</text:p>
          </table:table-cell>
          <table:table-cell office:value-type="float" office:value="27328" calcext:value-type="float">
            <text:p>27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566" calcext:value-type="float">
            <text:p>556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11606" calcext:value-type="float">
            <text:p>11606</text:p>
          </table:table-cell>
          <table:table-cell office:value-type="float" office:value="20352" calcext:value-type="float">
            <text:p>20352</text:p>
          </table:table-cell>
          <table:table-cell office:value-type="float" office:value="20177" calcext:value-type="float">
            <text:p>20177</text:p>
          </table:table-cell>
          <table:table-cell office:value-type="float" office:value="21248" calcext:value-type="float">
            <text:p>21248</text:p>
          </table:table-cell>
          <table:table-cell office:value-type="float" office:value="10944" calcext:value-type="float">
            <text:p>10944</text:p>
          </table:table-cell>
          <table:table-cell office:value-type="float" office:value="92893" calcext:value-type="float">
            <text:p>9289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600" calcext:value-type="float">
            <text:p>23600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34" calcext:value-type="float">
            <text:p>30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34</text:p>
          </table:table-cell>
          <table:table-cell office:value-type="float" office:value="14392252" calcext:value-type="float">
            <text:p>14392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3636" calcext:value-type="float">
            <text:p>2113636</text:p>
          </table:table-cell>
          <table:table-cell office:value-type="float" office:value="141452" calcext:value-type="float">
            <text:p>141452</text:p>
          </table:table-cell>
          <table:table-cell office:value-type="float" office:value="114116" calcext:value-type="float">
            <text:p>114116</text:p>
          </table:table-cell>
          <table:table-cell office:value-type="float" office:value="27336" calcext:value-type="float">
            <text:p>27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49" calcext:value-type="float">
            <text:p>204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408" calcext:value-type="float">
            <text:p>17408</text:p>
          </table:table-cell>
          <table:table-cell office:value-type="float" office:value="4453" calcext:value-type="float">
            <text:p>4453</text:p>
          </table:table-cell>
          <table:table-cell office:value-type="float" office:value="20928" calcext:value-type="float">
            <text:p>20928</text:p>
          </table:table-cell>
          <table:table-cell office:value-type="float" office:value="20683" calcext:value-type="float">
            <text:p>20683</text:p>
          </table:table-cell>
          <table:table-cell office:value-type="float" office:value="34880" calcext:value-type="float">
            <text:p>34880</text:p>
          </table:table-cell>
          <table:table-cell office:value-type="float" office:value="12928" calcext:value-type="float">
            <text:p>12928</text:p>
          </table:table-cell>
          <table:table-cell office:value-type="float" office:value="59711" calcext:value-type="float">
            <text:p>597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00" calcext:value-type="float">
            <text:p>23600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35" calcext:value-type="float">
            <text:p>3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35</text:p>
          </table:table-cell>
          <table:table-cell office:value-type="float" office:value="14392184" calcext:value-type="float">
            <text:p>14392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3636" calcext:value-type="float">
            <text:p>2113636</text:p>
          </table:table-cell>
          <table:table-cell office:value-type="float" office:value="141452" calcext:value-type="float">
            <text:p>141452</text:p>
          </table:table-cell>
          <table:table-cell office:value-type="float" office:value="114116" calcext:value-type="float">
            <text:p>114116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408" calcext:value-type="float">
            <text:p>17408</text:p>
          </table:table-cell>
          <table:table-cell office:value-type="float" office:value="4453" calcext:value-type="float">
            <text:p>4453</text:p>
          </table:table-cell>
          <table:table-cell office:value-type="float" office:value="20928" calcext:value-type="float">
            <text:p>20928</text:p>
          </table:table-cell>
          <table:table-cell office:value-type="float" office:value="20683" calcext:value-type="float">
            <text:p>20683</text:p>
          </table:table-cell>
          <table:table-cell office:value-type="float" office:value="34880" calcext:value-type="float">
            <text:p>34880</text:p>
          </table:table-cell>
          <table:table-cell office:value-type="float" office:value="12928" calcext:value-type="float">
            <text:p>12928</text:p>
          </table:table-cell>
          <table:table-cell office:value-type="float" office:value="59711" calcext:value-type="float">
            <text:p>597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00" calcext:value-type="float">
            <text:p>23600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35" calcext:value-type="float">
            <text:p>3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36</text:p>
          </table:table-cell>
          <table:table-cell office:value-type="float" office:value="14392184" calcext:value-type="float">
            <text:p>14392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3636" calcext:value-type="float">
            <text:p>2113636</text:p>
          </table:table-cell>
          <table:table-cell office:value-type="float" office:value="141452" calcext:value-type="float">
            <text:p>141452</text:p>
          </table:table-cell>
          <table:table-cell office:value-type="float" office:value="114116" calcext:value-type="float">
            <text:p>114116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408" calcext:value-type="float">
            <text:p>17408</text:p>
          </table:table-cell>
          <table:table-cell office:value-type="float" office:value="4453" calcext:value-type="float">
            <text:p>4453</text:p>
          </table:table-cell>
          <table:table-cell office:value-type="float" office:value="20928" calcext:value-type="float">
            <text:p>20928</text:p>
          </table:table-cell>
          <table:table-cell office:value-type="float" office:value="20683" calcext:value-type="float">
            <text:p>20683</text:p>
          </table:table-cell>
          <table:table-cell office:value-type="float" office:value="34880" calcext:value-type="float">
            <text:p>34880</text:p>
          </table:table-cell>
          <table:table-cell office:value-type="float" office:value="12928" calcext:value-type="float">
            <text:p>12928</text:p>
          </table:table-cell>
          <table:table-cell office:value-type="float" office:value="59711" calcext:value-type="float">
            <text:p>597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00" calcext:value-type="float">
            <text:p>23600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35" calcext:value-type="float">
            <text:p>3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37</text:p>
          </table:table-cell>
          <table:table-cell office:value-type="float" office:value="14393044" calcext:value-type="float">
            <text:p>14393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3636" calcext:value-type="float">
            <text:p>2113636</text:p>
          </table:table-cell>
          <table:table-cell office:value-type="float" office:value="141452" calcext:value-type="float">
            <text:p>141452</text:p>
          </table:table-cell>
          <table:table-cell office:value-type="float" office:value="114116" calcext:value-type="float">
            <text:p>114116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408" calcext:value-type="float">
            <text:p>17408</text:p>
          </table:table-cell>
          <table:table-cell office:value-type="float" office:value="4453" calcext:value-type="float">
            <text:p>4453</text:p>
          </table:table-cell>
          <table:table-cell office:value-type="float" office:value="20928" calcext:value-type="float">
            <text:p>20928</text:p>
          </table:table-cell>
          <table:table-cell office:value-type="float" office:value="20683" calcext:value-type="float">
            <text:p>20683</text:p>
          </table:table-cell>
          <table:table-cell office:value-type="float" office:value="34880" calcext:value-type="float">
            <text:p>34880</text:p>
          </table:table-cell>
          <table:table-cell office:value-type="float" office:value="12928" calcext:value-type="float">
            <text:p>12928</text:p>
          </table:table-cell>
          <table:table-cell office:value-type="float" office:value="59711" calcext:value-type="float">
            <text:p>597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00" calcext:value-type="float">
            <text:p>23600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35" calcext:value-type="float">
            <text:p>3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38</text:p>
          </table:table-cell>
          <table:table-cell office:value-type="float" office:value="14375528" calcext:value-type="float">
            <text:p>14375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8212" calcext:value-type="float">
            <text:p>2138212</text:p>
          </table:table-cell>
          <table:table-cell office:value-type="float" office:value="160136" calcext:value-type="float">
            <text:p>160136</text:p>
          </table:table-cell>
          <table:table-cell office:value-type="float" office:value="132800" calcext:value-type="float">
            <text:p>132800</text:p>
          </table:table-cell>
          <table:table-cell office:value-type="float" office:value="27336" calcext:value-type="float">
            <text:p>27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408" calcext:value-type="float">
            <text:p>17408</text:p>
          </table:table-cell>
          <table:table-cell office:value-type="float" office:value="8951" calcext:value-type="float">
            <text:p>8951</text:p>
          </table:table-cell>
          <table:table-cell office:value-type="float" office:value="43200" calcext:value-type="float">
            <text:p>43200</text:p>
          </table:table-cell>
          <table:table-cell office:value-type="float" office:value="42764" calcext:value-type="float">
            <text:p>42764</text:p>
          </table:table-cell>
          <table:table-cell office:value-type="float" office:value="58816" calcext:value-type="float">
            <text:p>58816</text:p>
          </table:table-cell>
          <table:table-cell office:value-type="float" office:value="12992" calcext:value-type="float">
            <text:p>12992</text:p>
          </table:table-cell>
          <table:table-cell office:value-type="float" office:value="32355" calcext:value-type="float">
            <text:p>323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41" calcext:value-type="float">
            <text:p>241</text:p>
          </table:table-cell>
          <table:table-cell office:value-type="float" office:value="217" calcext:value-type="float">
            <text:p>217</text:p>
          </table:table-cell>
          <table:table-cell office:value-type="float" office:value="5089" calcext:value-type="float">
            <text:p>50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39</text:p>
          </table:table-cell>
          <table:table-cell office:value-type="float" office:value="14260468" calcext:value-type="float">
            <text:p>14260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52900" calcext:value-type="float">
            <text:p>2252900</text:p>
          </table:table-cell>
          <table:table-cell office:value-type="float" office:value="275608" calcext:value-type="float">
            <text:p>275608</text:p>
          </table:table-cell>
          <table:table-cell office:value-type="float" office:value="248272" calcext:value-type="float">
            <text:p>248272</text:p>
          </table:table-cell>
          <table:table-cell office:value-type="float" office:value="27336" calcext:value-type="float">
            <text:p>27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408" calcext:value-type="float">
            <text:p>17408</text:p>
          </table:table-cell>
          <table:table-cell office:value-type="float" office:value="9072" calcext:value-type="float">
            <text:p>9072</text:p>
          </table:table-cell>
          <table:table-cell office:value-type="float" office:value="156608" calcext:value-type="float">
            <text:p>156608</text:p>
          </table:table-cell>
          <table:table-cell office:value-type="float" office:value="154794" calcext:value-type="float">
            <text:p>154794</text:p>
          </table:table-cell>
          <table:table-cell office:value-type="float" office:value="254848" calcext:value-type="float">
            <text:p>254848</text:p>
          </table:table-cell>
          <table:table-cell office:value-type="float" office:value="12992" calcext:value-type="float">
            <text:p>12992</text:p>
          </table:table-cell>
          <table:table-cell office:value-type="float" office:value="35738" calcext:value-type="float">
            <text:p>3573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45" calcext:value-type="float">
            <text:p>345</text:p>
          </table:table-cell>
          <table:table-cell office:value-type="float" office:value="217" calcext:value-type="float">
            <text:p>217</text:p>
          </table:table-cell>
          <table:table-cell office:value-type="float" office:value="15508" calcext:value-type="float">
            <text:p>155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40</text:p>
          </table:table-cell>
          <table:table-cell office:value-type="float" office:value="14141928" calcext:value-type="float">
            <text:p>14141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67588" calcext:value-type="float">
            <text:p>2367588</text:p>
          </table:table-cell>
          <table:table-cell office:value-type="float" office:value="393900" calcext:value-type="float">
            <text:p>393900</text:p>
          </table:table-cell>
          <table:table-cell office:value-type="float" office:value="366564" calcext:value-type="float">
            <text:p>366564</text:p>
          </table:table-cell>
          <table:table-cell office:value-type="float" office:value="27336" calcext:value-type="float">
            <text:p>27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9621" calcext:value-type="float">
            <text:p>9621</text:p>
          </table:table-cell>
          <table:table-cell office:value-type="float" office:value="270016" calcext:value-type="float">
            <text:p>270016</text:p>
          </table:table-cell>
          <table:table-cell office:value-type="float" office:value="266919" calcext:value-type="float">
            <text:p>266919</text:p>
          </table:table-cell>
          <table:table-cell office:value-type="float" office:value="450048" calcext:value-type="float">
            <text:p>450048</text:p>
          </table:table-cell>
          <table:table-cell office:value-type="float" office:value="12992" calcext:value-type="float">
            <text:p>12992</text:p>
          </table:table-cell>
          <table:table-cell office:value-type="float" office:value="37070" calcext:value-type="float">
            <text:p>3707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0" calcext:value-type="float">
            <text:p>450</text:p>
          </table:table-cell>
          <table:table-cell office:value-type="float" office:value="217" calcext:value-type="float">
            <text:p>217</text:p>
          </table:table-cell>
          <table:table-cell office:value-type="float" office:value="25935" calcext:value-type="float">
            <text:p>259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41</text:p>
          </table:table-cell>
          <table:table-cell office:value-type="float" office:value="14027352" calcext:value-type="float">
            <text:p>14027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74084" calcext:value-type="float">
            <text:p>2474084</text:p>
          </table:table-cell>
          <table:table-cell office:value-type="float" office:value="508536" calcext:value-type="float">
            <text:p>508536</text:p>
          </table:table-cell>
          <table:table-cell office:value-type="float" office:value="481200" calcext:value-type="float">
            <text:p>481200</text:p>
          </table:table-cell>
          <table:table-cell office:value-type="float" office:value="27336" calcext:value-type="float">
            <text:p>27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528" calcext:value-type="float">
            <text:p>22528</text:p>
          </table:table-cell>
          <table:table-cell office:value-type="float" office:value="16706" calcext:value-type="float">
            <text:p>16706</text:p>
          </table:table-cell>
          <table:table-cell office:value-type="float" office:value="380992" calcext:value-type="float">
            <text:p>380992</text:p>
          </table:table-cell>
          <table:table-cell office:value-type="float" office:value="376604" calcext:value-type="float">
            <text:p>376604</text:p>
          </table:table-cell>
          <table:table-cell office:value-type="float" office:value="598848" calcext:value-type="float">
            <text:p>598848</text:p>
          </table:table-cell>
          <table:table-cell office:value-type="float" office:value="13056" calcext:value-type="float">
            <text:p>13056</text:p>
          </table:table-cell>
          <table:table-cell office:value-type="float" office:value="38398" calcext:value-type="float">
            <text:p>3839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52" calcext:value-type="float">
            <text:p>552</text:p>
          </table:table-cell>
          <table:table-cell office:value-type="float" office:value="217" calcext:value-type="float">
            <text:p>217</text:p>
          </table:table-cell>
          <table:table-cell office:value-type="float" office:value="36136" calcext:value-type="float">
            <text:p>361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42</text:p>
          </table:table-cell>
          <table:table-cell office:value-type="float" office:value="13946564" calcext:value-type="float">
            <text:p>13946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88528" calcext:value-type="float">
            <text:p>588528</text:p>
          </table:table-cell>
          <table:table-cell office:value-type="float" office:value="561192" calcext:value-type="float">
            <text:p>561192</text:p>
          </table:table-cell>
          <table:table-cell office:value-type="float" office:value="27336" calcext:value-type="float">
            <text:p>27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2146" calcext:value-type="float">
            <text:p>12146</text:p>
          </table:table-cell>
          <table:table-cell office:value-type="float" office:value="456064" calcext:value-type="float">
            <text:p>456064</text:p>
          </table:table-cell>
          <table:table-cell office:value-type="float" office:value="450787" calcext:value-type="float">
            <text:p>450787</text:p>
          </table:table-cell>
          <table:table-cell office:value-type="float" office:value="760128" calcext:value-type="float">
            <text:p>760128</text:p>
          </table:table-cell>
          <table:table-cell office:value-type="float" office:value="13056" calcext:value-type="float">
            <text:p>13056</text:p>
          </table:table-cell>
          <table:table-cell office:value-type="float" office:value="39244" calcext:value-type="float">
            <text:p>392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35" calcext:value-type="float">
            <text:p>43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43</text:p>
          </table:table-cell>
          <table:table-cell office:value-type="float" office:value="13946564" calcext:value-type="float">
            <text:p>13946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88528" calcext:value-type="float">
            <text:p>588528</text:p>
          </table:table-cell>
          <table:table-cell office:value-type="float" office:value="561192" calcext:value-type="float">
            <text:p>5611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2146" calcext:value-type="float">
            <text:p>12146</text:p>
          </table:table-cell>
          <table:table-cell office:value-type="float" office:value="456064" calcext:value-type="float">
            <text:p>456064</text:p>
          </table:table-cell>
          <table:table-cell office:value-type="float" office:value="450787" calcext:value-type="float">
            <text:p>450787</text:p>
          </table:table-cell>
          <table:table-cell office:value-type="float" office:value="760128" calcext:value-type="float">
            <text:p>760128</text:p>
          </table:table-cell>
          <table:table-cell office:value-type="float" office:value="13056" calcext:value-type="float">
            <text:p>13056</text:p>
          </table:table-cell>
          <table:table-cell office:value-type="float" office:value="32589" calcext:value-type="float">
            <text:p>325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35" calcext:value-type="float">
            <text:p>43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44</text:p>
          </table:table-cell>
          <table:table-cell office:value-type="float" office:value="13946564" calcext:value-type="float">
            <text:p>13946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88528" calcext:value-type="float">
            <text:p>588528</text:p>
          </table:table-cell>
          <table:table-cell office:value-type="float" office:value="561192" calcext:value-type="float">
            <text:p>5611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2146" calcext:value-type="float">
            <text:p>12146</text:p>
          </table:table-cell>
          <table:table-cell office:value-type="float" office:value="456064" calcext:value-type="float">
            <text:p>456064</text:p>
          </table:table-cell>
          <table:table-cell office:value-type="float" office:value="450787" calcext:value-type="float">
            <text:p>450787</text:p>
          </table:table-cell>
          <table:table-cell office:value-type="float" office:value="760128" calcext:value-type="float">
            <text:p>760128</text:p>
          </table:table-cell>
          <table:table-cell office:value-type="float" office:value="13056" calcext:value-type="float">
            <text:p>13056</text:p>
          </table:table-cell>
          <table:table-cell office:value-type="float" office:value="32589" calcext:value-type="float">
            <text:p>325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35" calcext:value-type="float">
            <text:p>43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45</text:p>
          </table:table-cell>
          <table:table-cell office:value-type="float" office:value="13946316" calcext:value-type="float">
            <text:p>13946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88528" calcext:value-type="float">
            <text:p>588528</text:p>
          </table:table-cell>
          <table:table-cell office:value-type="float" office:value="561192" calcext:value-type="float">
            <text:p>5611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2146" calcext:value-type="float">
            <text:p>12146</text:p>
          </table:table-cell>
          <table:table-cell office:value-type="float" office:value="456064" calcext:value-type="float">
            <text:p>456064</text:p>
          </table:table-cell>
          <table:table-cell office:value-type="float" office:value="450787" calcext:value-type="float">
            <text:p>450787</text:p>
          </table:table-cell>
          <table:table-cell office:value-type="float" office:value="760128" calcext:value-type="float">
            <text:p>760128</text:p>
          </table:table-cell>
          <table:table-cell office:value-type="float" office:value="13056" calcext:value-type="float">
            <text:p>13056</text:p>
          </table:table-cell>
          <table:table-cell office:value-type="float" office:value="32589" calcext:value-type="float">
            <text:p>325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35" calcext:value-type="float">
            <text:p>43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46</text:p>
          </table:table-cell>
          <table:table-cell office:value-type="float" office:value="13946316" calcext:value-type="float">
            <text:p>13946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88528" calcext:value-type="float">
            <text:p>588528</text:p>
          </table:table-cell>
          <table:table-cell office:value-type="float" office:value="561192" calcext:value-type="float">
            <text:p>5611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2146" calcext:value-type="float">
            <text:p>12146</text:p>
          </table:table-cell>
          <table:table-cell office:value-type="float" office:value="456064" calcext:value-type="float">
            <text:p>456064</text:p>
          </table:table-cell>
          <table:table-cell office:value-type="float" office:value="450787" calcext:value-type="float">
            <text:p>450787</text:p>
          </table:table-cell>
          <table:table-cell office:value-type="float" office:value="760128" calcext:value-type="float">
            <text:p>760128</text:p>
          </table:table-cell>
          <table:table-cell office:value-type="float" office:value="13056" calcext:value-type="float">
            <text:p>13056</text:p>
          </table:table-cell>
          <table:table-cell office:value-type="float" office:value="32589" calcext:value-type="float">
            <text:p>325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35" calcext:value-type="float">
            <text:p>43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47</text:p>
          </table:table-cell>
          <table:table-cell office:value-type="float" office:value="13946316" calcext:value-type="float">
            <text:p>13946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88528" calcext:value-type="float">
            <text:p>588528</text:p>
          </table:table-cell>
          <table:table-cell office:value-type="float" office:value="561192" calcext:value-type="float">
            <text:p>5611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2146" calcext:value-type="float">
            <text:p>12146</text:p>
          </table:table-cell>
          <table:table-cell office:value-type="float" office:value="456064" calcext:value-type="float">
            <text:p>456064</text:p>
          </table:table-cell>
          <table:table-cell office:value-type="float" office:value="450787" calcext:value-type="float">
            <text:p>450787</text:p>
          </table:table-cell>
          <table:table-cell office:value-type="float" office:value="760128" calcext:value-type="float">
            <text:p>760128</text:p>
          </table:table-cell>
          <table:table-cell office:value-type="float" office:value="13056" calcext:value-type="float">
            <text:p>13056</text:p>
          </table:table-cell>
          <table:table-cell office:value-type="float" office:value="32589" calcext:value-type="float">
            <text:p>325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35" calcext:value-type="float">
            <text:p>43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48</text:p>
          </table:table-cell>
          <table:table-cell office:value-type="float" office:value="13946316" calcext:value-type="float">
            <text:p>13946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88528" calcext:value-type="float">
            <text:p>588528</text:p>
          </table:table-cell>
          <table:table-cell office:value-type="float" office:value="561192" calcext:value-type="float">
            <text:p>5611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2146" calcext:value-type="float">
            <text:p>12146</text:p>
          </table:table-cell>
          <table:table-cell office:value-type="float" office:value="456064" calcext:value-type="float">
            <text:p>456064</text:p>
          </table:table-cell>
          <table:table-cell office:value-type="float" office:value="450787" calcext:value-type="float">
            <text:p>450787</text:p>
          </table:table-cell>
          <table:table-cell office:value-type="float" office:value="760128" calcext:value-type="float">
            <text:p>760128</text:p>
          </table:table-cell>
          <table:table-cell office:value-type="float" office:value="13056" calcext:value-type="float">
            <text:p>13056</text:p>
          </table:table-cell>
          <table:table-cell office:value-type="float" office:value="32589" calcext:value-type="float">
            <text:p>325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35" calcext:value-type="float">
            <text:p>43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49</text:p>
          </table:table-cell>
          <table:table-cell office:value-type="float" office:value="13946316" calcext:value-type="float">
            <text:p>13946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88528" calcext:value-type="float">
            <text:p>588528</text:p>
          </table:table-cell>
          <table:table-cell office:value-type="float" office:value="561192" calcext:value-type="float">
            <text:p>5611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2146" calcext:value-type="float">
            <text:p>12146</text:p>
          </table:table-cell>
          <table:table-cell office:value-type="float" office:value="456064" calcext:value-type="float">
            <text:p>456064</text:p>
          </table:table-cell>
          <table:table-cell office:value-type="float" office:value="450787" calcext:value-type="float">
            <text:p>450787</text:p>
          </table:table-cell>
          <table:table-cell office:value-type="float" office:value="760128" calcext:value-type="float">
            <text:p>760128</text:p>
          </table:table-cell>
          <table:table-cell office:value-type="float" office:value="13056" calcext:value-type="float">
            <text:p>13056</text:p>
          </table:table-cell>
          <table:table-cell office:value-type="float" office:value="32589" calcext:value-type="float">
            <text:p>325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35" calcext:value-type="float">
            <text:p>43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50</text:p>
          </table:table-cell>
          <table:table-cell office:value-type="float" office:value="14027956" calcext:value-type="float">
            <text:p>140279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06392" calcext:value-type="float">
            <text:p>506392</text:p>
          </table:table-cell>
          <table:table-cell office:value-type="float" office:value="479056" calcext:value-type="float">
            <text:p>479056</text:p>
          </table:table-cell>
          <table:table-cell office:value-type="float" office:value="27336" calcext:value-type="float">
            <text:p>27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0680" calcext:value-type="float">
            <text:p>10680</text:p>
          </table:table-cell>
          <table:table-cell office:value-type="float" office:value="374080" calcext:value-type="float">
            <text:p>374080</text:p>
          </table:table-cell>
          <table:table-cell office:value-type="float" office:value="364766" calcext:value-type="float">
            <text:p>364766</text:p>
          </table:table-cell>
          <table:table-cell office:value-type="float" office:value="760128" calcext:value-type="float">
            <text:p>760128</text:p>
          </table:table-cell>
          <table:table-cell office:value-type="float" office:value="13056" calcext:value-type="float">
            <text:p>13056</text:p>
          </table:table-cell>
          <table:table-cell office:value-type="float" office:value="31752" calcext:value-type="float">
            <text:p>317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35" calcext:value-type="float">
            <text:p>35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51</text:p>
          </table:table-cell>
          <table:table-cell office:value-type="float" office:value="14027956" calcext:value-type="float">
            <text:p>140279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06392" calcext:value-type="float">
            <text:p>506392</text:p>
          </table:table-cell>
          <table:table-cell office:value-type="float" office:value="479056" calcext:value-type="float">
            <text:p>479056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0680" calcext:value-type="float">
            <text:p>10680</text:p>
          </table:table-cell>
          <table:table-cell office:value-type="float" office:value="374080" calcext:value-type="float">
            <text:p>374080</text:p>
          </table:table-cell>
          <table:table-cell office:value-type="float" office:value="364766" calcext:value-type="float">
            <text:p>364766</text:p>
          </table:table-cell>
          <table:table-cell office:value-type="float" office:value="760128" calcext:value-type="float">
            <text:p>760128</text:p>
          </table:table-cell>
          <table:table-cell office:value-type="float" office:value="13056" calcext:value-type="float">
            <text:p>13056</text:p>
          </table:table-cell>
          <table:table-cell office:value-type="float" office:value="31752" calcext:value-type="float">
            <text:p>317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35" calcext:value-type="float">
            <text:p>35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52</text:p>
          </table:table-cell>
          <table:table-cell office:value-type="float" office:value="14027956" calcext:value-type="float">
            <text:p>140279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06392" calcext:value-type="float">
            <text:p>506392</text:p>
          </table:table-cell>
          <table:table-cell office:value-type="float" office:value="479056" calcext:value-type="float">
            <text:p>479056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0680" calcext:value-type="float">
            <text:p>10680</text:p>
          </table:table-cell>
          <table:table-cell office:value-type="float" office:value="374080" calcext:value-type="float">
            <text:p>374080</text:p>
          </table:table-cell>
          <table:table-cell office:value-type="float" office:value="364766" calcext:value-type="float">
            <text:p>364766</text:p>
          </table:table-cell>
          <table:table-cell office:value-type="float" office:value="760128" calcext:value-type="float">
            <text:p>760128</text:p>
          </table:table-cell>
          <table:table-cell office:value-type="float" office:value="13056" calcext:value-type="float">
            <text:p>13056</text:p>
          </table:table-cell>
          <table:table-cell office:value-type="float" office:value="31752" calcext:value-type="float">
            <text:p>317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35" calcext:value-type="float">
            <text:p>35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53</text:p>
          </table:table-cell>
          <table:table-cell office:value-type="float" office:value="14028032" calcext:value-type="float">
            <text:p>14028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06392" calcext:value-type="float">
            <text:p>506392</text:p>
          </table:table-cell>
          <table:table-cell office:value-type="float" office:value="479056" calcext:value-type="float">
            <text:p>479056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0680" calcext:value-type="float">
            <text:p>10680</text:p>
          </table:table-cell>
          <table:table-cell office:value-type="float" office:value="374080" calcext:value-type="float">
            <text:p>374080</text:p>
          </table:table-cell>
          <table:table-cell office:value-type="float" office:value="364766" calcext:value-type="float">
            <text:p>364766</text:p>
          </table:table-cell>
          <table:table-cell office:value-type="float" office:value="760128" calcext:value-type="float">
            <text:p>760128</text:p>
          </table:table-cell>
          <table:table-cell office:value-type="float" office:value="13056" calcext:value-type="float">
            <text:p>13056</text:p>
          </table:table-cell>
          <table:table-cell office:value-type="float" office:value="31752" calcext:value-type="float">
            <text:p>317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35" calcext:value-type="float">
            <text:p>35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54</text:p>
          </table:table-cell>
          <table:table-cell office:value-type="float" office:value="14028032" calcext:value-type="float">
            <text:p>14028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06392" calcext:value-type="float">
            <text:p>506392</text:p>
          </table:table-cell>
          <table:table-cell office:value-type="float" office:value="479056" calcext:value-type="float">
            <text:p>479056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0680" calcext:value-type="float">
            <text:p>10680</text:p>
          </table:table-cell>
          <table:table-cell office:value-type="float" office:value="374080" calcext:value-type="float">
            <text:p>374080</text:p>
          </table:table-cell>
          <table:table-cell office:value-type="float" office:value="364766" calcext:value-type="float">
            <text:p>364766</text:p>
          </table:table-cell>
          <table:table-cell office:value-type="float" office:value="760128" calcext:value-type="float">
            <text:p>760128</text:p>
          </table:table-cell>
          <table:table-cell office:value-type="float" office:value="13056" calcext:value-type="float">
            <text:p>13056</text:p>
          </table:table-cell>
          <table:table-cell office:value-type="float" office:value="31752" calcext:value-type="float">
            <text:p>317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35" calcext:value-type="float">
            <text:p>35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55</text:p>
          </table:table-cell>
          <table:table-cell office:value-type="float" office:value="14028032" calcext:value-type="float">
            <text:p>14028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06392" calcext:value-type="float">
            <text:p>506392</text:p>
          </table:table-cell>
          <table:table-cell office:value-type="float" office:value="479056" calcext:value-type="float">
            <text:p>479056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0680" calcext:value-type="float">
            <text:p>10680</text:p>
          </table:table-cell>
          <table:table-cell office:value-type="float" office:value="374080" calcext:value-type="float">
            <text:p>374080</text:p>
          </table:table-cell>
          <table:table-cell office:value-type="float" office:value="364766" calcext:value-type="float">
            <text:p>364766</text:p>
          </table:table-cell>
          <table:table-cell office:value-type="float" office:value="760128" calcext:value-type="float">
            <text:p>760128</text:p>
          </table:table-cell>
          <table:table-cell office:value-type="float" office:value="13056" calcext:value-type="float">
            <text:p>13056</text:p>
          </table:table-cell>
          <table:table-cell office:value-type="float" office:value="31752" calcext:value-type="float">
            <text:p>317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35" calcext:value-type="float">
            <text:p>35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56</text:p>
          </table:table-cell>
          <table:table-cell office:value-type="float" office:value="14028032" calcext:value-type="float">
            <text:p>14028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06392" calcext:value-type="float">
            <text:p>506392</text:p>
          </table:table-cell>
          <table:table-cell office:value-type="float" office:value="479056" calcext:value-type="float">
            <text:p>479056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0680" calcext:value-type="float">
            <text:p>10680</text:p>
          </table:table-cell>
          <table:table-cell office:value-type="float" office:value="374080" calcext:value-type="float">
            <text:p>374080</text:p>
          </table:table-cell>
          <table:table-cell office:value-type="float" office:value="364766" calcext:value-type="float">
            <text:p>364766</text:p>
          </table:table-cell>
          <table:table-cell office:value-type="float" office:value="760128" calcext:value-type="float">
            <text:p>760128</text:p>
          </table:table-cell>
          <table:table-cell office:value-type="float" office:value="13056" calcext:value-type="float">
            <text:p>13056</text:p>
          </table:table-cell>
          <table:table-cell office:value-type="float" office:value="31752" calcext:value-type="float">
            <text:p>317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35" calcext:value-type="float">
            <text:p>35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57</text:p>
          </table:table-cell>
          <table:table-cell office:value-type="float" office:value="14028284" calcext:value-type="float">
            <text:p>14028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06392" calcext:value-type="float">
            <text:p>506392</text:p>
          </table:table-cell>
          <table:table-cell office:value-type="float" office:value="479056" calcext:value-type="float">
            <text:p>479056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0680" calcext:value-type="float">
            <text:p>10680</text:p>
          </table:table-cell>
          <table:table-cell office:value-type="float" office:value="374080" calcext:value-type="float">
            <text:p>374080</text:p>
          </table:table-cell>
          <table:table-cell office:value-type="float" office:value="364766" calcext:value-type="float">
            <text:p>364766</text:p>
          </table:table-cell>
          <table:table-cell office:value-type="float" office:value="760128" calcext:value-type="float">
            <text:p>760128</text:p>
          </table:table-cell>
          <table:table-cell office:value-type="float" office:value="13056" calcext:value-type="float">
            <text:p>13056</text:p>
          </table:table-cell>
          <table:table-cell office:value-type="float" office:value="31752" calcext:value-type="float">
            <text:p>317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35" calcext:value-type="float">
            <text:p>35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58</text:p>
          </table:table-cell>
          <table:table-cell office:value-type="float" office:value="14114616" calcext:value-type="float">
            <text:p>14114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419204" calcext:value-type="float">
            <text:p>419204</text:p>
          </table:table-cell>
          <table:table-cell office:value-type="float" office:value="391868" calcext:value-type="float">
            <text:p>391868</text:p>
          </table:table-cell>
          <table:table-cell office:value-type="float" office:value="27336" calcext:value-type="float">
            <text:p>27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9215" calcext:value-type="float">
            <text:p>9215</text:p>
          </table:table-cell>
          <table:table-cell office:value-type="float" office:value="287040" calcext:value-type="float">
            <text:p>287040</text:p>
          </table:table-cell>
          <table:table-cell office:value-type="float" office:value="278746" calcext:value-type="float">
            <text:p>278746</text:p>
          </table:table-cell>
          <table:table-cell office:value-type="float" office:value="760128" calcext:value-type="float">
            <text:p>760128</text:p>
          </table:table-cell>
          <table:table-cell office:value-type="float" office:value="13056" calcext:value-type="float">
            <text:p>13056</text:p>
          </table:table-cell>
          <table:table-cell office:value-type="float" office:value="30957" calcext:value-type="float">
            <text:p>309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35" calcext:value-type="float">
            <text:p>27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3:59</text:p>
          </table:table-cell>
          <table:table-cell office:value-type="float" office:value="14114848" calcext:value-type="float">
            <text:p>14114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419204" calcext:value-type="float">
            <text:p>419204</text:p>
          </table:table-cell>
          <table:table-cell office:value-type="float" office:value="391868" calcext:value-type="float">
            <text:p>391868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9215" calcext:value-type="float">
            <text:p>9215</text:p>
          </table:table-cell>
          <table:table-cell office:value-type="float" office:value="287040" calcext:value-type="float">
            <text:p>287040</text:p>
          </table:table-cell>
          <table:table-cell office:value-type="float" office:value="278746" calcext:value-type="float">
            <text:p>278746</text:p>
          </table:table-cell>
          <table:table-cell office:value-type="float" office:value="760128" calcext:value-type="float">
            <text:p>760128</text:p>
          </table:table-cell>
          <table:table-cell office:value-type="float" office:value="13056" calcext:value-type="float">
            <text:p>13056</text:p>
          </table:table-cell>
          <table:table-cell office:value-type="float" office:value="30957" calcext:value-type="float">
            <text:p>309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35" calcext:value-type="float">
            <text:p>27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00</text:p>
          </table:table-cell>
          <table:table-cell office:value-type="float" office:value="14114848" calcext:value-type="float">
            <text:p>14114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419204" calcext:value-type="float">
            <text:p>419204</text:p>
          </table:table-cell>
          <table:table-cell office:value-type="float" office:value="391868" calcext:value-type="float">
            <text:p>391868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9215" calcext:value-type="float">
            <text:p>9215</text:p>
          </table:table-cell>
          <table:table-cell office:value-type="float" office:value="287040" calcext:value-type="float">
            <text:p>287040</text:p>
          </table:table-cell>
          <table:table-cell office:value-type="float" office:value="278746" calcext:value-type="float">
            <text:p>278746</text:p>
          </table:table-cell>
          <table:table-cell office:value-type="float" office:value="760128" calcext:value-type="float">
            <text:p>760128</text:p>
          </table:table-cell>
          <table:table-cell office:value-type="float" office:value="13056" calcext:value-type="float">
            <text:p>13056</text:p>
          </table:table-cell>
          <table:table-cell office:value-type="float" office:value="30957" calcext:value-type="float">
            <text:p>309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35" calcext:value-type="float">
            <text:p>27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01</text:p>
          </table:table-cell>
          <table:table-cell office:value-type="float" office:value="14114848" calcext:value-type="float">
            <text:p>14114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419204" calcext:value-type="float">
            <text:p>419204</text:p>
          </table:table-cell>
          <table:table-cell office:value-type="float" office:value="391868" calcext:value-type="float">
            <text:p>391868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9215" calcext:value-type="float">
            <text:p>9215</text:p>
          </table:table-cell>
          <table:table-cell office:value-type="float" office:value="287040" calcext:value-type="float">
            <text:p>287040</text:p>
          </table:table-cell>
          <table:table-cell office:value-type="float" office:value="278746" calcext:value-type="float">
            <text:p>278746</text:p>
          </table:table-cell>
          <table:table-cell office:value-type="float" office:value="760128" calcext:value-type="float">
            <text:p>760128</text:p>
          </table:table-cell>
          <table:table-cell office:value-type="float" office:value="13056" calcext:value-type="float">
            <text:p>13056</text:p>
          </table:table-cell>
          <table:table-cell office:value-type="float" office:value="30957" calcext:value-type="float">
            <text:p>309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35" calcext:value-type="float">
            <text:p>27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02</text:p>
          </table:table-cell>
          <table:table-cell office:value-type="float" office:value="14114848" calcext:value-type="float">
            <text:p>14114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419204" calcext:value-type="float">
            <text:p>419204</text:p>
          </table:table-cell>
          <table:table-cell office:value-type="float" office:value="391868" calcext:value-type="float">
            <text:p>391868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9215" calcext:value-type="float">
            <text:p>9215</text:p>
          </table:table-cell>
          <table:table-cell office:value-type="float" office:value="287040" calcext:value-type="float">
            <text:p>287040</text:p>
          </table:table-cell>
          <table:table-cell office:value-type="float" office:value="278747" calcext:value-type="float">
            <text:p>278747</text:p>
          </table:table-cell>
          <table:table-cell office:value-type="float" office:value="760128" calcext:value-type="float">
            <text:p>760128</text:p>
          </table:table-cell>
          <table:table-cell office:value-type="float" office:value="13056" calcext:value-type="float">
            <text:p>13056</text:p>
          </table:table-cell>
          <table:table-cell office:value-type="float" office:value="30989" calcext:value-type="float">
            <text:p>309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35" calcext:value-type="float">
            <text:p>27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03</text:p>
          </table:table-cell>
          <table:table-cell office:value-type="float" office:value="14114848" calcext:value-type="float">
            <text:p>14114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419204" calcext:value-type="float">
            <text:p>419204</text:p>
          </table:table-cell>
          <table:table-cell office:value-type="float" office:value="391868" calcext:value-type="float">
            <text:p>391868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9215" calcext:value-type="float">
            <text:p>9215</text:p>
          </table:table-cell>
          <table:table-cell office:value-type="float" office:value="287040" calcext:value-type="float">
            <text:p>287040</text:p>
          </table:table-cell>
          <table:table-cell office:value-type="float" office:value="278747" calcext:value-type="float">
            <text:p>278747</text:p>
          </table:table-cell>
          <table:table-cell office:value-type="float" office:value="760128" calcext:value-type="float">
            <text:p>760128</text:p>
          </table:table-cell>
          <table:table-cell office:value-type="float" office:value="13056" calcext:value-type="float">
            <text:p>13056</text:p>
          </table:table-cell>
          <table:table-cell office:value-type="float" office:value="30957" calcext:value-type="float">
            <text:p>309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35" calcext:value-type="float">
            <text:p>27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04</text:p>
          </table:table-cell>
          <table:table-cell office:value-type="float" office:value="14114848" calcext:value-type="float">
            <text:p>14114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419204" calcext:value-type="float">
            <text:p>419204</text:p>
          </table:table-cell>
          <table:table-cell office:value-type="float" office:value="391868" calcext:value-type="float">
            <text:p>391868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9215" calcext:value-type="float">
            <text:p>9215</text:p>
          </table:table-cell>
          <table:table-cell office:value-type="float" office:value="287040" calcext:value-type="float">
            <text:p>287040</text:p>
          </table:table-cell>
          <table:table-cell office:value-type="float" office:value="278747" calcext:value-type="float">
            <text:p>278747</text:p>
          </table:table-cell>
          <table:table-cell office:value-type="float" office:value="760128" calcext:value-type="float">
            <text:p>760128</text:p>
          </table:table-cell>
          <table:table-cell office:value-type="float" office:value="13056" calcext:value-type="float">
            <text:p>13056</text:p>
          </table:table-cell>
          <table:table-cell office:value-type="float" office:value="30957" calcext:value-type="float">
            <text:p>309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35" calcext:value-type="float">
            <text:p>27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05</text:p>
          </table:table-cell>
          <table:table-cell office:value-type="float" office:value="14114268" calcext:value-type="float">
            <text:p>14114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419204" calcext:value-type="float">
            <text:p>419204</text:p>
          </table:table-cell>
          <table:table-cell office:value-type="float" office:value="391868" calcext:value-type="float">
            <text:p>391868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9215" calcext:value-type="float">
            <text:p>9215</text:p>
          </table:table-cell>
          <table:table-cell office:value-type="float" office:value="287040" calcext:value-type="float">
            <text:p>287040</text:p>
          </table:table-cell>
          <table:table-cell office:value-type="float" office:value="278747" calcext:value-type="float">
            <text:p>278747</text:p>
          </table:table-cell>
          <table:table-cell office:value-type="float" office:value="760128" calcext:value-type="float">
            <text:p>760128</text:p>
          </table:table-cell>
          <table:table-cell office:value-type="float" office:value="13056" calcext:value-type="float">
            <text:p>13056</text:p>
          </table:table-cell>
          <table:table-cell office:value-type="float" office:value="30957" calcext:value-type="float">
            <text:p>309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35" calcext:value-type="float">
            <text:p>27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06</text:p>
          </table:table-cell>
          <table:table-cell office:value-type="float" office:value="14201448" calcext:value-type="float">
            <text:p>14201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332324" calcext:value-type="float">
            <text:p>332324</text:p>
          </table:table-cell>
          <table:table-cell office:value-type="float" office:value="304988" calcext:value-type="float">
            <text:p>304988</text:p>
          </table:table-cell>
          <table:table-cell office:value-type="float" office:value="27336" calcext:value-type="float">
            <text:p>27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7749" calcext:value-type="float">
            <text:p>7749</text:p>
          </table:table-cell>
          <table:table-cell office:value-type="float" office:value="200000" calcext:value-type="float">
            <text:p>200000</text:p>
          </table:table-cell>
          <table:table-cell office:value-type="float" office:value="192726" calcext:value-type="float">
            <text:p>192726</text:p>
          </table:table-cell>
          <table:table-cell office:value-type="float" office:value="750784" calcext:value-type="float">
            <text:p>750784</text:p>
          </table:table-cell>
          <table:table-cell office:value-type="float" office:value="13056" calcext:value-type="float">
            <text:p>13056</text:p>
          </table:table-cell>
          <table:table-cell office:value-type="float" office:value="30162" calcext:value-type="float">
            <text:p>301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35" calcext:value-type="float">
            <text:p>19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07</text:p>
          </table:table-cell>
          <table:table-cell office:value-type="float" office:value="14201320" calcext:value-type="float">
            <text:p>1420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332324" calcext:value-type="float">
            <text:p>332324</text:p>
          </table:table-cell>
          <table:table-cell office:value-type="float" office:value="304988" calcext:value-type="float">
            <text:p>304988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7749" calcext:value-type="float">
            <text:p>7749</text:p>
          </table:table-cell>
          <table:table-cell office:value-type="float" office:value="200000" calcext:value-type="float">
            <text:p>200000</text:p>
          </table:table-cell>
          <table:table-cell office:value-type="float" office:value="192726" calcext:value-type="float">
            <text:p>192726</text:p>
          </table:table-cell>
          <table:table-cell office:value-type="float" office:value="750784" calcext:value-type="float">
            <text:p>750784</text:p>
          </table:table-cell>
          <table:table-cell office:value-type="float" office:value="13056" calcext:value-type="float">
            <text:p>13056</text:p>
          </table:table-cell>
          <table:table-cell office:value-type="float" office:value="30162" calcext:value-type="float">
            <text:p>301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35" calcext:value-type="float">
            <text:p>19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08</text:p>
          </table:table-cell>
          <table:table-cell office:value-type="float" office:value="14201320" calcext:value-type="float">
            <text:p>1420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332324" calcext:value-type="float">
            <text:p>332324</text:p>
          </table:table-cell>
          <table:table-cell office:value-type="float" office:value="304988" calcext:value-type="float">
            <text:p>304988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7749" calcext:value-type="float">
            <text:p>7749</text:p>
          </table:table-cell>
          <table:table-cell office:value-type="float" office:value="200000" calcext:value-type="float">
            <text:p>200000</text:p>
          </table:table-cell>
          <table:table-cell office:value-type="float" office:value="192726" calcext:value-type="float">
            <text:p>192726</text:p>
          </table:table-cell>
          <table:table-cell office:value-type="float" office:value="750784" calcext:value-type="float">
            <text:p>750784</text:p>
          </table:table-cell>
          <table:table-cell office:value-type="float" office:value="13056" calcext:value-type="float">
            <text:p>13056</text:p>
          </table:table-cell>
          <table:table-cell office:value-type="float" office:value="30162" calcext:value-type="float">
            <text:p>301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35" calcext:value-type="float">
            <text:p>19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09</text:p>
          </table:table-cell>
          <table:table-cell office:value-type="float" office:value="14201464" calcext:value-type="float">
            <text:p>14201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332324" calcext:value-type="float">
            <text:p>332324</text:p>
          </table:table-cell>
          <table:table-cell office:value-type="float" office:value="304988" calcext:value-type="float">
            <text:p>304988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7749" calcext:value-type="float">
            <text:p>7749</text:p>
          </table:table-cell>
          <table:table-cell office:value-type="float" office:value="200000" calcext:value-type="float">
            <text:p>200000</text:p>
          </table:table-cell>
          <table:table-cell office:value-type="float" office:value="192726" calcext:value-type="float">
            <text:p>192726</text:p>
          </table:table-cell>
          <table:table-cell office:value-type="float" office:value="750784" calcext:value-type="float">
            <text:p>750784</text:p>
          </table:table-cell>
          <table:table-cell office:value-type="float" office:value="13056" calcext:value-type="float">
            <text:p>13056</text:p>
          </table:table-cell>
          <table:table-cell office:value-type="float" office:value="30162" calcext:value-type="float">
            <text:p>301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35" calcext:value-type="float">
            <text:p>19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10</text:p>
          </table:table-cell>
          <table:table-cell office:value-type="float" office:value="14201464" calcext:value-type="float">
            <text:p>14201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332324" calcext:value-type="float">
            <text:p>332324</text:p>
          </table:table-cell>
          <table:table-cell office:value-type="float" office:value="304988" calcext:value-type="float">
            <text:p>304988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7749" calcext:value-type="float">
            <text:p>7749</text:p>
          </table:table-cell>
          <table:table-cell office:value-type="float" office:value="200000" calcext:value-type="float">
            <text:p>200000</text:p>
          </table:table-cell>
          <table:table-cell office:value-type="float" office:value="192726" calcext:value-type="float">
            <text:p>192726</text:p>
          </table:table-cell>
          <table:table-cell office:value-type="float" office:value="750784" calcext:value-type="float">
            <text:p>750784</text:p>
          </table:table-cell>
          <table:table-cell office:value-type="float" office:value="13056" calcext:value-type="float">
            <text:p>13056</text:p>
          </table:table-cell>
          <table:table-cell office:value-type="float" office:value="30162" calcext:value-type="float">
            <text:p>301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35" calcext:value-type="float">
            <text:p>19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11</text:p>
          </table:table-cell>
          <table:table-cell office:value-type="float" office:value="14201588" calcext:value-type="float">
            <text:p>14201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332324" calcext:value-type="float">
            <text:p>332324</text:p>
          </table:table-cell>
          <table:table-cell office:value-type="float" office:value="304988" calcext:value-type="float">
            <text:p>304988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7749" calcext:value-type="float">
            <text:p>7749</text:p>
          </table:table-cell>
          <table:table-cell office:value-type="float" office:value="200000" calcext:value-type="float">
            <text:p>200000</text:p>
          </table:table-cell>
          <table:table-cell office:value-type="float" office:value="192726" calcext:value-type="float">
            <text:p>192726</text:p>
          </table:table-cell>
          <table:table-cell office:value-type="float" office:value="750784" calcext:value-type="float">
            <text:p>750784</text:p>
          </table:table-cell>
          <table:table-cell office:value-type="float" office:value="13056" calcext:value-type="float">
            <text:p>13056</text:p>
          </table:table-cell>
          <table:table-cell office:value-type="float" office:value="30162" calcext:value-type="float">
            <text:p>301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35" calcext:value-type="float">
            <text:p>19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12</text:p>
          </table:table-cell>
          <table:table-cell office:value-type="float" office:value="14201716" calcext:value-type="float">
            <text:p>14201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332324" calcext:value-type="float">
            <text:p>332324</text:p>
          </table:table-cell>
          <table:table-cell office:value-type="float" office:value="304988" calcext:value-type="float">
            <text:p>304988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7749" calcext:value-type="float">
            <text:p>7749</text:p>
          </table:table-cell>
          <table:table-cell office:value-type="float" office:value="200000" calcext:value-type="float">
            <text:p>200000</text:p>
          </table:table-cell>
          <table:table-cell office:value-type="float" office:value="192726" calcext:value-type="float">
            <text:p>192726</text:p>
          </table:table-cell>
          <table:table-cell office:value-type="float" office:value="750784" calcext:value-type="float">
            <text:p>750784</text:p>
          </table:table-cell>
          <table:table-cell office:value-type="float" office:value="13056" calcext:value-type="float">
            <text:p>13056</text:p>
          </table:table-cell>
          <table:table-cell office:value-type="float" office:value="30162" calcext:value-type="float">
            <text:p>301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35" calcext:value-type="float">
            <text:p>19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13</text:p>
          </table:table-cell>
          <table:table-cell office:value-type="float" office:value="14201716" calcext:value-type="float">
            <text:p>14201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332324" calcext:value-type="float">
            <text:p>332324</text:p>
          </table:table-cell>
          <table:table-cell office:value-type="float" office:value="304988" calcext:value-type="float">
            <text:p>304988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7749" calcext:value-type="float">
            <text:p>7749</text:p>
          </table:table-cell>
          <table:table-cell office:value-type="float" office:value="200000" calcext:value-type="float">
            <text:p>200000</text:p>
          </table:table-cell>
          <table:table-cell office:value-type="float" office:value="192726" calcext:value-type="float">
            <text:p>192726</text:p>
          </table:table-cell>
          <table:table-cell office:value-type="float" office:value="750784" calcext:value-type="float">
            <text:p>750784</text:p>
          </table:table-cell>
          <table:table-cell office:value-type="float" office:value="13056" calcext:value-type="float">
            <text:p>13056</text:p>
          </table:table-cell>
          <table:table-cell office:value-type="float" office:value="30162" calcext:value-type="float">
            <text:p>301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35" calcext:value-type="float">
            <text:p>19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14</text:p>
          </table:table-cell>
          <table:table-cell office:value-type="float" office:value="14294148" calcext:value-type="float">
            <text:p>14294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15</text:p>
          </table:table-cell>
          <table:table-cell office:value-type="float" office:value="14294480" calcext:value-type="float">
            <text:p>14294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16</text:p>
          </table:table-cell>
          <table:table-cell office:value-type="float" office:value="14294480" calcext:value-type="float">
            <text:p>14294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17</text:p>
          </table:table-cell>
          <table:table-cell office:value-type="float" office:value="14294480" calcext:value-type="float">
            <text:p>14294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18</text:p>
          </table:table-cell>
          <table:table-cell office:value-type="float" office:value="14294324" calcext:value-type="float">
            <text:p>14294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19</text:p>
          </table:table-cell>
          <table:table-cell office:value-type="float" office:value="14294324" calcext:value-type="float">
            <text:p>14294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20</text:p>
          </table:table-cell>
          <table:table-cell office:value-type="float" office:value="14294324" calcext:value-type="float">
            <text:p>14294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21</text:p>
          </table:table-cell>
          <table:table-cell office:value-type="float" office:value="14294324" calcext:value-type="float">
            <text:p>14294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22</text:p>
          </table:table-cell>
          <table:table-cell office:value-type="float" office:value="14294324" calcext:value-type="float">
            <text:p>14294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23</text:p>
          </table:table-cell>
          <table:table-cell office:value-type="float" office:value="14294324" calcext:value-type="float">
            <text:p>14294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24</text:p>
          </table:table-cell>
          <table:table-cell office:value-type="float" office:value="14294324" calcext:value-type="float">
            <text:p>14294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25</text:p>
          </table:table-cell>
          <table:table-cell office:value-type="float" office:value="14294324" calcext:value-type="float">
            <text:p>14294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26</text:p>
          </table:table-cell>
          <table:table-cell office:value-type="float" office:value="14294324" calcext:value-type="float">
            <text:p>14294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27</text:p>
          </table:table-cell>
          <table:table-cell office:value-type="float" office:value="14294324" calcext:value-type="float">
            <text:p>14294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28</text:p>
          </table:table-cell>
          <table:table-cell office:value-type="float" office:value="14294324" calcext:value-type="float">
            <text:p>14294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29</text:p>
          </table:table-cell>
          <table:table-cell office:value-type="float" office:value="14294200" calcext:value-type="float">
            <text:p>14294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30</text:p>
          </table:table-cell>
          <table:table-cell office:value-type="float" office:value="14294200" calcext:value-type="float">
            <text:p>14294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31</text:p>
          </table:table-cell>
          <table:table-cell office:value-type="float" office:value="14294200" calcext:value-type="float">
            <text:p>14294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32</text:p>
          </table:table-cell>
          <table:table-cell office:value-type="float" office:value="14294200" calcext:value-type="float">
            <text:p>14294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33</text:p>
          </table:table-cell>
          <table:table-cell office:value-type="float" office:value="14294200" calcext:value-type="float">
            <text:p>14294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34</text:p>
          </table:table-cell>
          <table:table-cell office:value-type="float" office:value="14294200" calcext:value-type="float">
            <text:p>14294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35</text:p>
          </table:table-cell>
          <table:table-cell office:value-type="float" office:value="14294200" calcext:value-type="float">
            <text:p>14294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36</text:p>
          </table:table-cell>
          <table:table-cell office:value-type="float" office:value="14294200" calcext:value-type="float">
            <text:p>14294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37</text:p>
          </table:table-cell>
          <table:table-cell office:value-type="float" office:value="14294200" calcext:value-type="float">
            <text:p>14294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38</text:p>
          </table:table-cell>
          <table:table-cell office:value-type="float" office:value="14294220" calcext:value-type="float">
            <text:p>14294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39</text:p>
          </table:table-cell>
          <table:table-cell office:value-type="float" office:value="14294220" calcext:value-type="float">
            <text:p>14294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40</text:p>
          </table:table-cell>
          <table:table-cell office:value-type="float" office:value="14294220" calcext:value-type="float">
            <text:p>14294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41</text:p>
          </table:table-cell>
          <table:table-cell office:value-type="float" office:value="14294220" calcext:value-type="float">
            <text:p>14294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42</text:p>
          </table:table-cell>
          <table:table-cell office:value-type="float" office:value="14294220" calcext:value-type="float">
            <text:p>14294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43</text:p>
          </table:table-cell>
          <table:table-cell office:value-type="float" office:value="14294220" calcext:value-type="float">
            <text:p>14294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44</text:p>
          </table:table-cell>
          <table:table-cell office:value-type="float" office:value="14294224" calcext:value-type="float">
            <text:p>14294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45</text:p>
          </table:table-cell>
          <table:table-cell office:value-type="float" office:value="14294224" calcext:value-type="float">
            <text:p>14294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46</text:p>
          </table:table-cell>
          <table:table-cell office:value-type="float" office:value="14294224" calcext:value-type="float">
            <text:p>14294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47</text:p>
          </table:table-cell>
          <table:table-cell office:value-type="float" office:value="14294224" calcext:value-type="float">
            <text:p>14294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48</text:p>
          </table:table-cell>
          <table:table-cell office:value-type="float" office:value="14294224" calcext:value-type="float">
            <text:p>14294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49</text:p>
          </table:table-cell>
          <table:table-cell office:value-type="float" office:value="14294260" calcext:value-type="float">
            <text:p>14294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50</text:p>
          </table:table-cell>
          <table:table-cell office:value-type="float" office:value="14294260" calcext:value-type="float">
            <text:p>14294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51</text:p>
          </table:table-cell>
          <table:table-cell office:value-type="float" office:value="14294260" calcext:value-type="float">
            <text:p>14294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52</text:p>
          </table:table-cell>
          <table:table-cell office:value-type="float" office:value="14294260" calcext:value-type="float">
            <text:p>14294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53</text:p>
          </table:table-cell>
          <table:table-cell office:value-type="float" office:value="14294260" calcext:value-type="float">
            <text:p>14294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54</text:p>
          </table:table-cell>
          <table:table-cell office:value-type="float" office:value="14294272" calcext:value-type="float">
            <text:p>14294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55</text:p>
          </table:table-cell>
          <table:table-cell office:value-type="float" office:value="14294272" calcext:value-type="float">
            <text:p>14294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56</text:p>
          </table:table-cell>
          <table:table-cell office:value-type="float" office:value="14294272" calcext:value-type="float">
            <text:p>14294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57</text:p>
          </table:table-cell>
          <table:table-cell office:value-type="float" office:value="14294272" calcext:value-type="float">
            <text:p>14294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58</text:p>
          </table:table-cell>
          <table:table-cell office:value-type="float" office:value="14294272" calcext:value-type="float">
            <text:p>14294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4:59</text:p>
          </table:table-cell>
          <table:table-cell office:value-type="float" office:value="14294272" calcext:value-type="float">
            <text:p>14294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00</text:p>
          </table:table-cell>
          <table:table-cell office:value-type="float" office:value="14294276" calcext:value-type="float">
            <text:p>14294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01</text:p>
          </table:table-cell>
          <table:table-cell office:value-type="float" office:value="14293908" calcext:value-type="float">
            <text:p>14293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02</text:p>
          </table:table-cell>
          <table:table-cell office:value-type="float" office:value="14293908" calcext:value-type="float">
            <text:p>14293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03</text:p>
          </table:table-cell>
          <table:table-cell office:value-type="float" office:value="14293644" calcext:value-type="float">
            <text:p>14293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04</text:p>
          </table:table-cell>
          <table:table-cell office:value-type="float" office:value="14293644" calcext:value-type="float">
            <text:p>14293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05</text:p>
          </table:table-cell>
          <table:table-cell office:value-type="float" office:value="14293644" calcext:value-type="float">
            <text:p>14293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06</text:p>
          </table:table-cell>
          <table:table-cell office:value-type="float" office:value="14293644" calcext:value-type="float">
            <text:p>14293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07</text:p>
          </table:table-cell>
          <table:table-cell office:value-type="float" office:value="14293644" calcext:value-type="float">
            <text:p>14293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08</text:p>
          </table:table-cell>
          <table:table-cell office:value-type="float" office:value="14293644" calcext:value-type="float">
            <text:p>14293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09</text:p>
          </table:table-cell>
          <table:table-cell office:value-type="float" office:value="14293644" calcext:value-type="float">
            <text:p>14293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10</text:p>
          </table:table-cell>
          <table:table-cell office:value-type="float" office:value="14293560" calcext:value-type="float">
            <text:p>14293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11</text:p>
          </table:table-cell>
          <table:table-cell office:value-type="float" office:value="14293560" calcext:value-type="float">
            <text:p>14293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12</text:p>
          </table:table-cell>
          <table:table-cell office:value-type="float" office:value="14293560" calcext:value-type="float">
            <text:p>14293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13</text:p>
          </table:table-cell>
          <table:table-cell office:value-type="float" office:value="14293332" calcext:value-type="float">
            <text:p>14293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14</text:p>
          </table:table-cell>
          <table:table-cell office:value-type="float" office:value="14293332" calcext:value-type="float">
            <text:p>14293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15</text:p>
          </table:table-cell>
          <table:table-cell office:value-type="float" office:value="14293332" calcext:value-type="float">
            <text:p>14293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16</text:p>
          </table:table-cell>
          <table:table-cell office:value-type="float" office:value="14293332" calcext:value-type="float">
            <text:p>14293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17</text:p>
          </table:table-cell>
          <table:table-cell office:value-type="float" office:value="14293364" calcext:value-type="float">
            <text:p>14293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6225" calcext:value-type="float">
            <text:p>6225</text:p>
          </table:table-cell>
          <table:table-cell office:value-type="float" office:value="112960" calcext:value-type="float">
            <text:p>112960</text:p>
          </table:table-cell>
          <table:table-cell office:value-type="float" office:value="106709" calcext:value-type="float">
            <text:p>106709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367" calcext:value-type="float">
            <text:p>293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18</text:p>
          </table:table-cell>
          <table:table-cell office:value-type="float" office:value="14293364" calcext:value-type="float">
            <text:p>14293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0128" calcext:value-type="float">
            <text:p>240128</text:p>
          </table:table-cell>
          <table:table-cell office:value-type="float" office:value="212792" calcext:value-type="float">
            <text:p>21279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8477" calcext:value-type="float">
            <text:p>8477</text:p>
          </table:table-cell>
          <table:table-cell office:value-type="float" office:value="112960" calcext:value-type="float">
            <text:p>112960</text:p>
          </table:table-cell>
          <table:table-cell office:value-type="float" office:value="111143" calcext:value-type="float">
            <text:p>111143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29443" calcext:value-type="float">
            <text:p>2944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5" calcext:value-type="float">
            <text:p>305</text:p>
          </table:table-cell>
          <table:table-cell office:value-type="float" office:value="217" calcext:value-type="float">
            <text:p>217</text:p>
          </table:table-cell>
          <table:table-cell office:value-type="float" office:value="11446" calcext:value-type="float">
            <text:p>114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19</text:p>
          </table:table-cell>
          <table:table-cell office:value-type="float" office:value="14177176" calcext:value-type="float">
            <text:p>14177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356480" calcext:value-type="float">
            <text:p>356480</text:p>
          </table:table-cell>
          <table:table-cell office:value-type="float" office:value="329144" calcext:value-type="float">
            <text:p>329144</text:p>
          </table:table-cell>
          <table:table-cell office:value-type="float" office:value="27336" calcext:value-type="float">
            <text:p>27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9409" calcext:value-type="float">
            <text:p>9409</text:p>
          </table:table-cell>
          <table:table-cell office:value-type="float" office:value="229312" calcext:value-type="float">
            <text:p>229312</text:p>
          </table:table-cell>
          <table:table-cell office:value-type="float" office:value="226706" calcext:value-type="float">
            <text:p>226706</text:p>
          </table:table-cell>
          <table:table-cell office:value-type="float" office:value="376576" calcext:value-type="float">
            <text:p>376576</text:p>
          </table:table-cell>
          <table:table-cell office:value-type="float" office:value="13056" calcext:value-type="float">
            <text:p>13056</text:p>
          </table:table-cell>
          <table:table-cell office:value-type="float" office:value="30477" calcext:value-type="float">
            <text:p>3047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12" calcext:value-type="float">
            <text:p>412</text:p>
          </table:table-cell>
          <table:table-cell office:value-type="float" office:value="217" calcext:value-type="float">
            <text:p>217</text:p>
          </table:table-cell>
          <table:table-cell office:value-type="float" office:value="22194" calcext:value-type="float">
            <text:p>221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20</text:p>
          </table:table-cell>
          <table:table-cell office:value-type="float" office:value="14062512" calcext:value-type="float">
            <text:p>14062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471616" calcext:value-type="float">
            <text:p>471616</text:p>
          </table:table-cell>
          <table:table-cell office:value-type="float" office:value="444280" calcext:value-type="float">
            <text:p>444280</text:p>
          </table:table-cell>
          <table:table-cell office:value-type="float" office:value="27336" calcext:value-type="float">
            <text:p>27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13363" calcext:value-type="float">
            <text:p>13363</text:p>
          </table:table-cell>
          <table:table-cell office:value-type="float" office:value="344448" calcext:value-type="float">
            <text:p>344448</text:p>
          </table:table-cell>
          <table:table-cell office:value-type="float" office:value="340499" calcext:value-type="float">
            <text:p>340499</text:p>
          </table:table-cell>
          <table:table-cell office:value-type="float" office:value="565568" calcext:value-type="float">
            <text:p>565568</text:p>
          </table:table-cell>
          <table:table-cell office:value-type="float" office:value="13056" calcext:value-type="float">
            <text:p>13056</text:p>
          </table:table-cell>
          <table:table-cell office:value-type="float" office:value="31974" calcext:value-type="float">
            <text:p>3197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14" calcext:value-type="float">
            <text:p>514</text:p>
          </table:table-cell>
          <table:table-cell office:value-type="float" office:value="213" calcext:value-type="float">
            <text:p>213</text:p>
          </table:table-cell>
          <table:table-cell office:value-type="float" office:value="32773" calcext:value-type="float">
            <text:p>327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21</text:p>
          </table:table-cell>
          <table:table-cell office:value-type="float" office:value="13943224" calcext:value-type="float">
            <text:p>13943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56004" calcext:value-type="float">
            <text:p>2556004</text:p>
          </table:table-cell>
          <table:table-cell office:value-type="float" office:value="590848" calcext:value-type="float">
            <text:p>590848</text:p>
          </table:table-cell>
          <table:table-cell office:value-type="float" office:value="563512" calcext:value-type="float">
            <text:p>563512</text:p>
          </table:table-cell>
          <table:table-cell office:value-type="float" office:value="27336" calcext:value-type="float">
            <text:p>27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15204" calcext:value-type="float">
            <text:p>15204</text:p>
          </table:table-cell>
          <table:table-cell office:value-type="float" office:value="459456" calcext:value-type="float">
            <text:p>459456</text:p>
          </table:table-cell>
          <table:table-cell office:value-type="float" office:value="454156" calcext:value-type="float">
            <text:p>454156</text:p>
          </table:table-cell>
          <table:table-cell office:value-type="float" office:value="759168" calcext:value-type="float">
            <text:p>759168</text:p>
          </table:table-cell>
          <table:table-cell office:value-type="float" office:value="13056" calcext:value-type="float">
            <text:p>13056</text:p>
          </table:table-cell>
          <table:table-cell office:value-type="float" office:value="33013" calcext:value-type="float">
            <text:p>330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20" calcext:value-type="float">
            <text:p>620</text:p>
          </table:table-cell>
          <table:table-cell office:value-type="float" office:value="213" calcext:value-type="float">
            <text:p>213</text:p>
          </table:table-cell>
          <table:table-cell office:value-type="float" office:value="43344" calcext:value-type="float">
            <text:p>433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22</text:p>
          </table:table-cell>
          <table:table-cell office:value-type="float" office:value="13855560" calcext:value-type="float">
            <text:p>13855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677672" calcext:value-type="float">
            <text:p>677672</text:p>
          </table:table-cell>
          <table:table-cell office:value-type="float" office:value="650336" calcext:value-type="float">
            <text:p>650336</text:p>
          </table:table-cell>
          <table:table-cell office:value-type="float" office:value="27336" calcext:value-type="float">
            <text:p>27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3079" calcext:value-type="float">
            <text:p>13079</text:p>
          </table:table-cell>
          <table:table-cell office:value-type="float" office:value="543104" calcext:value-type="float">
            <text:p>543104</text:p>
          </table:table-cell>
          <table:table-cell office:value-type="float" office:value="536820" calcext:value-type="float">
            <text:p>536820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3981" calcext:value-type="float">
            <text:p>3398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31" calcext:value-type="float">
            <text:p>51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23</text:p>
          </table:table-cell>
          <table:table-cell office:value-type="float" office:value="13855560" calcext:value-type="float">
            <text:p>13855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677672" calcext:value-type="float">
            <text:p>677672</text:p>
          </table:table-cell>
          <table:table-cell office:value-type="float" office:value="650336" calcext:value-type="float">
            <text:p>650336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3079" calcext:value-type="float">
            <text:p>13079</text:p>
          </table:table-cell>
          <table:table-cell office:value-type="float" office:value="543104" calcext:value-type="float">
            <text:p>543104</text:p>
          </table:table-cell>
          <table:table-cell office:value-type="float" office:value="536820" calcext:value-type="float">
            <text:p>536820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3565" calcext:value-type="float">
            <text:p>335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31" calcext:value-type="float">
            <text:p>51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24</text:p>
          </table:table-cell>
          <table:table-cell office:value-type="float" office:value="13855560" calcext:value-type="float">
            <text:p>13855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677672" calcext:value-type="float">
            <text:p>677672</text:p>
          </table:table-cell>
          <table:table-cell office:value-type="float" office:value="650336" calcext:value-type="float">
            <text:p>650336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3079" calcext:value-type="float">
            <text:p>13079</text:p>
          </table:table-cell>
          <table:table-cell office:value-type="float" office:value="543104" calcext:value-type="float">
            <text:p>543104</text:p>
          </table:table-cell>
          <table:table-cell office:value-type="float" office:value="536820" calcext:value-type="float">
            <text:p>536820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3565" calcext:value-type="float">
            <text:p>335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31" calcext:value-type="float">
            <text:p>51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25</text:p>
          </table:table-cell>
          <table:table-cell office:value-type="float" office:value="13855560" calcext:value-type="float">
            <text:p>13855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677672" calcext:value-type="float">
            <text:p>677672</text:p>
          </table:table-cell>
          <table:table-cell office:value-type="float" office:value="650336" calcext:value-type="float">
            <text:p>650336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3079" calcext:value-type="float">
            <text:p>13079</text:p>
          </table:table-cell>
          <table:table-cell office:value-type="float" office:value="543104" calcext:value-type="float">
            <text:p>543104</text:p>
          </table:table-cell>
          <table:table-cell office:value-type="float" office:value="536820" calcext:value-type="float">
            <text:p>536820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3565" calcext:value-type="float">
            <text:p>335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31" calcext:value-type="float">
            <text:p>51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26</text:p>
          </table:table-cell>
          <table:table-cell office:value-type="float" office:value="13855560" calcext:value-type="float">
            <text:p>13855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677672" calcext:value-type="float">
            <text:p>677672</text:p>
          </table:table-cell>
          <table:table-cell office:value-type="float" office:value="650336" calcext:value-type="float">
            <text:p>650336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3079" calcext:value-type="float">
            <text:p>13079</text:p>
          </table:table-cell>
          <table:table-cell office:value-type="float" office:value="543104" calcext:value-type="float">
            <text:p>543104</text:p>
          </table:table-cell>
          <table:table-cell office:value-type="float" office:value="536820" calcext:value-type="float">
            <text:p>536820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3565" calcext:value-type="float">
            <text:p>335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31" calcext:value-type="float">
            <text:p>51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27</text:p>
          </table:table-cell>
          <table:table-cell office:value-type="float" office:value="13855532" calcext:value-type="float">
            <text:p>13855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677672" calcext:value-type="float">
            <text:p>677672</text:p>
          </table:table-cell>
          <table:table-cell office:value-type="float" office:value="650336" calcext:value-type="float">
            <text:p>650336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3079" calcext:value-type="float">
            <text:p>13079</text:p>
          </table:table-cell>
          <table:table-cell office:value-type="float" office:value="543104" calcext:value-type="float">
            <text:p>543104</text:p>
          </table:table-cell>
          <table:table-cell office:value-type="float" office:value="536820" calcext:value-type="float">
            <text:p>536820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3565" calcext:value-type="float">
            <text:p>335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31" calcext:value-type="float">
            <text:p>51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28</text:p>
          </table:table-cell>
          <table:table-cell office:value-type="float" office:value="13855532" calcext:value-type="float">
            <text:p>13855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677672" calcext:value-type="float">
            <text:p>677672</text:p>
          </table:table-cell>
          <table:table-cell office:value-type="float" office:value="650336" calcext:value-type="float">
            <text:p>650336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3079" calcext:value-type="float">
            <text:p>13079</text:p>
          </table:table-cell>
          <table:table-cell office:value-type="float" office:value="543104" calcext:value-type="float">
            <text:p>543104</text:p>
          </table:table-cell>
          <table:table-cell office:value-type="float" office:value="536820" calcext:value-type="float">
            <text:p>536820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3565" calcext:value-type="float">
            <text:p>335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31" calcext:value-type="float">
            <text:p>51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29</text:p>
          </table:table-cell>
          <table:table-cell office:value-type="float" office:value="13855532" calcext:value-type="float">
            <text:p>13855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677672" calcext:value-type="float">
            <text:p>677672</text:p>
          </table:table-cell>
          <table:table-cell office:value-type="float" office:value="650336" calcext:value-type="float">
            <text:p>650336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3079" calcext:value-type="float">
            <text:p>13079</text:p>
          </table:table-cell>
          <table:table-cell office:value-type="float" office:value="543104" calcext:value-type="float">
            <text:p>543104</text:p>
          </table:table-cell>
          <table:table-cell office:value-type="float" office:value="536820" calcext:value-type="float">
            <text:p>536820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3565" calcext:value-type="float">
            <text:p>335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31" calcext:value-type="float">
            <text:p>51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30</text:p>
          </table:table-cell>
          <table:table-cell office:value-type="float" office:value="13936404" calcext:value-type="float">
            <text:p>13936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596400" calcext:value-type="float">
            <text:p>596400</text:p>
          </table:table-cell>
          <table:table-cell office:value-type="float" office:value="569064" calcext:value-type="float">
            <text:p>569064</text:p>
          </table:table-cell>
          <table:table-cell office:value-type="float" office:value="27336" calcext:value-type="float">
            <text:p>27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1632" calcext:value-type="float">
            <text:p>11632</text:p>
          </table:table-cell>
          <table:table-cell office:value-type="float" office:value="461824" calcext:value-type="float">
            <text:p>461824</text:p>
          </table:table-cell>
          <table:table-cell office:value-type="float" office:value="450802" calcext:value-type="float">
            <text:p>450802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2780" calcext:value-type="float">
            <text:p>327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31" calcext:value-type="float">
            <text:p>43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31</text:p>
          </table:table-cell>
          <table:table-cell office:value-type="float" office:value="13936404" calcext:value-type="float">
            <text:p>13936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596400" calcext:value-type="float">
            <text:p>596400</text:p>
          </table:table-cell>
          <table:table-cell office:value-type="float" office:value="569064" calcext:value-type="float">
            <text:p>569064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1632" calcext:value-type="float">
            <text:p>11632</text:p>
          </table:table-cell>
          <table:table-cell office:value-type="float" office:value="461824" calcext:value-type="float">
            <text:p>461824</text:p>
          </table:table-cell>
          <table:table-cell office:value-type="float" office:value="450802" calcext:value-type="float">
            <text:p>450802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2780" calcext:value-type="float">
            <text:p>327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31" calcext:value-type="float">
            <text:p>43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32</text:p>
          </table:table-cell>
          <table:table-cell office:value-type="float" office:value="13936512" calcext:value-type="float">
            <text:p>13936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596400" calcext:value-type="float">
            <text:p>596400</text:p>
          </table:table-cell>
          <table:table-cell office:value-type="float" office:value="569064" calcext:value-type="float">
            <text:p>569064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1632" calcext:value-type="float">
            <text:p>11632</text:p>
          </table:table-cell>
          <table:table-cell office:value-type="float" office:value="461824" calcext:value-type="float">
            <text:p>461824</text:p>
          </table:table-cell>
          <table:table-cell office:value-type="float" office:value="450802" calcext:value-type="float">
            <text:p>450802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2780" calcext:value-type="float">
            <text:p>327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31" calcext:value-type="float">
            <text:p>43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33</text:p>
          </table:table-cell>
          <table:table-cell office:value-type="float" office:value="13936512" calcext:value-type="float">
            <text:p>13936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596400" calcext:value-type="float">
            <text:p>596400</text:p>
          </table:table-cell>
          <table:table-cell office:value-type="float" office:value="569064" calcext:value-type="float">
            <text:p>569064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1632" calcext:value-type="float">
            <text:p>11632</text:p>
          </table:table-cell>
          <table:table-cell office:value-type="float" office:value="461824" calcext:value-type="float">
            <text:p>461824</text:p>
          </table:table-cell>
          <table:table-cell office:value-type="float" office:value="450802" calcext:value-type="float">
            <text:p>450802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2780" calcext:value-type="float">
            <text:p>327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31" calcext:value-type="float">
            <text:p>43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34</text:p>
          </table:table-cell>
          <table:table-cell office:value-type="float" office:value="13936512" calcext:value-type="float">
            <text:p>13936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596400" calcext:value-type="float">
            <text:p>596400</text:p>
          </table:table-cell>
          <table:table-cell office:value-type="float" office:value="569064" calcext:value-type="float">
            <text:p>569064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1632" calcext:value-type="float">
            <text:p>11632</text:p>
          </table:table-cell>
          <table:table-cell office:value-type="float" office:value="461824" calcext:value-type="float">
            <text:p>461824</text:p>
          </table:table-cell>
          <table:table-cell office:value-type="float" office:value="450802" calcext:value-type="float">
            <text:p>450802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2780" calcext:value-type="float">
            <text:p>327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31" calcext:value-type="float">
            <text:p>43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35</text:p>
          </table:table-cell>
          <table:table-cell office:value-type="float" office:value="13936512" calcext:value-type="float">
            <text:p>13936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596400" calcext:value-type="float">
            <text:p>596400</text:p>
          </table:table-cell>
          <table:table-cell office:value-type="float" office:value="569064" calcext:value-type="float">
            <text:p>569064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1632" calcext:value-type="float">
            <text:p>11632</text:p>
          </table:table-cell>
          <table:table-cell office:value-type="float" office:value="461824" calcext:value-type="float">
            <text:p>461824</text:p>
          </table:table-cell>
          <table:table-cell office:value-type="float" office:value="450802" calcext:value-type="float">
            <text:p>450802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2780" calcext:value-type="float">
            <text:p>327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31" calcext:value-type="float">
            <text:p>43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36</text:p>
          </table:table-cell>
          <table:table-cell office:value-type="float" office:value="13936512" calcext:value-type="float">
            <text:p>13936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596400" calcext:value-type="float">
            <text:p>596400</text:p>
          </table:table-cell>
          <table:table-cell office:value-type="float" office:value="569064" calcext:value-type="float">
            <text:p>569064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1632" calcext:value-type="float">
            <text:p>11632</text:p>
          </table:table-cell>
          <table:table-cell office:value-type="float" office:value="461824" calcext:value-type="float">
            <text:p>461824</text:p>
          </table:table-cell>
          <table:table-cell office:value-type="float" office:value="450802" calcext:value-type="float">
            <text:p>450802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2780" calcext:value-type="float">
            <text:p>327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31" calcext:value-type="float">
            <text:p>43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37</text:p>
          </table:table-cell>
          <table:table-cell office:value-type="float" office:value="13936512" calcext:value-type="float">
            <text:p>13936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596400" calcext:value-type="float">
            <text:p>596400</text:p>
          </table:table-cell>
          <table:table-cell office:value-type="float" office:value="569064" calcext:value-type="float">
            <text:p>569064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1632" calcext:value-type="float">
            <text:p>11632</text:p>
          </table:table-cell>
          <table:table-cell office:value-type="float" office:value="461824" calcext:value-type="float">
            <text:p>461824</text:p>
          </table:table-cell>
          <table:table-cell office:value-type="float" office:value="450802" calcext:value-type="float">
            <text:p>450802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2780" calcext:value-type="float">
            <text:p>327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31" calcext:value-type="float">
            <text:p>43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38</text:p>
          </table:table-cell>
          <table:table-cell office:value-type="float" office:value="14022244" calcext:value-type="float">
            <text:p>14022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510456" calcext:value-type="float">
            <text:p>510456</text:p>
          </table:table-cell>
          <table:table-cell office:value-type="float" office:value="483120" calcext:value-type="float">
            <text:p>483120</text:p>
          </table:table-cell>
          <table:table-cell office:value-type="float" office:value="27336" calcext:value-type="float">
            <text:p>27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0166" calcext:value-type="float">
            <text:p>10166</text:p>
          </table:table-cell>
          <table:table-cell office:value-type="float" office:value="375872" calcext:value-type="float">
            <text:p>375872</text:p>
          </table:table-cell>
          <table:table-cell office:value-type="float" office:value="364787" calcext:value-type="float">
            <text:p>364787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1990" calcext:value-type="float">
            <text:p>319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31" calcext:value-type="float">
            <text:p>35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39</text:p>
          </table:table-cell>
          <table:table-cell office:value-type="float" office:value="14022628" calcext:value-type="float">
            <text:p>14022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510456" calcext:value-type="float">
            <text:p>510456</text:p>
          </table:table-cell>
          <table:table-cell office:value-type="float" office:value="483120" calcext:value-type="float">
            <text:p>483120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0166" calcext:value-type="float">
            <text:p>10166</text:p>
          </table:table-cell>
          <table:table-cell office:value-type="float" office:value="375872" calcext:value-type="float">
            <text:p>375872</text:p>
          </table:table-cell>
          <table:table-cell office:value-type="float" office:value="364787" calcext:value-type="float">
            <text:p>364787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1990" calcext:value-type="float">
            <text:p>319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31" calcext:value-type="float">
            <text:p>35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40</text:p>
          </table:table-cell>
          <table:table-cell office:value-type="float" office:value="14022632" calcext:value-type="float">
            <text:p>14022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510456" calcext:value-type="float">
            <text:p>510456</text:p>
          </table:table-cell>
          <table:table-cell office:value-type="float" office:value="483120" calcext:value-type="float">
            <text:p>483120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0166" calcext:value-type="float">
            <text:p>10166</text:p>
          </table:table-cell>
          <table:table-cell office:value-type="float" office:value="375872" calcext:value-type="float">
            <text:p>375872</text:p>
          </table:table-cell>
          <table:table-cell office:value-type="float" office:value="364787" calcext:value-type="float">
            <text:p>364787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1990" calcext:value-type="float">
            <text:p>319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31" calcext:value-type="float">
            <text:p>35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41</text:p>
          </table:table-cell>
          <table:table-cell office:value-type="float" office:value="14022632" calcext:value-type="float">
            <text:p>14022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510456" calcext:value-type="float">
            <text:p>510456</text:p>
          </table:table-cell>
          <table:table-cell office:value-type="float" office:value="483120" calcext:value-type="float">
            <text:p>483120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0166" calcext:value-type="float">
            <text:p>10166</text:p>
          </table:table-cell>
          <table:table-cell office:value-type="float" office:value="375872" calcext:value-type="float">
            <text:p>375872</text:p>
          </table:table-cell>
          <table:table-cell office:value-type="float" office:value="364787" calcext:value-type="float">
            <text:p>364787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1990" calcext:value-type="float">
            <text:p>319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31" calcext:value-type="float">
            <text:p>35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42</text:p>
          </table:table-cell>
          <table:table-cell office:value-type="float" office:value="14022632" calcext:value-type="float">
            <text:p>14022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510456" calcext:value-type="float">
            <text:p>510456</text:p>
          </table:table-cell>
          <table:table-cell office:value-type="float" office:value="483120" calcext:value-type="float">
            <text:p>483120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0166" calcext:value-type="float">
            <text:p>10166</text:p>
          </table:table-cell>
          <table:table-cell office:value-type="float" office:value="375872" calcext:value-type="float">
            <text:p>375872</text:p>
          </table:table-cell>
          <table:table-cell office:value-type="float" office:value="364787" calcext:value-type="float">
            <text:p>364787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1990" calcext:value-type="float">
            <text:p>319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31" calcext:value-type="float">
            <text:p>35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43</text:p>
          </table:table-cell>
          <table:table-cell office:value-type="float" office:value="14022756" calcext:value-type="float">
            <text:p>14022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510456" calcext:value-type="float">
            <text:p>510456</text:p>
          </table:table-cell>
          <table:table-cell office:value-type="float" office:value="483120" calcext:value-type="float">
            <text:p>483120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0166" calcext:value-type="float">
            <text:p>10166</text:p>
          </table:table-cell>
          <table:table-cell office:value-type="float" office:value="375872" calcext:value-type="float">
            <text:p>375872</text:p>
          </table:table-cell>
          <table:table-cell office:value-type="float" office:value="364787" calcext:value-type="float">
            <text:p>364787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1990" calcext:value-type="float">
            <text:p>319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31" calcext:value-type="float">
            <text:p>35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44</text:p>
          </table:table-cell>
          <table:table-cell office:value-type="float" office:value="14022756" calcext:value-type="float">
            <text:p>14022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510456" calcext:value-type="float">
            <text:p>510456</text:p>
          </table:table-cell>
          <table:table-cell office:value-type="float" office:value="483120" calcext:value-type="float">
            <text:p>483120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0166" calcext:value-type="float">
            <text:p>10166</text:p>
          </table:table-cell>
          <table:table-cell office:value-type="float" office:value="375872" calcext:value-type="float">
            <text:p>375872</text:p>
          </table:table-cell>
          <table:table-cell office:value-type="float" office:value="364787" calcext:value-type="float">
            <text:p>364787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1990" calcext:value-type="float">
            <text:p>319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31" calcext:value-type="float">
            <text:p>35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45</text:p>
          </table:table-cell>
          <table:table-cell office:value-type="float" office:value="14022632" calcext:value-type="float">
            <text:p>14022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510456" calcext:value-type="float">
            <text:p>510456</text:p>
          </table:table-cell>
          <table:table-cell office:value-type="float" office:value="483120" calcext:value-type="float">
            <text:p>483120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10166" calcext:value-type="float">
            <text:p>10166</text:p>
          </table:table-cell>
          <table:table-cell office:value-type="float" office:value="375872" calcext:value-type="float">
            <text:p>375872</text:p>
          </table:table-cell>
          <table:table-cell office:value-type="float" office:value="364787" calcext:value-type="float">
            <text:p>364787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1990" calcext:value-type="float">
            <text:p>319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31" calcext:value-type="float">
            <text:p>35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46</text:p>
          </table:table-cell>
          <table:table-cell office:value-type="float" office:value="14108172" calcext:value-type="float">
            <text:p>14108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424512" calcext:value-type="float">
            <text:p>424512</text:p>
          </table:table-cell>
          <table:table-cell office:value-type="float" office:value="397176" calcext:value-type="float">
            <text:p>397176</text:p>
          </table:table-cell>
          <table:table-cell office:value-type="float" office:value="27336" calcext:value-type="float">
            <text:p>27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8453" calcext:value-type="float">
            <text:p>8453</text:p>
          </table:table-cell>
          <table:table-cell office:value-type="float" office:value="289920" calcext:value-type="float">
            <text:p>289920</text:p>
          </table:table-cell>
          <table:table-cell office:value-type="float" office:value="278763" calcext:value-type="float">
            <text:p>278763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1203" calcext:value-type="float">
            <text:p>3120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31" calcext:value-type="float">
            <text:p>27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47</text:p>
          </table:table-cell>
          <table:table-cell office:value-type="float" office:value="14108316" calcext:value-type="float">
            <text:p>14108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424512" calcext:value-type="float">
            <text:p>424512</text:p>
          </table:table-cell>
          <table:table-cell office:value-type="float" office:value="397176" calcext:value-type="float">
            <text:p>397176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8681" calcext:value-type="float">
            <text:p>8681</text:p>
          </table:table-cell>
          <table:table-cell office:value-type="float" office:value="289920" calcext:value-type="float">
            <text:p>289920</text:p>
          </table:table-cell>
          <table:table-cell office:value-type="float" office:value="278763" calcext:value-type="float">
            <text:p>278763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1196" calcext:value-type="float">
            <text:p>311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31" calcext:value-type="float">
            <text:p>27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48</text:p>
          </table:table-cell>
          <table:table-cell office:value-type="float" office:value="14108316" calcext:value-type="float">
            <text:p>14108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424512" calcext:value-type="float">
            <text:p>424512</text:p>
          </table:table-cell>
          <table:table-cell office:value-type="float" office:value="397176" calcext:value-type="float">
            <text:p>397176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8681" calcext:value-type="float">
            <text:p>8681</text:p>
          </table:table-cell>
          <table:table-cell office:value-type="float" office:value="289920" calcext:value-type="float">
            <text:p>289920</text:p>
          </table:table-cell>
          <table:table-cell office:value-type="float" office:value="278763" calcext:value-type="float">
            <text:p>278763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1196" calcext:value-type="float">
            <text:p>311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31" calcext:value-type="float">
            <text:p>27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49</text:p>
          </table:table-cell>
          <table:table-cell office:value-type="float" office:value="14108316" calcext:value-type="float">
            <text:p>14108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424512" calcext:value-type="float">
            <text:p>424512</text:p>
          </table:table-cell>
          <table:table-cell office:value-type="float" office:value="397176" calcext:value-type="float">
            <text:p>397176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8681" calcext:value-type="float">
            <text:p>8681</text:p>
          </table:table-cell>
          <table:table-cell office:value-type="float" office:value="289920" calcext:value-type="float">
            <text:p>289920</text:p>
          </table:table-cell>
          <table:table-cell office:value-type="float" office:value="278763" calcext:value-type="float">
            <text:p>278763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1196" calcext:value-type="float">
            <text:p>311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31" calcext:value-type="float">
            <text:p>27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50</text:p>
          </table:table-cell>
          <table:table-cell office:value-type="float" office:value="14108316" calcext:value-type="float">
            <text:p>14108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424512" calcext:value-type="float">
            <text:p>424512</text:p>
          </table:table-cell>
          <table:table-cell office:value-type="float" office:value="397176" calcext:value-type="float">
            <text:p>397176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8681" calcext:value-type="float">
            <text:p>8681</text:p>
          </table:table-cell>
          <table:table-cell office:value-type="float" office:value="289920" calcext:value-type="float">
            <text:p>289920</text:p>
          </table:table-cell>
          <table:table-cell office:value-type="float" office:value="278764" calcext:value-type="float">
            <text:p>278764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1196" calcext:value-type="float">
            <text:p>311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31" calcext:value-type="float">
            <text:p>27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51</text:p>
          </table:table-cell>
          <table:table-cell office:value-type="float" office:value="14108316" calcext:value-type="float">
            <text:p>14108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424512" calcext:value-type="float">
            <text:p>424512</text:p>
          </table:table-cell>
          <table:table-cell office:value-type="float" office:value="397176" calcext:value-type="float">
            <text:p>397176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8681" calcext:value-type="float">
            <text:p>8681</text:p>
          </table:table-cell>
          <table:table-cell office:value-type="float" office:value="289920" calcext:value-type="float">
            <text:p>289920</text:p>
          </table:table-cell>
          <table:table-cell office:value-type="float" office:value="278764" calcext:value-type="float">
            <text:p>278764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1196" calcext:value-type="float">
            <text:p>311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31" calcext:value-type="float">
            <text:p>27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52</text:p>
          </table:table-cell>
          <table:table-cell office:value-type="float" office:value="14108316" calcext:value-type="float">
            <text:p>14108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424512" calcext:value-type="float">
            <text:p>424512</text:p>
          </table:table-cell>
          <table:table-cell office:value-type="float" office:value="397176" calcext:value-type="float">
            <text:p>397176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8681" calcext:value-type="float">
            <text:p>8681</text:p>
          </table:table-cell>
          <table:table-cell office:value-type="float" office:value="289920" calcext:value-type="float">
            <text:p>289920</text:p>
          </table:table-cell>
          <table:table-cell office:value-type="float" office:value="278764" calcext:value-type="float">
            <text:p>278764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1196" calcext:value-type="float">
            <text:p>311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31" calcext:value-type="float">
            <text:p>27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53</text:p>
          </table:table-cell>
          <table:table-cell office:value-type="float" office:value="14108316" calcext:value-type="float">
            <text:p>14108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424512" calcext:value-type="float">
            <text:p>424512</text:p>
          </table:table-cell>
          <table:table-cell office:value-type="float" office:value="397176" calcext:value-type="float">
            <text:p>397176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8681" calcext:value-type="float">
            <text:p>8681</text:p>
          </table:table-cell>
          <table:table-cell office:value-type="float" office:value="289920" calcext:value-type="float">
            <text:p>289920</text:p>
          </table:table-cell>
          <table:table-cell office:value-type="float" office:value="278764" calcext:value-type="float">
            <text:p>278764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1196" calcext:value-type="float">
            <text:p>311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31" calcext:value-type="float">
            <text:p>27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54</text:p>
          </table:table-cell>
          <table:table-cell office:value-type="float" office:value="14194116" calcext:value-type="float">
            <text:p>14194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9732" calcext:value-type="float">
            <text:p>2629732</text:p>
          </table:table-cell>
          <table:table-cell office:value-type="float" office:value="338584" calcext:value-type="float">
            <text:p>338584</text:p>
          </table:table-cell>
          <table:table-cell office:value-type="float" office:value="311248" calcext:value-type="float">
            <text:p>311248</text:p>
          </table:table-cell>
          <table:table-cell office:value-type="float" office:value="27336" calcext:value-type="float">
            <text:p>27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6968" calcext:value-type="float">
            <text:p>6968</text:p>
          </table:table-cell>
          <table:table-cell office:value-type="float" office:value="203968" calcext:value-type="float">
            <text:p>203968</text:p>
          </table:table-cell>
          <table:table-cell office:value-type="float" office:value="192736" calcext:value-type="float">
            <text:p>192736</text:p>
          </table:table-cell>
          <table:table-cell office:value-type="float" office:value="905216" calcext:value-type="float">
            <text:p>905216</text:p>
          </table:table-cell>
          <table:table-cell office:value-type="float" office:value="13056" calcext:value-type="float">
            <text:p>13056</text:p>
          </table:table-cell>
          <table:table-cell office:value-type="float" office:value="30505" calcext:value-type="float">
            <text:p>3050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31" calcext:value-type="float">
            <text:p>19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55</text:p>
          </table:table-cell>
          <table:table-cell office:value-type="float" office:value="14194372" calcext:value-type="float">
            <text:p>14194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9732" calcext:value-type="float">
            <text:p>2629732</text:p>
          </table:table-cell>
          <table:table-cell office:value-type="float" office:value="338584" calcext:value-type="float">
            <text:p>338584</text:p>
          </table:table-cell>
          <table:table-cell office:value-type="float" office:value="311248" calcext:value-type="float">
            <text:p>311248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7234" calcext:value-type="float">
            <text:p>7234</text:p>
          </table:table-cell>
          <table:table-cell office:value-type="float" office:value="203968" calcext:value-type="float">
            <text:p>203968</text:p>
          </table:table-cell>
          <table:table-cell office:value-type="float" office:value="192745" calcext:value-type="float">
            <text:p>192745</text:p>
          </table:table-cell>
          <table:table-cell office:value-type="float" office:value="882688" calcext:value-type="float">
            <text:p>882688</text:p>
          </table:table-cell>
          <table:table-cell office:value-type="float" office:value="13056" calcext:value-type="float">
            <text:p>13056</text:p>
          </table:table-cell>
          <table:table-cell office:value-type="float" office:value="30848" calcext:value-type="float">
            <text:p>308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31" calcext:value-type="float">
            <text:p>19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56</text:p>
          </table:table-cell>
          <table:table-cell office:value-type="float" office:value="14194372" calcext:value-type="float">
            <text:p>14194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9732" calcext:value-type="float">
            <text:p>2629732</text:p>
          </table:table-cell>
          <table:table-cell office:value-type="float" office:value="338584" calcext:value-type="float">
            <text:p>338584</text:p>
          </table:table-cell>
          <table:table-cell office:value-type="float" office:value="311248" calcext:value-type="float">
            <text:p>311248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7234" calcext:value-type="float">
            <text:p>7234</text:p>
          </table:table-cell>
          <table:table-cell office:value-type="float" office:value="203968" calcext:value-type="float">
            <text:p>203968</text:p>
          </table:table-cell>
          <table:table-cell office:value-type="float" office:value="192745" calcext:value-type="float">
            <text:p>192745</text:p>
          </table:table-cell>
          <table:table-cell office:value-type="float" office:value="882688" calcext:value-type="float">
            <text:p>882688</text:p>
          </table:table-cell>
          <table:table-cell office:value-type="float" office:value="13056" calcext:value-type="float">
            <text:p>13056</text:p>
          </table:table-cell>
          <table:table-cell office:value-type="float" office:value="30848" calcext:value-type="float">
            <text:p>308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31" calcext:value-type="float">
            <text:p>19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57</text:p>
          </table:table-cell>
          <table:table-cell office:value-type="float" office:value="14194380" calcext:value-type="float">
            <text:p>141943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9732" calcext:value-type="float">
            <text:p>2629732</text:p>
          </table:table-cell>
          <table:table-cell office:value-type="float" office:value="338584" calcext:value-type="float">
            <text:p>338584</text:p>
          </table:table-cell>
          <table:table-cell office:value-type="float" office:value="311248" calcext:value-type="float">
            <text:p>311248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7234" calcext:value-type="float">
            <text:p>7234</text:p>
          </table:table-cell>
          <table:table-cell office:value-type="float" office:value="203968" calcext:value-type="float">
            <text:p>203968</text:p>
          </table:table-cell>
          <table:table-cell office:value-type="float" office:value="192745" calcext:value-type="float">
            <text:p>192745</text:p>
          </table:table-cell>
          <table:table-cell office:value-type="float" office:value="882688" calcext:value-type="float">
            <text:p>882688</text:p>
          </table:table-cell>
          <table:table-cell office:value-type="float" office:value="13056" calcext:value-type="float">
            <text:p>13056</text:p>
          </table:table-cell>
          <table:table-cell office:value-type="float" office:value="30848" calcext:value-type="float">
            <text:p>308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31" calcext:value-type="float">
            <text:p>19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58</text:p>
          </table:table-cell>
          <table:table-cell office:value-type="float" office:value="14193140" calcext:value-type="float">
            <text:p>14193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9732" calcext:value-type="float">
            <text:p>2629732</text:p>
          </table:table-cell>
          <table:table-cell office:value-type="float" office:value="338584" calcext:value-type="float">
            <text:p>338584</text:p>
          </table:table-cell>
          <table:table-cell office:value-type="float" office:value="311248" calcext:value-type="float">
            <text:p>311248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7234" calcext:value-type="float">
            <text:p>7234</text:p>
          </table:table-cell>
          <table:table-cell office:value-type="float" office:value="203968" calcext:value-type="float">
            <text:p>203968</text:p>
          </table:table-cell>
          <table:table-cell office:value-type="float" office:value="192745" calcext:value-type="float">
            <text:p>192745</text:p>
          </table:table-cell>
          <table:table-cell office:value-type="float" office:value="882688" calcext:value-type="float">
            <text:p>882688</text:p>
          </table:table-cell>
          <table:table-cell office:value-type="float" office:value="13056" calcext:value-type="float">
            <text:p>13056</text:p>
          </table:table-cell>
          <table:table-cell office:value-type="float" office:value="30400" calcext:value-type="float">
            <text:p>304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31" calcext:value-type="float">
            <text:p>19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5:59</text:p>
          </table:table-cell>
          <table:table-cell office:value-type="float" office:value="14192900" calcext:value-type="float">
            <text:p>14192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9732" calcext:value-type="float">
            <text:p>2629732</text:p>
          </table:table-cell>
          <table:table-cell office:value-type="float" office:value="338584" calcext:value-type="float">
            <text:p>338584</text:p>
          </table:table-cell>
          <table:table-cell office:value-type="float" office:value="311248" calcext:value-type="float">
            <text:p>311248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7234" calcext:value-type="float">
            <text:p>7234</text:p>
          </table:table-cell>
          <table:table-cell office:value-type="float" office:value="203968" calcext:value-type="float">
            <text:p>203968</text:p>
          </table:table-cell>
          <table:table-cell office:value-type="float" office:value="192745" calcext:value-type="float">
            <text:p>192745</text:p>
          </table:table-cell>
          <table:table-cell office:value-type="float" office:value="882688" calcext:value-type="float">
            <text:p>882688</text:p>
          </table:table-cell>
          <table:table-cell office:value-type="float" office:value="13056" calcext:value-type="float">
            <text:p>13056</text:p>
          </table:table-cell>
          <table:table-cell office:value-type="float" office:value="30400" calcext:value-type="float">
            <text:p>304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31" calcext:value-type="float">
            <text:p>19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6:00</text:p>
          </table:table-cell>
          <table:table-cell office:value-type="float" office:value="14192900" calcext:value-type="float">
            <text:p>14192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9732" calcext:value-type="float">
            <text:p>2629732</text:p>
          </table:table-cell>
          <table:table-cell office:value-type="float" office:value="338584" calcext:value-type="float">
            <text:p>338584</text:p>
          </table:table-cell>
          <table:table-cell office:value-type="float" office:value="311248" calcext:value-type="float">
            <text:p>311248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7234" calcext:value-type="float">
            <text:p>7234</text:p>
          </table:table-cell>
          <table:table-cell office:value-type="float" office:value="203968" calcext:value-type="float">
            <text:p>203968</text:p>
          </table:table-cell>
          <table:table-cell office:value-type="float" office:value="192745" calcext:value-type="float">
            <text:p>192745</text:p>
          </table:table-cell>
          <table:table-cell office:value-type="float" office:value="882688" calcext:value-type="float">
            <text:p>882688</text:p>
          </table:table-cell>
          <table:table-cell office:value-type="float" office:value="13056" calcext:value-type="float">
            <text:p>13056</text:p>
          </table:table-cell>
          <table:table-cell office:value-type="float" office:value="30400" calcext:value-type="float">
            <text:p>304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31" calcext:value-type="float">
            <text:p>19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6:01</text:p>
          </table:table-cell>
          <table:table-cell office:value-type="float" office:value="14192900" calcext:value-type="float">
            <text:p>14192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9732" calcext:value-type="float">
            <text:p>2629732</text:p>
          </table:table-cell>
          <table:table-cell office:value-type="float" office:value="338584" calcext:value-type="float">
            <text:p>338584</text:p>
          </table:table-cell>
          <table:table-cell office:value-type="float" office:value="311248" calcext:value-type="float">
            <text:p>311248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7234" calcext:value-type="float">
            <text:p>7234</text:p>
          </table:table-cell>
          <table:table-cell office:value-type="float" office:value="203968" calcext:value-type="float">
            <text:p>203968</text:p>
          </table:table-cell>
          <table:table-cell office:value-type="float" office:value="192745" calcext:value-type="float">
            <text:p>192745</text:p>
          </table:table-cell>
          <table:table-cell office:value-type="float" office:value="882688" calcext:value-type="float">
            <text:p>882688</text:p>
          </table:table-cell>
          <table:table-cell office:value-type="float" office:value="13056" calcext:value-type="float">
            <text:p>13056</text:p>
          </table:table-cell>
          <table:table-cell office:value-type="float" office:value="30400" calcext:value-type="float">
            <text:p>304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31" calcext:value-type="float">
            <text:p>19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6:02</text:p>
          </table:table-cell>
          <table:table-cell office:value-type="float" office:value="14194388" calcext:value-type="float">
            <text:p>14194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9732" calcext:value-type="float">
            <text:p>2629732</text:p>
          </table:table-cell>
          <table:table-cell office:value-type="float" office:value="338584" calcext:value-type="float">
            <text:p>338584</text:p>
          </table:table-cell>
          <table:table-cell office:value-type="float" office:value="311248" calcext:value-type="float">
            <text:p>311248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648" calcext:value-type="float">
            <text:p>27648</text:p>
          </table:table-cell>
          <table:table-cell office:value-type="float" office:value="7234" calcext:value-type="float">
            <text:p>7234</text:p>
          </table:table-cell>
          <table:table-cell office:value-type="float" office:value="203968" calcext:value-type="float">
            <text:p>203968</text:p>
          </table:table-cell>
          <table:table-cell office:value-type="float" office:value="192745" calcext:value-type="float">
            <text:p>192745</text:p>
          </table:table-cell>
          <table:table-cell office:value-type="float" office:value="882688" calcext:value-type="float">
            <text:p>882688</text:p>
          </table:table-cell>
          <table:table-cell office:value-type="float" office:value="13056" calcext:value-type="float">
            <text:p>13056</text:p>
          </table:table-cell>
          <table:table-cell office:value-type="float" office:value="30400" calcext:value-type="float">
            <text:p>304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31" calcext:value-type="float">
            <text:p>19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6:03</text:p>
          </table:table-cell>
          <table:table-cell office:value-type="float" office:value="14392120" calcext:value-type="float">
            <text:p>14392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3636" calcext:value-type="float">
            <text:p>2113636</text:p>
          </table:table-cell>
          <table:table-cell office:value-type="float" office:value="141768" calcext:value-type="float">
            <text:p>141768</text:p>
          </table:table-cell>
          <table:table-cell office:value-type="float" office:value="114432" calcext:value-type="float">
            <text:p>114432</text:p>
          </table:table-cell>
          <table:table-cell office:value-type="float" office:value="27336" calcext:value-type="float">
            <text:p>27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336" calcext:value-type="float">
            <text:p>14336</text:p>
          </table:table-cell>
          <table:table-cell office:value-type="float" office:value="4124" calcext:value-type="float">
            <text:p>4124</text:p>
          </table:table-cell>
          <table:table-cell office:value-type="float" office:value="20928" calcext:value-type="float">
            <text:p>20928</text:p>
          </table:table-cell>
          <table:table-cell office:value-type="float" office:value="20698" calcext:value-type="float">
            <text:p>20698</text:p>
          </table:table-cell>
          <table:table-cell office:value-type="float" office:value="69824" calcext:value-type="float">
            <text:p>69824</text:p>
          </table:table-cell>
          <table:table-cell office:value-type="float" office:value="13056" calcext:value-type="float">
            <text:p>13056</text:p>
          </table:table-cell>
          <table:table-cell office:value-type="float" office:value="28746" calcext:value-type="float">
            <text:p>2874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31" calcext:value-type="float">
            <text:p>3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3-31 09:36:04</text:p>
          </table:table-cell>
          <table:table-cell office:value-type="float" office:value="14392120" calcext:value-type="float">
            <text:p>14392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3636" calcext:value-type="float">
            <text:p>2113636</text:p>
          </table:table-cell>
          <table:table-cell office:value-type="float" office:value="141768" calcext:value-type="float">
            <text:p>141768</text:p>
          </table:table-cell>
          <table:table-cell office:value-type="float" office:value="114432" calcext:value-type="float">
            <text:p>11443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336" calcext:value-type="float">
            <text:p>14336</text:p>
          </table:table-cell>
          <table:table-cell office:value-type="float" office:value="4124" calcext:value-type="float">
            <text:p>4124</text:p>
          </table:table-cell>
          <table:table-cell office:value-type="float" office:value="20928" calcext:value-type="float">
            <text:p>20928</text:p>
          </table:table-cell>
          <table:table-cell office:value-type="float" office:value="20698" calcext:value-type="float">
            <text:p>20698</text:p>
          </table:table-cell>
          <table:table-cell office:value-type="float" office:value="69824" calcext:value-type="float">
            <text:p>69824</text:p>
          </table:table-cell>
          <table:table-cell office:value-type="float" office:value="13056" calcext:value-type="float">
            <text:p>13056</text:p>
          </table:table-cell>
          <table:table-cell office:value-type="float" office:value="28746" calcext:value-type="float">
            <text:p>2874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31" calcext:value-type="float">
            <text:p>3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31T09:36:05" calcext:value-type="date">
            <text:p>03/31/20 09:36 AM</text:p>
          </table:table-cell>
          <table:table-cell office:value-type="float" office:value="14392184" calcext:value-type="float">
            <text:p>14392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3636" calcext:value-type="float">
            <text:p>2113636</text:p>
          </table:table-cell>
          <table:table-cell office:value-type="float" office:value="141768" calcext:value-type="float">
            <text:p>141768</text:p>
          </table:table-cell>
          <table:table-cell office:value-type="float" office:value="114432" calcext:value-type="float">
            <text:p>11443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336" calcext:value-type="float">
            <text:p>14336</text:p>
          </table:table-cell>
          <table:table-cell office:value-type="float" office:value="4124" calcext:value-type="float">
            <text:p>4124</text:p>
          </table:table-cell>
          <table:table-cell office:value-type="float" office:value="20928" calcext:value-type="float">
            <text:p>20928</text:p>
          </table:table-cell>
          <table:table-cell office:value-type="float" office:value="20698" calcext:value-type="float">
            <text:p>20698</text:p>
          </table:table-cell>
          <table:table-cell office:value-type="float" office:value="69824" calcext:value-type="float">
            <text:p>69824</text:p>
          </table:table-cell>
          <table:table-cell office:value-type="float" office:value="13056" calcext:value-type="float">
            <text:p>13056</text:p>
          </table:table-cell>
          <table:table-cell office:value-type="float" office:value="28746" calcext:value-type="float">
            <text:p>2874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31" calcext:value-type="float">
            <text:p>3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31T09:36:06" calcext:value-type="date">
            <text:p>03/31/20 09:36 AM</text:p>
          </table:table-cell>
          <table:table-cell office:value-type="float" office:value="14392184" calcext:value-type="float">
            <text:p>14392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3636" calcext:value-type="float">
            <text:p>2113636</text:p>
          </table:table-cell>
          <table:table-cell office:value-type="float" office:value="141768" calcext:value-type="float">
            <text:p>141768</text:p>
          </table:table-cell>
          <table:table-cell office:value-type="float" office:value="114432" calcext:value-type="float">
            <text:p>114432</text:p>
          </table:table-cell>
          <table:table-cell office:value-type="float" office:value="27336" calcext:value-type="float">
            <text:p>27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336" calcext:value-type="float">
            <text:p>14336</text:p>
          </table:table-cell>
          <table:table-cell office:value-type="float" office:value="4124" calcext:value-type="float">
            <text:p>4124</text:p>
          </table:table-cell>
          <table:table-cell office:value-type="float" office:value="20928" calcext:value-type="float">
            <text:p>20928</text:p>
          </table:table-cell>
          <table:table-cell office:value-type="float" office:value="20698" calcext:value-type="float">
            <text:p>20698</text:p>
          </table:table-cell>
          <table:table-cell office:value-type="float" office:value="69824" calcext:value-type="float">
            <text:p>69824</text:p>
          </table:table-cell>
          <table:table-cell office:value-type="float" office:value="13056" calcext:value-type="float">
            <text:p>13056</text:p>
          </table:table-cell>
          <table:table-cell office:value-type="float" office:value="28746" calcext:value-type="float">
            <text:p>2874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31" calcext:value-type="float">
            <text:p>3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42"/>
        </table:table-row>
        <table:table-row table:style-name="ro1">
          <table:table-cell table:style-name="ce2"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10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patched-aggressive" table:style-name="ta1">
        <table:table-column table:style-name="co29" table:number-columns-repeated="27" table:default-cell-style-name="Default"/>
        <table:table-column table:style-name="co29" table:number-columns-repeated="2" table:default-cell-style-name="ce4"/>
        <table:table-column table:style-name="co29" table:number-columns-repeated="12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 table:style-name="ce2" office:value-type="date" office:date-value="2020-03-31T09:36:07" calcext:value-type="date">
            <text:p>03/31/20 09:36 AM</text:p>
          </table:table-cell>
          <table:table-cell office:value-type="float" office:value="14439196" calcext:value-type="float">
            <text:p>144391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691304" calcext:value-type="float">
            <text:p>1691304</text:p>
          </table:table-cell>
          <table:table-cell office:value-type="float" office:value="87440" calcext:value-type="float">
            <text:p>87440</text:p>
          </table:table-cell>
          <table:table-cell office:value-type="float" office:value="69524" calcext:value-type="float">
            <text:p>69524</text:p>
          </table:table-cell>
          <table:table-cell office:value-type="float" office:value="17916" calcext:value-type="float">
            <text:p>179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1200" calcext:value-type="float">
            <text:p>51200</text:p>
          </table:table-cell>
          <table:table-cell office:value-type="float" office:value="1497" calcext:value-type="float">
            <text:p>1497</text:p>
          </table:table-cell>
          <table:table-cell office:value-type="float" office:value="3056" calcext:value-type="float">
            <text:p>3056</text:p>
          </table:table-cell>
          <table:table-cell office:value-type="float" office:value="3048" calcext:value-type="float">
            <text:p>3048</text:p>
          </table:table-cell>
          <table:table-cell office:value-type="float" office:value="21296" calcext:value-type="float">
            <text:p>21296</text:p>
          </table:table-cell>
          <table:table-cell office:value-type="float" office:value="7488" calcext:value-type="float">
            <text:p>7488</text:p>
          </table:table-cell>
          <table:table-cell office:value-type="float" office:value="22020" calcext:value-type="float">
            <text:p>220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31T09:36:08" calcext:value-type="date">
            <text:p>03/31/20 09:36 AM</text:p>
          </table:table-cell>
          <table:table-cell office:value-type="float" office:value="14295492" calcext:value-type="float">
            <text:p>14295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3636" calcext:value-type="float">
            <text:p>2113636</text:p>
          </table:table-cell>
          <table:table-cell office:value-type="float" office:value="175540" calcext:value-type="float">
            <text:p>175540</text:p>
          </table:table-cell>
          <table:table-cell office:value-type="float" office:value="148224" calcext:value-type="float">
            <text:p>148224</text:p>
          </table:table-cell>
          <table:table-cell office:value-type="float" office:value="27316" calcext:value-type="float">
            <text:p>27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424" calcext:value-type="float">
            <text:p>54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1200" calcext:value-type="float">
            <text:p>51200</text:p>
          </table:table-cell>
          <table:table-cell office:value-type="float" office:value="33428" calcext:value-type="float">
            <text:p>33428</text:p>
          </table:table-cell>
          <table:table-cell office:value-type="float" office:value="20256" calcext:value-type="float">
            <text:p>20256</text:p>
          </table:table-cell>
          <table:table-cell office:value-type="float" office:value="20117" calcext:value-type="float">
            <text:p>20117</text:p>
          </table:table-cell>
          <table:table-cell office:value-type="float" office:value="21296" calcext:value-type="float">
            <text:p>21296</text:p>
          </table:table-cell>
          <table:table-cell office:value-type="float" office:value="11072" calcext:value-type="float">
            <text:p>11072</text:p>
          </table:table-cell>
          <table:table-cell office:value-type="float" office:value="98894" calcext:value-type="float">
            <text:p>9889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600" calcext:value-type="float">
            <text:p>23600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34" calcext:value-type="float">
            <text:p>3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09" calcext:value-type="date">
            <text:p>03/31/20 09:36 AM</text:p>
          </table:table-cell>
          <table:table-cell office:value-type="float" office:value="14343856" calcext:value-type="float">
            <text:p>14343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3636" calcext:value-type="float">
            <text:p>2113636</text:p>
          </table:table-cell>
          <table:table-cell office:value-type="float" office:value="144324" calcext:value-type="float">
            <text:p>144324</text:p>
          </table:table-cell>
          <table:table-cell office:value-type="float" office:value="116944" calcext:value-type="float">
            <text:p>116944</text:p>
          </table:table-cell>
          <table:table-cell office:value-type="float" office:value="27380" calcext:value-type="float">
            <text:p>27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93" calcext:value-type="float">
            <text:p>219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408" calcext:value-type="float">
            <text:p>17408</text:p>
          </table:table-cell>
          <table:table-cell office:value-type="float" office:value="4473" calcext:value-type="float">
            <text:p>4473</text:p>
          </table:table-cell>
          <table:table-cell office:value-type="float" office:value="20864" calcext:value-type="float">
            <text:p>20864</text:p>
          </table:table-cell>
          <table:table-cell office:value-type="float" office:value="20718" calcext:value-type="float">
            <text:p>20718</text:p>
          </table:table-cell>
          <table:table-cell office:value-type="float" office:value="34784" calcext:value-type="float">
            <text:p>34784</text:p>
          </table:table-cell>
          <table:table-cell office:value-type="float" office:value="12800" calcext:value-type="float">
            <text:p>12800</text:p>
          </table:table-cell>
          <table:table-cell office:value-type="float" office:value="58199" calcext:value-type="float">
            <text:p>5819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00" calcext:value-type="float">
            <text:p>23600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35" calcext:value-type="float">
            <text:p>3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10" calcext:value-type="date">
            <text:p>03/31/20 09:36 AM</text:p>
          </table:table-cell>
          <table:table-cell office:value-type="float" office:value="14343856" calcext:value-type="float">
            <text:p>14343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3636" calcext:value-type="float">
            <text:p>2113636</text:p>
          </table:table-cell>
          <table:table-cell office:value-type="float" office:value="144324" calcext:value-type="float">
            <text:p>144324</text:p>
          </table:table-cell>
          <table:table-cell office:value-type="float" office:value="116944" calcext:value-type="float">
            <text:p>116944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408" calcext:value-type="float">
            <text:p>17408</text:p>
          </table:table-cell>
          <table:table-cell office:value-type="float" office:value="4473" calcext:value-type="float">
            <text:p>4473</text:p>
          </table:table-cell>
          <table:table-cell office:value-type="float" office:value="20864" calcext:value-type="float">
            <text:p>20864</text:p>
          </table:table-cell>
          <table:table-cell office:value-type="float" office:value="20718" calcext:value-type="float">
            <text:p>20718</text:p>
          </table:table-cell>
          <table:table-cell office:value-type="float" office:value="34784" calcext:value-type="float">
            <text:p>34784</text:p>
          </table:table-cell>
          <table:table-cell office:value-type="float" office:value="12800" calcext:value-type="float">
            <text:p>12800</text:p>
          </table:table-cell>
          <table:table-cell office:value-type="float" office:value="58199" calcext:value-type="float">
            <text:p>5819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00" calcext:value-type="float">
            <text:p>23600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35" calcext:value-type="float">
            <text:p>3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11" calcext:value-type="date">
            <text:p>03/31/20 09:36 AM</text:p>
          </table:table-cell>
          <table:table-cell office:value-type="float" office:value="14343856" calcext:value-type="float">
            <text:p>14343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3636" calcext:value-type="float">
            <text:p>2113636</text:p>
          </table:table-cell>
          <table:table-cell office:value-type="float" office:value="144324" calcext:value-type="float">
            <text:p>144324</text:p>
          </table:table-cell>
          <table:table-cell office:value-type="float" office:value="116944" calcext:value-type="float">
            <text:p>116944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408" calcext:value-type="float">
            <text:p>17408</text:p>
          </table:table-cell>
          <table:table-cell office:value-type="float" office:value="4473" calcext:value-type="float">
            <text:p>4473</text:p>
          </table:table-cell>
          <table:table-cell office:value-type="float" office:value="20864" calcext:value-type="float">
            <text:p>20864</text:p>
          </table:table-cell>
          <table:table-cell office:value-type="float" office:value="20718" calcext:value-type="float">
            <text:p>20718</text:p>
          </table:table-cell>
          <table:table-cell office:value-type="float" office:value="34784" calcext:value-type="float">
            <text:p>34784</text:p>
          </table:table-cell>
          <table:table-cell office:value-type="float" office:value="12800" calcext:value-type="float">
            <text:p>12800</text:p>
          </table:table-cell>
          <table:table-cell office:value-type="float" office:value="58199" calcext:value-type="float">
            <text:p>5819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00" calcext:value-type="float">
            <text:p>23600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35" calcext:value-type="float">
            <text:p>3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12" calcext:value-type="date">
            <text:p>03/31/20 09:36 AM</text:p>
          </table:table-cell>
          <table:table-cell office:value-type="float" office:value="14343856" calcext:value-type="float">
            <text:p>14343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3636" calcext:value-type="float">
            <text:p>2113636</text:p>
          </table:table-cell>
          <table:table-cell office:value-type="float" office:value="144324" calcext:value-type="float">
            <text:p>144324</text:p>
          </table:table-cell>
          <table:table-cell office:value-type="float" office:value="116944" calcext:value-type="float">
            <text:p>116944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408" calcext:value-type="float">
            <text:p>17408</text:p>
          </table:table-cell>
          <table:table-cell office:value-type="float" office:value="4473" calcext:value-type="float">
            <text:p>4473</text:p>
          </table:table-cell>
          <table:table-cell office:value-type="float" office:value="20864" calcext:value-type="float">
            <text:p>20864</text:p>
          </table:table-cell>
          <table:table-cell office:value-type="float" office:value="20718" calcext:value-type="float">
            <text:p>20718</text:p>
          </table:table-cell>
          <table:table-cell office:value-type="float" office:value="34784" calcext:value-type="float">
            <text:p>34784</text:p>
          </table:table-cell>
          <table:table-cell office:value-type="float" office:value="12800" calcext:value-type="float">
            <text:p>12800</text:p>
          </table:table-cell>
          <table:table-cell office:value-type="float" office:value="58199" calcext:value-type="float">
            <text:p>5819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00" calcext:value-type="float">
            <text:p>23600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35" calcext:value-type="float">
            <text:p>3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13" calcext:value-type="date">
            <text:p>03/31/20 09:36 AM</text:p>
          </table:table-cell>
          <table:table-cell office:value-type="float" office:value="14335672" calcext:value-type="float">
            <text:p>14335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0020" calcext:value-type="float">
            <text:p>2130020</text:p>
          </table:table-cell>
          <table:table-cell office:value-type="float" office:value="153080" calcext:value-type="float">
            <text:p>153080</text:p>
          </table:table-cell>
          <table:table-cell office:value-type="float" office:value="125700" calcext:value-type="float">
            <text:p>125700</text:p>
          </table:table-cell>
          <table:table-cell office:value-type="float" office:value="27380" calcext:value-type="float">
            <text:p>27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408" calcext:value-type="float">
            <text:p>17408</text:p>
          </table:table-cell>
          <table:table-cell office:value-type="float" office:value="5306" calcext:value-type="float">
            <text:p>5306</text:p>
          </table:table-cell>
          <table:table-cell office:value-type="float" office:value="34176" calcext:value-type="float">
            <text:p>34176</text:p>
          </table:table-cell>
          <table:table-cell office:value-type="float" office:value="33866" calcext:value-type="float">
            <text:p>33866</text:p>
          </table:table-cell>
          <table:table-cell office:value-type="float" office:value="34784" calcext:value-type="float">
            <text:p>34784</text:p>
          </table:table-cell>
          <table:table-cell office:value-type="float" office:value="12928" calcext:value-type="float">
            <text:p>12928</text:p>
          </table:table-cell>
          <table:table-cell office:value-type="float" office:value="33244" calcext:value-type="float">
            <text:p>332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233" calcext:value-type="float">
            <text:p>233</text:p>
          </table:table-cell>
          <table:table-cell office:value-type="float" office:value="217" calcext:value-type="float">
            <text:p>217</text:p>
          </table:table-cell>
          <table:table-cell office:value-type="float" office:value="4258" calcext:value-type="float">
            <text:p>42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14" calcext:value-type="date">
            <text:p>03/31/20 09:36 AM</text:p>
          </table:table-cell>
          <table:table-cell office:value-type="float" office:value="14225816" calcext:value-type="float">
            <text:p>14225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36516" calcext:value-type="float">
            <text:p>2236516</text:p>
          </table:table-cell>
          <table:table-cell office:value-type="float" office:value="262900" calcext:value-type="float">
            <text:p>262900</text:p>
          </table:table-cell>
          <table:table-cell office:value-type="float" office:value="235520" calcext:value-type="float">
            <text:p>235520</text:p>
          </table:table-cell>
          <table:table-cell office:value-type="float" office:value="27380" calcext:value-type="float">
            <text:p>27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408" calcext:value-type="float">
            <text:p>17408</text:p>
          </table:table-cell>
          <table:table-cell office:value-type="float" office:value="8093" calcext:value-type="float">
            <text:p>8093</text:p>
          </table:table-cell>
          <table:table-cell office:value-type="float" office:value="142256" calcext:value-type="float">
            <text:p>142256</text:p>
          </table:table-cell>
          <table:table-cell office:value-type="float" office:value="140690" calcext:value-type="float">
            <text:p>140690</text:p>
          </table:table-cell>
          <table:table-cell office:value-type="float" office:value="152704" calcext:value-type="float">
            <text:p>152704</text:p>
          </table:table-cell>
          <table:table-cell office:value-type="float" office:value="12928" calcext:value-type="float">
            <text:p>12928</text:p>
          </table:table-cell>
          <table:table-cell office:value-type="float" office:value="34535" calcext:value-type="float">
            <text:p>345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32" calcext:value-type="float">
            <text:p>332</text:p>
          </table:table-cell>
          <table:table-cell office:value-type="float" office:value="217" calcext:value-type="float">
            <text:p>217</text:p>
          </table:table-cell>
          <table:table-cell office:value-type="float" office:value="14193" calcext:value-type="float">
            <text:p>14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15" calcext:value-type="date">
            <text:p>03/31/20 09:36 AM</text:p>
          </table:table-cell>
          <table:table-cell office:value-type="float" office:value="14114344" calcext:value-type="float">
            <text:p>14114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3012" calcext:value-type="float">
            <text:p>2343012</text:p>
          </table:table-cell>
          <table:table-cell office:value-type="float" office:value="374492" calcext:value-type="float">
            <text:p>374492</text:p>
          </table:table-cell>
          <table:table-cell office:value-type="float" office:value="347112" calcext:value-type="float">
            <text:p>347112</text:p>
          </table:table-cell>
          <table:table-cell office:value-type="float" office:value="27380" calcext:value-type="float">
            <text:p>27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456" calcext:value-type="float">
            <text:p>19456</text:p>
          </table:table-cell>
          <table:table-cell office:value-type="float" office:value="10881" calcext:value-type="float">
            <text:p>10881</text:p>
          </table:table-cell>
          <table:table-cell office:value-type="float" office:value="250016" calcext:value-type="float">
            <text:p>250016</text:p>
          </table:table-cell>
          <table:table-cell office:value-type="float" office:value="247187" calcext:value-type="float">
            <text:p>247187</text:p>
          </table:table-cell>
          <table:table-cell office:value-type="float" office:value="410784" calcext:value-type="float">
            <text:p>410784</text:p>
          </table:table-cell>
          <table:table-cell office:value-type="float" office:value="12928" calcext:value-type="float">
            <text:p>12928</text:p>
          </table:table-cell>
          <table:table-cell office:value-type="float" office:value="35796" calcext:value-type="float">
            <text:p>357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31" calcext:value-type="float">
            <text:p>431</text:p>
          </table:table-cell>
          <table:table-cell office:value-type="float" office:value="217" calcext:value-type="float">
            <text:p>217</text:p>
          </table:table-cell>
          <table:table-cell office:value-type="float" office:value="24097" calcext:value-type="float">
            <text:p>24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16" calcext:value-type="date">
            <text:p>03/31/20 09:36 AM</text:p>
          </table:table-cell>
          <table:table-cell office:value-type="float" office:value="14004356" calcext:value-type="float">
            <text:p>14004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49508" calcext:value-type="float">
            <text:p>2449508</text:p>
          </table:table-cell>
          <table:table-cell office:value-type="float" office:value="484052" calcext:value-type="float">
            <text:p>484052</text:p>
          </table:table-cell>
          <table:table-cell office:value-type="float" office:value="456672" calcext:value-type="float">
            <text:p>456672</text:p>
          </table:table-cell>
          <table:table-cell office:value-type="float" office:value="27380" calcext:value-type="float">
            <text:p>27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528" calcext:value-type="float">
            <text:p>22528</text:p>
          </table:table-cell>
          <table:table-cell office:value-type="float" office:value="13499" calcext:value-type="float">
            <text:p>13499</text:p>
          </table:table-cell>
          <table:table-cell office:value-type="float" office:value="354992" calcext:value-type="float">
            <text:p>354992</text:p>
          </table:table-cell>
          <table:table-cell office:value-type="float" office:value="350935" calcext:value-type="float">
            <text:p>350935</text:p>
          </table:table-cell>
          <table:table-cell office:value-type="float" office:value="566880" calcext:value-type="float">
            <text:p>566880</text:p>
          </table:table-cell>
          <table:table-cell office:value-type="float" office:value="12928" calcext:value-type="float">
            <text:p>12928</text:p>
          </table:table-cell>
          <table:table-cell office:value-type="float" office:value="37031" calcext:value-type="float">
            <text:p>370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28" calcext:value-type="float">
            <text:p>528</text:p>
          </table:table-cell>
          <table:table-cell office:value-type="float" office:value="217" calcext:value-type="float">
            <text:p>217</text:p>
          </table:table-cell>
          <table:table-cell office:value-type="float" office:value="33745" calcext:value-type="float">
            <text:p>337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17" calcext:value-type="date">
            <text:p>03/31/20 09:36 AM</text:p>
          </table:table-cell>
          <table:table-cell office:value-type="float" office:value="13897716" calcext:value-type="float">
            <text:p>13897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90416" calcext:value-type="float">
            <text:p>590416</text:p>
          </table:table-cell>
          <table:table-cell office:value-type="float" office:value="563036" calcext:value-type="float">
            <text:p>563036</text:p>
          </table:table-cell>
          <table:table-cell office:value-type="float" office:value="27380" calcext:value-type="float">
            <text:p>27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2127" calcext:value-type="float">
            <text:p>12127</text:p>
          </table:table-cell>
          <table:table-cell office:value-type="float" office:value="456064" calcext:value-type="float">
            <text:p>456064</text:p>
          </table:table-cell>
          <table:table-cell office:value-type="float" office:value="450828" calcext:value-type="float">
            <text:p>450828</text:p>
          </table:table-cell>
          <table:table-cell office:value-type="float" office:value="760112" calcext:value-type="float">
            <text:p>760112</text:p>
          </table:table-cell>
          <table:table-cell office:value-type="float" office:value="12928" calcext:value-type="float">
            <text:p>12928</text:p>
          </table:table-cell>
          <table:table-cell office:value-type="float" office:value="38212" calcext:value-type="float">
            <text:p>382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35" calcext:value-type="float">
            <text:p>43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18" calcext:value-type="date">
            <text:p>03/31/20 09:36 AM</text:p>
          </table:table-cell>
          <table:table-cell office:value-type="float" office:value="13897468" calcext:value-type="float">
            <text:p>13897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90416" calcext:value-type="float">
            <text:p>590416</text:p>
          </table:table-cell>
          <table:table-cell office:value-type="float" office:value="563036" calcext:value-type="float">
            <text:p>563036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2127" calcext:value-type="float">
            <text:p>12127</text:p>
          </table:table-cell>
          <table:table-cell office:value-type="float" office:value="456064" calcext:value-type="float">
            <text:p>456064</text:p>
          </table:table-cell>
          <table:table-cell office:value-type="float" office:value="450828" calcext:value-type="float">
            <text:p>450828</text:p>
          </table:table-cell>
          <table:table-cell office:value-type="float" office:value="760112" calcext:value-type="float">
            <text:p>760112</text:p>
          </table:table-cell>
          <table:table-cell office:value-type="float" office:value="12928" calcext:value-type="float">
            <text:p>12928</text:p>
          </table:table-cell>
          <table:table-cell office:value-type="float" office:value="32517" calcext:value-type="float">
            <text:p>325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35" calcext:value-type="float">
            <text:p>43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19" calcext:value-type="date">
            <text:p>03/31/20 09:36 AM</text:p>
          </table:table-cell>
          <table:table-cell office:value-type="float" office:value="13897468" calcext:value-type="float">
            <text:p>13897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90416" calcext:value-type="float">
            <text:p>590416</text:p>
          </table:table-cell>
          <table:table-cell office:value-type="float" office:value="563036" calcext:value-type="float">
            <text:p>563036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2127" calcext:value-type="float">
            <text:p>12127</text:p>
          </table:table-cell>
          <table:table-cell office:value-type="float" office:value="456064" calcext:value-type="float">
            <text:p>456064</text:p>
          </table:table-cell>
          <table:table-cell office:value-type="float" office:value="450828" calcext:value-type="float">
            <text:p>450828</text:p>
          </table:table-cell>
          <table:table-cell office:value-type="float" office:value="760112" calcext:value-type="float">
            <text:p>760112</text:p>
          </table:table-cell>
          <table:table-cell office:value-type="float" office:value="12928" calcext:value-type="float">
            <text:p>12928</text:p>
          </table:table-cell>
          <table:table-cell office:value-type="float" office:value="32517" calcext:value-type="float">
            <text:p>325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35" calcext:value-type="float">
            <text:p>43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20" calcext:value-type="date">
            <text:p>03/31/20 09:36 AM</text:p>
          </table:table-cell>
          <table:table-cell office:value-type="float" office:value="13897436" calcext:value-type="float">
            <text:p>13897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90416" calcext:value-type="float">
            <text:p>590416</text:p>
          </table:table-cell>
          <table:table-cell office:value-type="float" office:value="563036" calcext:value-type="float">
            <text:p>563036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2127" calcext:value-type="float">
            <text:p>12127</text:p>
          </table:table-cell>
          <table:table-cell office:value-type="float" office:value="456064" calcext:value-type="float">
            <text:p>456064</text:p>
          </table:table-cell>
          <table:table-cell office:value-type="float" office:value="450828" calcext:value-type="float">
            <text:p>450828</text:p>
          </table:table-cell>
          <table:table-cell office:value-type="float" office:value="760112" calcext:value-type="float">
            <text:p>760112</text:p>
          </table:table-cell>
          <table:table-cell office:value-type="float" office:value="12928" calcext:value-type="float">
            <text:p>12928</text:p>
          </table:table-cell>
          <table:table-cell office:value-type="float" office:value="32517" calcext:value-type="float">
            <text:p>325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35" calcext:value-type="float">
            <text:p>43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21" calcext:value-type="date">
            <text:p>03/31/20 09:36 AM</text:p>
          </table:table-cell>
          <table:table-cell office:value-type="float" office:value="13895204" calcext:value-type="float">
            <text:p>13895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90416" calcext:value-type="float">
            <text:p>590416</text:p>
          </table:table-cell>
          <table:table-cell office:value-type="float" office:value="563036" calcext:value-type="float">
            <text:p>563036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2127" calcext:value-type="float">
            <text:p>12127</text:p>
          </table:table-cell>
          <table:table-cell office:value-type="float" office:value="456064" calcext:value-type="float">
            <text:p>456064</text:p>
          </table:table-cell>
          <table:table-cell office:value-type="float" office:value="450828" calcext:value-type="float">
            <text:p>450828</text:p>
          </table:table-cell>
          <table:table-cell office:value-type="float" office:value="760112" calcext:value-type="float">
            <text:p>760112</text:p>
          </table:table-cell>
          <table:table-cell office:value-type="float" office:value="12928" calcext:value-type="float">
            <text:p>12928</text:p>
          </table:table-cell>
          <table:table-cell office:value-type="float" office:value="32517" calcext:value-type="float">
            <text:p>325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35" calcext:value-type="float">
            <text:p>43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22" calcext:value-type="date">
            <text:p>03/31/20 09:36 AM</text:p>
          </table:table-cell>
          <table:table-cell office:value-type="float" office:value="13896692" calcext:value-type="float">
            <text:p>13896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90416" calcext:value-type="float">
            <text:p>590416</text:p>
          </table:table-cell>
          <table:table-cell office:value-type="float" office:value="563036" calcext:value-type="float">
            <text:p>563036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2127" calcext:value-type="float">
            <text:p>12127</text:p>
          </table:table-cell>
          <table:table-cell office:value-type="float" office:value="456064" calcext:value-type="float">
            <text:p>456064</text:p>
          </table:table-cell>
          <table:table-cell office:value-type="float" office:value="450828" calcext:value-type="float">
            <text:p>450828</text:p>
          </table:table-cell>
          <table:table-cell office:value-type="float" office:value="760112" calcext:value-type="float">
            <text:p>760112</text:p>
          </table:table-cell>
          <table:table-cell office:value-type="float" office:value="12928" calcext:value-type="float">
            <text:p>12928</text:p>
          </table:table-cell>
          <table:table-cell office:value-type="float" office:value="32517" calcext:value-type="float">
            <text:p>325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35" calcext:value-type="float">
            <text:p>43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23" calcext:value-type="date">
            <text:p>03/31/20 09:36 AM</text:p>
          </table:table-cell>
          <table:table-cell office:value-type="float" office:value="13902292" calcext:value-type="float">
            <text:p>13902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90416" calcext:value-type="float">
            <text:p>590416</text:p>
          </table:table-cell>
          <table:table-cell office:value-type="float" office:value="563036" calcext:value-type="float">
            <text:p>563036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2127" calcext:value-type="float">
            <text:p>12127</text:p>
          </table:table-cell>
          <table:table-cell office:value-type="float" office:value="456064" calcext:value-type="float">
            <text:p>456064</text:p>
          </table:table-cell>
          <table:table-cell office:value-type="float" office:value="450828" calcext:value-type="float">
            <text:p>450828</text:p>
          </table:table-cell>
          <table:table-cell office:value-type="float" office:value="760112" calcext:value-type="float">
            <text:p>760112</text:p>
          </table:table-cell>
          <table:table-cell office:value-type="float" office:value="12928" calcext:value-type="float">
            <text:p>12928</text:p>
          </table:table-cell>
          <table:table-cell office:value-type="float" office:value="32517" calcext:value-type="float">
            <text:p>325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35" calcext:value-type="float">
            <text:p>43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24" calcext:value-type="date">
            <text:p>03/31/20 09:36 AM</text:p>
          </table:table-cell>
          <table:table-cell office:value-type="float" office:value="13902292" calcext:value-type="float">
            <text:p>13902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90416" calcext:value-type="float">
            <text:p>590416</text:p>
          </table:table-cell>
          <table:table-cell office:value-type="float" office:value="563036" calcext:value-type="float">
            <text:p>563036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2127" calcext:value-type="float">
            <text:p>12127</text:p>
          </table:table-cell>
          <table:table-cell office:value-type="float" office:value="456064" calcext:value-type="float">
            <text:p>456064</text:p>
          </table:table-cell>
          <table:table-cell office:value-type="float" office:value="450828" calcext:value-type="float">
            <text:p>450828</text:p>
          </table:table-cell>
          <table:table-cell office:value-type="float" office:value="760112" calcext:value-type="float">
            <text:p>760112</text:p>
          </table:table-cell>
          <table:table-cell office:value-type="float" office:value="12928" calcext:value-type="float">
            <text:p>12928</text:p>
          </table:table-cell>
          <table:table-cell office:value-type="float" office:value="32517" calcext:value-type="float">
            <text:p>325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35" calcext:value-type="float">
            <text:p>43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25" calcext:value-type="date">
            <text:p>03/31/20 09:36 AM</text:p>
          </table:table-cell>
          <table:table-cell office:value-type="float" office:value="13989236" calcext:value-type="float">
            <text:p>13989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03384" calcext:value-type="float">
            <text:p>503384</text:p>
          </table:table-cell>
          <table:table-cell office:value-type="float" office:value="476004" calcext:value-type="float">
            <text:p>476004</text:p>
          </table:table-cell>
          <table:table-cell office:value-type="float" office:value="27380" calcext:value-type="float">
            <text:p>27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0486" calcext:value-type="float">
            <text:p>10486</text:p>
          </table:table-cell>
          <table:table-cell office:value-type="float" office:value="369024" calcext:value-type="float">
            <text:p>369024</text:p>
          </table:table-cell>
          <table:table-cell office:value-type="float" office:value="364807" calcext:value-type="float">
            <text:p>364807</text:p>
          </table:table-cell>
          <table:table-cell office:value-type="float" office:value="760112" calcext:value-type="float">
            <text:p>760112</text:p>
          </table:table-cell>
          <table:table-cell office:value-type="float" office:value="12928" calcext:value-type="float">
            <text:p>12928</text:p>
          </table:table-cell>
          <table:table-cell office:value-type="float" office:value="31731" calcext:value-type="float">
            <text:p>317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35" calcext:value-type="float">
            <text:p>35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26" calcext:value-type="date">
            <text:p>03/31/20 09:36 AM</text:p>
          </table:table-cell>
          <table:table-cell office:value-type="float" office:value="13989444" calcext:value-type="float">
            <text:p>13989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03384" calcext:value-type="float">
            <text:p>503384</text:p>
          </table:table-cell>
          <table:table-cell office:value-type="float" office:value="476004" calcext:value-type="float">
            <text:p>476004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0681" calcext:value-type="float">
            <text:p>10681</text:p>
          </table:table-cell>
          <table:table-cell office:value-type="float" office:value="369024" calcext:value-type="float">
            <text:p>369024</text:p>
          </table:table-cell>
          <table:table-cell office:value-type="float" office:value="364807" calcext:value-type="float">
            <text:p>364807</text:p>
          </table:table-cell>
          <table:table-cell office:value-type="float" office:value="760112" calcext:value-type="float">
            <text:p>760112</text:p>
          </table:table-cell>
          <table:table-cell office:value-type="float" office:value="12928" calcext:value-type="float">
            <text:p>12928</text:p>
          </table:table-cell>
          <table:table-cell office:value-type="float" office:value="31680" calcext:value-type="float">
            <text:p>316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35" calcext:value-type="float">
            <text:p>35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27" calcext:value-type="date">
            <text:p>03/31/20 09:36 AM</text:p>
          </table:table-cell>
          <table:table-cell office:value-type="float" office:value="13989320" calcext:value-type="float">
            <text:p>13989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03384" calcext:value-type="float">
            <text:p>503384</text:p>
          </table:table-cell>
          <table:table-cell office:value-type="float" office:value="476004" calcext:value-type="float">
            <text:p>476004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0681" calcext:value-type="float">
            <text:p>10681</text:p>
          </table:table-cell>
          <table:table-cell office:value-type="float" office:value="369024" calcext:value-type="float">
            <text:p>369024</text:p>
          </table:table-cell>
          <table:table-cell office:value-type="float" office:value="364807" calcext:value-type="float">
            <text:p>364807</text:p>
          </table:table-cell>
          <table:table-cell office:value-type="float" office:value="760112" calcext:value-type="float">
            <text:p>760112</text:p>
          </table:table-cell>
          <table:table-cell office:value-type="float" office:value="12928" calcext:value-type="float">
            <text:p>12928</text:p>
          </table:table-cell>
          <table:table-cell office:value-type="float" office:value="31680" calcext:value-type="float">
            <text:p>316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35" calcext:value-type="float">
            <text:p>35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28" calcext:value-type="date">
            <text:p>03/31/20 09:36 AM</text:p>
          </table:table-cell>
          <table:table-cell office:value-type="float" office:value="13989716" calcext:value-type="float">
            <text:p>13989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03384" calcext:value-type="float">
            <text:p>503384</text:p>
          </table:table-cell>
          <table:table-cell office:value-type="float" office:value="476004" calcext:value-type="float">
            <text:p>476004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0681" calcext:value-type="float">
            <text:p>10681</text:p>
          </table:table-cell>
          <table:table-cell office:value-type="float" office:value="369024" calcext:value-type="float">
            <text:p>369024</text:p>
          </table:table-cell>
          <table:table-cell office:value-type="float" office:value="364807" calcext:value-type="float">
            <text:p>364807</text:p>
          </table:table-cell>
          <table:table-cell office:value-type="float" office:value="760112" calcext:value-type="float">
            <text:p>760112</text:p>
          </table:table-cell>
          <table:table-cell office:value-type="float" office:value="12928" calcext:value-type="float">
            <text:p>12928</text:p>
          </table:table-cell>
          <table:table-cell office:value-type="float" office:value="31680" calcext:value-type="float">
            <text:p>316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35" calcext:value-type="float">
            <text:p>35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29" calcext:value-type="date">
            <text:p>03/31/20 09:36 AM</text:p>
          </table:table-cell>
          <table:table-cell office:value-type="float" office:value="13989716" calcext:value-type="float">
            <text:p>13989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03384" calcext:value-type="float">
            <text:p>503384</text:p>
          </table:table-cell>
          <table:table-cell office:value-type="float" office:value="476004" calcext:value-type="float">
            <text:p>476004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0681" calcext:value-type="float">
            <text:p>10681</text:p>
          </table:table-cell>
          <table:table-cell office:value-type="float" office:value="369024" calcext:value-type="float">
            <text:p>369024</text:p>
          </table:table-cell>
          <table:table-cell office:value-type="float" office:value="364807" calcext:value-type="float">
            <text:p>364807</text:p>
          </table:table-cell>
          <table:table-cell office:value-type="float" office:value="760112" calcext:value-type="float">
            <text:p>760112</text:p>
          </table:table-cell>
          <table:table-cell office:value-type="float" office:value="12928" calcext:value-type="float">
            <text:p>12928</text:p>
          </table:table-cell>
          <table:table-cell office:value-type="float" office:value="31680" calcext:value-type="float">
            <text:p>316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35" calcext:value-type="float">
            <text:p>35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30" calcext:value-type="date">
            <text:p>03/31/20 09:36 AM</text:p>
          </table:table-cell>
          <table:table-cell office:value-type="float" office:value="13989716" calcext:value-type="float">
            <text:p>13989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03384" calcext:value-type="float">
            <text:p>503384</text:p>
          </table:table-cell>
          <table:table-cell office:value-type="float" office:value="476004" calcext:value-type="float">
            <text:p>476004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0681" calcext:value-type="float">
            <text:p>10681</text:p>
          </table:table-cell>
          <table:table-cell office:value-type="float" office:value="369024" calcext:value-type="float">
            <text:p>369024</text:p>
          </table:table-cell>
          <table:table-cell office:value-type="float" office:value="364807" calcext:value-type="float">
            <text:p>364807</text:p>
          </table:table-cell>
          <table:table-cell office:value-type="float" office:value="760112" calcext:value-type="float">
            <text:p>760112</text:p>
          </table:table-cell>
          <table:table-cell office:value-type="float" office:value="12928" calcext:value-type="float">
            <text:p>12928</text:p>
          </table:table-cell>
          <table:table-cell office:value-type="float" office:value="31680" calcext:value-type="float">
            <text:p>316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35" calcext:value-type="float">
            <text:p>35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31" calcext:value-type="date">
            <text:p>03/31/20 09:36 AM</text:p>
          </table:table-cell>
          <table:table-cell office:value-type="float" office:value="13989716" calcext:value-type="float">
            <text:p>13989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03384" calcext:value-type="float">
            <text:p>503384</text:p>
          </table:table-cell>
          <table:table-cell office:value-type="float" office:value="476004" calcext:value-type="float">
            <text:p>476004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0681" calcext:value-type="float">
            <text:p>10681</text:p>
          </table:table-cell>
          <table:table-cell office:value-type="float" office:value="369024" calcext:value-type="float">
            <text:p>369024</text:p>
          </table:table-cell>
          <table:table-cell office:value-type="float" office:value="364807" calcext:value-type="float">
            <text:p>364807</text:p>
          </table:table-cell>
          <table:table-cell office:value-type="float" office:value="760112" calcext:value-type="float">
            <text:p>760112</text:p>
          </table:table-cell>
          <table:table-cell office:value-type="float" office:value="12928" calcext:value-type="float">
            <text:p>12928</text:p>
          </table:table-cell>
          <table:table-cell office:value-type="float" office:value="31680" calcext:value-type="float">
            <text:p>316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35" calcext:value-type="float">
            <text:p>35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32" calcext:value-type="date">
            <text:p>03/31/20 09:36 AM</text:p>
          </table:table-cell>
          <table:table-cell office:value-type="float" office:value="13989716" calcext:value-type="float">
            <text:p>13989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03384" calcext:value-type="float">
            <text:p>503384</text:p>
          </table:table-cell>
          <table:table-cell office:value-type="float" office:value="476004" calcext:value-type="float">
            <text:p>476004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0681" calcext:value-type="float">
            <text:p>10681</text:p>
          </table:table-cell>
          <table:table-cell office:value-type="float" office:value="369024" calcext:value-type="float">
            <text:p>369024</text:p>
          </table:table-cell>
          <table:table-cell office:value-type="float" office:value="364807" calcext:value-type="float">
            <text:p>364807</text:p>
          </table:table-cell>
          <table:table-cell office:value-type="float" office:value="760112" calcext:value-type="float">
            <text:p>760112</text:p>
          </table:table-cell>
          <table:table-cell office:value-type="float" office:value="12928" calcext:value-type="float">
            <text:p>12928</text:p>
          </table:table-cell>
          <table:table-cell office:value-type="float" office:value="31680" calcext:value-type="float">
            <text:p>316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35" calcext:value-type="float">
            <text:p>35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33" calcext:value-type="date">
            <text:p>03/31/20 09:36 AM</text:p>
          </table:table-cell>
          <table:table-cell office:value-type="float" office:value="14076556" calcext:value-type="float">
            <text:p>14076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416344" calcext:value-type="float">
            <text:p>416344</text:p>
          </table:table-cell>
          <table:table-cell office:value-type="float" office:value="388964" calcext:value-type="float">
            <text:p>388964</text:p>
          </table:table-cell>
          <table:table-cell office:value-type="float" office:value="27380" calcext:value-type="float">
            <text:p>27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9001" calcext:value-type="float">
            <text:p>9001</text:p>
          </table:table-cell>
          <table:table-cell office:value-type="float" office:value="281984" calcext:value-type="float">
            <text:p>281984</text:p>
          </table:table-cell>
          <table:table-cell office:value-type="float" office:value="278787" calcext:value-type="float">
            <text:p>278787</text:p>
          </table:table-cell>
          <table:table-cell office:value-type="float" office:value="760112" calcext:value-type="float">
            <text:p>760112</text:p>
          </table:table-cell>
          <table:table-cell office:value-type="float" office:value="12928" calcext:value-type="float">
            <text:p>12928</text:p>
          </table:table-cell>
          <table:table-cell office:value-type="float" office:value="30894" calcext:value-type="float">
            <text:p>3089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35" calcext:value-type="float">
            <text:p>27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34" calcext:value-type="date">
            <text:p>03/31/20 09:36 AM</text:p>
          </table:table-cell>
          <table:table-cell office:value-type="float" office:value="14076764" calcext:value-type="float">
            <text:p>14076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416344" calcext:value-type="float">
            <text:p>416344</text:p>
          </table:table-cell>
          <table:table-cell office:value-type="float" office:value="388964" calcext:value-type="float">
            <text:p>388964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9216" calcext:value-type="float">
            <text:p>9216</text:p>
          </table:table-cell>
          <table:table-cell office:value-type="float" office:value="281984" calcext:value-type="float">
            <text:p>281984</text:p>
          </table:table-cell>
          <table:table-cell office:value-type="float" office:value="278787" calcext:value-type="float">
            <text:p>278787</text:p>
          </table:table-cell>
          <table:table-cell office:value-type="float" office:value="760112" calcext:value-type="float">
            <text:p>760112</text:p>
          </table:table-cell>
          <table:table-cell office:value-type="float" office:value="12928" calcext:value-type="float">
            <text:p>12928</text:p>
          </table:table-cell>
          <table:table-cell office:value-type="float" office:value="30885" calcext:value-type="float">
            <text:p>3088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35" calcext:value-type="float">
            <text:p>27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35" calcext:value-type="date">
            <text:p>03/31/20 09:36 AM</text:p>
          </table:table-cell>
          <table:table-cell office:value-type="float" office:value="14076764" calcext:value-type="float">
            <text:p>14076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416344" calcext:value-type="float">
            <text:p>416344</text:p>
          </table:table-cell>
          <table:table-cell office:value-type="float" office:value="388964" calcext:value-type="float">
            <text:p>388964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9216" calcext:value-type="float">
            <text:p>9216</text:p>
          </table:table-cell>
          <table:table-cell office:value-type="float" office:value="281984" calcext:value-type="float">
            <text:p>281984</text:p>
          </table:table-cell>
          <table:table-cell office:value-type="float" office:value="278787" calcext:value-type="float">
            <text:p>278787</text:p>
          </table:table-cell>
          <table:table-cell office:value-type="float" office:value="760112" calcext:value-type="float">
            <text:p>760112</text:p>
          </table:table-cell>
          <table:table-cell office:value-type="float" office:value="12928" calcext:value-type="float">
            <text:p>12928</text:p>
          </table:table-cell>
          <table:table-cell office:value-type="float" office:value="30885" calcext:value-type="float">
            <text:p>3088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35" calcext:value-type="float">
            <text:p>27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36" calcext:value-type="date">
            <text:p>03/31/20 09:36 AM</text:p>
          </table:table-cell>
          <table:table-cell office:value-type="float" office:value="14076764" calcext:value-type="float">
            <text:p>14076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416344" calcext:value-type="float">
            <text:p>416344</text:p>
          </table:table-cell>
          <table:table-cell office:value-type="float" office:value="388964" calcext:value-type="float">
            <text:p>388964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9216" calcext:value-type="float">
            <text:p>9216</text:p>
          </table:table-cell>
          <table:table-cell office:value-type="float" office:value="281984" calcext:value-type="float">
            <text:p>281984</text:p>
          </table:table-cell>
          <table:table-cell office:value-type="float" office:value="278787" calcext:value-type="float">
            <text:p>278787</text:p>
          </table:table-cell>
          <table:table-cell office:value-type="float" office:value="760112" calcext:value-type="float">
            <text:p>760112</text:p>
          </table:table-cell>
          <table:table-cell office:value-type="float" office:value="12928" calcext:value-type="float">
            <text:p>12928</text:p>
          </table:table-cell>
          <table:table-cell office:value-type="float" office:value="30885" calcext:value-type="float">
            <text:p>3088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35" calcext:value-type="float">
            <text:p>27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37" calcext:value-type="date">
            <text:p>03/31/20 09:36 AM</text:p>
          </table:table-cell>
          <table:table-cell office:value-type="float" office:value="14076772" calcext:value-type="float">
            <text:p>14076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416344" calcext:value-type="float">
            <text:p>416344</text:p>
          </table:table-cell>
          <table:table-cell office:value-type="float" office:value="388964" calcext:value-type="float">
            <text:p>388964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9216" calcext:value-type="float">
            <text:p>9216</text:p>
          </table:table-cell>
          <table:table-cell office:value-type="float" office:value="281984" calcext:value-type="float">
            <text:p>281984</text:p>
          </table:table-cell>
          <table:table-cell office:value-type="float" office:value="278787" calcext:value-type="float">
            <text:p>278787</text:p>
          </table:table-cell>
          <table:table-cell office:value-type="float" office:value="760112" calcext:value-type="float">
            <text:p>760112</text:p>
          </table:table-cell>
          <table:table-cell office:value-type="float" office:value="12928" calcext:value-type="float">
            <text:p>12928</text:p>
          </table:table-cell>
          <table:table-cell office:value-type="float" office:value="30885" calcext:value-type="float">
            <text:p>3088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35" calcext:value-type="float">
            <text:p>27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38" calcext:value-type="date">
            <text:p>03/31/20 09:36 AM</text:p>
          </table:table-cell>
          <table:table-cell office:value-type="float" office:value="14076772" calcext:value-type="float">
            <text:p>14076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416344" calcext:value-type="float">
            <text:p>416344</text:p>
          </table:table-cell>
          <table:table-cell office:value-type="float" office:value="388964" calcext:value-type="float">
            <text:p>388964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9216" calcext:value-type="float">
            <text:p>9216</text:p>
          </table:table-cell>
          <table:table-cell office:value-type="float" office:value="281984" calcext:value-type="float">
            <text:p>281984</text:p>
          </table:table-cell>
          <table:table-cell office:value-type="float" office:value="278788" calcext:value-type="float">
            <text:p>278788</text:p>
          </table:table-cell>
          <table:table-cell office:value-type="float" office:value="760112" calcext:value-type="float">
            <text:p>760112</text:p>
          </table:table-cell>
          <table:table-cell office:value-type="float" office:value="12928" calcext:value-type="float">
            <text:p>12928</text:p>
          </table:table-cell>
          <table:table-cell office:value-type="float" office:value="30917" calcext:value-type="float">
            <text:p>309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35" calcext:value-type="float">
            <text:p>27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39" calcext:value-type="date">
            <text:p>03/31/20 09:36 AM</text:p>
          </table:table-cell>
          <table:table-cell office:value-type="float" office:value="14076772" calcext:value-type="float">
            <text:p>14076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416344" calcext:value-type="float">
            <text:p>416344</text:p>
          </table:table-cell>
          <table:table-cell office:value-type="float" office:value="388964" calcext:value-type="float">
            <text:p>388964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9216" calcext:value-type="float">
            <text:p>9216</text:p>
          </table:table-cell>
          <table:table-cell office:value-type="float" office:value="281984" calcext:value-type="float">
            <text:p>281984</text:p>
          </table:table-cell>
          <table:table-cell office:value-type="float" office:value="278788" calcext:value-type="float">
            <text:p>278788</text:p>
          </table:table-cell>
          <table:table-cell office:value-type="float" office:value="760112" calcext:value-type="float">
            <text:p>760112</text:p>
          </table:table-cell>
          <table:table-cell office:value-type="float" office:value="12928" calcext:value-type="float">
            <text:p>12928</text:p>
          </table:table-cell>
          <table:table-cell office:value-type="float" office:value="30917" calcext:value-type="float">
            <text:p>309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35" calcext:value-type="float">
            <text:p>27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40" calcext:value-type="date">
            <text:p>03/31/20 09:36 AM</text:p>
          </table:table-cell>
          <table:table-cell office:value-type="float" office:value="14076772" calcext:value-type="float">
            <text:p>14076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416344" calcext:value-type="float">
            <text:p>416344</text:p>
          </table:table-cell>
          <table:table-cell office:value-type="float" office:value="388964" calcext:value-type="float">
            <text:p>388964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9216" calcext:value-type="float">
            <text:p>9216</text:p>
          </table:table-cell>
          <table:table-cell office:value-type="float" office:value="281984" calcext:value-type="float">
            <text:p>281984</text:p>
          </table:table-cell>
          <table:table-cell office:value-type="float" office:value="278788" calcext:value-type="float">
            <text:p>278788</text:p>
          </table:table-cell>
          <table:table-cell office:value-type="float" office:value="760112" calcext:value-type="float">
            <text:p>760112</text:p>
          </table:table-cell>
          <table:table-cell office:value-type="float" office:value="12928" calcext:value-type="float">
            <text:p>12928</text:p>
          </table:table-cell>
          <table:table-cell office:value-type="float" office:value="30917" calcext:value-type="float">
            <text:p>309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35" calcext:value-type="float">
            <text:p>27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41" calcext:value-type="date">
            <text:p>03/31/20 09:36 AM</text:p>
          </table:table-cell>
          <table:table-cell office:value-type="float" office:value="14076772" calcext:value-type="float">
            <text:p>14076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416344" calcext:value-type="float">
            <text:p>416344</text:p>
          </table:table-cell>
          <table:table-cell office:value-type="float" office:value="388964" calcext:value-type="float">
            <text:p>388964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9216" calcext:value-type="float">
            <text:p>9216</text:p>
          </table:table-cell>
          <table:table-cell office:value-type="float" office:value="281984" calcext:value-type="float">
            <text:p>281984</text:p>
          </table:table-cell>
          <table:table-cell office:value-type="float" office:value="278788" calcext:value-type="float">
            <text:p>278788</text:p>
          </table:table-cell>
          <table:table-cell office:value-type="float" office:value="760112" calcext:value-type="float">
            <text:p>760112</text:p>
          </table:table-cell>
          <table:table-cell office:value-type="float" office:value="12928" calcext:value-type="float">
            <text:p>12928</text:p>
          </table:table-cell>
          <table:table-cell office:value-type="float" office:value="30917" calcext:value-type="float">
            <text:p>309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35" calcext:value-type="float">
            <text:p>27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42" calcext:value-type="date">
            <text:p>03/31/20 09:36 AM</text:p>
          </table:table-cell>
          <table:table-cell office:value-type="float" office:value="14163944" calcext:value-type="float">
            <text:p>14163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329308" calcext:value-type="float">
            <text:p>329308</text:p>
          </table:table-cell>
          <table:table-cell office:value-type="float" office:value="301928" calcext:value-type="float">
            <text:p>301928</text:p>
          </table:table-cell>
          <table:table-cell office:value-type="float" office:value="27380" calcext:value-type="float">
            <text:p>27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7750" calcext:value-type="float">
            <text:p>7750</text:p>
          </table:table-cell>
          <table:table-cell office:value-type="float" office:value="194944" calcext:value-type="float">
            <text:p>194944</text:p>
          </table:table-cell>
          <table:table-cell office:value-type="float" office:value="192767" calcext:value-type="float">
            <text:p>192767</text:p>
          </table:table-cell>
          <table:table-cell office:value-type="float" office:value="749088" calcext:value-type="float">
            <text:p>749088</text:p>
          </table:table-cell>
          <table:table-cell office:value-type="float" office:value="12928" calcext:value-type="float">
            <text:p>12928</text:p>
          </table:table-cell>
          <table:table-cell office:value-type="float" office:value="30090" calcext:value-type="float">
            <text:p>300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35" calcext:value-type="float">
            <text:p>19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43" calcext:value-type="date">
            <text:p>03/31/20 09:36 AM</text:p>
          </table:table-cell>
          <table:table-cell office:value-type="float" office:value="14163944" calcext:value-type="float">
            <text:p>14163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329308" calcext:value-type="float">
            <text:p>329308</text:p>
          </table:table-cell>
          <table:table-cell office:value-type="float" office:value="301928" calcext:value-type="float">
            <text:p>301928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7750" calcext:value-type="float">
            <text:p>7750</text:p>
          </table:table-cell>
          <table:table-cell office:value-type="float" office:value="194944" calcext:value-type="float">
            <text:p>194944</text:p>
          </table:table-cell>
          <table:table-cell office:value-type="float" office:value="192767" calcext:value-type="float">
            <text:p>192767</text:p>
          </table:table-cell>
          <table:table-cell office:value-type="float" office:value="749088" calcext:value-type="float">
            <text:p>749088</text:p>
          </table:table-cell>
          <table:table-cell office:value-type="float" office:value="12928" calcext:value-type="float">
            <text:p>12928</text:p>
          </table:table-cell>
          <table:table-cell office:value-type="float" office:value="30090" calcext:value-type="float">
            <text:p>300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35" calcext:value-type="float">
            <text:p>19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44" calcext:value-type="date">
            <text:p>03/31/20 09:36 AM</text:p>
          </table:table-cell>
          <table:table-cell office:value-type="float" office:value="14163944" calcext:value-type="float">
            <text:p>14163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329308" calcext:value-type="float">
            <text:p>329308</text:p>
          </table:table-cell>
          <table:table-cell office:value-type="float" office:value="301928" calcext:value-type="float">
            <text:p>301928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7750" calcext:value-type="float">
            <text:p>7750</text:p>
          </table:table-cell>
          <table:table-cell office:value-type="float" office:value="194944" calcext:value-type="float">
            <text:p>194944</text:p>
          </table:table-cell>
          <table:table-cell office:value-type="float" office:value="192767" calcext:value-type="float">
            <text:p>192767</text:p>
          </table:table-cell>
          <table:table-cell office:value-type="float" office:value="749088" calcext:value-type="float">
            <text:p>749088</text:p>
          </table:table-cell>
          <table:table-cell office:value-type="float" office:value="12928" calcext:value-type="float">
            <text:p>12928</text:p>
          </table:table-cell>
          <table:table-cell office:value-type="float" office:value="30090" calcext:value-type="float">
            <text:p>300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35" calcext:value-type="float">
            <text:p>19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45" calcext:value-type="date">
            <text:p>03/31/20 09:36 AM</text:p>
          </table:table-cell>
          <table:table-cell office:value-type="float" office:value="14163944" calcext:value-type="float">
            <text:p>14163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329308" calcext:value-type="float">
            <text:p>329308</text:p>
          </table:table-cell>
          <table:table-cell office:value-type="float" office:value="301928" calcext:value-type="float">
            <text:p>301928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7750" calcext:value-type="float">
            <text:p>7750</text:p>
          </table:table-cell>
          <table:table-cell office:value-type="float" office:value="194944" calcext:value-type="float">
            <text:p>194944</text:p>
          </table:table-cell>
          <table:table-cell office:value-type="float" office:value="192767" calcext:value-type="float">
            <text:p>192767</text:p>
          </table:table-cell>
          <table:table-cell office:value-type="float" office:value="749088" calcext:value-type="float">
            <text:p>749088</text:p>
          </table:table-cell>
          <table:table-cell office:value-type="float" office:value="12928" calcext:value-type="float">
            <text:p>12928</text:p>
          </table:table-cell>
          <table:table-cell office:value-type="float" office:value="30090" calcext:value-type="float">
            <text:p>300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35" calcext:value-type="float">
            <text:p>19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46" calcext:value-type="date">
            <text:p>03/31/20 09:36 AM</text:p>
          </table:table-cell>
          <table:table-cell office:value-type="float" office:value="14163820" calcext:value-type="float">
            <text:p>14163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329308" calcext:value-type="float">
            <text:p>329308</text:p>
          </table:table-cell>
          <table:table-cell office:value-type="float" office:value="301928" calcext:value-type="float">
            <text:p>301928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7750" calcext:value-type="float">
            <text:p>7750</text:p>
          </table:table-cell>
          <table:table-cell office:value-type="float" office:value="194944" calcext:value-type="float">
            <text:p>194944</text:p>
          </table:table-cell>
          <table:table-cell office:value-type="float" office:value="192767" calcext:value-type="float">
            <text:p>192767</text:p>
          </table:table-cell>
          <table:table-cell office:value-type="float" office:value="749088" calcext:value-type="float">
            <text:p>749088</text:p>
          </table:table-cell>
          <table:table-cell office:value-type="float" office:value="12928" calcext:value-type="float">
            <text:p>12928</text:p>
          </table:table-cell>
          <table:table-cell office:value-type="float" office:value="30090" calcext:value-type="float">
            <text:p>300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35" calcext:value-type="float">
            <text:p>19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47" calcext:value-type="date">
            <text:p>03/31/20 09:36 AM</text:p>
          </table:table-cell>
          <table:table-cell office:value-type="float" office:value="14163824" calcext:value-type="float">
            <text:p>14163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329308" calcext:value-type="float">
            <text:p>329308</text:p>
          </table:table-cell>
          <table:table-cell office:value-type="float" office:value="301928" calcext:value-type="float">
            <text:p>301928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7750" calcext:value-type="float">
            <text:p>7750</text:p>
          </table:table-cell>
          <table:table-cell office:value-type="float" office:value="194944" calcext:value-type="float">
            <text:p>194944</text:p>
          </table:table-cell>
          <table:table-cell office:value-type="float" office:value="192767" calcext:value-type="float">
            <text:p>192767</text:p>
          </table:table-cell>
          <table:table-cell office:value-type="float" office:value="749088" calcext:value-type="float">
            <text:p>749088</text:p>
          </table:table-cell>
          <table:table-cell office:value-type="float" office:value="12928" calcext:value-type="float">
            <text:p>12928</text:p>
          </table:table-cell>
          <table:table-cell office:value-type="float" office:value="30090" calcext:value-type="float">
            <text:p>300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35" calcext:value-type="float">
            <text:p>19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48" calcext:value-type="date">
            <text:p>03/31/20 09:36 AM</text:p>
          </table:table-cell>
          <table:table-cell office:value-type="float" office:value="14163824" calcext:value-type="float">
            <text:p>14163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329308" calcext:value-type="float">
            <text:p>329308</text:p>
          </table:table-cell>
          <table:table-cell office:value-type="float" office:value="301928" calcext:value-type="float">
            <text:p>301928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7750" calcext:value-type="float">
            <text:p>7750</text:p>
          </table:table-cell>
          <table:table-cell office:value-type="float" office:value="194944" calcext:value-type="float">
            <text:p>194944</text:p>
          </table:table-cell>
          <table:table-cell office:value-type="float" office:value="192767" calcext:value-type="float">
            <text:p>192767</text:p>
          </table:table-cell>
          <table:table-cell office:value-type="float" office:value="749088" calcext:value-type="float">
            <text:p>749088</text:p>
          </table:table-cell>
          <table:table-cell office:value-type="float" office:value="12928" calcext:value-type="float">
            <text:p>12928</text:p>
          </table:table-cell>
          <table:table-cell office:value-type="float" office:value="30090" calcext:value-type="float">
            <text:p>300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35" calcext:value-type="float">
            <text:p>19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49" calcext:value-type="date">
            <text:p>03/31/20 09:36 AM</text:p>
          </table:table-cell>
          <table:table-cell office:value-type="float" office:value="14163824" calcext:value-type="float">
            <text:p>14163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329308" calcext:value-type="float">
            <text:p>329308</text:p>
          </table:table-cell>
          <table:table-cell office:value-type="float" office:value="301928" calcext:value-type="float">
            <text:p>301928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7750" calcext:value-type="float">
            <text:p>7750</text:p>
          </table:table-cell>
          <table:table-cell office:value-type="float" office:value="194944" calcext:value-type="float">
            <text:p>194944</text:p>
          </table:table-cell>
          <table:table-cell office:value-type="float" office:value="192767" calcext:value-type="float">
            <text:p>192767</text:p>
          </table:table-cell>
          <table:table-cell office:value-type="float" office:value="749088" calcext:value-type="float">
            <text:p>749088</text:p>
          </table:table-cell>
          <table:table-cell office:value-type="float" office:value="12928" calcext:value-type="float">
            <text:p>12928</text:p>
          </table:table-cell>
          <table:table-cell office:value-type="float" office:value="30090" calcext:value-type="float">
            <text:p>300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35" calcext:value-type="float">
            <text:p>19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50" calcext:value-type="date">
            <text:p>03/31/20 09:36 AM</text:p>
          </table:table-cell>
          <table:table-cell office:value-type="float" office:value="14251980" calcext:value-type="float">
            <text:p>14251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51" calcext:value-type="date">
            <text:p>03/31/20 09:36 AM</text:p>
          </table:table-cell>
          <table:table-cell office:value-type="float" office:value="14252008" calcext:value-type="float">
            <text:p>14252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52" calcext:value-type="date">
            <text:p>03/31/20 09:36 AM</text:p>
          </table:table-cell>
          <table:table-cell office:value-type="float" office:value="14252012" calcext:value-type="float">
            <text:p>1425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53" calcext:value-type="date">
            <text:p>03/31/20 09:36 AM</text:p>
          </table:table-cell>
          <table:table-cell office:value-type="float" office:value="14252012" calcext:value-type="float">
            <text:p>1425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54" calcext:value-type="date">
            <text:p>03/31/20 09:36 AM</text:p>
          </table:table-cell>
          <table:table-cell office:value-type="float" office:value="14252136" calcext:value-type="float">
            <text:p>14252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55" calcext:value-type="date">
            <text:p>03/31/20 09:36 AM</text:p>
          </table:table-cell>
          <table:table-cell office:value-type="float" office:value="14252136" calcext:value-type="float">
            <text:p>14252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56" calcext:value-type="date">
            <text:p>03/31/20 09:36 AM</text:p>
          </table:table-cell>
          <table:table-cell office:value-type="float" office:value="14252136" calcext:value-type="float">
            <text:p>14252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57" calcext:value-type="date">
            <text:p>03/31/20 09:36 AM</text:p>
          </table:table-cell>
          <table:table-cell office:value-type="float" office:value="14252136" calcext:value-type="float">
            <text:p>14252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58" calcext:value-type="date">
            <text:p>03/31/20 09:36 AM</text:p>
          </table:table-cell>
          <table:table-cell office:value-type="float" office:value="14252136" calcext:value-type="float">
            <text:p>14252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6:59" calcext:value-type="date">
            <text:p>03/31/20 09:36 AM</text:p>
          </table:table-cell>
          <table:table-cell office:value-type="float" office:value="14252136" calcext:value-type="float">
            <text:p>14252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00" calcext:value-type="date">
            <text:p>03/31/20 09:37 AM</text:p>
          </table:table-cell>
          <table:table-cell office:value-type="float" office:value="14288276" calcext:value-type="float">
            <text:p>14288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01" calcext:value-type="date">
            <text:p>03/31/20 09:37 AM</text:p>
          </table:table-cell>
          <table:table-cell office:value-type="float" office:value="14288344" calcext:value-type="float">
            <text:p>14288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02" calcext:value-type="date">
            <text:p>03/31/20 09:37 AM</text:p>
          </table:table-cell>
          <table:table-cell office:value-type="float" office:value="14288880" calcext:value-type="float">
            <text:p>142888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03" calcext:value-type="date">
            <text:p>03/31/20 09:37 AM</text:p>
          </table:table-cell>
          <table:table-cell office:value-type="float" office:value="14288900" calcext:value-type="float">
            <text:p>14288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04" calcext:value-type="date">
            <text:p>03/31/20 09:37 AM</text:p>
          </table:table-cell>
          <table:table-cell office:value-type="float" office:value="14288904" calcext:value-type="float">
            <text:p>14288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05" calcext:value-type="date">
            <text:p>03/31/20 09:37 AM</text:p>
          </table:table-cell>
          <table:table-cell office:value-type="float" office:value="14288904" calcext:value-type="float">
            <text:p>14288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06" calcext:value-type="date">
            <text:p>03/31/20 09:37 AM</text:p>
          </table:table-cell>
          <table:table-cell office:value-type="float" office:value="14288904" calcext:value-type="float">
            <text:p>14288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06.999999" calcext:value-type="date">
            <text:p>03/31/20 09:37 AM</text:p>
          </table:table-cell>
          <table:table-cell office:value-type="float" office:value="14288904" calcext:value-type="float">
            <text:p>14288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08" calcext:value-type="date">
            <text:p>03/31/20 09:37 AM</text:p>
          </table:table-cell>
          <table:table-cell office:value-type="float" office:value="14288904" calcext:value-type="float">
            <text:p>14288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09" calcext:value-type="date">
            <text:p>03/31/20 09:37 AM</text:p>
          </table:table-cell>
          <table:table-cell office:value-type="float" office:value="14288904" calcext:value-type="float">
            <text:p>14288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10" calcext:value-type="date">
            <text:p>03/31/20 09:37 AM</text:p>
          </table:table-cell>
          <table:table-cell office:value-type="float" office:value="14288904" calcext:value-type="float">
            <text:p>14288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11" calcext:value-type="date">
            <text:p>03/31/20 09:37 AM</text:p>
          </table:table-cell>
          <table:table-cell office:value-type="float" office:value="14288928" calcext:value-type="float">
            <text:p>14288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12" calcext:value-type="date">
            <text:p>03/31/20 09:37 AM</text:p>
          </table:table-cell>
          <table:table-cell office:value-type="float" office:value="14289476" calcext:value-type="float">
            <text:p>14289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13" calcext:value-type="date">
            <text:p>03/31/20 09:37 AM</text:p>
          </table:table-cell>
          <table:table-cell office:value-type="float" office:value="14289476" calcext:value-type="float">
            <text:p>14289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14" calcext:value-type="date">
            <text:p>03/31/20 09:37 AM</text:p>
          </table:table-cell>
          <table:table-cell office:value-type="float" office:value="14289476" calcext:value-type="float">
            <text:p>14289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14.999999" calcext:value-type="date">
            <text:p>03/31/20 09:37 AM</text:p>
          </table:table-cell>
          <table:table-cell office:value-type="float" office:value="14289476" calcext:value-type="float">
            <text:p>14289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16" calcext:value-type="date">
            <text:p>03/31/20 09:37 AM</text:p>
          </table:table-cell>
          <table:table-cell office:value-type="float" office:value="14289476" calcext:value-type="float">
            <text:p>14289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17" calcext:value-type="date">
            <text:p>03/31/20 09:37 AM</text:p>
          </table:table-cell>
          <table:table-cell office:value-type="float" office:value="14289476" calcext:value-type="float">
            <text:p>14289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17.999999" calcext:value-type="date">
            <text:p>03/31/20 09:37 AM</text:p>
          </table:table-cell>
          <table:table-cell office:value-type="float" office:value="14289476" calcext:value-type="float">
            <text:p>14289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19" calcext:value-type="date">
            <text:p>03/31/20 09:37 AM</text:p>
          </table:table-cell>
          <table:table-cell office:value-type="float" office:value="14289320" calcext:value-type="float">
            <text:p>14289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20" calcext:value-type="date">
            <text:p>03/31/20 09:37 AM</text:p>
          </table:table-cell>
          <table:table-cell office:value-type="float" office:value="14289320" calcext:value-type="float">
            <text:p>14289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21" calcext:value-type="date">
            <text:p>03/31/20 09:37 AM</text:p>
          </table:table-cell>
          <table:table-cell office:value-type="float" office:value="14289320" calcext:value-type="float">
            <text:p>14289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22" calcext:value-type="date">
            <text:p>03/31/20 09:37 AM</text:p>
          </table:table-cell>
          <table:table-cell office:value-type="float" office:value="14289320" calcext:value-type="float">
            <text:p>14289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22.999999" calcext:value-type="date">
            <text:p>03/31/20 09:37 AM</text:p>
          </table:table-cell>
          <table:table-cell office:value-type="float" office:value="14289196" calcext:value-type="float">
            <text:p>14289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24" calcext:value-type="date">
            <text:p>03/31/20 09:37 AM</text:p>
          </table:table-cell>
          <table:table-cell office:value-type="float" office:value="14289196" calcext:value-type="float">
            <text:p>14289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25" calcext:value-type="date">
            <text:p>03/31/20 09:37 AM</text:p>
          </table:table-cell>
          <table:table-cell office:value-type="float" office:value="14289196" calcext:value-type="float">
            <text:p>14289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25.999999" calcext:value-type="date">
            <text:p>03/31/20 09:37 AM</text:p>
          </table:table-cell>
          <table:table-cell office:value-type="float" office:value="14289196" calcext:value-type="float">
            <text:p>14289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27" calcext:value-type="date">
            <text:p>03/31/20 09:37 AM</text:p>
          </table:table-cell>
          <table:table-cell office:value-type="float" office:value="14289196" calcext:value-type="float">
            <text:p>14289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28" calcext:value-type="date">
            <text:p>03/31/20 09:37 AM</text:p>
          </table:table-cell>
          <table:table-cell office:value-type="float" office:value="14289460" calcext:value-type="float">
            <text:p>142894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29" calcext:value-type="date">
            <text:p>03/31/20 09:37 AM</text:p>
          </table:table-cell>
          <table:table-cell office:value-type="float" office:value="14289140" calcext:value-type="float">
            <text:p>14289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30" calcext:value-type="date">
            <text:p>03/31/20 09:37 AM</text:p>
          </table:table-cell>
          <table:table-cell office:value-type="float" office:value="14289140" calcext:value-type="float">
            <text:p>14289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30.999999" calcext:value-type="date">
            <text:p>03/31/20 09:37 AM</text:p>
          </table:table-cell>
          <table:table-cell office:value-type="float" office:value="14289140" calcext:value-type="float">
            <text:p>14289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32" calcext:value-type="date">
            <text:p>03/31/20 09:37 AM</text:p>
          </table:table-cell>
          <table:table-cell office:value-type="float" office:value="14289140" calcext:value-type="float">
            <text:p>14289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33" calcext:value-type="date">
            <text:p>03/31/20 09:37 AM</text:p>
          </table:table-cell>
          <table:table-cell office:value-type="float" office:value="14289140" calcext:value-type="float">
            <text:p>14289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33.999999" calcext:value-type="date">
            <text:p>03/31/20 09:37 AM</text:p>
          </table:table-cell>
          <table:table-cell office:value-type="float" office:value="14289140" calcext:value-type="float">
            <text:p>14289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35" calcext:value-type="date">
            <text:p>03/31/20 09:37 AM</text:p>
          </table:table-cell>
          <table:table-cell office:value-type="float" office:value="14289264" calcext:value-type="float">
            <text:p>14289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36" calcext:value-type="date">
            <text:p>03/31/20 09:37 AM</text:p>
          </table:table-cell>
          <table:table-cell office:value-type="float" office:value="14289264" calcext:value-type="float">
            <text:p>14289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37" calcext:value-type="date">
            <text:p>03/31/20 09:37 AM</text:p>
          </table:table-cell>
          <table:table-cell office:value-type="float" office:value="14289264" calcext:value-type="float">
            <text:p>14289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38" calcext:value-type="date">
            <text:p>03/31/20 09:37 AM</text:p>
          </table:table-cell>
          <table:table-cell office:value-type="float" office:value="14289264" calcext:value-type="float">
            <text:p>14289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38.999999" calcext:value-type="date">
            <text:p>03/31/20 09:37 AM</text:p>
          </table:table-cell>
          <table:table-cell office:value-type="float" office:value="14289152" calcext:value-type="float">
            <text:p>14289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40" calcext:value-type="date">
            <text:p>03/31/20 09:37 AM</text:p>
          </table:table-cell>
          <table:table-cell office:value-type="float" office:value="14289152" calcext:value-type="float">
            <text:p>14289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41" calcext:value-type="date">
            <text:p>03/31/20 09:37 AM</text:p>
          </table:table-cell>
          <table:table-cell office:value-type="float" office:value="14289152" calcext:value-type="float">
            <text:p>14289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41.999999" calcext:value-type="date">
            <text:p>03/31/20 09:37 AM</text:p>
          </table:table-cell>
          <table:table-cell office:value-type="float" office:value="14289152" calcext:value-type="float">
            <text:p>14289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43" calcext:value-type="date">
            <text:p>03/31/20 09:37 AM</text:p>
          </table:table-cell>
          <table:table-cell office:value-type="float" office:value="14289156" calcext:value-type="float">
            <text:p>14289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44" calcext:value-type="date">
            <text:p>03/31/20 09:37 AM</text:p>
          </table:table-cell>
          <table:table-cell office:value-type="float" office:value="14289156" calcext:value-type="float">
            <text:p>14289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45" calcext:value-type="date">
            <text:p>03/31/20 09:37 AM</text:p>
          </table:table-cell>
          <table:table-cell office:value-type="float" office:value="14289156" calcext:value-type="float">
            <text:p>14289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46" calcext:value-type="date">
            <text:p>03/31/20 09:37 AM</text:p>
          </table:table-cell>
          <table:table-cell office:value-type="float" office:value="14289156" calcext:value-type="float">
            <text:p>14289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47" calcext:value-type="date">
            <text:p>03/31/20 09:37 AM</text:p>
          </table:table-cell>
          <table:table-cell office:value-type="float" office:value="14289156" calcext:value-type="float">
            <text:p>14289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48" calcext:value-type="date">
            <text:p>03/31/20 09:37 AM</text:p>
          </table:table-cell>
          <table:table-cell office:value-type="float" office:value="14289064" calcext:value-type="float">
            <text:p>14289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49" calcext:value-type="date">
            <text:p>03/31/20 09:37 AM</text:p>
          </table:table-cell>
          <table:table-cell office:value-type="float" office:value="14289064" calcext:value-type="float">
            <text:p>14289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49.999999" calcext:value-type="date">
            <text:p>03/31/20 09:37 AM</text:p>
          </table:table-cell>
          <table:table-cell office:value-type="float" office:value="14289064" calcext:value-type="float">
            <text:p>14289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51" calcext:value-type="date">
            <text:p>03/31/20 09:37 AM</text:p>
          </table:table-cell>
          <table:table-cell office:value-type="float" office:value="14289064" calcext:value-type="float">
            <text:p>14289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52" calcext:value-type="date">
            <text:p>03/31/20 09:37 AM</text:p>
          </table:table-cell>
          <table:table-cell office:value-type="float" office:value="14289064" calcext:value-type="float">
            <text:p>14289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53" calcext:value-type="date">
            <text:p>03/31/20 09:37 AM</text:p>
          </table:table-cell>
          <table:table-cell office:value-type="float" office:value="14289064" calcext:value-type="float">
            <text:p>14289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241200" calcext:value-type="float">
            <text:p>241200</text:p>
          </table:table-cell>
          <table:table-cell office:value-type="float" office:value="213820" calcext:value-type="float">
            <text:p>2138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6265" calcext:value-type="float">
            <text:p>6265</text:p>
          </table:table-cell>
          <table:table-cell office:value-type="float" office:value="107904" calcext:value-type="float">
            <text:p>107904</text:p>
          </table:table-cell>
          <table:table-cell office:value-type="float" office:value="106746" calcext:value-type="float">
            <text:p>106746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29295" calcext:value-type="float">
            <text:p>292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35" calcext:value-type="float">
            <text:p>1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54" calcext:value-type="date">
            <text:p>03/31/20 09:37 AM</text:p>
          </table:table-cell>
          <table:table-cell office:value-type="float" office:value="14192220" calcext:value-type="float">
            <text:p>14192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338240" calcext:value-type="float">
            <text:p>338240</text:p>
          </table:table-cell>
          <table:table-cell office:value-type="float" office:value="310860" calcext:value-type="float">
            <text:p>310860</text:p>
          </table:table-cell>
          <table:table-cell office:value-type="float" office:value="27380" calcext:value-type="float">
            <text:p>27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11326" calcext:value-type="float">
            <text:p>11326</text:p>
          </table:table-cell>
          <table:table-cell office:value-type="float" office:value="204928" calcext:value-type="float">
            <text:p>204928</text:p>
          </table:table-cell>
          <table:table-cell office:value-type="float" office:value="202642" calcext:value-type="float">
            <text:p>202642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30216" calcext:value-type="float">
            <text:p>302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90" calcext:value-type="float">
            <text:p>390</text:p>
          </table:table-cell>
          <table:table-cell office:value-type="float" office:value="217" calcext:value-type="float">
            <text:p>217</text:p>
          </table:table-cell>
          <table:table-cell office:value-type="float" office:value="19952" calcext:value-type="float">
            <text:p>19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55" calcext:value-type="date">
            <text:p>03/31/20 09:37 AM</text:p>
          </table:table-cell>
          <table:table-cell office:value-type="float" office:value="14080868" calcext:value-type="float">
            <text:p>14080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449200" calcext:value-type="float">
            <text:p>449200</text:p>
          </table:table-cell>
          <table:table-cell office:value-type="float" office:value="421820" calcext:value-type="float">
            <text:p>421820</text:p>
          </table:table-cell>
          <table:table-cell office:value-type="float" office:value="27380" calcext:value-type="float">
            <text:p>27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16897" calcext:value-type="float">
            <text:p>16897</text:p>
          </table:table-cell>
          <table:table-cell office:value-type="float" office:value="315888" calcext:value-type="float">
            <text:p>315888</text:p>
          </table:table-cell>
          <table:table-cell office:value-type="float" office:value="312310" calcext:value-type="float">
            <text:p>312310</text:p>
          </table:table-cell>
          <table:table-cell office:value-type="float" office:value="359696" calcext:value-type="float">
            <text:p>359696</text:p>
          </table:table-cell>
          <table:table-cell office:value-type="float" office:value="12928" calcext:value-type="float">
            <text:p>12928</text:p>
          </table:table-cell>
          <table:table-cell office:value-type="float" office:value="31196" calcext:value-type="float">
            <text:p>3119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92" calcext:value-type="float">
            <text:p>492</text:p>
          </table:table-cell>
          <table:table-cell office:value-type="float" office:value="217" calcext:value-type="float">
            <text:p>217</text:p>
          </table:table-cell>
          <table:table-cell office:value-type="float" office:value="30152" calcext:value-type="float">
            <text:p>30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56" calcext:value-type="date">
            <text:p>03/31/20 09:37 AM</text:p>
          </table:table-cell>
          <table:table-cell office:value-type="float" office:value="13971872" calcext:value-type="float">
            <text:p>13971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7812" calcext:value-type="float">
            <text:p>2547812</text:p>
          </table:table-cell>
          <table:table-cell office:value-type="float" office:value="558224" calcext:value-type="float">
            <text:p>558224</text:p>
          </table:table-cell>
          <table:table-cell office:value-type="float" office:value="530844" calcext:value-type="float">
            <text:p>530844</text:p>
          </table:table-cell>
          <table:table-cell office:value-type="float" office:value="27380" calcext:value-type="float">
            <text:p>27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18745" calcext:value-type="float">
            <text:p>18745</text:p>
          </table:table-cell>
          <table:table-cell office:value-type="float" office:value="424832" calcext:value-type="float">
            <text:p>424832</text:p>
          </table:table-cell>
          <table:table-cell office:value-type="float" office:value="419988" calcext:value-type="float">
            <text:p>419988</text:p>
          </table:table-cell>
          <table:table-cell office:value-type="float" office:value="571920" calcext:value-type="float">
            <text:p>571920</text:p>
          </table:table-cell>
          <table:table-cell office:value-type="float" office:value="12992" calcext:value-type="float">
            <text:p>12992</text:p>
          </table:table-cell>
          <table:table-cell office:value-type="float" office:value="32646" calcext:value-type="float">
            <text:p>3264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88" calcext:value-type="float">
            <text:p>588</text:p>
          </table:table-cell>
          <table:table-cell office:value-type="float" office:value="213" calcext:value-type="float">
            <text:p>213</text:p>
          </table:table-cell>
          <table:table-cell office:value-type="float" office:value="40162" calcext:value-type="float">
            <text:p>40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57" calcext:value-type="date">
            <text:p>03/31/20 09:37 AM</text:p>
          </table:table-cell>
          <table:table-cell office:value-type="float" office:value="13861152" calcext:value-type="float">
            <text:p>13861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9732" calcext:value-type="float">
            <text:p>2629732</text:p>
          </table:table-cell>
          <table:table-cell office:value-type="float" office:value="669404" calcext:value-type="float">
            <text:p>669404</text:p>
          </table:table-cell>
          <table:table-cell office:value-type="float" office:value="642024" calcext:value-type="float">
            <text:p>642024</text:p>
          </table:table-cell>
          <table:table-cell office:value-type="float" office:value="27380" calcext:value-type="float">
            <text:p>27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4551" calcext:value-type="float">
            <text:p>14551</text:p>
          </table:table-cell>
          <table:table-cell office:value-type="float" office:value="534688" calcext:value-type="float">
            <text:p>534688</text:p>
          </table:table-cell>
          <table:table-cell office:value-type="float" office:value="528555" calcext:value-type="float">
            <text:p>528555</text:p>
          </table:table-cell>
          <table:table-cell office:value-type="float" office:value="867360" calcext:value-type="float">
            <text:p>867360</text:p>
          </table:table-cell>
          <table:table-cell office:value-type="float" office:value="12992" calcext:value-type="float">
            <text:p>12992</text:p>
          </table:table-cell>
          <table:table-cell office:value-type="float" office:value="33859" calcext:value-type="float">
            <text:p>3385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89" calcext:value-type="float">
            <text:p>689</text:p>
          </table:table-cell>
          <table:table-cell office:value-type="float" office:value="213" calcext:value-type="float">
            <text:p>213</text:p>
          </table:table-cell>
          <table:table-cell office:value-type="float" office:value="50260" calcext:value-type="float">
            <text:p>502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57.999999" calcext:value-type="date">
            <text:p>03/31/20 09:37 AM</text:p>
          </table:table-cell>
          <table:table-cell office:value-type="float" office:value="13851604" calcext:value-type="float">
            <text:p>13851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678300" calcext:value-type="float">
            <text:p>678300</text:p>
          </table:table-cell>
          <table:table-cell office:value-type="float" office:value="650920" calcext:value-type="float">
            <text:p>650920</text:p>
          </table:table-cell>
          <table:table-cell office:value-type="float" office:value="27380" calcext:value-type="float">
            <text:p>27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3048" calcext:value-type="float">
            <text:p>13048</text:p>
          </table:table-cell>
          <table:table-cell office:value-type="float" office:value="543088" calcext:value-type="float">
            <text:p>543088</text:p>
          </table:table-cell>
          <table:table-cell office:value-type="float" office:value="536858" calcext:value-type="float">
            <text:p>536858</text:p>
          </table:table-cell>
          <table:table-cell office:value-type="float" office:value="905152" calcext:value-type="float">
            <text:p>905152</text:p>
          </table:table-cell>
          <table:table-cell office:value-type="float" office:value="12992" calcext:value-type="float">
            <text:p>12992</text:p>
          </table:table-cell>
          <table:table-cell office:value-type="float" office:value="33544" calcext:value-type="float">
            <text:p>335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31" calcext:value-type="float">
            <text:p>51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7:59" calcext:value-type="date">
            <text:p>03/31/20 09:37 AM</text:p>
          </table:table-cell>
          <table:table-cell office:value-type="float" office:value="13851860" calcext:value-type="float">
            <text:p>138518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678300" calcext:value-type="float">
            <text:p>678300</text:p>
          </table:table-cell>
          <table:table-cell office:value-type="float" office:value="650920" calcext:value-type="float">
            <text:p>6509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3048" calcext:value-type="float">
            <text:p>13048</text:p>
          </table:table-cell>
          <table:table-cell office:value-type="float" office:value="543088" calcext:value-type="float">
            <text:p>543088</text:p>
          </table:table-cell>
          <table:table-cell office:value-type="float" office:value="536858" calcext:value-type="float">
            <text:p>536858</text:p>
          </table:table-cell>
          <table:table-cell office:value-type="float" office:value="905152" calcext:value-type="float">
            <text:p>905152</text:p>
          </table:table-cell>
          <table:table-cell office:value-type="float" office:value="12992" calcext:value-type="float">
            <text:p>12992</text:p>
          </table:table-cell>
          <table:table-cell office:value-type="float" office:value="33544" calcext:value-type="float">
            <text:p>335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31" calcext:value-type="float">
            <text:p>51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00" calcext:value-type="date">
            <text:p>03/31/20 09:38 AM</text:p>
          </table:table-cell>
          <table:table-cell office:value-type="float" office:value="13851860" calcext:value-type="float">
            <text:p>138518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678300" calcext:value-type="float">
            <text:p>678300</text:p>
          </table:table-cell>
          <table:table-cell office:value-type="float" office:value="650920" calcext:value-type="float">
            <text:p>6509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3048" calcext:value-type="float">
            <text:p>13048</text:p>
          </table:table-cell>
          <table:table-cell office:value-type="float" office:value="543088" calcext:value-type="float">
            <text:p>543088</text:p>
          </table:table-cell>
          <table:table-cell office:value-type="float" office:value="536858" calcext:value-type="float">
            <text:p>536858</text:p>
          </table:table-cell>
          <table:table-cell office:value-type="float" office:value="905152" calcext:value-type="float">
            <text:p>905152</text:p>
          </table:table-cell>
          <table:table-cell office:value-type="float" office:value="12992" calcext:value-type="float">
            <text:p>12992</text:p>
          </table:table-cell>
          <table:table-cell office:value-type="float" office:value="33544" calcext:value-type="float">
            <text:p>335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31" calcext:value-type="float">
            <text:p>51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01" calcext:value-type="date">
            <text:p>03/31/20 09:38 AM</text:p>
          </table:table-cell>
          <table:table-cell office:value-type="float" office:value="13851768" calcext:value-type="float">
            <text:p>13851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678300" calcext:value-type="float">
            <text:p>678300</text:p>
          </table:table-cell>
          <table:table-cell office:value-type="float" office:value="650920" calcext:value-type="float">
            <text:p>6509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3048" calcext:value-type="float">
            <text:p>13048</text:p>
          </table:table-cell>
          <table:table-cell office:value-type="float" office:value="543088" calcext:value-type="float">
            <text:p>543088</text:p>
          </table:table-cell>
          <table:table-cell office:value-type="float" office:value="536858" calcext:value-type="float">
            <text:p>536858</text:p>
          </table:table-cell>
          <table:table-cell office:value-type="float" office:value="905152" calcext:value-type="float">
            <text:p>905152</text:p>
          </table:table-cell>
          <table:table-cell office:value-type="float" office:value="12992" calcext:value-type="float">
            <text:p>12992</text:p>
          </table:table-cell>
          <table:table-cell office:value-type="float" office:value="33544" calcext:value-type="float">
            <text:p>335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31" calcext:value-type="float">
            <text:p>51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02" calcext:value-type="date">
            <text:p>03/31/20 09:38 AM</text:p>
          </table:table-cell>
          <table:table-cell office:value-type="float" office:value="13851772" calcext:value-type="float">
            <text:p>13851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678300" calcext:value-type="float">
            <text:p>678300</text:p>
          </table:table-cell>
          <table:table-cell office:value-type="float" office:value="650920" calcext:value-type="float">
            <text:p>6509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3048" calcext:value-type="float">
            <text:p>13048</text:p>
          </table:table-cell>
          <table:table-cell office:value-type="float" office:value="543088" calcext:value-type="float">
            <text:p>543088</text:p>
          </table:table-cell>
          <table:table-cell office:value-type="float" office:value="536858" calcext:value-type="float">
            <text:p>536858</text:p>
          </table:table-cell>
          <table:table-cell office:value-type="float" office:value="905152" calcext:value-type="float">
            <text:p>905152</text:p>
          </table:table-cell>
          <table:table-cell office:value-type="float" office:value="12992" calcext:value-type="float">
            <text:p>12992</text:p>
          </table:table-cell>
          <table:table-cell office:value-type="float" office:value="33544" calcext:value-type="float">
            <text:p>335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31" calcext:value-type="float">
            <text:p>51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03" calcext:value-type="date">
            <text:p>03/31/20 09:38 AM</text:p>
          </table:table-cell>
          <table:table-cell office:value-type="float" office:value="13851772" calcext:value-type="float">
            <text:p>13851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678300" calcext:value-type="float">
            <text:p>678300</text:p>
          </table:table-cell>
          <table:table-cell office:value-type="float" office:value="650920" calcext:value-type="float">
            <text:p>6509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3048" calcext:value-type="float">
            <text:p>13048</text:p>
          </table:table-cell>
          <table:table-cell office:value-type="float" office:value="543088" calcext:value-type="float">
            <text:p>543088</text:p>
          </table:table-cell>
          <table:table-cell office:value-type="float" office:value="536858" calcext:value-type="float">
            <text:p>536858</text:p>
          </table:table-cell>
          <table:table-cell office:value-type="float" office:value="905152" calcext:value-type="float">
            <text:p>905152</text:p>
          </table:table-cell>
          <table:table-cell office:value-type="float" office:value="12992" calcext:value-type="float">
            <text:p>12992</text:p>
          </table:table-cell>
          <table:table-cell office:value-type="float" office:value="33512" calcext:value-type="float">
            <text:p>335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31" calcext:value-type="float">
            <text:p>51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04" calcext:value-type="date">
            <text:p>03/31/20 09:38 AM</text:p>
          </table:table-cell>
          <table:table-cell office:value-type="float" office:value="13851772" calcext:value-type="float">
            <text:p>13851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678300" calcext:value-type="float">
            <text:p>678300</text:p>
          </table:table-cell>
          <table:table-cell office:value-type="float" office:value="650920" calcext:value-type="float">
            <text:p>6509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3048" calcext:value-type="float">
            <text:p>13048</text:p>
          </table:table-cell>
          <table:table-cell office:value-type="float" office:value="543088" calcext:value-type="float">
            <text:p>543088</text:p>
          </table:table-cell>
          <table:table-cell office:value-type="float" office:value="536858" calcext:value-type="float">
            <text:p>536858</text:p>
          </table:table-cell>
          <table:table-cell office:value-type="float" office:value="905152" calcext:value-type="float">
            <text:p>905152</text:p>
          </table:table-cell>
          <table:table-cell office:value-type="float" office:value="12992" calcext:value-type="float">
            <text:p>12992</text:p>
          </table:table-cell>
          <table:table-cell office:value-type="float" office:value="33512" calcext:value-type="float">
            <text:p>335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31" calcext:value-type="float">
            <text:p>51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05" calcext:value-type="date">
            <text:p>03/31/20 09:38 AM</text:p>
          </table:table-cell>
          <table:table-cell office:value-type="float" office:value="13851648" calcext:value-type="float">
            <text:p>13851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678300" calcext:value-type="float">
            <text:p>678300</text:p>
          </table:table-cell>
          <table:table-cell office:value-type="float" office:value="650920" calcext:value-type="float">
            <text:p>650920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3048" calcext:value-type="float">
            <text:p>13048</text:p>
          </table:table-cell>
          <table:table-cell office:value-type="float" office:value="543088" calcext:value-type="float">
            <text:p>543088</text:p>
          </table:table-cell>
          <table:table-cell office:value-type="float" office:value="536858" calcext:value-type="float">
            <text:p>536858</text:p>
          </table:table-cell>
          <table:table-cell office:value-type="float" office:value="905152" calcext:value-type="float">
            <text:p>905152</text:p>
          </table:table-cell>
          <table:table-cell office:value-type="float" office:value="12992" calcext:value-type="float">
            <text:p>12992</text:p>
          </table:table-cell>
          <table:table-cell office:value-type="float" office:value="33512" calcext:value-type="float">
            <text:p>335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31" calcext:value-type="float">
            <text:p>51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06" calcext:value-type="date">
            <text:p>03/31/20 09:38 AM</text:p>
          </table:table-cell>
          <table:table-cell office:value-type="float" office:value="13909572" calcext:value-type="float">
            <text:p>13909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591568" calcext:value-type="float">
            <text:p>591568</text:p>
          </table:table-cell>
          <table:table-cell office:value-type="float" office:value="564188" calcext:value-type="float">
            <text:p>564188</text:p>
          </table:table-cell>
          <table:table-cell office:value-type="float" office:value="27380" calcext:value-type="float">
            <text:p>27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1603" calcext:value-type="float">
            <text:p>11603</text:p>
          </table:table-cell>
          <table:table-cell office:value-type="float" office:value="456048" calcext:value-type="float">
            <text:p>456048</text:p>
          </table:table-cell>
          <table:table-cell office:value-type="float" office:value="450838" calcext:value-type="float">
            <text:p>450838</text:p>
          </table:table-cell>
          <table:table-cell office:value-type="float" office:value="905152" calcext:value-type="float">
            <text:p>905152</text:p>
          </table:table-cell>
          <table:table-cell office:value-type="float" office:value="12992" calcext:value-type="float">
            <text:p>12992</text:p>
          </table:table-cell>
          <table:table-cell office:value-type="float" office:value="32732" calcext:value-type="float">
            <text:p>327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31" calcext:value-type="float">
            <text:p>43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07" calcext:value-type="date">
            <text:p>03/31/20 09:38 AM</text:p>
          </table:table-cell>
          <table:table-cell office:value-type="float" office:value="13909572" calcext:value-type="float">
            <text:p>13909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591568" calcext:value-type="float">
            <text:p>591568</text:p>
          </table:table-cell>
          <table:table-cell office:value-type="float" office:value="564188" calcext:value-type="float">
            <text:p>564188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1603" calcext:value-type="float">
            <text:p>11603</text:p>
          </table:table-cell>
          <table:table-cell office:value-type="float" office:value="456048" calcext:value-type="float">
            <text:p>456048</text:p>
          </table:table-cell>
          <table:table-cell office:value-type="float" office:value="450838" calcext:value-type="float">
            <text:p>450838</text:p>
          </table:table-cell>
          <table:table-cell office:value-type="float" office:value="905152" calcext:value-type="float">
            <text:p>905152</text:p>
          </table:table-cell>
          <table:table-cell office:value-type="float" office:value="12992" calcext:value-type="float">
            <text:p>12992</text:p>
          </table:table-cell>
          <table:table-cell office:value-type="float" office:value="32732" calcext:value-type="float">
            <text:p>327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31" calcext:value-type="float">
            <text:p>43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08" calcext:value-type="date">
            <text:p>03/31/20 09:38 AM</text:p>
          </table:table-cell>
          <table:table-cell office:value-type="float" office:value="13909572" calcext:value-type="float">
            <text:p>13909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591568" calcext:value-type="float">
            <text:p>591568</text:p>
          </table:table-cell>
          <table:table-cell office:value-type="float" office:value="564188" calcext:value-type="float">
            <text:p>564188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1603" calcext:value-type="float">
            <text:p>11603</text:p>
          </table:table-cell>
          <table:table-cell office:value-type="float" office:value="456048" calcext:value-type="float">
            <text:p>456048</text:p>
          </table:table-cell>
          <table:table-cell office:value-type="float" office:value="450838" calcext:value-type="float">
            <text:p>450838</text:p>
          </table:table-cell>
          <table:table-cell office:value-type="float" office:value="905152" calcext:value-type="float">
            <text:p>905152</text:p>
          </table:table-cell>
          <table:table-cell office:value-type="float" office:value="12992" calcext:value-type="float">
            <text:p>12992</text:p>
          </table:table-cell>
          <table:table-cell office:value-type="float" office:value="32732" calcext:value-type="float">
            <text:p>327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31" calcext:value-type="float">
            <text:p>43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09" calcext:value-type="date">
            <text:p>03/31/20 09:38 AM</text:p>
          </table:table-cell>
          <table:table-cell office:value-type="float" office:value="13909572" calcext:value-type="float">
            <text:p>13909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591568" calcext:value-type="float">
            <text:p>591568</text:p>
          </table:table-cell>
          <table:table-cell office:value-type="float" office:value="564188" calcext:value-type="float">
            <text:p>564188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1603" calcext:value-type="float">
            <text:p>11603</text:p>
          </table:table-cell>
          <table:table-cell office:value-type="float" office:value="456048" calcext:value-type="float">
            <text:p>456048</text:p>
          </table:table-cell>
          <table:table-cell office:value-type="float" office:value="450838" calcext:value-type="float">
            <text:p>450838</text:p>
          </table:table-cell>
          <table:table-cell office:value-type="float" office:value="905152" calcext:value-type="float">
            <text:p>905152</text:p>
          </table:table-cell>
          <table:table-cell office:value-type="float" office:value="12992" calcext:value-type="float">
            <text:p>12992</text:p>
          </table:table-cell>
          <table:table-cell office:value-type="float" office:value="32732" calcext:value-type="float">
            <text:p>327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31" calcext:value-type="float">
            <text:p>43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10" calcext:value-type="date">
            <text:p>03/31/20 09:38 AM</text:p>
          </table:table-cell>
          <table:table-cell office:value-type="float" office:value="13908828" calcext:value-type="float">
            <text:p>13908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591568" calcext:value-type="float">
            <text:p>591568</text:p>
          </table:table-cell>
          <table:table-cell office:value-type="float" office:value="564188" calcext:value-type="float">
            <text:p>564188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1603" calcext:value-type="float">
            <text:p>11603</text:p>
          </table:table-cell>
          <table:table-cell office:value-type="float" office:value="456048" calcext:value-type="float">
            <text:p>456048</text:p>
          </table:table-cell>
          <table:table-cell office:value-type="float" office:value="450838" calcext:value-type="float">
            <text:p>450838</text:p>
          </table:table-cell>
          <table:table-cell office:value-type="float" office:value="905152" calcext:value-type="float">
            <text:p>905152</text:p>
          </table:table-cell>
          <table:table-cell office:value-type="float" office:value="12992" calcext:value-type="float">
            <text:p>12992</text:p>
          </table:table-cell>
          <table:table-cell office:value-type="float" office:value="32732" calcext:value-type="float">
            <text:p>327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31" calcext:value-type="float">
            <text:p>43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11" calcext:value-type="date">
            <text:p>03/31/20 09:38 AM</text:p>
          </table:table-cell>
          <table:table-cell office:value-type="float" office:value="13908828" calcext:value-type="float">
            <text:p>13908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591568" calcext:value-type="float">
            <text:p>591568</text:p>
          </table:table-cell>
          <table:table-cell office:value-type="float" office:value="564188" calcext:value-type="float">
            <text:p>564188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1603" calcext:value-type="float">
            <text:p>11603</text:p>
          </table:table-cell>
          <table:table-cell office:value-type="float" office:value="456048" calcext:value-type="float">
            <text:p>456048</text:p>
          </table:table-cell>
          <table:table-cell office:value-type="float" office:value="450838" calcext:value-type="float">
            <text:p>450838</text:p>
          </table:table-cell>
          <table:table-cell office:value-type="float" office:value="905152" calcext:value-type="float">
            <text:p>905152</text:p>
          </table:table-cell>
          <table:table-cell office:value-type="float" office:value="12992" calcext:value-type="float">
            <text:p>12992</text:p>
          </table:table-cell>
          <table:table-cell office:value-type="float" office:value="32732" calcext:value-type="float">
            <text:p>327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31" calcext:value-type="float">
            <text:p>43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12" calcext:value-type="date">
            <text:p>03/31/20 09:38 AM</text:p>
          </table:table-cell>
          <table:table-cell office:value-type="float" office:value="13908432" calcext:value-type="float">
            <text:p>13908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591568" calcext:value-type="float">
            <text:p>591568</text:p>
          </table:table-cell>
          <table:table-cell office:value-type="float" office:value="564188" calcext:value-type="float">
            <text:p>564188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1603" calcext:value-type="float">
            <text:p>11603</text:p>
          </table:table-cell>
          <table:table-cell office:value-type="float" office:value="456048" calcext:value-type="float">
            <text:p>456048</text:p>
          </table:table-cell>
          <table:table-cell office:value-type="float" office:value="450838" calcext:value-type="float">
            <text:p>450838</text:p>
          </table:table-cell>
          <table:table-cell office:value-type="float" office:value="905152" calcext:value-type="float">
            <text:p>905152</text:p>
          </table:table-cell>
          <table:table-cell office:value-type="float" office:value="12992" calcext:value-type="float">
            <text:p>12992</text:p>
          </table:table-cell>
          <table:table-cell office:value-type="float" office:value="32732" calcext:value-type="float">
            <text:p>327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31" calcext:value-type="float">
            <text:p>43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13" calcext:value-type="date">
            <text:p>03/31/20 09:38 AM</text:p>
          </table:table-cell>
          <table:table-cell office:value-type="float" office:value="13908432" calcext:value-type="float">
            <text:p>13908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591568" calcext:value-type="float">
            <text:p>591568</text:p>
          </table:table-cell>
          <table:table-cell office:value-type="float" office:value="564188" calcext:value-type="float">
            <text:p>564188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1603" calcext:value-type="float">
            <text:p>11603</text:p>
          </table:table-cell>
          <table:table-cell office:value-type="float" office:value="456048" calcext:value-type="float">
            <text:p>456048</text:p>
          </table:table-cell>
          <table:table-cell office:value-type="float" office:value="450838" calcext:value-type="float">
            <text:p>450838</text:p>
          </table:table-cell>
          <table:table-cell office:value-type="float" office:value="905152" calcext:value-type="float">
            <text:p>905152</text:p>
          </table:table-cell>
          <table:table-cell office:value-type="float" office:value="12992" calcext:value-type="float">
            <text:p>12992</text:p>
          </table:table-cell>
          <table:table-cell office:value-type="float" office:value="32732" calcext:value-type="float">
            <text:p>327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31" calcext:value-type="float">
            <text:p>43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14" calcext:value-type="date">
            <text:p>03/31/20 09:38 AM</text:p>
          </table:table-cell>
          <table:table-cell office:value-type="float" office:value="13998096" calcext:value-type="float">
            <text:p>13998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504548" calcext:value-type="float">
            <text:p>504548</text:p>
          </table:table-cell>
          <table:table-cell office:value-type="float" office:value="477168" calcext:value-type="float">
            <text:p>477168</text:p>
          </table:table-cell>
          <table:table-cell office:value-type="float" office:value="27380" calcext:value-type="float">
            <text:p>27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0137" calcext:value-type="float">
            <text:p>10137</text:p>
          </table:table-cell>
          <table:table-cell office:value-type="float" office:value="369024" calcext:value-type="float">
            <text:p>369024</text:p>
          </table:table-cell>
          <table:table-cell office:value-type="float" office:value="364819" calcext:value-type="float">
            <text:p>364819</text:p>
          </table:table-cell>
          <table:table-cell office:value-type="float" office:value="905152" calcext:value-type="float">
            <text:p>905152</text:p>
          </table:table-cell>
          <table:table-cell office:value-type="float" office:value="12992" calcext:value-type="float">
            <text:p>12992</text:p>
          </table:table-cell>
          <table:table-cell office:value-type="float" office:value="31943" calcext:value-type="float">
            <text:p>3194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31" calcext:value-type="float">
            <text:p>35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15" calcext:value-type="date">
            <text:p>03/31/20 09:38 AM</text:p>
          </table:table-cell>
          <table:table-cell office:value-type="float" office:value="13998592" calcext:value-type="float">
            <text:p>13998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504548" calcext:value-type="float">
            <text:p>504548</text:p>
          </table:table-cell>
          <table:table-cell office:value-type="float" office:value="477168" calcext:value-type="float">
            <text:p>477168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0137" calcext:value-type="float">
            <text:p>10137</text:p>
          </table:table-cell>
          <table:table-cell office:value-type="float" office:value="369024" calcext:value-type="float">
            <text:p>369024</text:p>
          </table:table-cell>
          <table:table-cell office:value-type="float" office:value="364819" calcext:value-type="float">
            <text:p>364819</text:p>
          </table:table-cell>
          <table:table-cell office:value-type="float" office:value="905152" calcext:value-type="float">
            <text:p>905152</text:p>
          </table:table-cell>
          <table:table-cell office:value-type="float" office:value="12992" calcext:value-type="float">
            <text:p>12992</text:p>
          </table:table-cell>
          <table:table-cell office:value-type="float" office:value="31943" calcext:value-type="float">
            <text:p>3194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31" calcext:value-type="float">
            <text:p>35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16" calcext:value-type="date">
            <text:p>03/31/20 09:38 AM</text:p>
          </table:table-cell>
          <table:table-cell office:value-type="float" office:value="13998468" calcext:value-type="float">
            <text:p>13998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504548" calcext:value-type="float">
            <text:p>504548</text:p>
          </table:table-cell>
          <table:table-cell office:value-type="float" office:value="477168" calcext:value-type="float">
            <text:p>477168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0137" calcext:value-type="float">
            <text:p>10137</text:p>
          </table:table-cell>
          <table:table-cell office:value-type="float" office:value="369024" calcext:value-type="float">
            <text:p>369024</text:p>
          </table:table-cell>
          <table:table-cell office:value-type="float" office:value="364819" calcext:value-type="float">
            <text:p>364819</text:p>
          </table:table-cell>
          <table:table-cell office:value-type="float" office:value="905152" calcext:value-type="float">
            <text:p>905152</text:p>
          </table:table-cell>
          <table:table-cell office:value-type="float" office:value="12992" calcext:value-type="float">
            <text:p>12992</text:p>
          </table:table-cell>
          <table:table-cell office:value-type="float" office:value="31943" calcext:value-type="float">
            <text:p>3194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31" calcext:value-type="float">
            <text:p>35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17" calcext:value-type="date">
            <text:p>03/31/20 09:38 AM</text:p>
          </table:table-cell>
          <table:table-cell office:value-type="float" office:value="13998468" calcext:value-type="float">
            <text:p>13998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504548" calcext:value-type="float">
            <text:p>504548</text:p>
          </table:table-cell>
          <table:table-cell office:value-type="float" office:value="477168" calcext:value-type="float">
            <text:p>477168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0137" calcext:value-type="float">
            <text:p>10137</text:p>
          </table:table-cell>
          <table:table-cell office:value-type="float" office:value="369024" calcext:value-type="float">
            <text:p>369024</text:p>
          </table:table-cell>
          <table:table-cell office:value-type="float" office:value="364819" calcext:value-type="float">
            <text:p>364819</text:p>
          </table:table-cell>
          <table:table-cell office:value-type="float" office:value="905152" calcext:value-type="float">
            <text:p>905152</text:p>
          </table:table-cell>
          <table:table-cell office:value-type="float" office:value="12992" calcext:value-type="float">
            <text:p>12992</text:p>
          </table:table-cell>
          <table:table-cell office:value-type="float" office:value="31943" calcext:value-type="float">
            <text:p>3194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31" calcext:value-type="float">
            <text:p>35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18" calcext:value-type="date">
            <text:p>03/31/20 09:38 AM</text:p>
          </table:table-cell>
          <table:table-cell office:value-type="float" office:value="13998468" calcext:value-type="float">
            <text:p>13998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504548" calcext:value-type="float">
            <text:p>504548</text:p>
          </table:table-cell>
          <table:table-cell office:value-type="float" office:value="477168" calcext:value-type="float">
            <text:p>477168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0137" calcext:value-type="float">
            <text:p>10137</text:p>
          </table:table-cell>
          <table:table-cell office:value-type="float" office:value="369024" calcext:value-type="float">
            <text:p>369024</text:p>
          </table:table-cell>
          <table:table-cell office:value-type="float" office:value="364819" calcext:value-type="float">
            <text:p>364819</text:p>
          </table:table-cell>
          <table:table-cell office:value-type="float" office:value="905152" calcext:value-type="float">
            <text:p>905152</text:p>
          </table:table-cell>
          <table:table-cell office:value-type="float" office:value="12992" calcext:value-type="float">
            <text:p>12992</text:p>
          </table:table-cell>
          <table:table-cell office:value-type="float" office:value="31943" calcext:value-type="float">
            <text:p>3194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31" calcext:value-type="float">
            <text:p>35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19" calcext:value-type="date">
            <text:p>03/31/20 09:38 AM</text:p>
          </table:table-cell>
          <table:table-cell office:value-type="float" office:value="13998352" calcext:value-type="float">
            <text:p>13998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504548" calcext:value-type="float">
            <text:p>504548</text:p>
          </table:table-cell>
          <table:table-cell office:value-type="float" office:value="477168" calcext:value-type="float">
            <text:p>477168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0137" calcext:value-type="float">
            <text:p>10137</text:p>
          </table:table-cell>
          <table:table-cell office:value-type="float" office:value="369024" calcext:value-type="float">
            <text:p>369024</text:p>
          </table:table-cell>
          <table:table-cell office:value-type="float" office:value="364819" calcext:value-type="float">
            <text:p>364819</text:p>
          </table:table-cell>
          <table:table-cell office:value-type="float" office:value="905152" calcext:value-type="float">
            <text:p>905152</text:p>
          </table:table-cell>
          <table:table-cell office:value-type="float" office:value="12992" calcext:value-type="float">
            <text:p>12992</text:p>
          </table:table-cell>
          <table:table-cell office:value-type="float" office:value="31943" calcext:value-type="float">
            <text:p>3194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31" calcext:value-type="float">
            <text:p>35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20" calcext:value-type="date">
            <text:p>03/31/20 09:38 AM</text:p>
          </table:table-cell>
          <table:table-cell office:value-type="float" office:value="13998352" calcext:value-type="float">
            <text:p>13998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504548" calcext:value-type="float">
            <text:p>504548</text:p>
          </table:table-cell>
          <table:table-cell office:value-type="float" office:value="477168" calcext:value-type="float">
            <text:p>477168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0137" calcext:value-type="float">
            <text:p>10137</text:p>
          </table:table-cell>
          <table:table-cell office:value-type="float" office:value="369024" calcext:value-type="float">
            <text:p>369024</text:p>
          </table:table-cell>
          <table:table-cell office:value-type="float" office:value="364819" calcext:value-type="float">
            <text:p>364819</text:p>
          </table:table-cell>
          <table:table-cell office:value-type="float" office:value="905152" calcext:value-type="float">
            <text:p>905152</text:p>
          </table:table-cell>
          <table:table-cell office:value-type="float" office:value="12992" calcext:value-type="float">
            <text:p>12992</text:p>
          </table:table-cell>
          <table:table-cell office:value-type="float" office:value="31943" calcext:value-type="float">
            <text:p>3194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31" calcext:value-type="float">
            <text:p>35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21" calcext:value-type="date">
            <text:p>03/31/20 09:38 AM</text:p>
          </table:table-cell>
          <table:table-cell office:value-type="float" office:value="14023688" calcext:value-type="float">
            <text:p>14023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504548" calcext:value-type="float">
            <text:p>504548</text:p>
          </table:table-cell>
          <table:table-cell office:value-type="float" office:value="477168" calcext:value-type="float">
            <text:p>477168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10137" calcext:value-type="float">
            <text:p>10137</text:p>
          </table:table-cell>
          <table:table-cell office:value-type="float" office:value="369024" calcext:value-type="float">
            <text:p>369024</text:p>
          </table:table-cell>
          <table:table-cell office:value-type="float" office:value="364819" calcext:value-type="float">
            <text:p>364819</text:p>
          </table:table-cell>
          <table:table-cell office:value-type="float" office:value="905152" calcext:value-type="float">
            <text:p>905152</text:p>
          </table:table-cell>
          <table:table-cell office:value-type="float" office:value="12992" calcext:value-type="float">
            <text:p>12992</text:p>
          </table:table-cell>
          <table:table-cell office:value-type="float" office:value="31943" calcext:value-type="float">
            <text:p>3194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31" calcext:value-type="float">
            <text:p>35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22" calcext:value-type="date">
            <text:p>03/31/20 09:38 AM</text:p>
          </table:table-cell>
          <table:table-cell office:value-type="float" office:value="14110860" calcext:value-type="float">
            <text:p>141108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417524" calcext:value-type="float">
            <text:p>417524</text:p>
          </table:table-cell>
          <table:table-cell office:value-type="float" office:value="390144" calcext:value-type="float">
            <text:p>390144</text:p>
          </table:table-cell>
          <table:table-cell office:value-type="float" office:value="27380" calcext:value-type="float">
            <text:p>27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8692" calcext:value-type="float">
            <text:p>8692</text:p>
          </table:table-cell>
          <table:table-cell office:value-type="float" office:value="282000" calcext:value-type="float">
            <text:p>282000</text:p>
          </table:table-cell>
          <table:table-cell office:value-type="float" office:value="278801" calcext:value-type="float">
            <text:p>278801</text:p>
          </table:table-cell>
          <table:table-cell office:value-type="float" office:value="905152" calcext:value-type="float">
            <text:p>905152</text:p>
          </table:table-cell>
          <table:table-cell office:value-type="float" office:value="12992" calcext:value-type="float">
            <text:p>12992</text:p>
          </table:table-cell>
          <table:table-cell office:value-type="float" office:value="31155" calcext:value-type="float">
            <text:p>311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31" calcext:value-type="float">
            <text:p>27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23" calcext:value-type="date">
            <text:p>03/31/20 09:38 AM</text:p>
          </table:table-cell>
          <table:table-cell office:value-type="float" office:value="14110984" calcext:value-type="float">
            <text:p>14110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417524" calcext:value-type="float">
            <text:p>417524</text:p>
          </table:table-cell>
          <table:table-cell office:value-type="float" office:value="390144" calcext:value-type="float">
            <text:p>390144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8692" calcext:value-type="float">
            <text:p>8692</text:p>
          </table:table-cell>
          <table:table-cell office:value-type="float" office:value="282000" calcext:value-type="float">
            <text:p>282000</text:p>
          </table:table-cell>
          <table:table-cell office:value-type="float" office:value="278801" calcext:value-type="float">
            <text:p>278801</text:p>
          </table:table-cell>
          <table:table-cell office:value-type="float" office:value="905152" calcext:value-type="float">
            <text:p>905152</text:p>
          </table:table-cell>
          <table:table-cell office:value-type="float" office:value="12992" calcext:value-type="float">
            <text:p>12992</text:p>
          </table:table-cell>
          <table:table-cell office:value-type="float" office:value="31155" calcext:value-type="float">
            <text:p>311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31" calcext:value-type="float">
            <text:p>27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24" calcext:value-type="date">
            <text:p>03/31/20 09:38 AM</text:p>
          </table:table-cell>
          <table:table-cell office:value-type="float" office:value="14110920" calcext:value-type="float">
            <text:p>14110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417524" calcext:value-type="float">
            <text:p>417524</text:p>
          </table:table-cell>
          <table:table-cell office:value-type="float" office:value="390144" calcext:value-type="float">
            <text:p>390144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8692" calcext:value-type="float">
            <text:p>8692</text:p>
          </table:table-cell>
          <table:table-cell office:value-type="float" office:value="282000" calcext:value-type="float">
            <text:p>282000</text:p>
          </table:table-cell>
          <table:table-cell office:value-type="float" office:value="278801" calcext:value-type="float">
            <text:p>278801</text:p>
          </table:table-cell>
          <table:table-cell office:value-type="float" office:value="905152" calcext:value-type="float">
            <text:p>905152</text:p>
          </table:table-cell>
          <table:table-cell office:value-type="float" office:value="12992" calcext:value-type="float">
            <text:p>12992</text:p>
          </table:table-cell>
          <table:table-cell office:value-type="float" office:value="31155" calcext:value-type="float">
            <text:p>311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31" calcext:value-type="float">
            <text:p>27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25" calcext:value-type="date">
            <text:p>03/31/20 09:38 AM</text:p>
          </table:table-cell>
          <table:table-cell office:value-type="float" office:value="14110920" calcext:value-type="float">
            <text:p>14110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417524" calcext:value-type="float">
            <text:p>417524</text:p>
          </table:table-cell>
          <table:table-cell office:value-type="float" office:value="390144" calcext:value-type="float">
            <text:p>390144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8692" calcext:value-type="float">
            <text:p>8692</text:p>
          </table:table-cell>
          <table:table-cell office:value-type="float" office:value="282000" calcext:value-type="float">
            <text:p>282000</text:p>
          </table:table-cell>
          <table:table-cell office:value-type="float" office:value="278801" calcext:value-type="float">
            <text:p>278801</text:p>
          </table:table-cell>
          <table:table-cell office:value-type="float" office:value="905152" calcext:value-type="float">
            <text:p>905152</text:p>
          </table:table-cell>
          <table:table-cell office:value-type="float" office:value="12992" calcext:value-type="float">
            <text:p>12992</text:p>
          </table:table-cell>
          <table:table-cell office:value-type="float" office:value="31155" calcext:value-type="float">
            <text:p>311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31" calcext:value-type="float">
            <text:p>27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26" calcext:value-type="date">
            <text:p>03/31/20 09:38 AM</text:p>
          </table:table-cell>
          <table:table-cell office:value-type="float" office:value="14110992" calcext:value-type="float">
            <text:p>14110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417524" calcext:value-type="float">
            <text:p>417524</text:p>
          </table:table-cell>
          <table:table-cell office:value-type="float" office:value="390144" calcext:value-type="float">
            <text:p>390144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8692" calcext:value-type="float">
            <text:p>8692</text:p>
          </table:table-cell>
          <table:table-cell office:value-type="float" office:value="282000" calcext:value-type="float">
            <text:p>282000</text:p>
          </table:table-cell>
          <table:table-cell office:value-type="float" office:value="278802" calcext:value-type="float">
            <text:p>278802</text:p>
          </table:table-cell>
          <table:table-cell office:value-type="float" office:value="905152" calcext:value-type="float">
            <text:p>905152</text:p>
          </table:table-cell>
          <table:table-cell office:value-type="float" office:value="12992" calcext:value-type="float">
            <text:p>12992</text:p>
          </table:table-cell>
          <table:table-cell office:value-type="float" office:value="31155" calcext:value-type="float">
            <text:p>311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31" calcext:value-type="float">
            <text:p>27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27" calcext:value-type="date">
            <text:p>03/31/20 09:38 AM</text:p>
          </table:table-cell>
          <table:table-cell office:value-type="float" office:value="14110668" calcext:value-type="float">
            <text:p>14110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417524" calcext:value-type="float">
            <text:p>417524</text:p>
          </table:table-cell>
          <table:table-cell office:value-type="float" office:value="390144" calcext:value-type="float">
            <text:p>390144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8692" calcext:value-type="float">
            <text:p>8692</text:p>
          </table:table-cell>
          <table:table-cell office:value-type="float" office:value="282000" calcext:value-type="float">
            <text:p>282000</text:p>
          </table:table-cell>
          <table:table-cell office:value-type="float" office:value="278802" calcext:value-type="float">
            <text:p>278802</text:p>
          </table:table-cell>
          <table:table-cell office:value-type="float" office:value="905152" calcext:value-type="float">
            <text:p>905152</text:p>
          </table:table-cell>
          <table:table-cell office:value-type="float" office:value="12992" calcext:value-type="float">
            <text:p>12992</text:p>
          </table:table-cell>
          <table:table-cell office:value-type="float" office:value="31155" calcext:value-type="float">
            <text:p>311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31" calcext:value-type="float">
            <text:p>27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28" calcext:value-type="date">
            <text:p>03/31/20 09:38 AM</text:p>
          </table:table-cell>
          <table:table-cell office:value-type="float" office:value="14110668" calcext:value-type="float">
            <text:p>14110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417524" calcext:value-type="float">
            <text:p>417524</text:p>
          </table:table-cell>
          <table:table-cell office:value-type="float" office:value="390144" calcext:value-type="float">
            <text:p>390144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8692" calcext:value-type="float">
            <text:p>8692</text:p>
          </table:table-cell>
          <table:table-cell office:value-type="float" office:value="282000" calcext:value-type="float">
            <text:p>282000</text:p>
          </table:table-cell>
          <table:table-cell office:value-type="float" office:value="278802" calcext:value-type="float">
            <text:p>278802</text:p>
          </table:table-cell>
          <table:table-cell office:value-type="float" office:value="905152" calcext:value-type="float">
            <text:p>905152</text:p>
          </table:table-cell>
          <table:table-cell office:value-type="float" office:value="12992" calcext:value-type="float">
            <text:p>12992</text:p>
          </table:table-cell>
          <table:table-cell office:value-type="float" office:value="31155" calcext:value-type="float">
            <text:p>311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31" calcext:value-type="float">
            <text:p>27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29" calcext:value-type="date">
            <text:p>03/31/20 09:38 AM</text:p>
          </table:table-cell>
          <table:table-cell office:value-type="float" office:value="14110672" calcext:value-type="float">
            <text:p>14110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7924" calcext:value-type="float">
            <text:p>2637924</text:p>
          </table:table-cell>
          <table:table-cell office:value-type="float" office:value="417524" calcext:value-type="float">
            <text:p>417524</text:p>
          </table:table-cell>
          <table:table-cell office:value-type="float" office:value="390144" calcext:value-type="float">
            <text:p>390144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600" calcext:value-type="float">
            <text:p>25600</text:p>
          </table:table-cell>
          <table:table-cell office:value-type="float" office:value="8692" calcext:value-type="float">
            <text:p>8692</text:p>
          </table:table-cell>
          <table:table-cell office:value-type="float" office:value="282000" calcext:value-type="float">
            <text:p>282000</text:p>
          </table:table-cell>
          <table:table-cell office:value-type="float" office:value="278802" calcext:value-type="float">
            <text:p>278802</text:p>
          </table:table-cell>
          <table:table-cell office:value-type="float" office:value="905152" calcext:value-type="float">
            <text:p>905152</text:p>
          </table:table-cell>
          <table:table-cell office:value-type="float" office:value="12992" calcext:value-type="float">
            <text:p>12992</text:p>
          </table:table-cell>
          <table:table-cell office:value-type="float" office:value="31155" calcext:value-type="float">
            <text:p>311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31" calcext:value-type="float">
            <text:p>27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30" calcext:value-type="date">
            <text:p>03/31/20 09:38 AM</text:p>
          </table:table-cell>
          <table:table-cell office:value-type="float" office:value="14198712" calcext:value-type="float">
            <text:p>14198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9732" calcext:value-type="float">
            <text:p>2629732</text:p>
          </table:table-cell>
          <table:table-cell office:value-type="float" office:value="329448" calcext:value-type="float">
            <text:p>329448</text:p>
          </table:table-cell>
          <table:table-cell office:value-type="float" office:value="302068" calcext:value-type="float">
            <text:p>302068</text:p>
          </table:table-cell>
          <table:table-cell office:value-type="float" office:value="27380" calcext:value-type="float">
            <text:p>27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7207" calcext:value-type="float">
            <text:p>7207</text:p>
          </table:table-cell>
          <table:table-cell office:value-type="float" office:value="194960" calcext:value-type="float">
            <text:p>194960</text:p>
          </table:table-cell>
          <table:table-cell office:value-type="float" office:value="192782" calcext:value-type="float">
            <text:p>192782</text:p>
          </table:table-cell>
          <table:table-cell office:value-type="float" office:value="879632" calcext:value-type="float">
            <text:p>879632</text:p>
          </table:table-cell>
          <table:table-cell office:value-type="float" office:value="12992" calcext:value-type="float">
            <text:p>12992</text:p>
          </table:table-cell>
          <table:table-cell office:value-type="float" office:value="30797" calcext:value-type="float">
            <text:p>3079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31" calcext:value-type="float">
            <text:p>19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31" calcext:value-type="date">
            <text:p>03/31/20 09:38 AM</text:p>
          </table:table-cell>
          <table:table-cell office:value-type="float" office:value="14198588" calcext:value-type="float">
            <text:p>14198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9732" calcext:value-type="float">
            <text:p>2629732</text:p>
          </table:table-cell>
          <table:table-cell office:value-type="float" office:value="329448" calcext:value-type="float">
            <text:p>329448</text:p>
          </table:table-cell>
          <table:table-cell office:value-type="float" office:value="302068" calcext:value-type="float">
            <text:p>302068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7207" calcext:value-type="float">
            <text:p>7207</text:p>
          </table:table-cell>
          <table:table-cell office:value-type="float" office:value="194960" calcext:value-type="float">
            <text:p>194960</text:p>
          </table:table-cell>
          <table:table-cell office:value-type="float" office:value="192782" calcext:value-type="float">
            <text:p>192782</text:p>
          </table:table-cell>
          <table:table-cell office:value-type="float" office:value="879632" calcext:value-type="float">
            <text:p>879632</text:p>
          </table:table-cell>
          <table:table-cell office:value-type="float" office:value="12992" calcext:value-type="float">
            <text:p>12992</text:p>
          </table:table-cell>
          <table:table-cell office:value-type="float" office:value="30797" calcext:value-type="float">
            <text:p>3079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31" calcext:value-type="float">
            <text:p>19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32" calcext:value-type="date">
            <text:p>03/31/20 09:38 AM</text:p>
          </table:table-cell>
          <table:table-cell office:value-type="float" office:value="14198588" calcext:value-type="float">
            <text:p>14198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9732" calcext:value-type="float">
            <text:p>2629732</text:p>
          </table:table-cell>
          <table:table-cell office:value-type="float" office:value="329448" calcext:value-type="float">
            <text:p>329448</text:p>
          </table:table-cell>
          <table:table-cell office:value-type="float" office:value="302068" calcext:value-type="float">
            <text:p>302068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7207" calcext:value-type="float">
            <text:p>7207</text:p>
          </table:table-cell>
          <table:table-cell office:value-type="float" office:value="194960" calcext:value-type="float">
            <text:p>194960</text:p>
          </table:table-cell>
          <table:table-cell office:value-type="float" office:value="192782" calcext:value-type="float">
            <text:p>192782</text:p>
          </table:table-cell>
          <table:table-cell office:value-type="float" office:value="879632" calcext:value-type="float">
            <text:p>879632</text:p>
          </table:table-cell>
          <table:table-cell office:value-type="float" office:value="12992" calcext:value-type="float">
            <text:p>12992</text:p>
          </table:table-cell>
          <table:table-cell office:value-type="float" office:value="30797" calcext:value-type="float">
            <text:p>3079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31" calcext:value-type="float">
            <text:p>19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33" calcext:value-type="date">
            <text:p>03/31/20 09:38 AM</text:p>
          </table:table-cell>
          <table:table-cell office:value-type="float" office:value="14198588" calcext:value-type="float">
            <text:p>14198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9732" calcext:value-type="float">
            <text:p>2629732</text:p>
          </table:table-cell>
          <table:table-cell office:value-type="float" office:value="329448" calcext:value-type="float">
            <text:p>329448</text:p>
          </table:table-cell>
          <table:table-cell office:value-type="float" office:value="302068" calcext:value-type="float">
            <text:p>302068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7207" calcext:value-type="float">
            <text:p>7207</text:p>
          </table:table-cell>
          <table:table-cell office:value-type="float" office:value="194960" calcext:value-type="float">
            <text:p>194960</text:p>
          </table:table-cell>
          <table:table-cell office:value-type="float" office:value="192782" calcext:value-type="float">
            <text:p>192782</text:p>
          </table:table-cell>
          <table:table-cell office:value-type="float" office:value="879632" calcext:value-type="float">
            <text:p>879632</text:p>
          </table:table-cell>
          <table:table-cell office:value-type="float" office:value="12992" calcext:value-type="float">
            <text:p>12992</text:p>
          </table:table-cell>
          <table:table-cell office:value-type="float" office:value="30349" calcext:value-type="float">
            <text:p>3034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31" calcext:value-type="float">
            <text:p>19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34" calcext:value-type="date">
            <text:p>03/31/20 09:38 AM</text:p>
          </table:table-cell>
          <table:table-cell office:value-type="float" office:value="14198588" calcext:value-type="float">
            <text:p>14198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9732" calcext:value-type="float">
            <text:p>2629732</text:p>
          </table:table-cell>
          <table:table-cell office:value-type="float" office:value="329448" calcext:value-type="float">
            <text:p>329448</text:p>
          </table:table-cell>
          <table:table-cell office:value-type="float" office:value="302068" calcext:value-type="float">
            <text:p>302068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7207" calcext:value-type="float">
            <text:p>7207</text:p>
          </table:table-cell>
          <table:table-cell office:value-type="float" office:value="194960" calcext:value-type="float">
            <text:p>194960</text:p>
          </table:table-cell>
          <table:table-cell office:value-type="float" office:value="192782" calcext:value-type="float">
            <text:p>192782</text:p>
          </table:table-cell>
          <table:table-cell office:value-type="float" office:value="879632" calcext:value-type="float">
            <text:p>879632</text:p>
          </table:table-cell>
          <table:table-cell office:value-type="float" office:value="12992" calcext:value-type="float">
            <text:p>12992</text:p>
          </table:table-cell>
          <table:table-cell office:value-type="float" office:value="30349" calcext:value-type="float">
            <text:p>3034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31" calcext:value-type="float">
            <text:p>19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35" calcext:value-type="date">
            <text:p>03/31/20 09:38 AM</text:p>
          </table:table-cell>
          <table:table-cell office:value-type="float" office:value="14198588" calcext:value-type="float">
            <text:p>14198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9732" calcext:value-type="float">
            <text:p>2629732</text:p>
          </table:table-cell>
          <table:table-cell office:value-type="float" office:value="329448" calcext:value-type="float">
            <text:p>329448</text:p>
          </table:table-cell>
          <table:table-cell office:value-type="float" office:value="302068" calcext:value-type="float">
            <text:p>302068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7207" calcext:value-type="float">
            <text:p>7207</text:p>
          </table:table-cell>
          <table:table-cell office:value-type="float" office:value="194960" calcext:value-type="float">
            <text:p>194960</text:p>
          </table:table-cell>
          <table:table-cell office:value-type="float" office:value="192782" calcext:value-type="float">
            <text:p>192782</text:p>
          </table:table-cell>
          <table:table-cell office:value-type="float" office:value="879632" calcext:value-type="float">
            <text:p>879632</text:p>
          </table:table-cell>
          <table:table-cell office:value-type="float" office:value="12992" calcext:value-type="float">
            <text:p>12992</text:p>
          </table:table-cell>
          <table:table-cell office:value-type="float" office:value="30349" calcext:value-type="float">
            <text:p>3034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31" calcext:value-type="float">
            <text:p>19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36" calcext:value-type="date">
            <text:p>03/31/20 09:38 AM</text:p>
          </table:table-cell>
          <table:table-cell office:value-type="float" office:value="14198612" calcext:value-type="float">
            <text:p>14198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9732" calcext:value-type="float">
            <text:p>2629732</text:p>
          </table:table-cell>
          <table:table-cell office:value-type="float" office:value="329448" calcext:value-type="float">
            <text:p>329448</text:p>
          </table:table-cell>
          <table:table-cell office:value-type="float" office:value="302068" calcext:value-type="float">
            <text:p>302068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7207" calcext:value-type="float">
            <text:p>7207</text:p>
          </table:table-cell>
          <table:table-cell office:value-type="float" office:value="194960" calcext:value-type="float">
            <text:p>194960</text:p>
          </table:table-cell>
          <table:table-cell office:value-type="float" office:value="192782" calcext:value-type="float">
            <text:p>192782</text:p>
          </table:table-cell>
          <table:table-cell office:value-type="float" office:value="879632" calcext:value-type="float">
            <text:p>879632</text:p>
          </table:table-cell>
          <table:table-cell office:value-type="float" office:value="12992" calcext:value-type="float">
            <text:p>12992</text:p>
          </table:table-cell>
          <table:table-cell office:value-type="float" office:value="30349" calcext:value-type="float">
            <text:p>3034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31" calcext:value-type="float">
            <text:p>19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37" calcext:value-type="date">
            <text:p>03/31/20 09:38 AM</text:p>
          </table:table-cell>
          <table:table-cell office:value-type="float" office:value="14198600" calcext:value-type="float">
            <text:p>14198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9732" calcext:value-type="float">
            <text:p>2629732</text:p>
          </table:table-cell>
          <table:table-cell office:value-type="float" office:value="329448" calcext:value-type="float">
            <text:p>329448</text:p>
          </table:table-cell>
          <table:table-cell office:value-type="float" office:value="302068" calcext:value-type="float">
            <text:p>302068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576" calcext:value-type="float">
            <text:p>24576</text:p>
          </table:table-cell>
          <table:table-cell office:value-type="float" office:value="7207" calcext:value-type="float">
            <text:p>7207</text:p>
          </table:table-cell>
          <table:table-cell office:value-type="float" office:value="194960" calcext:value-type="float">
            <text:p>194960</text:p>
          </table:table-cell>
          <table:table-cell office:value-type="float" office:value="192782" calcext:value-type="float">
            <text:p>192782</text:p>
          </table:table-cell>
          <table:table-cell office:value-type="float" office:value="879632" calcext:value-type="float">
            <text:p>879632</text:p>
          </table:table-cell>
          <table:table-cell office:value-type="float" office:value="12992" calcext:value-type="float">
            <text:p>12992</text:p>
          </table:table-cell>
          <table:table-cell office:value-type="float" office:value="30349" calcext:value-type="float">
            <text:p>3034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31" calcext:value-type="float">
            <text:p>19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38" calcext:value-type="date">
            <text:p>03/31/20 09:38 AM</text:p>
          </table:table-cell>
          <table:table-cell office:value-type="float" office:value="14383980" calcext:value-type="float">
            <text:p>14383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3636" calcext:value-type="float">
            <text:p>2113636</text:p>
          </table:table-cell>
          <table:table-cell office:value-type="float" office:value="144748" calcext:value-type="float">
            <text:p>144748</text:p>
          </table:table-cell>
          <table:table-cell office:value-type="float" office:value="117368" calcext:value-type="float">
            <text:p>117368</text:p>
          </table:table-cell>
          <table:table-cell office:value-type="float" office:value="27380" calcext:value-type="float">
            <text:p>27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336" calcext:value-type="float">
            <text:p>14336</text:p>
          </table:table-cell>
          <table:table-cell office:value-type="float" office:value="4131" calcext:value-type="float">
            <text:p>4131</text:p>
          </table:table-cell>
          <table:table-cell office:value-type="float" office:value="20880" calcext:value-type="float">
            <text:p>20880</text:p>
          </table:table-cell>
          <table:table-cell office:value-type="float" office:value="20733" calcext:value-type="float">
            <text:p>20733</text:p>
          </table:table-cell>
          <table:table-cell office:value-type="float" office:value="69616" calcext:value-type="float">
            <text:p>69616</text:p>
          </table:table-cell>
          <table:table-cell office:value-type="float" office:value="12992" calcext:value-type="float">
            <text:p>12992</text:p>
          </table:table-cell>
          <table:table-cell office:value-type="float" office:value="28675" calcext:value-type="float">
            <text:p>286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31" calcext:value-type="float">
            <text:p>3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39" calcext:value-type="date">
            <text:p>03/31/20 09:38 AM</text:p>
          </table:table-cell>
          <table:table-cell office:value-type="float" office:value="14384120" calcext:value-type="float">
            <text:p>14384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3636" calcext:value-type="float">
            <text:p>2113636</text:p>
          </table:table-cell>
          <table:table-cell office:value-type="float" office:value="144748" calcext:value-type="float">
            <text:p>144748</text:p>
          </table:table-cell>
          <table:table-cell office:value-type="float" office:value="117368" calcext:value-type="float">
            <text:p>117368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336" calcext:value-type="float">
            <text:p>14336</text:p>
          </table:table-cell>
          <table:table-cell office:value-type="float" office:value="4131" calcext:value-type="float">
            <text:p>4131</text:p>
          </table:table-cell>
          <table:table-cell office:value-type="float" office:value="20880" calcext:value-type="float">
            <text:p>20880</text:p>
          </table:table-cell>
          <table:table-cell office:value-type="float" office:value="20733" calcext:value-type="float">
            <text:p>20733</text:p>
          </table:table-cell>
          <table:table-cell office:value-type="float" office:value="69616" calcext:value-type="float">
            <text:p>69616</text:p>
          </table:table-cell>
          <table:table-cell office:value-type="float" office:value="12992" calcext:value-type="float">
            <text:p>12992</text:p>
          </table:table-cell>
          <table:table-cell office:value-type="float" office:value="28675" calcext:value-type="float">
            <text:p>286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31" calcext:value-type="float">
            <text:p>3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40" calcext:value-type="date">
            <text:p>03/31/20 09:38 AM</text:p>
          </table:table-cell>
          <table:table-cell office:value-type="float" office:value="14384120" calcext:value-type="float">
            <text:p>14384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3636" calcext:value-type="float">
            <text:p>2113636</text:p>
          </table:table-cell>
          <table:table-cell office:value-type="float" office:value="144748" calcext:value-type="float">
            <text:p>144748</text:p>
          </table:table-cell>
          <table:table-cell office:value-type="float" office:value="117368" calcext:value-type="float">
            <text:p>117368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336" calcext:value-type="float">
            <text:p>14336</text:p>
          </table:table-cell>
          <table:table-cell office:value-type="float" office:value="4131" calcext:value-type="float">
            <text:p>4131</text:p>
          </table:table-cell>
          <table:table-cell office:value-type="float" office:value="20880" calcext:value-type="float">
            <text:p>20880</text:p>
          </table:table-cell>
          <table:table-cell office:value-type="float" office:value="20733" calcext:value-type="float">
            <text:p>20733</text:p>
          </table:table-cell>
          <table:table-cell office:value-type="float" office:value="69616" calcext:value-type="float">
            <text:p>69616</text:p>
          </table:table-cell>
          <table:table-cell office:value-type="float" office:value="12992" calcext:value-type="float">
            <text:p>12992</text:p>
          </table:table-cell>
          <table:table-cell office:value-type="float" office:value="28675" calcext:value-type="float">
            <text:p>286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31" calcext:value-type="float">
            <text:p>3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31T09:38:41" calcext:value-type="date">
            <text:p>03/31/20 09:38 AM</text:p>
          </table:table-cell>
          <table:table-cell office:value-type="float" office:value="14384120" calcext:value-type="float">
            <text:p>14384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3636" calcext:value-type="float">
            <text:p>2113636</text:p>
          </table:table-cell>
          <table:table-cell office:value-type="float" office:value="144748" calcext:value-type="float">
            <text:p>144748</text:p>
          </table:table-cell>
          <table:table-cell office:value-type="float" office:value="117368" calcext:value-type="float">
            <text:p>117368</text:p>
          </table:table-cell>
          <table:table-cell office:value-type="float" office:value="27380" calcext:value-type="float">
            <text:p>273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336" calcext:value-type="float">
            <text:p>14336</text:p>
          </table:table-cell>
          <table:table-cell office:value-type="float" office:value="4131" calcext:value-type="float">
            <text:p>4131</text:p>
          </table:table-cell>
          <table:table-cell office:value-type="float" office:value="20880" calcext:value-type="float">
            <text:p>20880</text:p>
          </table:table-cell>
          <table:table-cell office:value-type="float" office:value="20733" calcext:value-type="float">
            <text:p>20733</text:p>
          </table:table-cell>
          <table:table-cell office:value-type="float" office:value="69616" calcext:value-type="float">
            <text:p>69616</text:p>
          </table:table-cell>
          <table:table-cell office:value-type="float" office:value="12992" calcext:value-type="float">
            <text:p>12992</text:p>
          </table:table-cell>
          <table:table-cell office:value-type="float" office:value="28675" calcext:value-type="float">
            <text:p>286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31" calcext:value-type="float">
            <text:p>3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number-columns-repeated="40"/>
        </table:table-row>
        <table:table-row table:style-name="ro1">
          <table:table-cell table:style-name="ce2" office:value-type="string" calcext:value-type="string">
            <text:p>Mid Term Values:</text:p>
          </table:table-cell>
          <table:table-cell table:number-columns-repeated="40"/>
        </table:table-row>
        <table:table-row table:style-name="ro1">
          <table:table-cell table:style-name="ce2" office:value-type="string" calcext:value-type="string">
            <text:p>(no records)</text:p>
          </table:table-cell>
          <table:table-cell table:number-columns-repeated="40"/>
        </table:table-row>
        <table:table-row table:style-name="ro1">
          <table:table-cell table:style-name="ce2"/>
          <table:table-cell table:number-columns-repeated="40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0"/>
        </table:table-row>
        <table:table-row table:style-name="ro1" table:number-rows-repeated="1048410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Sheet3" table:style-name="ta1">
        <table:table-column table:style-name="co30" table:number-columns-repeated="2" table:default-cell-style-name="Default"/>
        <table:table-column table:style-name="co30" table:default-cell-style-name="ce5"/>
        <table:table-column table:style-name="co30" table:number-columns-repeated="2" table:default-cell-style-name="Default"/>
        <table:table-column table:style-name="co31" table:number-columns-repeated="3" table:default-cell-style-name="ce5"/>
        <table:table-column table:style-name="co29" table:default-cell-style-name="ce5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With-malloc</text:p>
          </table:table-cell>
          <table:table-cell table:style-name="Default" office:value-type="string" calcext:value-type="string">
            <text:p>With-malloc</text:p>
          </table:table-cell>
          <table:table-cell table:number-columns-repeated="2" office:value-type="string" calcext:value-type="string">
            <text:p>patched</text:p>
          </table:table-cell>
          <table:table-cell table:style-name="Default" office:value-type="string" calcext:value-type="string">
            <text:p>patched</text:p>
          </table:table-cell>
          <table:table-cell table:style-name="Default" office:value-type="string" calcext:value-type="string">
            <text:p>patched-aggr</text:p>
          </table:table-cell>
          <table:table-cell table:number-columns-repeated="2" office:value-type="string" calcext:value-type="string">
            <text:p>patched-aggr</text:p>
          </table:table-cell>
        </table:table-row>
        <table:table-row table:style-name="ro1">
          <table:table-cell table:formula="of:=['with-malloc'.AB3]" office:value-type="string" office:string-value="meta-comm" calcext:value-type="string">
            <text:p>meta-comm</text:p>
          </table:table-cell>
          <table:table-cell table:formula="of:=['with-malloc'.AC3]" office:value-type="string" office:string-value="meta-used" calcext:value-type="string">
            <text:p>meta-used</text:p>
          </table:table-cell>
          <table:table-cell table:formula="of:=['with-malloc'.O3]" office:value-type="string" office:string-value="rss-all" calcext:value-type="string">
            <text:p>rss-all</text:p>
          </table:table-cell>
          <table:table-cell table:formula="of:=['patched-standard'.AB3]" office:value-type="string" office:string-value="meta-comm" calcext:value-type="string">
            <text:p>meta-comm</text:p>
          </table:table-cell>
          <table:table-cell table:formula="of:=['patched-standard'.AC3]" office:value-type="string" office:string-value="meta-used" calcext:value-type="string">
            <text:p>meta-used</text:p>
          </table:table-cell>
          <table:table-cell table:formula="of:=['patched-standard'.O3]" office:value-type="string" office:string-value="rss-all" calcext:value-type="string">
            <text:p>rss-all</text:p>
          </table:table-cell>
          <table:table-cell table:formula="of:=['patched-aggressive'.AB3]" office:value-type="string" office:string-value="meta-comm" calcext:value-type="string">
            <text:p>meta-comm</text:p>
          </table:table-cell>
          <table:table-cell table:formula="of:=['patched-aggressive'.AC3]" office:value-type="string" office:string-value="meta-used" calcext:value-type="string">
            <text:p>meta-used</text:p>
          </table:table-cell>
          <table:table-cell table:formula="of:=['patched-aggressive'.O3]" office:value-type="string" office:string-value="rss-all" calcext:value-type="string">
            <text:p>rss-all</text:p>
          </table:table-cell>
        </table:table-row>
        <table:table-row table:style-name="ro1">
          <table:table-cell table:formula="of:=['with-malloc'.AB4]" office:value-type="float" office:value="0" calcext:value-type="float">
            <text:p>0</text:p>
          </table:table-cell>
          <table:table-cell table:formula="of:=['with-malloc'.AC4]" office:value-type="float" office:value="0" calcext:value-type="float">
            <text:p>0</text:p>
          </table:table-cell>
          <table:table-cell table:formula="of:=['with-malloc'.O4]" office:value-type="float" office:value="0" calcext:value-type="float">
            <text:p>0</text:p>
          </table:table-cell>
          <table:table-cell table:formula="of:=['patched-standard'.AB4]" office:value-type="float" office:value="0" calcext:value-type="float">
            <text:p>0</text:p>
          </table:table-cell>
          <table:table-cell table:formula="of:=['patched-standard'.AC4]" office:value-type="float" office:value="0" calcext:value-type="float">
            <text:p>0</text:p>
          </table:table-cell>
          <table:table-cell table:formula="of:=['patched-standard'.O4]" office:value-type="float" office:value="0" calcext:value-type="float">
            <text:p>0</text:p>
          </table:table-cell>
          <table:table-cell table:formula="of:=['patched-aggressive'.AB4]" office:value-type="float" office:value="0" calcext:value-type="float">
            <text:p>0</text:p>
          </table:table-cell>
          <table:table-cell table:formula="of:=['patched-aggressive'.AC4]" office:value-type="float" office:value="0" calcext:value-type="float">
            <text:p>0</text:p>
          </table:table-cell>
          <table:table-cell table:formula="of:=['patched-aggressive'.O4]" office:value-type="float" office:value="0" calcext:value-type="float">
            <text:p>0</text:p>
          </table:table-cell>
        </table:table-row>
        <table:table-row table:style-name="ro1">
          <table:table-cell table:formula="of:=['with-malloc'.AB5]" office:value-type="float" office:value="0" calcext:value-type="float">
            <text:p>0</text:p>
          </table:table-cell>
          <table:table-cell table:formula="of:=['with-malloc'.AC5]" office:value-type="float" office:value="0" calcext:value-type="float">
            <text:p>0</text:p>
          </table:table-cell>
          <table:table-cell table:formula="of:=['with-malloc'.O5]" office:value-type="float" office:value="88264" calcext:value-type="float">
            <text:p>88264</text:p>
          </table:table-cell>
          <table:table-cell table:formula="of:=['patched-standard'.AB5]" office:value-type="float" office:value="3072" calcext:value-type="float">
            <text:p>3072</text:p>
          </table:table-cell>
          <table:table-cell table:formula="of:=['patched-standard'.AC5]" office:value-type="float" office:value="3045" calcext:value-type="float">
            <text:p>3045</text:p>
          </table:table-cell>
          <table:table-cell table:formula="of:=['patched-standard'.O5]" office:value-type="float" office:value="87228" calcext:value-type="float">
            <text:p>87228</text:p>
          </table:table-cell>
          <table:table-cell table:formula="of:=['patched-aggressive'.AB5]" office:value-type="float" office:value="3056" calcext:value-type="float">
            <text:p>3056</text:p>
          </table:table-cell>
          <table:table-cell table:formula="of:=['patched-aggressive'.AC5]" office:value-type="float" office:value="3048" calcext:value-type="float">
            <text:p>3048</text:p>
          </table:table-cell>
          <table:table-cell table:formula="of:=['patched-aggressive'.O5]" office:value-type="float" office:value="87440" calcext:value-type="float">
            <text:p>87440</text:p>
          </table:table-cell>
        </table:table-row>
        <table:table-row table:style-name="ro1">
          <table:table-cell table:formula="of:=['with-malloc'.AB6]" office:value-type="float" office:value="0" calcext:value-type="float">
            <text:p>0</text:p>
          </table:table-cell>
          <table:table-cell table:formula="of:=['with-malloc'.AC6]" office:value-type="float" office:value="0" calcext:value-type="float">
            <text:p>0</text:p>
          </table:table-cell>
          <table:table-cell table:formula="of:=['with-malloc'.O6]" office:value-type="float" office:value="185204" calcext:value-type="float">
            <text:p>185204</text:p>
          </table:table-cell>
          <table:table-cell table:formula="of:=['patched-standard'.AB6]" office:value-type="float" office:value="20352" calcext:value-type="float">
            <text:p>20352</text:p>
          </table:table-cell>
          <table:table-cell table:formula="of:=['patched-standard'.AC6]" office:value-type="float" office:value="20177" calcext:value-type="float">
            <text:p>20177</text:p>
          </table:table-cell>
          <table:table-cell table:formula="of:=['patched-standard'.O6]" office:value-type="float" office:value="176696" calcext:value-type="float">
            <text:p>176696</text:p>
          </table:table-cell>
          <table:table-cell table:formula="of:=['patched-aggressive'.AB6]" office:value-type="float" office:value="20256" calcext:value-type="float">
            <text:p>20256</text:p>
          </table:table-cell>
          <table:table-cell table:formula="of:=['patched-aggressive'.AC6]" office:value-type="float" office:value="20117" calcext:value-type="float">
            <text:p>20117</text:p>
          </table:table-cell>
          <table:table-cell table:formula="of:=['patched-aggressive'.O6]" office:value-type="float" office:value="175540" calcext:value-type="float">
            <text:p>175540</text:p>
          </table:table-cell>
        </table:table-row>
        <table:table-row table:style-name="ro1">
          <table:table-cell table:formula="of:=['with-malloc'.AB7]" office:value-type="float" office:value="0" calcext:value-type="float">
            <text:p>0</text:p>
          </table:table-cell>
          <table:table-cell table:formula="of:=['with-malloc'.AC7]" office:value-type="float" office:value="0" calcext:value-type="float">
            <text:p>0</text:p>
          </table:table-cell>
          <table:table-cell table:formula="of:=['with-malloc'.O7]" office:value-type="float" office:value="159104" calcext:value-type="float">
            <text:p>159104</text:p>
          </table:table-cell>
          <table:table-cell table:formula="of:=['patched-standard'.AB7]" office:value-type="float" office:value="20928" calcext:value-type="float">
            <text:p>20928</text:p>
          </table:table-cell>
          <table:table-cell table:formula="of:=['patched-standard'.AC7]" office:value-type="float" office:value="20683" calcext:value-type="float">
            <text:p>20683</text:p>
          </table:table-cell>
          <table:table-cell table:formula="of:=['patched-standard'.O7]" office:value-type="float" office:value="141452" calcext:value-type="float">
            <text:p>141452</text:p>
          </table:table-cell>
          <table:table-cell table:formula="of:=['patched-aggressive'.AB7]" office:value-type="float" office:value="20864" calcext:value-type="float">
            <text:p>20864</text:p>
          </table:table-cell>
          <table:table-cell table:formula="of:=['patched-aggressive'.AC7]" office:value-type="float" office:value="20718" calcext:value-type="float">
            <text:p>20718</text:p>
          </table:table-cell>
          <table:table-cell table:formula="of:=['patched-aggressive'.O7]" office:value-type="float" office:value="144324" calcext:value-type="float">
            <text:p>144324</text:p>
          </table:table-cell>
        </table:table-row>
        <table:table-row table:style-name="ro1">
          <table:table-cell table:formula="of:=['with-malloc'.AB8]" office:value-type="float" office:value="0" calcext:value-type="float">
            <text:p>0</text:p>
          </table:table-cell>
          <table:table-cell table:formula="of:=['with-malloc'.AC8]" office:value-type="float" office:value="0" calcext:value-type="float">
            <text:p>0</text:p>
          </table:table-cell>
          <table:table-cell table:formula="of:=['with-malloc'.O8]" office:value-type="float" office:value="159104" calcext:value-type="float">
            <text:p>159104</text:p>
          </table:table-cell>
          <table:table-cell table:formula="of:=['patched-standard'.AB8]" office:value-type="float" office:value="20928" calcext:value-type="float">
            <text:p>20928</text:p>
          </table:table-cell>
          <table:table-cell table:formula="of:=['patched-standard'.AC8]" office:value-type="float" office:value="20683" calcext:value-type="float">
            <text:p>20683</text:p>
          </table:table-cell>
          <table:table-cell table:formula="of:=['patched-standard'.O8]" office:value-type="float" office:value="141452" calcext:value-type="float">
            <text:p>141452</text:p>
          </table:table-cell>
          <table:table-cell table:formula="of:=['patched-aggressive'.AB8]" office:value-type="float" office:value="20864" calcext:value-type="float">
            <text:p>20864</text:p>
          </table:table-cell>
          <table:table-cell table:formula="of:=['patched-aggressive'.AC8]" office:value-type="float" office:value="20718" calcext:value-type="float">
            <text:p>20718</text:p>
          </table:table-cell>
          <table:table-cell table:formula="of:=['patched-aggressive'.O8]" office:value-type="float" office:value="144324" calcext:value-type="float">
            <text:p>144324</text:p>
          </table:table-cell>
        </table:table-row>
        <table:table-row table:style-name="ro1">
          <table:table-cell table:formula="of:=['with-malloc'.AB9]" office:value-type="float" office:value="0" calcext:value-type="float">
            <text:p>0</text:p>
          </table:table-cell>
          <table:table-cell table:formula="of:=['with-malloc'.AC9]" office:value-type="float" office:value="0" calcext:value-type="float">
            <text:p>0</text:p>
          </table:table-cell>
          <table:table-cell table:formula="of:=['with-malloc'.O9]" office:value-type="float" office:value="159104" calcext:value-type="float">
            <text:p>159104</text:p>
          </table:table-cell>
          <table:table-cell table:formula="of:=['patched-standard'.AB9]" office:value-type="float" office:value="20928" calcext:value-type="float">
            <text:p>20928</text:p>
          </table:table-cell>
          <table:table-cell table:formula="of:=['patched-standard'.AC9]" office:value-type="float" office:value="20683" calcext:value-type="float">
            <text:p>20683</text:p>
          </table:table-cell>
          <table:table-cell table:formula="of:=['patched-standard'.O9]" office:value-type="float" office:value="141452" calcext:value-type="float">
            <text:p>141452</text:p>
          </table:table-cell>
          <table:table-cell table:formula="of:=['patched-aggressive'.AB9]" office:value-type="float" office:value="20864" calcext:value-type="float">
            <text:p>20864</text:p>
          </table:table-cell>
          <table:table-cell table:formula="of:=['patched-aggressive'.AC9]" office:value-type="float" office:value="20718" calcext:value-type="float">
            <text:p>20718</text:p>
          </table:table-cell>
          <table:table-cell table:formula="of:=['patched-aggressive'.O9]" office:value-type="float" office:value="144324" calcext:value-type="float">
            <text:p>144324</text:p>
          </table:table-cell>
        </table:table-row>
        <table:table-row table:style-name="ro1">
          <table:table-cell table:formula="of:=['with-malloc'.AB10]" office:value-type="float" office:value="0" calcext:value-type="float">
            <text:p>0</text:p>
          </table:table-cell>
          <table:table-cell table:formula="of:=['with-malloc'.AC10]" office:value-type="float" office:value="0" calcext:value-type="float">
            <text:p>0</text:p>
          </table:table-cell>
          <table:table-cell table:formula="of:=['with-malloc'.O10]" office:value-type="float" office:value="159104" calcext:value-type="float">
            <text:p>159104</text:p>
          </table:table-cell>
          <table:table-cell table:formula="of:=['patched-standard'.AB10]" office:value-type="float" office:value="20928" calcext:value-type="float">
            <text:p>20928</text:p>
          </table:table-cell>
          <table:table-cell table:formula="of:=['patched-standard'.AC10]" office:value-type="float" office:value="20683" calcext:value-type="float">
            <text:p>20683</text:p>
          </table:table-cell>
          <table:table-cell table:formula="of:=['patched-standard'.O10]" office:value-type="float" office:value="141452" calcext:value-type="float">
            <text:p>141452</text:p>
          </table:table-cell>
          <table:table-cell table:formula="of:=['patched-aggressive'.AB10]" office:value-type="float" office:value="20864" calcext:value-type="float">
            <text:p>20864</text:p>
          </table:table-cell>
          <table:table-cell table:formula="of:=['patched-aggressive'.AC10]" office:value-type="float" office:value="20718" calcext:value-type="float">
            <text:p>20718</text:p>
          </table:table-cell>
          <table:table-cell table:formula="of:=['patched-aggressive'.O10]" office:value-type="float" office:value="144324" calcext:value-type="float">
            <text:p>144324</text:p>
          </table:table-cell>
        </table:table-row>
        <table:table-row table:style-name="ro1">
          <table:table-cell table:formula="of:=['with-malloc'.AB11]" office:value-type="float" office:value="0" calcext:value-type="float">
            <text:p>0</text:p>
          </table:table-cell>
          <table:table-cell table:formula="of:=['with-malloc'.AC11]" office:value-type="float" office:value="0" calcext:value-type="float">
            <text:p>0</text:p>
          </table:table-cell>
          <table:table-cell table:formula="of:=['with-malloc'.O11]" office:value-type="float" office:value="153896" calcext:value-type="float">
            <text:p>153896</text:p>
          </table:table-cell>
          <table:table-cell table:formula="of:=['patched-standard'.AB11]" office:value-type="float" office:value="43200" calcext:value-type="float">
            <text:p>43200</text:p>
          </table:table-cell>
          <table:table-cell table:formula="of:=['patched-standard'.AC11]" office:value-type="float" office:value="42764" calcext:value-type="float">
            <text:p>42764</text:p>
          </table:table-cell>
          <table:table-cell table:formula="of:=['patched-standard'.O11]" office:value-type="float" office:value="160136" calcext:value-type="float">
            <text:p>160136</text:p>
          </table:table-cell>
          <table:table-cell table:formula="of:=['patched-aggressive'.AB11]" office:value-type="float" office:value="34176" calcext:value-type="float">
            <text:p>34176</text:p>
          </table:table-cell>
          <table:table-cell table:formula="of:=['patched-aggressive'.AC11]" office:value-type="float" office:value="33866" calcext:value-type="float">
            <text:p>33866</text:p>
          </table:table-cell>
          <table:table-cell table:formula="of:=['patched-aggressive'.O11]" office:value-type="float" office:value="153080" calcext:value-type="float">
            <text:p>153080</text:p>
          </table:table-cell>
        </table:table-row>
        <table:table-row table:style-name="ro1">
          <table:table-cell table:formula="of:=['with-malloc'.AB12]" office:value-type="float" office:value="0" calcext:value-type="float">
            <text:p>0</text:p>
          </table:table-cell>
          <table:table-cell table:formula="of:=['with-malloc'.AC12]" office:value-type="float" office:value="0" calcext:value-type="float">
            <text:p>0</text:p>
          </table:table-cell>
          <table:table-cell table:formula="of:=['with-malloc'.O12]" office:value-type="float" office:value="286260" calcext:value-type="float">
            <text:p>286260</text:p>
          </table:table-cell>
          <table:table-cell table:formula="of:=['patched-standard'.AB12]" office:value-type="float" office:value="156608" calcext:value-type="float">
            <text:p>156608</text:p>
          </table:table-cell>
          <table:table-cell table:formula="of:=['patched-standard'.AC12]" office:value-type="float" office:value="154794" calcext:value-type="float">
            <text:p>154794</text:p>
          </table:table-cell>
          <table:table-cell table:formula="of:=['patched-standard'.O12]" office:value-type="float" office:value="275608" calcext:value-type="float">
            <text:p>275608</text:p>
          </table:table-cell>
          <table:table-cell table:formula="of:=['patched-aggressive'.AB12]" office:value-type="float" office:value="142256" calcext:value-type="float">
            <text:p>142256</text:p>
          </table:table-cell>
          <table:table-cell table:formula="of:=['patched-aggressive'.AC12]" office:value-type="float" office:value="140690" calcext:value-type="float">
            <text:p>140690</text:p>
          </table:table-cell>
          <table:table-cell table:formula="of:=['patched-aggressive'.O12]" office:value-type="float" office:value="262900" calcext:value-type="float">
            <text:p>262900</text:p>
          </table:table-cell>
        </table:table-row>
        <table:table-row table:style-name="ro1">
          <table:table-cell table:formula="of:=['with-malloc'.AB13]" office:value-type="float" office:value="0" calcext:value-type="float">
            <text:p>0</text:p>
          </table:table-cell>
          <table:table-cell table:formula="of:=['with-malloc'.AC13]" office:value-type="float" office:value="0" calcext:value-type="float">
            <text:p>0</text:p>
          </table:table-cell>
          <table:table-cell table:formula="of:=['with-malloc'.O13]" office:value-type="float" office:value="418268" calcext:value-type="float">
            <text:p>418268</text:p>
          </table:table-cell>
          <table:table-cell table:formula="of:=['patched-standard'.AB13]" office:value-type="float" office:value="270016" calcext:value-type="float">
            <text:p>270016</text:p>
          </table:table-cell>
          <table:table-cell table:formula="of:=['patched-standard'.AC13]" office:value-type="float" office:value="266919" calcext:value-type="float">
            <text:p>266919</text:p>
          </table:table-cell>
          <table:table-cell table:formula="of:=['patched-standard'.O13]" office:value-type="float" office:value="393900" calcext:value-type="float">
            <text:p>393900</text:p>
          </table:table-cell>
          <table:table-cell table:formula="of:=['patched-aggressive'.AB13]" office:value-type="float" office:value="250016" calcext:value-type="float">
            <text:p>250016</text:p>
          </table:table-cell>
          <table:table-cell table:formula="of:=['patched-aggressive'.AC13]" office:value-type="float" office:value="247187" calcext:value-type="float">
            <text:p>247187</text:p>
          </table:table-cell>
          <table:table-cell table:formula="of:=['patched-aggressive'.O13]" office:value-type="float" office:value="374492" calcext:value-type="float">
            <text:p>374492</text:p>
          </table:table-cell>
        </table:table-row>
        <table:table-row table:style-name="ro1">
          <table:table-cell table:formula="of:=['with-malloc'.AB14]" office:value-type="float" office:value="0" calcext:value-type="float">
            <text:p>0</text:p>
          </table:table-cell>
          <table:table-cell table:formula="of:=['with-malloc'.AC14]" office:value-type="float" office:value="0" calcext:value-type="float">
            <text:p>0</text:p>
          </table:table-cell>
          <table:table-cell table:formula="of:=['with-malloc'.O14]" office:value-type="float" office:value="547100" calcext:value-type="float">
            <text:p>547100</text:p>
          </table:table-cell>
          <table:table-cell table:formula="of:=['patched-standard'.AB14]" office:value-type="float" office:value="380992" calcext:value-type="float">
            <text:p>380992</text:p>
          </table:table-cell>
          <table:table-cell table:formula="of:=['patched-standard'.AC14]" office:value-type="float" office:value="376604" calcext:value-type="float">
            <text:p>376604</text:p>
          </table:table-cell>
          <table:table-cell table:formula="of:=['patched-standard'.O14]" office:value-type="float" office:value="508536" calcext:value-type="float">
            <text:p>508536</text:p>
          </table:table-cell>
          <table:table-cell table:formula="of:=['patched-aggressive'.AB14]" office:value-type="float" office:value="354992" calcext:value-type="float">
            <text:p>354992</text:p>
          </table:table-cell>
          <table:table-cell table:formula="of:=['patched-aggressive'.AC14]" office:value-type="float" office:value="350935" calcext:value-type="float">
            <text:p>350935</text:p>
          </table:table-cell>
          <table:table-cell table:formula="of:=['patched-aggressive'.O14]" office:value-type="float" office:value="484052" calcext:value-type="float">
            <text:p>484052</text:p>
          </table:table-cell>
        </table:table-row>
        <table:table-row table:style-name="ro1">
          <table:table-cell table:formula="of:=['with-malloc'.AB15]" office:value-type="float" office:value="0" calcext:value-type="float">
            <text:p>0</text:p>
          </table:table-cell>
          <table:table-cell table:formula="of:=['with-malloc'.AC15]" office:value-type="float" office:value="0" calcext:value-type="float">
            <text:p>0</text:p>
          </table:table-cell>
          <table:table-cell table:formula="of:=['with-malloc'.O15]" office:value-type="float" office:value="682004" calcext:value-type="float">
            <text:p>682004</text:p>
          </table:table-cell>
          <table:table-cell table:formula="of:=['patched-standard'.AB15]" office:value-type="float" office:value="456064" calcext:value-type="float">
            <text:p>456064</text:p>
          </table:table-cell>
          <table:table-cell table:formula="of:=['patched-standard'.AC15]" office:value-type="float" office:value="450787" calcext:value-type="float">
            <text:p>450787</text:p>
          </table:table-cell>
          <table:table-cell table:formula="of:=['patched-standard'.O15]" office:value-type="float" office:value="588528" calcext:value-type="float">
            <text:p>588528</text:p>
          </table:table-cell>
          <table:table-cell table:formula="of:=['patched-aggressive'.AB15]" office:value-type="float" office:value="456064" calcext:value-type="float">
            <text:p>456064</text:p>
          </table:table-cell>
          <table:table-cell table:formula="of:=['patched-aggressive'.AC15]" office:value-type="float" office:value="450828" calcext:value-type="float">
            <text:p>450828</text:p>
          </table:table-cell>
          <table:table-cell table:formula="of:=['patched-aggressive'.O15]" office:value-type="float" office:value="590416" calcext:value-type="float">
            <text:p>590416</text:p>
          </table:table-cell>
        </table:table-row>
        <table:table-row table:style-name="ro1">
          <table:table-cell table:formula="of:=['with-malloc'.AB16]" office:value-type="float" office:value="0" calcext:value-type="float">
            <text:p>0</text:p>
          </table:table-cell>
          <table:table-cell table:formula="of:=['with-malloc'.AC16]" office:value-type="float" office:value="0" calcext:value-type="float">
            <text:p>0</text:p>
          </table:table-cell>
          <table:table-cell table:formula="of:=['with-malloc'.O16]" office:value-type="float" office:value="697052" calcext:value-type="float">
            <text:p>697052</text:p>
          </table:table-cell>
          <table:table-cell table:formula="of:=['patched-standard'.AB16]" office:value-type="float" office:value="456064" calcext:value-type="float">
            <text:p>456064</text:p>
          </table:table-cell>
          <table:table-cell table:formula="of:=['patched-standard'.AC16]" office:value-type="float" office:value="450787" calcext:value-type="float">
            <text:p>450787</text:p>
          </table:table-cell>
          <table:table-cell table:formula="of:=['patched-standard'.O16]" office:value-type="float" office:value="588528" calcext:value-type="float">
            <text:p>588528</text:p>
          </table:table-cell>
          <table:table-cell table:formula="of:=['patched-aggressive'.AB16]" office:value-type="float" office:value="456064" calcext:value-type="float">
            <text:p>456064</text:p>
          </table:table-cell>
          <table:table-cell table:formula="of:=['patched-aggressive'.AC16]" office:value-type="float" office:value="450828" calcext:value-type="float">
            <text:p>450828</text:p>
          </table:table-cell>
          <table:table-cell table:formula="of:=['patched-aggressive'.O16]" office:value-type="float" office:value="590416" calcext:value-type="float">
            <text:p>590416</text:p>
          </table:table-cell>
        </table:table-row>
        <table:table-row table:style-name="ro1">
          <table:table-cell table:formula="of:=['with-malloc'.AB17]" office:value-type="float" office:value="0" calcext:value-type="float">
            <text:p>0</text:p>
          </table:table-cell>
          <table:table-cell table:formula="of:=['with-malloc'.AC17]" office:value-type="float" office:value="0" calcext:value-type="float">
            <text:p>0</text:p>
          </table:table-cell>
          <table:table-cell table:formula="of:=['with-malloc'.O17]" office:value-type="float" office:value="697052" calcext:value-type="float">
            <text:p>697052</text:p>
          </table:table-cell>
          <table:table-cell table:formula="of:=['patched-standard'.AB17]" office:value-type="float" office:value="456064" calcext:value-type="float">
            <text:p>456064</text:p>
          </table:table-cell>
          <table:table-cell table:formula="of:=['patched-standard'.AC17]" office:value-type="float" office:value="450787" calcext:value-type="float">
            <text:p>450787</text:p>
          </table:table-cell>
          <table:table-cell table:formula="of:=['patched-standard'.O17]" office:value-type="float" office:value="588528" calcext:value-type="float">
            <text:p>588528</text:p>
          </table:table-cell>
          <table:table-cell table:formula="of:=['patched-aggressive'.AB17]" office:value-type="float" office:value="456064" calcext:value-type="float">
            <text:p>456064</text:p>
          </table:table-cell>
          <table:table-cell table:formula="of:=['patched-aggressive'.AC17]" office:value-type="float" office:value="450828" calcext:value-type="float">
            <text:p>450828</text:p>
          </table:table-cell>
          <table:table-cell table:formula="of:=['patched-aggressive'.O17]" office:value-type="float" office:value="590416" calcext:value-type="float">
            <text:p>590416</text:p>
          </table:table-cell>
        </table:table-row>
        <table:table-row table:style-name="ro1">
          <table:table-cell table:formula="of:=['with-malloc'.AB18]" office:value-type="float" office:value="0" calcext:value-type="float">
            <text:p>0</text:p>
          </table:table-cell>
          <table:table-cell table:formula="of:=['with-malloc'.AC18]" office:value-type="float" office:value="0" calcext:value-type="float">
            <text:p>0</text:p>
          </table:table-cell>
          <table:table-cell table:formula="of:=['with-malloc'.O18]" office:value-type="float" office:value="697052" calcext:value-type="float">
            <text:p>697052</text:p>
          </table:table-cell>
          <table:table-cell table:formula="of:=['patched-standard'.AB18]" office:value-type="float" office:value="456064" calcext:value-type="float">
            <text:p>456064</text:p>
          </table:table-cell>
          <table:table-cell table:formula="of:=['patched-standard'.AC18]" office:value-type="float" office:value="450787" calcext:value-type="float">
            <text:p>450787</text:p>
          </table:table-cell>
          <table:table-cell table:formula="of:=['patched-standard'.O18]" office:value-type="float" office:value="588528" calcext:value-type="float">
            <text:p>588528</text:p>
          </table:table-cell>
          <table:table-cell table:formula="of:=['patched-aggressive'.AB18]" office:value-type="float" office:value="456064" calcext:value-type="float">
            <text:p>456064</text:p>
          </table:table-cell>
          <table:table-cell table:formula="of:=['patched-aggressive'.AC18]" office:value-type="float" office:value="450828" calcext:value-type="float">
            <text:p>450828</text:p>
          </table:table-cell>
          <table:table-cell table:formula="of:=['patched-aggressive'.O18]" office:value-type="float" office:value="590416" calcext:value-type="float">
            <text:p>590416</text:p>
          </table:table-cell>
        </table:table-row>
        <table:table-row table:style-name="ro1">
          <table:table-cell table:formula="of:=['with-malloc'.AB19]" office:value-type="float" office:value="0" calcext:value-type="float">
            <text:p>0</text:p>
          </table:table-cell>
          <table:table-cell table:formula="of:=['with-malloc'.AC19]" office:value-type="float" office:value="0" calcext:value-type="float">
            <text:p>0</text:p>
          </table:table-cell>
          <table:table-cell table:formula="of:=['with-malloc'.O19]" office:value-type="float" office:value="697052" calcext:value-type="float">
            <text:p>697052</text:p>
          </table:table-cell>
          <table:table-cell table:formula="of:=['patched-standard'.AB19]" office:value-type="float" office:value="456064" calcext:value-type="float">
            <text:p>456064</text:p>
          </table:table-cell>
          <table:table-cell table:formula="of:=['patched-standard'.AC19]" office:value-type="float" office:value="450787" calcext:value-type="float">
            <text:p>450787</text:p>
          </table:table-cell>
          <table:table-cell table:formula="of:=['patched-standard'.O19]" office:value-type="float" office:value="588528" calcext:value-type="float">
            <text:p>588528</text:p>
          </table:table-cell>
          <table:table-cell table:formula="of:=['patched-aggressive'.AB19]" office:value-type="float" office:value="456064" calcext:value-type="float">
            <text:p>456064</text:p>
          </table:table-cell>
          <table:table-cell table:formula="of:=['patched-aggressive'.AC19]" office:value-type="float" office:value="450828" calcext:value-type="float">
            <text:p>450828</text:p>
          </table:table-cell>
          <table:table-cell table:formula="of:=['patched-aggressive'.O19]" office:value-type="float" office:value="590416" calcext:value-type="float">
            <text:p>590416</text:p>
          </table:table-cell>
        </table:table-row>
        <table:table-row table:style-name="ro1">
          <table:table-cell table:formula="of:=['with-malloc'.AB20]" office:value-type="float" office:value="0" calcext:value-type="float">
            <text:p>0</text:p>
          </table:table-cell>
          <table:table-cell table:formula="of:=['with-malloc'.AC20]" office:value-type="float" office:value="0" calcext:value-type="float">
            <text:p>0</text:p>
          </table:table-cell>
          <table:table-cell table:formula="of:=['with-malloc'.O20]" office:value-type="float" office:value="697052" calcext:value-type="float">
            <text:p>697052</text:p>
          </table:table-cell>
          <table:table-cell table:formula="of:=['patched-standard'.AB20]" office:value-type="float" office:value="456064" calcext:value-type="float">
            <text:p>456064</text:p>
          </table:table-cell>
          <table:table-cell table:formula="of:=['patched-standard'.AC20]" office:value-type="float" office:value="450787" calcext:value-type="float">
            <text:p>450787</text:p>
          </table:table-cell>
          <table:table-cell table:formula="of:=['patched-standard'.O20]" office:value-type="float" office:value="588528" calcext:value-type="float">
            <text:p>588528</text:p>
          </table:table-cell>
          <table:table-cell table:formula="of:=['patched-aggressive'.AB20]" office:value-type="float" office:value="456064" calcext:value-type="float">
            <text:p>456064</text:p>
          </table:table-cell>
          <table:table-cell table:formula="of:=['patched-aggressive'.AC20]" office:value-type="float" office:value="450828" calcext:value-type="float">
            <text:p>450828</text:p>
          </table:table-cell>
          <table:table-cell table:formula="of:=['patched-aggressive'.O20]" office:value-type="float" office:value="590416" calcext:value-type="float">
            <text:p>590416</text:p>
          </table:table-cell>
        </table:table-row>
        <table:table-row table:style-name="ro1">
          <table:table-cell table:formula="of:=['with-malloc'.AB21]" office:value-type="float" office:value="0" calcext:value-type="float">
            <text:p>0</text:p>
          </table:table-cell>
          <table:table-cell table:formula="of:=['with-malloc'.AC21]" office:value-type="float" office:value="0" calcext:value-type="float">
            <text:p>0</text:p>
          </table:table-cell>
          <table:table-cell table:formula="of:=['with-malloc'.O21]" office:value-type="float" office:value="697052" calcext:value-type="float">
            <text:p>697052</text:p>
          </table:table-cell>
          <table:table-cell table:formula="of:=['patched-standard'.AB21]" office:value-type="float" office:value="456064" calcext:value-type="float">
            <text:p>456064</text:p>
          </table:table-cell>
          <table:table-cell table:formula="of:=['patched-standard'.AC21]" office:value-type="float" office:value="450787" calcext:value-type="float">
            <text:p>450787</text:p>
          </table:table-cell>
          <table:table-cell table:formula="of:=['patched-standard'.O21]" office:value-type="float" office:value="588528" calcext:value-type="float">
            <text:p>588528</text:p>
          </table:table-cell>
          <table:table-cell table:formula="of:=['patched-aggressive'.AB21]" office:value-type="float" office:value="456064" calcext:value-type="float">
            <text:p>456064</text:p>
          </table:table-cell>
          <table:table-cell table:formula="of:=['patched-aggressive'.AC21]" office:value-type="float" office:value="450828" calcext:value-type="float">
            <text:p>450828</text:p>
          </table:table-cell>
          <table:table-cell table:formula="of:=['patched-aggressive'.O21]" office:value-type="float" office:value="590416" calcext:value-type="float">
            <text:p>590416</text:p>
          </table:table-cell>
        </table:table-row>
        <table:table-row table:style-name="ro1">
          <table:table-cell table:formula="of:=['with-malloc'.AB22]" office:value-type="float" office:value="0" calcext:value-type="float">
            <text:p>0</text:p>
          </table:table-cell>
          <table:table-cell table:formula="of:=['with-malloc'.AC22]" office:value-type="float" office:value="0" calcext:value-type="float">
            <text:p>0</text:p>
          </table:table-cell>
          <table:table-cell table:formula="of:=['with-malloc'.O22]" office:value-type="float" office:value="697052" calcext:value-type="float">
            <text:p>697052</text:p>
          </table:table-cell>
          <table:table-cell table:formula="of:=['patched-standard'.AB22]" office:value-type="float" office:value="456064" calcext:value-type="float">
            <text:p>456064</text:p>
          </table:table-cell>
          <table:table-cell table:formula="of:=['patched-standard'.AC22]" office:value-type="float" office:value="450787" calcext:value-type="float">
            <text:p>450787</text:p>
          </table:table-cell>
          <table:table-cell table:formula="of:=['patched-standard'.O22]" office:value-type="float" office:value="588528" calcext:value-type="float">
            <text:p>588528</text:p>
          </table:table-cell>
          <table:table-cell table:formula="of:=['patched-aggressive'.AB22]" office:value-type="float" office:value="456064" calcext:value-type="float">
            <text:p>456064</text:p>
          </table:table-cell>
          <table:table-cell table:formula="of:=['patched-aggressive'.AC22]" office:value-type="float" office:value="450828" calcext:value-type="float">
            <text:p>450828</text:p>
          </table:table-cell>
          <table:table-cell table:formula="of:=['patched-aggressive'.O22]" office:value-type="float" office:value="590416" calcext:value-type="float">
            <text:p>590416</text:p>
          </table:table-cell>
        </table:table-row>
        <table:table-row table:style-name="ro1">
          <table:table-cell table:formula="of:=['with-malloc'.AB23]" office:value-type="float" office:value="0" calcext:value-type="float">
            <text:p>0</text:p>
          </table:table-cell>
          <table:table-cell table:formula="of:=['with-malloc'.AC23]" office:value-type="float" office:value="0" calcext:value-type="float">
            <text:p>0</text:p>
          </table:table-cell>
          <table:table-cell table:formula="of:=['with-malloc'.O23]" office:value-type="float" office:value="697052" calcext:value-type="float">
            <text:p>697052</text:p>
          </table:table-cell>
          <table:table-cell table:formula="of:=['patched-standard'.AB23]" office:value-type="float" office:value="374080" calcext:value-type="float">
            <text:p>374080</text:p>
          </table:table-cell>
          <table:table-cell table:formula="of:=['patched-standard'.AC23]" office:value-type="float" office:value="364766" calcext:value-type="float">
            <text:p>364766</text:p>
          </table:table-cell>
          <table:table-cell table:formula="of:=['patched-standard'.O23]" office:value-type="float" office:value="506392" calcext:value-type="float">
            <text:p>506392</text:p>
          </table:table-cell>
          <table:table-cell table:formula="of:=['patched-aggressive'.AB23]" office:value-type="float" office:value="369024" calcext:value-type="float">
            <text:p>369024</text:p>
          </table:table-cell>
          <table:table-cell table:formula="of:=['patched-aggressive'.AC23]" office:value-type="float" office:value="364807" calcext:value-type="float">
            <text:p>364807</text:p>
          </table:table-cell>
          <table:table-cell table:formula="of:=['patched-aggressive'.O23]" office:value-type="float" office:value="503384" calcext:value-type="float">
            <text:p>503384</text:p>
          </table:table-cell>
        </table:table-row>
        <table:table-row table:style-name="ro1">
          <table:table-cell table:formula="of:=['with-malloc'.AB24]" office:value-type="float" office:value="0" calcext:value-type="float">
            <text:p>0</text:p>
          </table:table-cell>
          <table:table-cell table:formula="of:=['with-malloc'.AC24]" office:value-type="float" office:value="0" calcext:value-type="float">
            <text:p>0</text:p>
          </table:table-cell>
          <table:table-cell table:formula="of:=['with-malloc'.O24]" office:value-type="float" office:value="697052" calcext:value-type="float">
            <text:p>697052</text:p>
          </table:table-cell>
          <table:table-cell table:formula="of:=['patched-standard'.AB24]" office:value-type="float" office:value="374080" calcext:value-type="float">
            <text:p>374080</text:p>
          </table:table-cell>
          <table:table-cell table:formula="of:=['patched-standard'.AC24]" office:value-type="float" office:value="364766" calcext:value-type="float">
            <text:p>364766</text:p>
          </table:table-cell>
          <table:table-cell table:formula="of:=['patched-standard'.O24]" office:value-type="float" office:value="506392" calcext:value-type="float">
            <text:p>506392</text:p>
          </table:table-cell>
          <table:table-cell table:formula="of:=['patched-aggressive'.AB24]" office:value-type="float" office:value="369024" calcext:value-type="float">
            <text:p>369024</text:p>
          </table:table-cell>
          <table:table-cell table:formula="of:=['patched-aggressive'.AC24]" office:value-type="float" office:value="364807" calcext:value-type="float">
            <text:p>364807</text:p>
          </table:table-cell>
          <table:table-cell table:formula="of:=['patched-aggressive'.O24]" office:value-type="float" office:value="503384" calcext:value-type="float">
            <text:p>503384</text:p>
          </table:table-cell>
        </table:table-row>
        <table:table-row table:style-name="ro1">
          <table:table-cell table:formula="of:=['with-malloc'.AB25]" office:value-type="float" office:value="0" calcext:value-type="float">
            <text:p>0</text:p>
          </table:table-cell>
          <table:table-cell table:formula="of:=['with-malloc'.AC25]" office:value-type="float" office:value="0" calcext:value-type="float">
            <text:p>0</text:p>
          </table:table-cell>
          <table:table-cell table:formula="of:=['with-malloc'.O25]" office:value-type="float" office:value="697052" calcext:value-type="float">
            <text:p>697052</text:p>
          </table:table-cell>
          <table:table-cell table:formula="of:=['patched-standard'.AB25]" office:value-type="float" office:value="374080" calcext:value-type="float">
            <text:p>374080</text:p>
          </table:table-cell>
          <table:table-cell table:formula="of:=['patched-standard'.AC25]" office:value-type="float" office:value="364766" calcext:value-type="float">
            <text:p>364766</text:p>
          </table:table-cell>
          <table:table-cell table:formula="of:=['patched-standard'.O25]" office:value-type="float" office:value="506392" calcext:value-type="float">
            <text:p>506392</text:p>
          </table:table-cell>
          <table:table-cell table:formula="of:=['patched-aggressive'.AB25]" office:value-type="float" office:value="369024" calcext:value-type="float">
            <text:p>369024</text:p>
          </table:table-cell>
          <table:table-cell table:formula="of:=['patched-aggressive'.AC25]" office:value-type="float" office:value="364807" calcext:value-type="float">
            <text:p>364807</text:p>
          </table:table-cell>
          <table:table-cell table:formula="of:=['patched-aggressive'.O25]" office:value-type="float" office:value="503384" calcext:value-type="float">
            <text:p>503384</text:p>
          </table:table-cell>
        </table:table-row>
        <table:table-row table:style-name="ro1">
          <table:table-cell table:formula="of:=['with-malloc'.AB26]" office:value-type="float" office:value="0" calcext:value-type="float">
            <text:p>0</text:p>
          </table:table-cell>
          <table:table-cell table:formula="of:=['with-malloc'.AC26]" office:value-type="float" office:value="0" calcext:value-type="float">
            <text:p>0</text:p>
          </table:table-cell>
          <table:table-cell table:formula="of:=['with-malloc'.O26]" office:value-type="float" office:value="697052" calcext:value-type="float">
            <text:p>697052</text:p>
          </table:table-cell>
          <table:table-cell table:formula="of:=['patched-standard'.AB26]" office:value-type="float" office:value="374080" calcext:value-type="float">
            <text:p>374080</text:p>
          </table:table-cell>
          <table:table-cell table:formula="of:=['patched-standard'.AC26]" office:value-type="float" office:value="364766" calcext:value-type="float">
            <text:p>364766</text:p>
          </table:table-cell>
          <table:table-cell table:formula="of:=['patched-standard'.O26]" office:value-type="float" office:value="506392" calcext:value-type="float">
            <text:p>506392</text:p>
          </table:table-cell>
          <table:table-cell table:formula="of:=['patched-aggressive'.AB26]" office:value-type="float" office:value="369024" calcext:value-type="float">
            <text:p>369024</text:p>
          </table:table-cell>
          <table:table-cell table:formula="of:=['patched-aggressive'.AC26]" office:value-type="float" office:value="364807" calcext:value-type="float">
            <text:p>364807</text:p>
          </table:table-cell>
          <table:table-cell table:formula="of:=['patched-aggressive'.O26]" office:value-type="float" office:value="503384" calcext:value-type="float">
            <text:p>503384</text:p>
          </table:table-cell>
        </table:table-row>
        <table:table-row table:style-name="ro1">
          <table:table-cell table:formula="of:=['with-malloc'.AB27]" office:value-type="float" office:value="0" calcext:value-type="float">
            <text:p>0</text:p>
          </table:table-cell>
          <table:table-cell table:formula="of:=['with-malloc'.AC27]" office:value-type="float" office:value="0" calcext:value-type="float">
            <text:p>0</text:p>
          </table:table-cell>
          <table:table-cell table:formula="of:=['with-malloc'.O27]" office:value-type="float" office:value="697052" calcext:value-type="float">
            <text:p>697052</text:p>
          </table:table-cell>
          <table:table-cell table:formula="of:=['patched-standard'.AB27]" office:value-type="float" office:value="374080" calcext:value-type="float">
            <text:p>374080</text:p>
          </table:table-cell>
          <table:table-cell table:formula="of:=['patched-standard'.AC27]" office:value-type="float" office:value="364766" calcext:value-type="float">
            <text:p>364766</text:p>
          </table:table-cell>
          <table:table-cell table:formula="of:=['patched-standard'.O27]" office:value-type="float" office:value="506392" calcext:value-type="float">
            <text:p>506392</text:p>
          </table:table-cell>
          <table:table-cell table:formula="of:=['patched-aggressive'.AB27]" office:value-type="float" office:value="369024" calcext:value-type="float">
            <text:p>369024</text:p>
          </table:table-cell>
          <table:table-cell table:formula="of:=['patched-aggressive'.AC27]" office:value-type="float" office:value="364807" calcext:value-type="float">
            <text:p>364807</text:p>
          </table:table-cell>
          <table:table-cell table:formula="of:=['patched-aggressive'.O27]" office:value-type="float" office:value="503384" calcext:value-type="float">
            <text:p>503384</text:p>
          </table:table-cell>
        </table:table-row>
        <table:table-row table:style-name="ro1">
          <table:table-cell table:formula="of:=['with-malloc'.AB28]" office:value-type="float" office:value="0" calcext:value-type="float">
            <text:p>0</text:p>
          </table:table-cell>
          <table:table-cell table:formula="of:=['with-malloc'.AC28]" office:value-type="float" office:value="0" calcext:value-type="float">
            <text:p>0</text:p>
          </table:table-cell>
          <table:table-cell table:formula="of:=['with-malloc'.O28]" office:value-type="float" office:value="697052" calcext:value-type="float">
            <text:p>697052</text:p>
          </table:table-cell>
          <table:table-cell table:formula="of:=['patched-standard'.AB28]" office:value-type="float" office:value="374080" calcext:value-type="float">
            <text:p>374080</text:p>
          </table:table-cell>
          <table:table-cell table:formula="of:=['patched-standard'.AC28]" office:value-type="float" office:value="364766" calcext:value-type="float">
            <text:p>364766</text:p>
          </table:table-cell>
          <table:table-cell table:formula="of:=['patched-standard'.O28]" office:value-type="float" office:value="506392" calcext:value-type="float">
            <text:p>506392</text:p>
          </table:table-cell>
          <table:table-cell table:formula="of:=['patched-aggressive'.AB28]" office:value-type="float" office:value="369024" calcext:value-type="float">
            <text:p>369024</text:p>
          </table:table-cell>
          <table:table-cell table:formula="of:=['patched-aggressive'.AC28]" office:value-type="float" office:value="364807" calcext:value-type="float">
            <text:p>364807</text:p>
          </table:table-cell>
          <table:table-cell table:formula="of:=['patched-aggressive'.O28]" office:value-type="float" office:value="503384" calcext:value-type="float">
            <text:p>503384</text:p>
          </table:table-cell>
        </table:table-row>
        <table:table-row table:style-name="ro1">
          <table:table-cell table:formula="of:=['with-malloc'.AB29]" office:value-type="float" office:value="0" calcext:value-type="float">
            <text:p>0</text:p>
          </table:table-cell>
          <table:table-cell table:formula="of:=['with-malloc'.AC29]" office:value-type="float" office:value="0" calcext:value-type="float">
            <text:p>0</text:p>
          </table:table-cell>
          <table:table-cell table:formula="of:=['with-malloc'.O29]" office:value-type="float" office:value="697052" calcext:value-type="float">
            <text:p>697052</text:p>
          </table:table-cell>
          <table:table-cell table:formula="of:=['patched-standard'.AB29]" office:value-type="float" office:value="374080" calcext:value-type="float">
            <text:p>374080</text:p>
          </table:table-cell>
          <table:table-cell table:formula="of:=['patched-standard'.AC29]" office:value-type="float" office:value="364766" calcext:value-type="float">
            <text:p>364766</text:p>
          </table:table-cell>
          <table:table-cell table:formula="of:=['patched-standard'.O29]" office:value-type="float" office:value="506392" calcext:value-type="float">
            <text:p>506392</text:p>
          </table:table-cell>
          <table:table-cell table:formula="of:=['patched-aggressive'.AB29]" office:value-type="float" office:value="369024" calcext:value-type="float">
            <text:p>369024</text:p>
          </table:table-cell>
          <table:table-cell table:formula="of:=['patched-aggressive'.AC29]" office:value-type="float" office:value="364807" calcext:value-type="float">
            <text:p>364807</text:p>
          </table:table-cell>
          <table:table-cell table:formula="of:=['patched-aggressive'.O29]" office:value-type="float" office:value="503384" calcext:value-type="float">
            <text:p>503384</text:p>
          </table:table-cell>
        </table:table-row>
        <table:table-row table:style-name="ro1">
          <table:table-cell table:formula="of:=['with-malloc'.AB30]" office:value-type="float" office:value="0" calcext:value-type="float">
            <text:p>0</text:p>
          </table:table-cell>
          <table:table-cell table:formula="of:=['with-malloc'.AC30]" office:value-type="float" office:value="0" calcext:value-type="float">
            <text:p>0</text:p>
          </table:table-cell>
          <table:table-cell table:formula="of:=['with-malloc'.O30]" office:value-type="float" office:value="697052" calcext:value-type="float">
            <text:p>697052</text:p>
          </table:table-cell>
          <table:table-cell table:formula="of:=['patched-standard'.AB30]" office:value-type="float" office:value="374080" calcext:value-type="float">
            <text:p>374080</text:p>
          </table:table-cell>
          <table:table-cell table:formula="of:=['patched-standard'.AC30]" office:value-type="float" office:value="364766" calcext:value-type="float">
            <text:p>364766</text:p>
          </table:table-cell>
          <table:table-cell table:formula="of:=['patched-standard'.O30]" office:value-type="float" office:value="506392" calcext:value-type="float">
            <text:p>506392</text:p>
          </table:table-cell>
          <table:table-cell table:formula="of:=['patched-aggressive'.AB30]" office:value-type="float" office:value="369024" calcext:value-type="float">
            <text:p>369024</text:p>
          </table:table-cell>
          <table:table-cell table:formula="of:=['patched-aggressive'.AC30]" office:value-type="float" office:value="364807" calcext:value-type="float">
            <text:p>364807</text:p>
          </table:table-cell>
          <table:table-cell table:formula="of:=['patched-aggressive'.O30]" office:value-type="float" office:value="503384" calcext:value-type="float">
            <text:p>503384</text:p>
          </table:table-cell>
        </table:table-row>
        <table:table-row table:style-name="ro1">
          <table:table-cell table:formula="of:=['with-malloc'.AB31]" office:value-type="float" office:value="0" calcext:value-type="float">
            <text:p>0</text:p>
          </table:table-cell>
          <table:table-cell table:formula="of:=['with-malloc'.AC31]" office:value-type="float" office:value="0" calcext:value-type="float">
            <text:p>0</text:p>
          </table:table-cell>
          <table:table-cell table:formula="of:=['with-malloc'.O31]" office:value-type="float" office:value="697052" calcext:value-type="float">
            <text:p>697052</text:p>
          </table:table-cell>
          <table:table-cell table:formula="of:=['patched-standard'.AB31]" office:value-type="float" office:value="287040" calcext:value-type="float">
            <text:p>287040</text:p>
          </table:table-cell>
          <table:table-cell table:formula="of:=['patched-standard'.AC31]" office:value-type="float" office:value="278746" calcext:value-type="float">
            <text:p>278746</text:p>
          </table:table-cell>
          <table:table-cell table:formula="of:=['patched-standard'.O31]" office:value-type="float" office:value="419204" calcext:value-type="float">
            <text:p>419204</text:p>
          </table:table-cell>
          <table:table-cell table:formula="of:=['patched-aggressive'.AB31]" office:value-type="float" office:value="281984" calcext:value-type="float">
            <text:p>281984</text:p>
          </table:table-cell>
          <table:table-cell table:formula="of:=['patched-aggressive'.AC31]" office:value-type="float" office:value="278787" calcext:value-type="float">
            <text:p>278787</text:p>
          </table:table-cell>
          <table:table-cell table:formula="of:=['patched-aggressive'.O31]" office:value-type="float" office:value="416344" calcext:value-type="float">
            <text:p>416344</text:p>
          </table:table-cell>
        </table:table-row>
        <table:table-row table:style-name="ro1">
          <table:table-cell table:formula="of:=['with-malloc'.AB32]" office:value-type="float" office:value="0" calcext:value-type="float">
            <text:p>0</text:p>
          </table:table-cell>
          <table:table-cell table:formula="of:=['with-malloc'.AC32]" office:value-type="float" office:value="0" calcext:value-type="float">
            <text:p>0</text:p>
          </table:table-cell>
          <table:table-cell table:formula="of:=['with-malloc'.O32]" office:value-type="float" office:value="697052" calcext:value-type="float">
            <text:p>697052</text:p>
          </table:table-cell>
          <table:table-cell table:formula="of:=['patched-standard'.AB32]" office:value-type="float" office:value="287040" calcext:value-type="float">
            <text:p>287040</text:p>
          </table:table-cell>
          <table:table-cell table:formula="of:=['patched-standard'.AC32]" office:value-type="float" office:value="278746" calcext:value-type="float">
            <text:p>278746</text:p>
          </table:table-cell>
          <table:table-cell table:formula="of:=['patched-standard'.O32]" office:value-type="float" office:value="419204" calcext:value-type="float">
            <text:p>419204</text:p>
          </table:table-cell>
          <table:table-cell table:formula="of:=['patched-aggressive'.AB32]" office:value-type="float" office:value="281984" calcext:value-type="float">
            <text:p>281984</text:p>
          </table:table-cell>
          <table:table-cell table:formula="of:=['patched-aggressive'.AC32]" office:value-type="float" office:value="278787" calcext:value-type="float">
            <text:p>278787</text:p>
          </table:table-cell>
          <table:table-cell table:formula="of:=['patched-aggressive'.O32]" office:value-type="float" office:value="416344" calcext:value-type="float">
            <text:p>416344</text:p>
          </table:table-cell>
        </table:table-row>
        <table:table-row table:style-name="ro1">
          <table:table-cell table:formula="of:=['with-malloc'.AB33]" office:value-type="float" office:value="0" calcext:value-type="float">
            <text:p>0</text:p>
          </table:table-cell>
          <table:table-cell table:formula="of:=['with-malloc'.AC33]" office:value-type="float" office:value="0" calcext:value-type="float">
            <text:p>0</text:p>
          </table:table-cell>
          <table:table-cell table:formula="of:=['with-malloc'.O33]" office:value-type="float" office:value="697052" calcext:value-type="float">
            <text:p>697052</text:p>
          </table:table-cell>
          <table:table-cell table:formula="of:=['patched-standard'.AB33]" office:value-type="float" office:value="287040" calcext:value-type="float">
            <text:p>287040</text:p>
          </table:table-cell>
          <table:table-cell table:formula="of:=['patched-standard'.AC33]" office:value-type="float" office:value="278746" calcext:value-type="float">
            <text:p>278746</text:p>
          </table:table-cell>
          <table:table-cell table:formula="of:=['patched-standard'.O33]" office:value-type="float" office:value="419204" calcext:value-type="float">
            <text:p>419204</text:p>
          </table:table-cell>
          <table:table-cell table:formula="of:=['patched-aggressive'.AB33]" office:value-type="float" office:value="281984" calcext:value-type="float">
            <text:p>281984</text:p>
          </table:table-cell>
          <table:table-cell table:formula="of:=['patched-aggressive'.AC33]" office:value-type="float" office:value="278787" calcext:value-type="float">
            <text:p>278787</text:p>
          </table:table-cell>
          <table:table-cell table:formula="of:=['patched-aggressive'.O33]" office:value-type="float" office:value="416344" calcext:value-type="float">
            <text:p>416344</text:p>
          </table:table-cell>
        </table:table-row>
        <table:table-row table:style-name="ro1">
          <table:table-cell table:formula="of:=['with-malloc'.AB34]" office:value-type="float" office:value="0" calcext:value-type="float">
            <text:p>0</text:p>
          </table:table-cell>
          <table:table-cell table:formula="of:=['with-malloc'.AC34]" office:value-type="float" office:value="0" calcext:value-type="float">
            <text:p>0</text:p>
          </table:table-cell>
          <table:table-cell table:formula="of:=['with-malloc'.O34]" office:value-type="float" office:value="697052" calcext:value-type="float">
            <text:p>697052</text:p>
          </table:table-cell>
          <table:table-cell table:formula="of:=['patched-standard'.AB34]" office:value-type="float" office:value="287040" calcext:value-type="float">
            <text:p>287040</text:p>
          </table:table-cell>
          <table:table-cell table:formula="of:=['patched-standard'.AC34]" office:value-type="float" office:value="278746" calcext:value-type="float">
            <text:p>278746</text:p>
          </table:table-cell>
          <table:table-cell table:formula="of:=['patched-standard'.O34]" office:value-type="float" office:value="419204" calcext:value-type="float">
            <text:p>419204</text:p>
          </table:table-cell>
          <table:table-cell table:formula="of:=['patched-aggressive'.AB34]" office:value-type="float" office:value="281984" calcext:value-type="float">
            <text:p>281984</text:p>
          </table:table-cell>
          <table:table-cell table:formula="of:=['patched-aggressive'.AC34]" office:value-type="float" office:value="278787" calcext:value-type="float">
            <text:p>278787</text:p>
          </table:table-cell>
          <table:table-cell table:formula="of:=['patched-aggressive'.O34]" office:value-type="float" office:value="416344" calcext:value-type="float">
            <text:p>416344</text:p>
          </table:table-cell>
        </table:table-row>
        <table:table-row table:style-name="ro1">
          <table:table-cell table:formula="of:=['with-malloc'.AB35]" office:value-type="float" office:value="0" calcext:value-type="float">
            <text:p>0</text:p>
          </table:table-cell>
          <table:table-cell table:formula="of:=['with-malloc'.AC35]" office:value-type="float" office:value="0" calcext:value-type="float">
            <text:p>0</text:p>
          </table:table-cell>
          <table:table-cell table:formula="of:=['with-malloc'.O35]" office:value-type="float" office:value="697052" calcext:value-type="float">
            <text:p>697052</text:p>
          </table:table-cell>
          <table:table-cell table:formula="of:=['patched-standard'.AB35]" office:value-type="float" office:value="287040" calcext:value-type="float">
            <text:p>287040</text:p>
          </table:table-cell>
          <table:table-cell table:formula="of:=['patched-standard'.AC35]" office:value-type="float" office:value="278747" calcext:value-type="float">
            <text:p>278747</text:p>
          </table:table-cell>
          <table:table-cell table:formula="of:=['patched-standard'.O35]" office:value-type="float" office:value="419204" calcext:value-type="float">
            <text:p>419204</text:p>
          </table:table-cell>
          <table:table-cell table:formula="of:=['patched-aggressive'.AB35]" office:value-type="float" office:value="281984" calcext:value-type="float">
            <text:p>281984</text:p>
          </table:table-cell>
          <table:table-cell table:formula="of:=['patched-aggressive'.AC35]" office:value-type="float" office:value="278787" calcext:value-type="float">
            <text:p>278787</text:p>
          </table:table-cell>
          <table:table-cell table:formula="of:=['patched-aggressive'.O35]" office:value-type="float" office:value="416344" calcext:value-type="float">
            <text:p>416344</text:p>
          </table:table-cell>
        </table:table-row>
        <table:table-row table:style-name="ro1">
          <table:table-cell table:formula="of:=['with-malloc'.AB36]" office:value-type="float" office:value="0" calcext:value-type="float">
            <text:p>0</text:p>
          </table:table-cell>
          <table:table-cell table:formula="of:=['with-malloc'.AC36]" office:value-type="float" office:value="0" calcext:value-type="float">
            <text:p>0</text:p>
          </table:table-cell>
          <table:table-cell table:formula="of:=['with-malloc'.O36]" office:value-type="float" office:value="697052" calcext:value-type="float">
            <text:p>697052</text:p>
          </table:table-cell>
          <table:table-cell table:formula="of:=['patched-standard'.AB36]" office:value-type="float" office:value="287040" calcext:value-type="float">
            <text:p>287040</text:p>
          </table:table-cell>
          <table:table-cell table:formula="of:=['patched-standard'.AC36]" office:value-type="float" office:value="278747" calcext:value-type="float">
            <text:p>278747</text:p>
          </table:table-cell>
          <table:table-cell table:formula="of:=['patched-standard'.O36]" office:value-type="float" office:value="419204" calcext:value-type="float">
            <text:p>419204</text:p>
          </table:table-cell>
          <table:table-cell table:formula="of:=['patched-aggressive'.AB36]" office:value-type="float" office:value="281984" calcext:value-type="float">
            <text:p>281984</text:p>
          </table:table-cell>
          <table:table-cell table:formula="of:=['patched-aggressive'.AC36]" office:value-type="float" office:value="278788" calcext:value-type="float">
            <text:p>278788</text:p>
          </table:table-cell>
          <table:table-cell table:formula="of:=['patched-aggressive'.O36]" office:value-type="float" office:value="416344" calcext:value-type="float">
            <text:p>416344</text:p>
          </table:table-cell>
        </table:table-row>
        <table:table-row table:style-name="ro1">
          <table:table-cell table:formula="of:=['with-malloc'.AB37]" office:value-type="float" office:value="0" calcext:value-type="float">
            <text:p>0</text:p>
          </table:table-cell>
          <table:table-cell table:formula="of:=['with-malloc'.AC37]" office:value-type="float" office:value="0" calcext:value-type="float">
            <text:p>0</text:p>
          </table:table-cell>
          <table:table-cell table:formula="of:=['with-malloc'.O37]" office:value-type="float" office:value="697052" calcext:value-type="float">
            <text:p>697052</text:p>
          </table:table-cell>
          <table:table-cell table:formula="of:=['patched-standard'.AB37]" office:value-type="float" office:value="287040" calcext:value-type="float">
            <text:p>287040</text:p>
          </table:table-cell>
          <table:table-cell table:formula="of:=['patched-standard'.AC37]" office:value-type="float" office:value="278747" calcext:value-type="float">
            <text:p>278747</text:p>
          </table:table-cell>
          <table:table-cell table:formula="of:=['patched-standard'.O37]" office:value-type="float" office:value="419204" calcext:value-type="float">
            <text:p>419204</text:p>
          </table:table-cell>
          <table:table-cell table:formula="of:=['patched-aggressive'.AB37]" office:value-type="float" office:value="281984" calcext:value-type="float">
            <text:p>281984</text:p>
          </table:table-cell>
          <table:table-cell table:formula="of:=['patched-aggressive'.AC37]" office:value-type="float" office:value="278788" calcext:value-type="float">
            <text:p>278788</text:p>
          </table:table-cell>
          <table:table-cell table:formula="of:=['patched-aggressive'.O37]" office:value-type="float" office:value="416344" calcext:value-type="float">
            <text:p>416344</text:p>
          </table:table-cell>
        </table:table-row>
        <table:table-row table:style-name="ro1">
          <table:table-cell table:formula="of:=['with-malloc'.AB38]" office:value-type="float" office:value="0" calcext:value-type="float">
            <text:p>0</text:p>
          </table:table-cell>
          <table:table-cell table:formula="of:=['with-malloc'.AC38]" office:value-type="float" office:value="0" calcext:value-type="float">
            <text:p>0</text:p>
          </table:table-cell>
          <table:table-cell table:formula="of:=['with-malloc'.O38]" office:value-type="float" office:value="697052" calcext:value-type="float">
            <text:p>697052</text:p>
          </table:table-cell>
          <table:table-cell table:formula="of:=['patched-standard'.AB38]" office:value-type="float" office:value="287040" calcext:value-type="float">
            <text:p>287040</text:p>
          </table:table-cell>
          <table:table-cell table:formula="of:=['patched-standard'.AC38]" office:value-type="float" office:value="278747" calcext:value-type="float">
            <text:p>278747</text:p>
          </table:table-cell>
          <table:table-cell table:formula="of:=['patched-standard'.O38]" office:value-type="float" office:value="419204" calcext:value-type="float">
            <text:p>419204</text:p>
          </table:table-cell>
          <table:table-cell table:formula="of:=['patched-aggressive'.AB38]" office:value-type="float" office:value="281984" calcext:value-type="float">
            <text:p>281984</text:p>
          </table:table-cell>
          <table:table-cell table:formula="of:=['patched-aggressive'.AC38]" office:value-type="float" office:value="278788" calcext:value-type="float">
            <text:p>278788</text:p>
          </table:table-cell>
          <table:table-cell table:formula="of:=['patched-aggressive'.O38]" office:value-type="float" office:value="416344" calcext:value-type="float">
            <text:p>416344</text:p>
          </table:table-cell>
        </table:table-row>
        <table:table-row table:style-name="ro1">
          <table:table-cell table:formula="of:=['with-malloc'.AB39]" office:value-type="float" office:value="0" calcext:value-type="float">
            <text:p>0</text:p>
          </table:table-cell>
          <table:table-cell table:formula="of:=['with-malloc'.AC39]" office:value-type="float" office:value="0" calcext:value-type="float">
            <text:p>0</text:p>
          </table:table-cell>
          <table:table-cell table:formula="of:=['with-malloc'.O39]" office:value-type="float" office:value="697052" calcext:value-type="float">
            <text:p>697052</text:p>
          </table:table-cell>
          <table:table-cell table:formula="of:=['patched-standard'.AB39]" office:value-type="float" office:value="200000" calcext:value-type="float">
            <text:p>200000</text:p>
          </table:table-cell>
          <table:table-cell table:formula="of:=['patched-standard'.AC39]" office:value-type="float" office:value="192726" calcext:value-type="float">
            <text:p>192726</text:p>
          </table:table-cell>
          <table:table-cell table:formula="of:=['patched-standard'.O39]" office:value-type="float" office:value="332324" calcext:value-type="float">
            <text:p>332324</text:p>
          </table:table-cell>
          <table:table-cell table:formula="of:=['patched-aggressive'.AB39]" office:value-type="float" office:value="281984" calcext:value-type="float">
            <text:p>281984</text:p>
          </table:table-cell>
          <table:table-cell table:formula="of:=['patched-aggressive'.AC39]" office:value-type="float" office:value="278788" calcext:value-type="float">
            <text:p>278788</text:p>
          </table:table-cell>
          <table:table-cell table:formula="of:=['patched-aggressive'.O39]" office:value-type="float" office:value="416344" calcext:value-type="float">
            <text:p>416344</text:p>
          </table:table-cell>
        </table:table-row>
        <table:table-row table:style-name="ro1">
          <table:table-cell table:formula="of:=['with-malloc'.AB40]" office:value-type="float" office:value="0" calcext:value-type="float">
            <text:p>0</text:p>
          </table:table-cell>
          <table:table-cell table:formula="of:=['with-malloc'.AC40]" office:value-type="float" office:value="0" calcext:value-type="float">
            <text:p>0</text:p>
          </table:table-cell>
          <table:table-cell table:formula="of:=['with-malloc'.O40]" office:value-type="float" office:value="697052" calcext:value-type="float">
            <text:p>697052</text:p>
          </table:table-cell>
          <table:table-cell table:formula="of:=['patched-standard'.AB40]" office:value-type="float" office:value="200000" calcext:value-type="float">
            <text:p>200000</text:p>
          </table:table-cell>
          <table:table-cell table:formula="of:=['patched-standard'.AC40]" office:value-type="float" office:value="192726" calcext:value-type="float">
            <text:p>192726</text:p>
          </table:table-cell>
          <table:table-cell table:formula="of:=['patched-standard'.O40]" office:value-type="float" office:value="332324" calcext:value-type="float">
            <text:p>332324</text:p>
          </table:table-cell>
          <table:table-cell table:formula="of:=['patched-aggressive'.AB40]" office:value-type="float" office:value="194944" calcext:value-type="float">
            <text:p>194944</text:p>
          </table:table-cell>
          <table:table-cell table:formula="of:=['patched-aggressive'.AC40]" office:value-type="float" office:value="192767" calcext:value-type="float">
            <text:p>192767</text:p>
          </table:table-cell>
          <table:table-cell table:formula="of:=['patched-aggressive'.O40]" office:value-type="float" office:value="329308" calcext:value-type="float">
            <text:p>329308</text:p>
          </table:table-cell>
        </table:table-row>
        <table:table-row table:style-name="ro1">
          <table:table-cell table:formula="of:=['with-malloc'.AB41]" office:value-type="float" office:value="0" calcext:value-type="float">
            <text:p>0</text:p>
          </table:table-cell>
          <table:table-cell table:formula="of:=['with-malloc'.AC41]" office:value-type="float" office:value="0" calcext:value-type="float">
            <text:p>0</text:p>
          </table:table-cell>
          <table:table-cell table:formula="of:=['with-malloc'.O41]" office:value-type="float" office:value="697052" calcext:value-type="float">
            <text:p>697052</text:p>
          </table:table-cell>
          <table:table-cell table:formula="of:=['patched-standard'.AB41]" office:value-type="float" office:value="200000" calcext:value-type="float">
            <text:p>200000</text:p>
          </table:table-cell>
          <table:table-cell table:formula="of:=['patched-standard'.AC41]" office:value-type="float" office:value="192726" calcext:value-type="float">
            <text:p>192726</text:p>
          </table:table-cell>
          <table:table-cell table:formula="of:=['patched-standard'.O41]" office:value-type="float" office:value="332324" calcext:value-type="float">
            <text:p>332324</text:p>
          </table:table-cell>
          <table:table-cell table:formula="of:=['patched-aggressive'.AB41]" office:value-type="float" office:value="194944" calcext:value-type="float">
            <text:p>194944</text:p>
          </table:table-cell>
          <table:table-cell table:formula="of:=['patched-aggressive'.AC41]" office:value-type="float" office:value="192767" calcext:value-type="float">
            <text:p>192767</text:p>
          </table:table-cell>
          <table:table-cell table:formula="of:=['patched-aggressive'.O41]" office:value-type="float" office:value="329308" calcext:value-type="float">
            <text:p>329308</text:p>
          </table:table-cell>
        </table:table-row>
        <table:table-row table:style-name="ro1">
          <table:table-cell table:formula="of:=['with-malloc'.AB42]" office:value-type="float" office:value="0" calcext:value-type="float">
            <text:p>0</text:p>
          </table:table-cell>
          <table:table-cell table:formula="of:=['with-malloc'.AC42]" office:value-type="float" office:value="0" calcext:value-type="float">
            <text:p>0</text:p>
          </table:table-cell>
          <table:table-cell table:formula="of:=['with-malloc'.O42]" office:value-type="float" office:value="697052" calcext:value-type="float">
            <text:p>697052</text:p>
          </table:table-cell>
          <table:table-cell table:formula="of:=['patched-standard'.AB42]" office:value-type="float" office:value="200000" calcext:value-type="float">
            <text:p>200000</text:p>
          </table:table-cell>
          <table:table-cell table:formula="of:=['patched-standard'.AC42]" office:value-type="float" office:value="192726" calcext:value-type="float">
            <text:p>192726</text:p>
          </table:table-cell>
          <table:table-cell table:formula="of:=['patched-standard'.O42]" office:value-type="float" office:value="332324" calcext:value-type="float">
            <text:p>332324</text:p>
          </table:table-cell>
          <table:table-cell table:formula="of:=['patched-aggressive'.AB42]" office:value-type="float" office:value="194944" calcext:value-type="float">
            <text:p>194944</text:p>
          </table:table-cell>
          <table:table-cell table:formula="of:=['patched-aggressive'.AC42]" office:value-type="float" office:value="192767" calcext:value-type="float">
            <text:p>192767</text:p>
          </table:table-cell>
          <table:table-cell table:formula="of:=['patched-aggressive'.O42]" office:value-type="float" office:value="329308" calcext:value-type="float">
            <text:p>329308</text:p>
          </table:table-cell>
        </table:table-row>
        <table:table-row table:style-name="ro1">
          <table:table-cell table:formula="of:=['with-malloc'.AB43]" office:value-type="float" office:value="0" calcext:value-type="float">
            <text:p>0</text:p>
          </table:table-cell>
          <table:table-cell table:formula="of:=['with-malloc'.AC43]" office:value-type="float" office:value="0" calcext:value-type="float">
            <text:p>0</text:p>
          </table:table-cell>
          <table:table-cell table:formula="of:=['with-malloc'.O43]" office:value-type="float" office:value="697052" calcext:value-type="float">
            <text:p>697052</text:p>
          </table:table-cell>
          <table:table-cell table:formula="of:=['patched-standard'.AB43]" office:value-type="float" office:value="200000" calcext:value-type="float">
            <text:p>200000</text:p>
          </table:table-cell>
          <table:table-cell table:formula="of:=['patched-standard'.AC43]" office:value-type="float" office:value="192726" calcext:value-type="float">
            <text:p>192726</text:p>
          </table:table-cell>
          <table:table-cell table:formula="of:=['patched-standard'.O43]" office:value-type="float" office:value="332324" calcext:value-type="float">
            <text:p>332324</text:p>
          </table:table-cell>
          <table:table-cell table:formula="of:=['patched-aggressive'.AB43]" office:value-type="float" office:value="194944" calcext:value-type="float">
            <text:p>194944</text:p>
          </table:table-cell>
          <table:table-cell table:formula="of:=['patched-aggressive'.AC43]" office:value-type="float" office:value="192767" calcext:value-type="float">
            <text:p>192767</text:p>
          </table:table-cell>
          <table:table-cell table:formula="of:=['patched-aggressive'.O43]" office:value-type="float" office:value="329308" calcext:value-type="float">
            <text:p>329308</text:p>
          </table:table-cell>
        </table:table-row>
        <table:table-row table:style-name="ro1">
          <table:table-cell table:formula="of:=['with-malloc'.AB44]" office:value-type="float" office:value="0" calcext:value-type="float">
            <text:p>0</text:p>
          </table:table-cell>
          <table:table-cell table:formula="of:=['with-malloc'.AC44]" office:value-type="float" office:value="0" calcext:value-type="float">
            <text:p>0</text:p>
          </table:table-cell>
          <table:table-cell table:formula="of:=['with-malloc'.O44]" office:value-type="float" office:value="697052" calcext:value-type="float">
            <text:p>697052</text:p>
          </table:table-cell>
          <table:table-cell table:formula="of:=['patched-standard'.AB44]" office:value-type="float" office:value="200000" calcext:value-type="float">
            <text:p>200000</text:p>
          </table:table-cell>
          <table:table-cell table:formula="of:=['patched-standard'.AC44]" office:value-type="float" office:value="192726" calcext:value-type="float">
            <text:p>192726</text:p>
          </table:table-cell>
          <table:table-cell table:formula="of:=['patched-standard'.O44]" office:value-type="float" office:value="332324" calcext:value-type="float">
            <text:p>332324</text:p>
          </table:table-cell>
          <table:table-cell table:formula="of:=['patched-aggressive'.AB44]" office:value-type="float" office:value="194944" calcext:value-type="float">
            <text:p>194944</text:p>
          </table:table-cell>
          <table:table-cell table:formula="of:=['patched-aggressive'.AC44]" office:value-type="float" office:value="192767" calcext:value-type="float">
            <text:p>192767</text:p>
          </table:table-cell>
          <table:table-cell table:formula="of:=['patched-aggressive'.O44]" office:value-type="float" office:value="329308" calcext:value-type="float">
            <text:p>329308</text:p>
          </table:table-cell>
        </table:table-row>
        <table:table-row table:style-name="ro1">
          <table:table-cell table:formula="of:=['with-malloc'.AB45]" office:value-type="float" office:value="0" calcext:value-type="float">
            <text:p>0</text:p>
          </table:table-cell>
          <table:table-cell table:formula="of:=['with-malloc'.AC45]" office:value-type="float" office:value="0" calcext:value-type="float">
            <text:p>0</text:p>
          </table:table-cell>
          <table:table-cell table:formula="of:=['with-malloc'.O45]" office:value-type="float" office:value="697052" calcext:value-type="float">
            <text:p>697052</text:p>
          </table:table-cell>
          <table:table-cell table:formula="of:=['patched-standard'.AB45]" office:value-type="float" office:value="200000" calcext:value-type="float">
            <text:p>200000</text:p>
          </table:table-cell>
          <table:table-cell table:formula="of:=['patched-standard'.AC45]" office:value-type="float" office:value="192726" calcext:value-type="float">
            <text:p>192726</text:p>
          </table:table-cell>
          <table:table-cell table:formula="of:=['patched-standard'.O45]" office:value-type="float" office:value="332324" calcext:value-type="float">
            <text:p>332324</text:p>
          </table:table-cell>
          <table:table-cell table:formula="of:=['patched-aggressive'.AB45]" office:value-type="float" office:value="194944" calcext:value-type="float">
            <text:p>194944</text:p>
          </table:table-cell>
          <table:table-cell table:formula="of:=['patched-aggressive'.AC45]" office:value-type="float" office:value="192767" calcext:value-type="float">
            <text:p>192767</text:p>
          </table:table-cell>
          <table:table-cell table:formula="of:=['patched-aggressive'.O45]" office:value-type="float" office:value="329308" calcext:value-type="float">
            <text:p>329308</text:p>
          </table:table-cell>
        </table:table-row>
        <table:table-row table:style-name="ro1">
          <table:table-cell table:formula="of:=['with-malloc'.AB46]" office:value-type="float" office:value="0" calcext:value-type="float">
            <text:p>0</text:p>
          </table:table-cell>
          <table:table-cell table:formula="of:=['with-malloc'.AC46]" office:value-type="float" office:value="0" calcext:value-type="float">
            <text:p>0</text:p>
          </table:table-cell>
          <table:table-cell table:formula="of:=['with-malloc'.O46]" office:value-type="float" office:value="697052" calcext:value-type="float">
            <text:p>697052</text:p>
          </table:table-cell>
          <table:table-cell table:formula="of:=['patched-standard'.AB46]" office:value-type="float" office:value="200000" calcext:value-type="float">
            <text:p>200000</text:p>
          </table:table-cell>
          <table:table-cell table:formula="of:=['patched-standard'.AC46]" office:value-type="float" office:value="192726" calcext:value-type="float">
            <text:p>192726</text:p>
          </table:table-cell>
          <table:table-cell table:formula="of:=['patched-standard'.O46]" office:value-type="float" office:value="332324" calcext:value-type="float">
            <text:p>332324</text:p>
          </table:table-cell>
          <table:table-cell table:formula="of:=['patched-aggressive'.AB46]" office:value-type="float" office:value="194944" calcext:value-type="float">
            <text:p>194944</text:p>
          </table:table-cell>
          <table:table-cell table:formula="of:=['patched-aggressive'.AC46]" office:value-type="float" office:value="192767" calcext:value-type="float">
            <text:p>192767</text:p>
          </table:table-cell>
          <table:table-cell table:formula="of:=['patched-aggressive'.O46]" office:value-type="float" office:value="329308" calcext:value-type="float">
            <text:p>329308</text:p>
          </table:table-cell>
        </table:table-row>
        <table:table-row table:style-name="ro1">
          <table:table-cell table:formula="of:=['with-malloc'.AB47]" office:value-type="float" office:value="0" calcext:value-type="float">
            <text:p>0</text:p>
          </table:table-cell>
          <table:table-cell table:formula="of:=['with-malloc'.AC47]" office:value-type="float" office:value="0" calcext:value-type="float">
            <text:p>0</text:p>
          </table:table-cell>
          <table:table-cell table:formula="of:=['with-malloc'.O47]" office:value-type="float" office:value="697052" calcext:value-type="float">
            <text:p>697052</text:p>
          </table:table-cell>
          <table:table-cell table:formula="of:=['patched-standard'.AB47]" office:value-type="float" office:value="112960" calcext:value-type="float">
            <text:p>112960</text:p>
          </table:table-cell>
          <table:table-cell table:formula="of:=['patched-standard'.AC47]" office:value-type="float" office:value="106709" calcext:value-type="float">
            <text:p>106709</text:p>
          </table:table-cell>
          <table:table-cell table:formula="of:=['patched-standard'.O47]" office:value-type="float" office:value="240128" calcext:value-type="float">
            <text:p>240128</text:p>
          </table:table-cell>
          <table:table-cell table:formula="of:=['patched-aggressive'.AB47]" office:value-type="float" office:value="194944" calcext:value-type="float">
            <text:p>194944</text:p>
          </table:table-cell>
          <table:table-cell table:formula="of:=['patched-aggressive'.AC47]" office:value-type="float" office:value="192767" calcext:value-type="float">
            <text:p>192767</text:p>
          </table:table-cell>
          <table:table-cell table:formula="of:=['patched-aggressive'.O47]" office:value-type="float" office:value="329308" calcext:value-type="float">
            <text:p>329308</text:p>
          </table:table-cell>
        </table:table-row>
        <table:table-row table:style-name="ro1">
          <table:table-cell table:formula="of:=['with-malloc'.AB48]" office:value-type="float" office:value="0" calcext:value-type="float">
            <text:p>0</text:p>
          </table:table-cell>
          <table:table-cell table:formula="of:=['with-malloc'.AC48]" office:value-type="float" office:value="0" calcext:value-type="float">
            <text:p>0</text:p>
          </table:table-cell>
          <table:table-cell table:formula="of:=['with-malloc'.O48]" office:value-type="float" office:value="691784" calcext:value-type="float">
            <text:p>691784</text:p>
          </table:table-cell>
          <table:table-cell table:formula="of:=['patched-standard'.AB48]" office:value-type="float" office:value="112960" calcext:value-type="float">
            <text:p>112960</text:p>
          </table:table-cell>
          <table:table-cell table:formula="of:=['patched-standard'.AC48]" office:value-type="float" office:value="106709" calcext:value-type="float">
            <text:p>106709</text:p>
          </table:table-cell>
          <table:table-cell table:formula="of:=['patched-standard'.O48]" office:value-type="float" office:value="240128" calcext:value-type="float">
            <text:p>240128</text:p>
          </table:table-cell>
          <table:table-cell table:formula="of:=['patched-aggressive'.AB48]" office:value-type="float" office:value="107904" calcext:value-type="float">
            <text:p>107904</text:p>
          </table:table-cell>
          <table:table-cell table:formula="of:=['patched-aggressive'.AC48]" office:value-type="float" office:value="106746" calcext:value-type="float">
            <text:p>106746</text:p>
          </table:table-cell>
          <table:table-cell table:formula="of:=['patched-aggressive'.O48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49]" office:value-type="float" office:value="0" calcext:value-type="float">
            <text:p>0</text:p>
          </table:table-cell>
          <table:table-cell table:formula="of:=['with-malloc'.AC49]" office:value-type="float" office:value="0" calcext:value-type="float">
            <text:p>0</text:p>
          </table:table-cell>
          <table:table-cell table:formula="of:=['with-malloc'.O49]" office:value-type="float" office:value="691784" calcext:value-type="float">
            <text:p>691784</text:p>
          </table:table-cell>
          <table:table-cell table:formula="of:=['patched-standard'.AB49]" office:value-type="float" office:value="112960" calcext:value-type="float">
            <text:p>112960</text:p>
          </table:table-cell>
          <table:table-cell table:formula="of:=['patched-standard'.AC49]" office:value-type="float" office:value="106709" calcext:value-type="float">
            <text:p>106709</text:p>
          </table:table-cell>
          <table:table-cell table:formula="of:=['patched-standard'.O49]" office:value-type="float" office:value="240128" calcext:value-type="float">
            <text:p>240128</text:p>
          </table:table-cell>
          <table:table-cell table:formula="of:=['patched-aggressive'.AB49]" office:value-type="float" office:value="107904" calcext:value-type="float">
            <text:p>107904</text:p>
          </table:table-cell>
          <table:table-cell table:formula="of:=['patched-aggressive'.AC49]" office:value-type="float" office:value="106746" calcext:value-type="float">
            <text:p>106746</text:p>
          </table:table-cell>
          <table:table-cell table:formula="of:=['patched-aggressive'.O49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50]" office:value-type="float" office:value="0" calcext:value-type="float">
            <text:p>0</text:p>
          </table:table-cell>
          <table:table-cell table:formula="of:=['with-malloc'.AC50]" office:value-type="float" office:value="0" calcext:value-type="float">
            <text:p>0</text:p>
          </table:table-cell>
          <table:table-cell table:formula="of:=['with-malloc'.O50]" office:value-type="float" office:value="691784" calcext:value-type="float">
            <text:p>691784</text:p>
          </table:table-cell>
          <table:table-cell table:formula="of:=['patched-standard'.AB50]" office:value-type="float" office:value="112960" calcext:value-type="float">
            <text:p>112960</text:p>
          </table:table-cell>
          <table:table-cell table:formula="of:=['patched-standard'.AC50]" office:value-type="float" office:value="106709" calcext:value-type="float">
            <text:p>106709</text:p>
          </table:table-cell>
          <table:table-cell table:formula="of:=['patched-standard'.O50]" office:value-type="float" office:value="240128" calcext:value-type="float">
            <text:p>240128</text:p>
          </table:table-cell>
          <table:table-cell table:formula="of:=['patched-aggressive'.AB50]" office:value-type="float" office:value="107904" calcext:value-type="float">
            <text:p>107904</text:p>
          </table:table-cell>
          <table:table-cell table:formula="of:=['patched-aggressive'.AC50]" office:value-type="float" office:value="106746" calcext:value-type="float">
            <text:p>106746</text:p>
          </table:table-cell>
          <table:table-cell table:formula="of:=['patched-aggressive'.O50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51]" office:value-type="float" office:value="0" calcext:value-type="float">
            <text:p>0</text:p>
          </table:table-cell>
          <table:table-cell table:formula="of:=['with-malloc'.AC51]" office:value-type="float" office:value="0" calcext:value-type="float">
            <text:p>0</text:p>
          </table:table-cell>
          <table:table-cell table:formula="of:=['with-malloc'.O51]" office:value-type="float" office:value="691784" calcext:value-type="float">
            <text:p>691784</text:p>
          </table:table-cell>
          <table:table-cell table:formula="of:=['patched-standard'.AB51]" office:value-type="float" office:value="112960" calcext:value-type="float">
            <text:p>112960</text:p>
          </table:table-cell>
          <table:table-cell table:formula="of:=['patched-standard'.AC51]" office:value-type="float" office:value="106709" calcext:value-type="float">
            <text:p>106709</text:p>
          </table:table-cell>
          <table:table-cell table:formula="of:=['patched-standard'.O51]" office:value-type="float" office:value="240128" calcext:value-type="float">
            <text:p>240128</text:p>
          </table:table-cell>
          <table:table-cell table:formula="of:=['patched-aggressive'.AB51]" office:value-type="float" office:value="107904" calcext:value-type="float">
            <text:p>107904</text:p>
          </table:table-cell>
          <table:table-cell table:formula="of:=['patched-aggressive'.AC51]" office:value-type="float" office:value="106746" calcext:value-type="float">
            <text:p>106746</text:p>
          </table:table-cell>
          <table:table-cell table:formula="of:=['patched-aggressive'.O51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52]" office:value-type="float" office:value="0" calcext:value-type="float">
            <text:p>0</text:p>
          </table:table-cell>
          <table:table-cell table:formula="of:=['with-malloc'.AC52]" office:value-type="float" office:value="0" calcext:value-type="float">
            <text:p>0</text:p>
          </table:table-cell>
          <table:table-cell table:formula="of:=['with-malloc'.O52]" office:value-type="float" office:value="691784" calcext:value-type="float">
            <text:p>691784</text:p>
          </table:table-cell>
          <table:table-cell table:formula="of:=['patched-standard'.AB52]" office:value-type="float" office:value="112960" calcext:value-type="float">
            <text:p>112960</text:p>
          </table:table-cell>
          <table:table-cell table:formula="of:=['patched-standard'.AC52]" office:value-type="float" office:value="106709" calcext:value-type="float">
            <text:p>106709</text:p>
          </table:table-cell>
          <table:table-cell table:formula="of:=['patched-standard'.O52]" office:value-type="float" office:value="240128" calcext:value-type="float">
            <text:p>240128</text:p>
          </table:table-cell>
          <table:table-cell table:formula="of:=['patched-aggressive'.AB52]" office:value-type="float" office:value="107904" calcext:value-type="float">
            <text:p>107904</text:p>
          </table:table-cell>
          <table:table-cell table:formula="of:=['patched-aggressive'.AC52]" office:value-type="float" office:value="106746" calcext:value-type="float">
            <text:p>106746</text:p>
          </table:table-cell>
          <table:table-cell table:formula="of:=['patched-aggressive'.O52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53]" office:value-type="float" office:value="0" calcext:value-type="float">
            <text:p>0</text:p>
          </table:table-cell>
          <table:table-cell table:formula="of:=['with-malloc'.AC53]" office:value-type="float" office:value="0" calcext:value-type="float">
            <text:p>0</text:p>
          </table:table-cell>
          <table:table-cell table:formula="of:=['with-malloc'.O53]" office:value-type="float" office:value="691784" calcext:value-type="float">
            <text:p>691784</text:p>
          </table:table-cell>
          <table:table-cell table:formula="of:=['patched-standard'.AB53]" office:value-type="float" office:value="112960" calcext:value-type="float">
            <text:p>112960</text:p>
          </table:table-cell>
          <table:table-cell table:formula="of:=['patched-standard'.AC53]" office:value-type="float" office:value="106709" calcext:value-type="float">
            <text:p>106709</text:p>
          </table:table-cell>
          <table:table-cell table:formula="of:=['patched-standard'.O53]" office:value-type="float" office:value="240128" calcext:value-type="float">
            <text:p>240128</text:p>
          </table:table-cell>
          <table:table-cell table:formula="of:=['patched-aggressive'.AB53]" office:value-type="float" office:value="107904" calcext:value-type="float">
            <text:p>107904</text:p>
          </table:table-cell>
          <table:table-cell table:formula="of:=['patched-aggressive'.AC53]" office:value-type="float" office:value="106746" calcext:value-type="float">
            <text:p>106746</text:p>
          </table:table-cell>
          <table:table-cell table:formula="of:=['patched-aggressive'.O53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54]" office:value-type="float" office:value="0" calcext:value-type="float">
            <text:p>0</text:p>
          </table:table-cell>
          <table:table-cell table:formula="of:=['with-malloc'.AC54]" office:value-type="float" office:value="0" calcext:value-type="float">
            <text:p>0</text:p>
          </table:table-cell>
          <table:table-cell table:formula="of:=['with-malloc'.O54]" office:value-type="float" office:value="691784" calcext:value-type="float">
            <text:p>691784</text:p>
          </table:table-cell>
          <table:table-cell table:formula="of:=['patched-standard'.AB54]" office:value-type="float" office:value="112960" calcext:value-type="float">
            <text:p>112960</text:p>
          </table:table-cell>
          <table:table-cell table:formula="of:=['patched-standard'.AC54]" office:value-type="float" office:value="106709" calcext:value-type="float">
            <text:p>106709</text:p>
          </table:table-cell>
          <table:table-cell table:formula="of:=['patched-standard'.O54]" office:value-type="float" office:value="240128" calcext:value-type="float">
            <text:p>240128</text:p>
          </table:table-cell>
          <table:table-cell table:formula="of:=['patched-aggressive'.AB54]" office:value-type="float" office:value="107904" calcext:value-type="float">
            <text:p>107904</text:p>
          </table:table-cell>
          <table:table-cell table:formula="of:=['patched-aggressive'.AC54]" office:value-type="float" office:value="106746" calcext:value-type="float">
            <text:p>106746</text:p>
          </table:table-cell>
          <table:table-cell table:formula="of:=['patched-aggressive'.O54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55]" office:value-type="float" office:value="0" calcext:value-type="float">
            <text:p>0</text:p>
          </table:table-cell>
          <table:table-cell table:formula="of:=['with-malloc'.AC55]" office:value-type="float" office:value="0" calcext:value-type="float">
            <text:p>0</text:p>
          </table:table-cell>
          <table:table-cell table:formula="of:=['with-malloc'.O55]" office:value-type="float" office:value="691784" calcext:value-type="float">
            <text:p>691784</text:p>
          </table:table-cell>
          <table:table-cell table:formula="of:=['patched-standard'.AB55]" office:value-type="float" office:value="112960" calcext:value-type="float">
            <text:p>112960</text:p>
          </table:table-cell>
          <table:table-cell table:formula="of:=['patched-standard'.AC55]" office:value-type="float" office:value="106709" calcext:value-type="float">
            <text:p>106709</text:p>
          </table:table-cell>
          <table:table-cell table:formula="of:=['patched-standard'.O55]" office:value-type="float" office:value="240128" calcext:value-type="float">
            <text:p>240128</text:p>
          </table:table-cell>
          <table:table-cell table:formula="of:=['patched-aggressive'.AB55]" office:value-type="float" office:value="107904" calcext:value-type="float">
            <text:p>107904</text:p>
          </table:table-cell>
          <table:table-cell table:formula="of:=['patched-aggressive'.AC55]" office:value-type="float" office:value="106746" calcext:value-type="float">
            <text:p>106746</text:p>
          </table:table-cell>
          <table:table-cell table:formula="of:=['patched-aggressive'.O55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56]" office:value-type="float" office:value="0" calcext:value-type="float">
            <text:p>0</text:p>
          </table:table-cell>
          <table:table-cell table:formula="of:=['with-malloc'.AC56]" office:value-type="float" office:value="0" calcext:value-type="float">
            <text:p>0</text:p>
          </table:table-cell>
          <table:table-cell table:formula="of:=['with-malloc'.O56]" office:value-type="float" office:value="691784" calcext:value-type="float">
            <text:p>691784</text:p>
          </table:table-cell>
          <table:table-cell table:formula="of:=['patched-standard'.AB56]" office:value-type="float" office:value="112960" calcext:value-type="float">
            <text:p>112960</text:p>
          </table:table-cell>
          <table:table-cell table:formula="of:=['patched-standard'.AC56]" office:value-type="float" office:value="106709" calcext:value-type="float">
            <text:p>106709</text:p>
          </table:table-cell>
          <table:table-cell table:formula="of:=['patched-standard'.O56]" office:value-type="float" office:value="240128" calcext:value-type="float">
            <text:p>240128</text:p>
          </table:table-cell>
          <table:table-cell table:formula="of:=['patched-aggressive'.AB56]" office:value-type="float" office:value="107904" calcext:value-type="float">
            <text:p>107904</text:p>
          </table:table-cell>
          <table:table-cell table:formula="of:=['patched-aggressive'.AC56]" office:value-type="float" office:value="106746" calcext:value-type="float">
            <text:p>106746</text:p>
          </table:table-cell>
          <table:table-cell table:formula="of:=['patched-aggressive'.O56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57]" office:value-type="float" office:value="0" calcext:value-type="float">
            <text:p>0</text:p>
          </table:table-cell>
          <table:table-cell table:formula="of:=['with-malloc'.AC57]" office:value-type="float" office:value="0" calcext:value-type="float">
            <text:p>0</text:p>
          </table:table-cell>
          <table:table-cell table:formula="of:=['with-malloc'.O57]" office:value-type="float" office:value="691784" calcext:value-type="float">
            <text:p>691784</text:p>
          </table:table-cell>
          <table:table-cell table:formula="of:=['patched-standard'.AB57]" office:value-type="float" office:value="112960" calcext:value-type="float">
            <text:p>112960</text:p>
          </table:table-cell>
          <table:table-cell table:formula="of:=['patched-standard'.AC57]" office:value-type="float" office:value="106709" calcext:value-type="float">
            <text:p>106709</text:p>
          </table:table-cell>
          <table:table-cell table:formula="of:=['patched-standard'.O57]" office:value-type="float" office:value="240128" calcext:value-type="float">
            <text:p>240128</text:p>
          </table:table-cell>
          <table:table-cell table:formula="of:=['patched-aggressive'.AB57]" office:value-type="float" office:value="107904" calcext:value-type="float">
            <text:p>107904</text:p>
          </table:table-cell>
          <table:table-cell table:formula="of:=['patched-aggressive'.AC57]" office:value-type="float" office:value="106746" calcext:value-type="float">
            <text:p>106746</text:p>
          </table:table-cell>
          <table:table-cell table:formula="of:=['patched-aggressive'.O57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58]" office:value-type="float" office:value="0" calcext:value-type="float">
            <text:p>0</text:p>
          </table:table-cell>
          <table:table-cell table:formula="of:=['with-malloc'.AC58]" office:value-type="float" office:value="0" calcext:value-type="float">
            <text:p>0</text:p>
          </table:table-cell>
          <table:table-cell table:formula="of:=['with-malloc'.O58]" office:value-type="float" office:value="691784" calcext:value-type="float">
            <text:p>691784</text:p>
          </table:table-cell>
          <table:table-cell table:formula="of:=['patched-standard'.AB58]" office:value-type="float" office:value="112960" calcext:value-type="float">
            <text:p>112960</text:p>
          </table:table-cell>
          <table:table-cell table:formula="of:=['patched-standard'.AC58]" office:value-type="float" office:value="106709" calcext:value-type="float">
            <text:p>106709</text:p>
          </table:table-cell>
          <table:table-cell table:formula="of:=['patched-standard'.O58]" office:value-type="float" office:value="240128" calcext:value-type="float">
            <text:p>240128</text:p>
          </table:table-cell>
          <table:table-cell table:formula="of:=['patched-aggressive'.AB58]" office:value-type="float" office:value="107904" calcext:value-type="float">
            <text:p>107904</text:p>
          </table:table-cell>
          <table:table-cell table:formula="of:=['patched-aggressive'.AC58]" office:value-type="float" office:value="106746" calcext:value-type="float">
            <text:p>106746</text:p>
          </table:table-cell>
          <table:table-cell table:formula="of:=['patched-aggressive'.O58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59]" office:value-type="float" office:value="0" calcext:value-type="float">
            <text:p>0</text:p>
          </table:table-cell>
          <table:table-cell table:formula="of:=['with-malloc'.AC59]" office:value-type="float" office:value="0" calcext:value-type="float">
            <text:p>0</text:p>
          </table:table-cell>
          <table:table-cell table:formula="of:=['with-malloc'.O59]" office:value-type="float" office:value="691784" calcext:value-type="float">
            <text:p>691784</text:p>
          </table:table-cell>
          <table:table-cell table:formula="of:=['patched-standard'.AB59]" office:value-type="float" office:value="112960" calcext:value-type="float">
            <text:p>112960</text:p>
          </table:table-cell>
          <table:table-cell table:formula="of:=['patched-standard'.AC59]" office:value-type="float" office:value="106709" calcext:value-type="float">
            <text:p>106709</text:p>
          </table:table-cell>
          <table:table-cell table:formula="of:=['patched-standard'.O59]" office:value-type="float" office:value="240128" calcext:value-type="float">
            <text:p>240128</text:p>
          </table:table-cell>
          <table:table-cell table:formula="of:=['patched-aggressive'.AB59]" office:value-type="float" office:value="107904" calcext:value-type="float">
            <text:p>107904</text:p>
          </table:table-cell>
          <table:table-cell table:formula="of:=['patched-aggressive'.AC59]" office:value-type="float" office:value="106746" calcext:value-type="float">
            <text:p>106746</text:p>
          </table:table-cell>
          <table:table-cell table:formula="of:=['patched-aggressive'.O59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60]" office:value-type="float" office:value="0" calcext:value-type="float">
            <text:p>0</text:p>
          </table:table-cell>
          <table:table-cell table:formula="of:=['with-malloc'.AC60]" office:value-type="float" office:value="0" calcext:value-type="float">
            <text:p>0</text:p>
          </table:table-cell>
          <table:table-cell table:formula="of:=['with-malloc'.O60]" office:value-type="float" office:value="691784" calcext:value-type="float">
            <text:p>691784</text:p>
          </table:table-cell>
          <table:table-cell table:formula="of:=['patched-standard'.AB60]" office:value-type="float" office:value="112960" calcext:value-type="float">
            <text:p>112960</text:p>
          </table:table-cell>
          <table:table-cell table:formula="of:=['patched-standard'.AC60]" office:value-type="float" office:value="106709" calcext:value-type="float">
            <text:p>106709</text:p>
          </table:table-cell>
          <table:table-cell table:formula="of:=['patched-standard'.O60]" office:value-type="float" office:value="240128" calcext:value-type="float">
            <text:p>240128</text:p>
          </table:table-cell>
          <table:table-cell table:formula="of:=['patched-aggressive'.AB60]" office:value-type="float" office:value="107904" calcext:value-type="float">
            <text:p>107904</text:p>
          </table:table-cell>
          <table:table-cell table:formula="of:=['patched-aggressive'.AC60]" office:value-type="float" office:value="106746" calcext:value-type="float">
            <text:p>106746</text:p>
          </table:table-cell>
          <table:table-cell table:formula="of:=['patched-aggressive'.O60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61]" office:value-type="float" office:value="0" calcext:value-type="float">
            <text:p>0</text:p>
          </table:table-cell>
          <table:table-cell table:formula="of:=['with-malloc'.AC61]" office:value-type="float" office:value="0" calcext:value-type="float">
            <text:p>0</text:p>
          </table:table-cell>
          <table:table-cell table:formula="of:=['with-malloc'.O61]" office:value-type="float" office:value="691784" calcext:value-type="float">
            <text:p>691784</text:p>
          </table:table-cell>
          <table:table-cell table:formula="of:=['patched-standard'.AB61]" office:value-type="float" office:value="112960" calcext:value-type="float">
            <text:p>112960</text:p>
          </table:table-cell>
          <table:table-cell table:formula="of:=['patched-standard'.AC61]" office:value-type="float" office:value="106709" calcext:value-type="float">
            <text:p>106709</text:p>
          </table:table-cell>
          <table:table-cell table:formula="of:=['patched-standard'.O61]" office:value-type="float" office:value="240128" calcext:value-type="float">
            <text:p>240128</text:p>
          </table:table-cell>
          <table:table-cell table:formula="of:=['patched-aggressive'.AB61]" office:value-type="float" office:value="107904" calcext:value-type="float">
            <text:p>107904</text:p>
          </table:table-cell>
          <table:table-cell table:formula="of:=['patched-aggressive'.AC61]" office:value-type="float" office:value="106746" calcext:value-type="float">
            <text:p>106746</text:p>
          </table:table-cell>
          <table:table-cell table:formula="of:=['patched-aggressive'.O61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62]" office:value-type="float" office:value="0" calcext:value-type="float">
            <text:p>0</text:p>
          </table:table-cell>
          <table:table-cell table:formula="of:=['with-malloc'.AC62]" office:value-type="float" office:value="0" calcext:value-type="float">
            <text:p>0</text:p>
          </table:table-cell>
          <table:table-cell table:formula="of:=['with-malloc'.O62]" office:value-type="float" office:value="691784" calcext:value-type="float">
            <text:p>691784</text:p>
          </table:table-cell>
          <table:table-cell table:formula="of:=['patched-standard'.AB62]" office:value-type="float" office:value="112960" calcext:value-type="float">
            <text:p>112960</text:p>
          </table:table-cell>
          <table:table-cell table:formula="of:=['patched-standard'.AC62]" office:value-type="float" office:value="106709" calcext:value-type="float">
            <text:p>106709</text:p>
          </table:table-cell>
          <table:table-cell table:formula="of:=['patched-standard'.O62]" office:value-type="float" office:value="240128" calcext:value-type="float">
            <text:p>240128</text:p>
          </table:table-cell>
          <table:table-cell table:formula="of:=['patched-aggressive'.AB62]" office:value-type="float" office:value="107904" calcext:value-type="float">
            <text:p>107904</text:p>
          </table:table-cell>
          <table:table-cell table:formula="of:=['patched-aggressive'.AC62]" office:value-type="float" office:value="106746" calcext:value-type="float">
            <text:p>106746</text:p>
          </table:table-cell>
          <table:table-cell table:formula="of:=['patched-aggressive'.O62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63]" office:value-type="float" office:value="0" calcext:value-type="float">
            <text:p>0</text:p>
          </table:table-cell>
          <table:table-cell table:formula="of:=['with-malloc'.AC63]" office:value-type="float" office:value="0" calcext:value-type="float">
            <text:p>0</text:p>
          </table:table-cell>
          <table:table-cell table:formula="of:=['with-malloc'.O63]" office:value-type="float" office:value="691784" calcext:value-type="float">
            <text:p>691784</text:p>
          </table:table-cell>
          <table:table-cell table:formula="of:=['patched-standard'.AB63]" office:value-type="float" office:value="112960" calcext:value-type="float">
            <text:p>112960</text:p>
          </table:table-cell>
          <table:table-cell table:formula="of:=['patched-standard'.AC63]" office:value-type="float" office:value="106709" calcext:value-type="float">
            <text:p>106709</text:p>
          </table:table-cell>
          <table:table-cell table:formula="of:=['patched-standard'.O63]" office:value-type="float" office:value="240128" calcext:value-type="float">
            <text:p>240128</text:p>
          </table:table-cell>
          <table:table-cell table:formula="of:=['patched-aggressive'.AB63]" office:value-type="float" office:value="107904" calcext:value-type="float">
            <text:p>107904</text:p>
          </table:table-cell>
          <table:table-cell table:formula="of:=['patched-aggressive'.AC63]" office:value-type="float" office:value="106746" calcext:value-type="float">
            <text:p>106746</text:p>
          </table:table-cell>
          <table:table-cell table:formula="of:=['patched-aggressive'.O63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64]" office:value-type="float" office:value="0" calcext:value-type="float">
            <text:p>0</text:p>
          </table:table-cell>
          <table:table-cell table:formula="of:=['with-malloc'.AC64]" office:value-type="float" office:value="0" calcext:value-type="float">
            <text:p>0</text:p>
          </table:table-cell>
          <table:table-cell table:formula="of:=['with-malloc'.O64]" office:value-type="float" office:value="691784" calcext:value-type="float">
            <text:p>691784</text:p>
          </table:table-cell>
          <table:table-cell table:formula="of:=['patched-standard'.AB64]" office:value-type="float" office:value="112960" calcext:value-type="float">
            <text:p>112960</text:p>
          </table:table-cell>
          <table:table-cell table:formula="of:=['patched-standard'.AC64]" office:value-type="float" office:value="106709" calcext:value-type="float">
            <text:p>106709</text:p>
          </table:table-cell>
          <table:table-cell table:formula="of:=['patched-standard'.O64]" office:value-type="float" office:value="240128" calcext:value-type="float">
            <text:p>240128</text:p>
          </table:table-cell>
          <table:table-cell table:formula="of:=['patched-aggressive'.AB64]" office:value-type="float" office:value="107904" calcext:value-type="float">
            <text:p>107904</text:p>
          </table:table-cell>
          <table:table-cell table:formula="of:=['patched-aggressive'.AC64]" office:value-type="float" office:value="106746" calcext:value-type="float">
            <text:p>106746</text:p>
          </table:table-cell>
          <table:table-cell table:formula="of:=['patched-aggressive'.O64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65]" office:value-type="float" office:value="0" calcext:value-type="float">
            <text:p>0</text:p>
          </table:table-cell>
          <table:table-cell table:formula="of:=['with-malloc'.AC65]" office:value-type="float" office:value="0" calcext:value-type="float">
            <text:p>0</text:p>
          </table:table-cell>
          <table:table-cell table:formula="of:=['with-malloc'.O65]" office:value-type="float" office:value="691784" calcext:value-type="float">
            <text:p>691784</text:p>
          </table:table-cell>
          <table:table-cell table:formula="of:=['patched-standard'.AB65]" office:value-type="float" office:value="112960" calcext:value-type="float">
            <text:p>112960</text:p>
          </table:table-cell>
          <table:table-cell table:formula="of:=['patched-standard'.AC65]" office:value-type="float" office:value="106709" calcext:value-type="float">
            <text:p>106709</text:p>
          </table:table-cell>
          <table:table-cell table:formula="of:=['patched-standard'.O65]" office:value-type="float" office:value="240128" calcext:value-type="float">
            <text:p>240128</text:p>
          </table:table-cell>
          <table:table-cell table:formula="of:=['patched-aggressive'.AB65]" office:value-type="float" office:value="107904" calcext:value-type="float">
            <text:p>107904</text:p>
          </table:table-cell>
          <table:table-cell table:formula="of:=['patched-aggressive'.AC65]" office:value-type="float" office:value="106746" calcext:value-type="float">
            <text:p>106746</text:p>
          </table:table-cell>
          <table:table-cell table:formula="of:=['patched-aggressive'.O65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66]" office:value-type="float" office:value="0" calcext:value-type="float">
            <text:p>0</text:p>
          </table:table-cell>
          <table:table-cell table:formula="of:=['with-malloc'.AC66]" office:value-type="float" office:value="0" calcext:value-type="float">
            <text:p>0</text:p>
          </table:table-cell>
          <table:table-cell table:formula="of:=['with-malloc'.O66]" office:value-type="float" office:value="691784" calcext:value-type="float">
            <text:p>691784</text:p>
          </table:table-cell>
          <table:table-cell table:formula="of:=['patched-standard'.AB66]" office:value-type="float" office:value="112960" calcext:value-type="float">
            <text:p>112960</text:p>
          </table:table-cell>
          <table:table-cell table:formula="of:=['patched-standard'.AC66]" office:value-type="float" office:value="106709" calcext:value-type="float">
            <text:p>106709</text:p>
          </table:table-cell>
          <table:table-cell table:formula="of:=['patched-standard'.O66]" office:value-type="float" office:value="240128" calcext:value-type="float">
            <text:p>240128</text:p>
          </table:table-cell>
          <table:table-cell table:formula="of:=['patched-aggressive'.AB66]" office:value-type="float" office:value="107904" calcext:value-type="float">
            <text:p>107904</text:p>
          </table:table-cell>
          <table:table-cell table:formula="of:=['patched-aggressive'.AC66]" office:value-type="float" office:value="106746" calcext:value-type="float">
            <text:p>106746</text:p>
          </table:table-cell>
          <table:table-cell table:formula="of:=['patched-aggressive'.O66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67]" office:value-type="float" office:value="0" calcext:value-type="float">
            <text:p>0</text:p>
          </table:table-cell>
          <table:table-cell table:formula="of:=['with-malloc'.AC67]" office:value-type="float" office:value="0" calcext:value-type="float">
            <text:p>0</text:p>
          </table:table-cell>
          <table:table-cell table:formula="of:=['with-malloc'.O67]" office:value-type="float" office:value="691784" calcext:value-type="float">
            <text:p>691784</text:p>
          </table:table-cell>
          <table:table-cell table:formula="of:=['patched-standard'.AB67]" office:value-type="float" office:value="112960" calcext:value-type="float">
            <text:p>112960</text:p>
          </table:table-cell>
          <table:table-cell table:formula="of:=['patched-standard'.AC67]" office:value-type="float" office:value="106709" calcext:value-type="float">
            <text:p>106709</text:p>
          </table:table-cell>
          <table:table-cell table:formula="of:=['patched-standard'.O67]" office:value-type="float" office:value="240128" calcext:value-type="float">
            <text:p>240128</text:p>
          </table:table-cell>
          <table:table-cell table:formula="of:=['patched-aggressive'.AB67]" office:value-type="float" office:value="107904" calcext:value-type="float">
            <text:p>107904</text:p>
          </table:table-cell>
          <table:table-cell table:formula="of:=['patched-aggressive'.AC67]" office:value-type="float" office:value="106746" calcext:value-type="float">
            <text:p>106746</text:p>
          </table:table-cell>
          <table:table-cell table:formula="of:=['patched-aggressive'.O67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68]" office:value-type="float" office:value="0" calcext:value-type="float">
            <text:p>0</text:p>
          </table:table-cell>
          <table:table-cell table:formula="of:=['with-malloc'.AC68]" office:value-type="float" office:value="0" calcext:value-type="float">
            <text:p>0</text:p>
          </table:table-cell>
          <table:table-cell table:formula="of:=['with-malloc'.O68]" office:value-type="float" office:value="691784" calcext:value-type="float">
            <text:p>691784</text:p>
          </table:table-cell>
          <table:table-cell table:formula="of:=['patched-standard'.AB68]" office:value-type="float" office:value="112960" calcext:value-type="float">
            <text:p>112960</text:p>
          </table:table-cell>
          <table:table-cell table:formula="of:=['patched-standard'.AC68]" office:value-type="float" office:value="106709" calcext:value-type="float">
            <text:p>106709</text:p>
          </table:table-cell>
          <table:table-cell table:formula="of:=['patched-standard'.O68]" office:value-type="float" office:value="240128" calcext:value-type="float">
            <text:p>240128</text:p>
          </table:table-cell>
          <table:table-cell table:formula="of:=['patched-aggressive'.AB68]" office:value-type="float" office:value="107904" calcext:value-type="float">
            <text:p>107904</text:p>
          </table:table-cell>
          <table:table-cell table:formula="of:=['patched-aggressive'.AC68]" office:value-type="float" office:value="106746" calcext:value-type="float">
            <text:p>106746</text:p>
          </table:table-cell>
          <table:table-cell table:formula="of:=['patched-aggressive'.O68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69]" office:value-type="float" office:value="0" calcext:value-type="float">
            <text:p>0</text:p>
          </table:table-cell>
          <table:table-cell table:formula="of:=['with-malloc'.AC69]" office:value-type="float" office:value="0" calcext:value-type="float">
            <text:p>0</text:p>
          </table:table-cell>
          <table:table-cell table:formula="of:=['with-malloc'.O69]" office:value-type="float" office:value="691784" calcext:value-type="float">
            <text:p>691784</text:p>
          </table:table-cell>
          <table:table-cell table:formula="of:=['patched-standard'.AB69]" office:value-type="float" office:value="112960" calcext:value-type="float">
            <text:p>112960</text:p>
          </table:table-cell>
          <table:table-cell table:formula="of:=['patched-standard'.AC69]" office:value-type="float" office:value="106709" calcext:value-type="float">
            <text:p>106709</text:p>
          </table:table-cell>
          <table:table-cell table:formula="of:=['patched-standard'.O69]" office:value-type="float" office:value="240128" calcext:value-type="float">
            <text:p>240128</text:p>
          </table:table-cell>
          <table:table-cell table:formula="of:=['patched-aggressive'.AB69]" office:value-type="float" office:value="107904" calcext:value-type="float">
            <text:p>107904</text:p>
          </table:table-cell>
          <table:table-cell table:formula="of:=['patched-aggressive'.AC69]" office:value-type="float" office:value="106746" calcext:value-type="float">
            <text:p>106746</text:p>
          </table:table-cell>
          <table:table-cell table:formula="of:=['patched-aggressive'.O69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70]" office:value-type="float" office:value="0" calcext:value-type="float">
            <text:p>0</text:p>
          </table:table-cell>
          <table:table-cell table:formula="of:=['with-malloc'.AC70]" office:value-type="float" office:value="0" calcext:value-type="float">
            <text:p>0</text:p>
          </table:table-cell>
          <table:table-cell table:formula="of:=['with-malloc'.O70]" office:value-type="float" office:value="691784" calcext:value-type="float">
            <text:p>691784</text:p>
          </table:table-cell>
          <table:table-cell table:formula="of:=['patched-standard'.AB70]" office:value-type="float" office:value="112960" calcext:value-type="float">
            <text:p>112960</text:p>
          </table:table-cell>
          <table:table-cell table:formula="of:=['patched-standard'.AC70]" office:value-type="float" office:value="106709" calcext:value-type="float">
            <text:p>106709</text:p>
          </table:table-cell>
          <table:table-cell table:formula="of:=['patched-standard'.O70]" office:value-type="float" office:value="240128" calcext:value-type="float">
            <text:p>240128</text:p>
          </table:table-cell>
          <table:table-cell table:formula="of:=['patched-aggressive'.AB70]" office:value-type="float" office:value="107904" calcext:value-type="float">
            <text:p>107904</text:p>
          </table:table-cell>
          <table:table-cell table:formula="of:=['patched-aggressive'.AC70]" office:value-type="float" office:value="106746" calcext:value-type="float">
            <text:p>106746</text:p>
          </table:table-cell>
          <table:table-cell table:formula="of:=['patched-aggressive'.O70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71]" office:value-type="float" office:value="0" calcext:value-type="float">
            <text:p>0</text:p>
          </table:table-cell>
          <table:table-cell table:formula="of:=['with-malloc'.AC71]" office:value-type="float" office:value="0" calcext:value-type="float">
            <text:p>0</text:p>
          </table:table-cell>
          <table:table-cell table:formula="of:=['with-malloc'.O71]" office:value-type="float" office:value="691784" calcext:value-type="float">
            <text:p>691784</text:p>
          </table:table-cell>
          <table:table-cell table:formula="of:=['patched-standard'.AB71]" office:value-type="float" office:value="112960" calcext:value-type="float">
            <text:p>112960</text:p>
          </table:table-cell>
          <table:table-cell table:formula="of:=['patched-standard'.AC71]" office:value-type="float" office:value="106709" calcext:value-type="float">
            <text:p>106709</text:p>
          </table:table-cell>
          <table:table-cell table:formula="of:=['patched-standard'.O71]" office:value-type="float" office:value="240128" calcext:value-type="float">
            <text:p>240128</text:p>
          </table:table-cell>
          <table:table-cell table:formula="of:=['patched-aggressive'.AB71]" office:value-type="float" office:value="107904" calcext:value-type="float">
            <text:p>107904</text:p>
          </table:table-cell>
          <table:table-cell table:formula="of:=['patched-aggressive'.AC71]" office:value-type="float" office:value="106746" calcext:value-type="float">
            <text:p>106746</text:p>
          </table:table-cell>
          <table:table-cell table:formula="of:=['patched-aggressive'.O71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72]" office:value-type="float" office:value="0" calcext:value-type="float">
            <text:p>0</text:p>
          </table:table-cell>
          <table:table-cell table:formula="of:=['with-malloc'.AC72]" office:value-type="float" office:value="0" calcext:value-type="float">
            <text:p>0</text:p>
          </table:table-cell>
          <table:table-cell table:formula="of:=['with-malloc'.O72]" office:value-type="float" office:value="691784" calcext:value-type="float">
            <text:p>691784</text:p>
          </table:table-cell>
          <table:table-cell table:formula="of:=['patched-standard'.AB72]" office:value-type="float" office:value="112960" calcext:value-type="float">
            <text:p>112960</text:p>
          </table:table-cell>
          <table:table-cell table:formula="of:=['patched-standard'.AC72]" office:value-type="float" office:value="106709" calcext:value-type="float">
            <text:p>106709</text:p>
          </table:table-cell>
          <table:table-cell table:formula="of:=['patched-standard'.O72]" office:value-type="float" office:value="240128" calcext:value-type="float">
            <text:p>240128</text:p>
          </table:table-cell>
          <table:table-cell table:formula="of:=['patched-aggressive'.AB72]" office:value-type="float" office:value="107904" calcext:value-type="float">
            <text:p>107904</text:p>
          </table:table-cell>
          <table:table-cell table:formula="of:=['patched-aggressive'.AC72]" office:value-type="float" office:value="106746" calcext:value-type="float">
            <text:p>106746</text:p>
          </table:table-cell>
          <table:table-cell table:formula="of:=['patched-aggressive'.O72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73]" office:value-type="float" office:value="0" calcext:value-type="float">
            <text:p>0</text:p>
          </table:table-cell>
          <table:table-cell table:formula="of:=['with-malloc'.AC73]" office:value-type="float" office:value="0" calcext:value-type="float">
            <text:p>0</text:p>
          </table:table-cell>
          <table:table-cell table:formula="of:=['with-malloc'.O73]" office:value-type="float" office:value="691784" calcext:value-type="float">
            <text:p>691784</text:p>
          </table:table-cell>
          <table:table-cell table:formula="of:=['patched-standard'.AB73]" office:value-type="float" office:value="112960" calcext:value-type="float">
            <text:p>112960</text:p>
          </table:table-cell>
          <table:table-cell table:formula="of:=['patched-standard'.AC73]" office:value-type="float" office:value="106709" calcext:value-type="float">
            <text:p>106709</text:p>
          </table:table-cell>
          <table:table-cell table:formula="of:=['patched-standard'.O73]" office:value-type="float" office:value="240128" calcext:value-type="float">
            <text:p>240128</text:p>
          </table:table-cell>
          <table:table-cell table:formula="of:=['patched-aggressive'.AB73]" office:value-type="float" office:value="107904" calcext:value-type="float">
            <text:p>107904</text:p>
          </table:table-cell>
          <table:table-cell table:formula="of:=['patched-aggressive'.AC73]" office:value-type="float" office:value="106746" calcext:value-type="float">
            <text:p>106746</text:p>
          </table:table-cell>
          <table:table-cell table:formula="of:=['patched-aggressive'.O73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74]" office:value-type="float" office:value="0" calcext:value-type="float">
            <text:p>0</text:p>
          </table:table-cell>
          <table:table-cell table:formula="of:=['with-malloc'.AC74]" office:value-type="float" office:value="0" calcext:value-type="float">
            <text:p>0</text:p>
          </table:table-cell>
          <table:table-cell table:formula="of:=['with-malloc'.O74]" office:value-type="float" office:value="691784" calcext:value-type="float">
            <text:p>691784</text:p>
          </table:table-cell>
          <table:table-cell table:formula="of:=['patched-standard'.AB74]" office:value-type="float" office:value="112960" calcext:value-type="float">
            <text:p>112960</text:p>
          </table:table-cell>
          <table:table-cell table:formula="of:=['patched-standard'.AC74]" office:value-type="float" office:value="106709" calcext:value-type="float">
            <text:p>106709</text:p>
          </table:table-cell>
          <table:table-cell table:formula="of:=['patched-standard'.O74]" office:value-type="float" office:value="240128" calcext:value-type="float">
            <text:p>240128</text:p>
          </table:table-cell>
          <table:table-cell table:formula="of:=['patched-aggressive'.AB74]" office:value-type="float" office:value="107904" calcext:value-type="float">
            <text:p>107904</text:p>
          </table:table-cell>
          <table:table-cell table:formula="of:=['patched-aggressive'.AC74]" office:value-type="float" office:value="106746" calcext:value-type="float">
            <text:p>106746</text:p>
          </table:table-cell>
          <table:table-cell table:formula="of:=['patched-aggressive'.O74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75]" office:value-type="float" office:value="0" calcext:value-type="float">
            <text:p>0</text:p>
          </table:table-cell>
          <table:table-cell table:formula="of:=['with-malloc'.AC75]" office:value-type="float" office:value="0" calcext:value-type="float">
            <text:p>0</text:p>
          </table:table-cell>
          <table:table-cell table:formula="of:=['with-malloc'.O75]" office:value-type="float" office:value="691784" calcext:value-type="float">
            <text:p>691784</text:p>
          </table:table-cell>
          <table:table-cell table:formula="of:=['patched-standard'.AB75]" office:value-type="float" office:value="112960" calcext:value-type="float">
            <text:p>112960</text:p>
          </table:table-cell>
          <table:table-cell table:formula="of:=['patched-standard'.AC75]" office:value-type="float" office:value="106709" calcext:value-type="float">
            <text:p>106709</text:p>
          </table:table-cell>
          <table:table-cell table:formula="of:=['patched-standard'.O75]" office:value-type="float" office:value="240128" calcext:value-type="float">
            <text:p>240128</text:p>
          </table:table-cell>
          <table:table-cell table:formula="of:=['patched-aggressive'.AB75]" office:value-type="float" office:value="107904" calcext:value-type="float">
            <text:p>107904</text:p>
          </table:table-cell>
          <table:table-cell table:formula="of:=['patched-aggressive'.AC75]" office:value-type="float" office:value="106746" calcext:value-type="float">
            <text:p>106746</text:p>
          </table:table-cell>
          <table:table-cell table:formula="of:=['patched-aggressive'.O75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76]" office:value-type="float" office:value="0" calcext:value-type="float">
            <text:p>0</text:p>
          </table:table-cell>
          <table:table-cell table:formula="of:=['with-malloc'.AC76]" office:value-type="float" office:value="0" calcext:value-type="float">
            <text:p>0</text:p>
          </table:table-cell>
          <table:table-cell table:formula="of:=['with-malloc'.O76]" office:value-type="float" office:value="691784" calcext:value-type="float">
            <text:p>691784</text:p>
          </table:table-cell>
          <table:table-cell table:formula="of:=['patched-standard'.AB76]" office:value-type="float" office:value="112960" calcext:value-type="float">
            <text:p>112960</text:p>
          </table:table-cell>
          <table:table-cell table:formula="of:=['patched-standard'.AC76]" office:value-type="float" office:value="106709" calcext:value-type="float">
            <text:p>106709</text:p>
          </table:table-cell>
          <table:table-cell table:formula="of:=['patched-standard'.O76]" office:value-type="float" office:value="240128" calcext:value-type="float">
            <text:p>240128</text:p>
          </table:table-cell>
          <table:table-cell table:formula="of:=['patched-aggressive'.AB76]" office:value-type="float" office:value="107904" calcext:value-type="float">
            <text:p>107904</text:p>
          </table:table-cell>
          <table:table-cell table:formula="of:=['patched-aggressive'.AC76]" office:value-type="float" office:value="106746" calcext:value-type="float">
            <text:p>106746</text:p>
          </table:table-cell>
          <table:table-cell table:formula="of:=['patched-aggressive'.O76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77]" office:value-type="float" office:value="0" calcext:value-type="float">
            <text:p>0</text:p>
          </table:table-cell>
          <table:table-cell table:formula="of:=['with-malloc'.AC77]" office:value-type="float" office:value="0" calcext:value-type="float">
            <text:p>0</text:p>
          </table:table-cell>
          <table:table-cell table:formula="of:=['with-malloc'.O77]" office:value-type="float" office:value="691784" calcext:value-type="float">
            <text:p>691784</text:p>
          </table:table-cell>
          <table:table-cell table:formula="of:=['patched-standard'.AB77]" office:value-type="float" office:value="112960" calcext:value-type="float">
            <text:p>112960</text:p>
          </table:table-cell>
          <table:table-cell table:formula="of:=['patched-standard'.AC77]" office:value-type="float" office:value="106709" calcext:value-type="float">
            <text:p>106709</text:p>
          </table:table-cell>
          <table:table-cell table:formula="of:=['patched-standard'.O77]" office:value-type="float" office:value="240128" calcext:value-type="float">
            <text:p>240128</text:p>
          </table:table-cell>
          <table:table-cell table:formula="of:=['patched-aggressive'.AB77]" office:value-type="float" office:value="107904" calcext:value-type="float">
            <text:p>107904</text:p>
          </table:table-cell>
          <table:table-cell table:formula="of:=['patched-aggressive'.AC77]" office:value-type="float" office:value="106746" calcext:value-type="float">
            <text:p>106746</text:p>
          </table:table-cell>
          <table:table-cell table:formula="of:=['patched-aggressive'.O77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78]" office:value-type="float" office:value="0" calcext:value-type="float">
            <text:p>0</text:p>
          </table:table-cell>
          <table:table-cell table:formula="of:=['with-malloc'.AC78]" office:value-type="float" office:value="0" calcext:value-type="float">
            <text:p>0</text:p>
          </table:table-cell>
          <table:table-cell table:formula="of:=['with-malloc'.O78]" office:value-type="float" office:value="691784" calcext:value-type="float">
            <text:p>691784</text:p>
          </table:table-cell>
          <table:table-cell table:formula="of:=['patched-standard'.AB78]" office:value-type="float" office:value="112960" calcext:value-type="float">
            <text:p>112960</text:p>
          </table:table-cell>
          <table:table-cell table:formula="of:=['patched-standard'.AC78]" office:value-type="float" office:value="106709" calcext:value-type="float">
            <text:p>106709</text:p>
          </table:table-cell>
          <table:table-cell table:formula="of:=['patched-standard'.O78]" office:value-type="float" office:value="240128" calcext:value-type="float">
            <text:p>240128</text:p>
          </table:table-cell>
          <table:table-cell table:formula="of:=['patched-aggressive'.AB78]" office:value-type="float" office:value="107904" calcext:value-type="float">
            <text:p>107904</text:p>
          </table:table-cell>
          <table:table-cell table:formula="of:=['patched-aggressive'.AC78]" office:value-type="float" office:value="106746" calcext:value-type="float">
            <text:p>106746</text:p>
          </table:table-cell>
          <table:table-cell table:formula="of:=['patched-aggressive'.O78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79]" office:value-type="float" office:value="0" calcext:value-type="float">
            <text:p>0</text:p>
          </table:table-cell>
          <table:table-cell table:formula="of:=['with-malloc'.AC79]" office:value-type="float" office:value="0" calcext:value-type="float">
            <text:p>0</text:p>
          </table:table-cell>
          <table:table-cell table:formula="of:=['with-malloc'.O79]" office:value-type="float" office:value="691784" calcext:value-type="float">
            <text:p>691784</text:p>
          </table:table-cell>
          <table:table-cell table:formula="of:=['patched-standard'.AB79]" office:value-type="float" office:value="112960" calcext:value-type="float">
            <text:p>112960</text:p>
          </table:table-cell>
          <table:table-cell table:formula="of:=['patched-standard'.AC79]" office:value-type="float" office:value="106709" calcext:value-type="float">
            <text:p>106709</text:p>
          </table:table-cell>
          <table:table-cell table:formula="of:=['patched-standard'.O79]" office:value-type="float" office:value="240128" calcext:value-type="float">
            <text:p>240128</text:p>
          </table:table-cell>
          <table:table-cell table:formula="of:=['patched-aggressive'.AB79]" office:value-type="float" office:value="107904" calcext:value-type="float">
            <text:p>107904</text:p>
          </table:table-cell>
          <table:table-cell table:formula="of:=['patched-aggressive'.AC79]" office:value-type="float" office:value="106746" calcext:value-type="float">
            <text:p>106746</text:p>
          </table:table-cell>
          <table:table-cell table:formula="of:=['patched-aggressive'.O79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80]" office:value-type="float" office:value="0" calcext:value-type="float">
            <text:p>0</text:p>
          </table:table-cell>
          <table:table-cell table:formula="of:=['with-malloc'.AC80]" office:value-type="float" office:value="0" calcext:value-type="float">
            <text:p>0</text:p>
          </table:table-cell>
          <table:table-cell table:formula="of:=['with-malloc'.O80]" office:value-type="float" office:value="691784" calcext:value-type="float">
            <text:p>691784</text:p>
          </table:table-cell>
          <table:table-cell table:formula="of:=['patched-standard'.AB80]" office:value-type="float" office:value="112960" calcext:value-type="float">
            <text:p>112960</text:p>
          </table:table-cell>
          <table:table-cell table:formula="of:=['patched-standard'.AC80]" office:value-type="float" office:value="106709" calcext:value-type="float">
            <text:p>106709</text:p>
          </table:table-cell>
          <table:table-cell table:formula="of:=['patched-standard'.O80]" office:value-type="float" office:value="240128" calcext:value-type="float">
            <text:p>240128</text:p>
          </table:table-cell>
          <table:table-cell table:formula="of:=['patched-aggressive'.AB80]" office:value-type="float" office:value="107904" calcext:value-type="float">
            <text:p>107904</text:p>
          </table:table-cell>
          <table:table-cell table:formula="of:=['patched-aggressive'.AC80]" office:value-type="float" office:value="106746" calcext:value-type="float">
            <text:p>106746</text:p>
          </table:table-cell>
          <table:table-cell table:formula="of:=['patched-aggressive'.O80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81]" office:value-type="float" office:value="0" calcext:value-type="float">
            <text:p>0</text:p>
          </table:table-cell>
          <table:table-cell table:formula="of:=['with-malloc'.AC81]" office:value-type="float" office:value="0" calcext:value-type="float">
            <text:p>0</text:p>
          </table:table-cell>
          <table:table-cell table:formula="of:=['with-malloc'.O81]" office:value-type="float" office:value="691784" calcext:value-type="float">
            <text:p>691784</text:p>
          </table:table-cell>
          <table:table-cell table:formula="of:=['patched-standard'.AB81]" office:value-type="float" office:value="112960" calcext:value-type="float">
            <text:p>112960</text:p>
          </table:table-cell>
          <table:table-cell table:formula="of:=['patched-standard'.AC81]" office:value-type="float" office:value="106709" calcext:value-type="float">
            <text:p>106709</text:p>
          </table:table-cell>
          <table:table-cell table:formula="of:=['patched-standard'.O81]" office:value-type="float" office:value="240128" calcext:value-type="float">
            <text:p>240128</text:p>
          </table:table-cell>
          <table:table-cell table:formula="of:=['patched-aggressive'.AB81]" office:value-type="float" office:value="107904" calcext:value-type="float">
            <text:p>107904</text:p>
          </table:table-cell>
          <table:table-cell table:formula="of:=['patched-aggressive'.AC81]" office:value-type="float" office:value="106746" calcext:value-type="float">
            <text:p>106746</text:p>
          </table:table-cell>
          <table:table-cell table:formula="of:=['patched-aggressive'.O81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82]" office:value-type="float" office:value="0" calcext:value-type="float">
            <text:p>0</text:p>
          </table:table-cell>
          <table:table-cell table:formula="of:=['with-malloc'.AC82]" office:value-type="float" office:value="0" calcext:value-type="float">
            <text:p>0</text:p>
          </table:table-cell>
          <table:table-cell table:formula="of:=['with-malloc'.O82]" office:value-type="float" office:value="691784" calcext:value-type="float">
            <text:p>691784</text:p>
          </table:table-cell>
          <table:table-cell table:formula="of:=['patched-standard'.AB82]" office:value-type="float" office:value="112960" calcext:value-type="float">
            <text:p>112960</text:p>
          </table:table-cell>
          <table:table-cell table:formula="of:=['patched-standard'.AC82]" office:value-type="float" office:value="106709" calcext:value-type="float">
            <text:p>106709</text:p>
          </table:table-cell>
          <table:table-cell table:formula="of:=['patched-standard'.O82]" office:value-type="float" office:value="240128" calcext:value-type="float">
            <text:p>240128</text:p>
          </table:table-cell>
          <table:table-cell table:formula="of:=['patched-aggressive'.AB82]" office:value-type="float" office:value="107904" calcext:value-type="float">
            <text:p>107904</text:p>
          </table:table-cell>
          <table:table-cell table:formula="of:=['patched-aggressive'.AC82]" office:value-type="float" office:value="106746" calcext:value-type="float">
            <text:p>106746</text:p>
          </table:table-cell>
          <table:table-cell table:formula="of:=['patched-aggressive'.O82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83]" office:value-type="float" office:value="0" calcext:value-type="float">
            <text:p>0</text:p>
          </table:table-cell>
          <table:table-cell table:formula="of:=['with-malloc'.AC83]" office:value-type="float" office:value="0" calcext:value-type="float">
            <text:p>0</text:p>
          </table:table-cell>
          <table:table-cell table:formula="of:=['with-malloc'.O83]" office:value-type="float" office:value="691784" calcext:value-type="float">
            <text:p>691784</text:p>
          </table:table-cell>
          <table:table-cell table:formula="of:=['patched-standard'.AB83]" office:value-type="float" office:value="112960" calcext:value-type="float">
            <text:p>112960</text:p>
          </table:table-cell>
          <table:table-cell table:formula="of:=['patched-standard'.AC83]" office:value-type="float" office:value="106709" calcext:value-type="float">
            <text:p>106709</text:p>
          </table:table-cell>
          <table:table-cell table:formula="of:=['patched-standard'.O83]" office:value-type="float" office:value="240128" calcext:value-type="float">
            <text:p>240128</text:p>
          </table:table-cell>
          <table:table-cell table:formula="of:=['patched-aggressive'.AB83]" office:value-type="float" office:value="107904" calcext:value-type="float">
            <text:p>107904</text:p>
          </table:table-cell>
          <table:table-cell table:formula="of:=['patched-aggressive'.AC83]" office:value-type="float" office:value="106746" calcext:value-type="float">
            <text:p>106746</text:p>
          </table:table-cell>
          <table:table-cell table:formula="of:=['patched-aggressive'.O83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84]" office:value-type="float" office:value="0" calcext:value-type="float">
            <text:p>0</text:p>
          </table:table-cell>
          <table:table-cell table:formula="of:=['with-malloc'.AC84]" office:value-type="float" office:value="0" calcext:value-type="float">
            <text:p>0</text:p>
          </table:table-cell>
          <table:table-cell table:formula="of:=['with-malloc'.O84]" office:value-type="float" office:value="691784" calcext:value-type="float">
            <text:p>691784</text:p>
          </table:table-cell>
          <table:table-cell table:formula="of:=['patched-standard'.AB84]" office:value-type="float" office:value="112960" calcext:value-type="float">
            <text:p>112960</text:p>
          </table:table-cell>
          <table:table-cell table:formula="of:=['patched-standard'.AC84]" office:value-type="float" office:value="106709" calcext:value-type="float">
            <text:p>106709</text:p>
          </table:table-cell>
          <table:table-cell table:formula="of:=['patched-standard'.O84]" office:value-type="float" office:value="240128" calcext:value-type="float">
            <text:p>240128</text:p>
          </table:table-cell>
          <table:table-cell table:formula="of:=['patched-aggressive'.AB84]" office:value-type="float" office:value="107904" calcext:value-type="float">
            <text:p>107904</text:p>
          </table:table-cell>
          <table:table-cell table:formula="of:=['patched-aggressive'.AC84]" office:value-type="float" office:value="106746" calcext:value-type="float">
            <text:p>106746</text:p>
          </table:table-cell>
          <table:table-cell table:formula="of:=['patched-aggressive'.O84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85]" office:value-type="float" office:value="0" calcext:value-type="float">
            <text:p>0</text:p>
          </table:table-cell>
          <table:table-cell table:formula="of:=['with-malloc'.AC85]" office:value-type="float" office:value="0" calcext:value-type="float">
            <text:p>0</text:p>
          </table:table-cell>
          <table:table-cell table:formula="of:=['with-malloc'.O85]" office:value-type="float" office:value="691784" calcext:value-type="float">
            <text:p>691784</text:p>
          </table:table-cell>
          <table:table-cell table:formula="of:=['patched-standard'.AB85]" office:value-type="float" office:value="112960" calcext:value-type="float">
            <text:p>112960</text:p>
          </table:table-cell>
          <table:table-cell table:formula="of:=['patched-standard'.AC85]" office:value-type="float" office:value="106709" calcext:value-type="float">
            <text:p>106709</text:p>
          </table:table-cell>
          <table:table-cell table:formula="of:=['patched-standard'.O85]" office:value-type="float" office:value="240128" calcext:value-type="float">
            <text:p>240128</text:p>
          </table:table-cell>
          <table:table-cell table:formula="of:=['patched-aggressive'.AB85]" office:value-type="float" office:value="107904" calcext:value-type="float">
            <text:p>107904</text:p>
          </table:table-cell>
          <table:table-cell table:formula="of:=['patched-aggressive'.AC85]" office:value-type="float" office:value="106746" calcext:value-type="float">
            <text:p>106746</text:p>
          </table:table-cell>
          <table:table-cell table:formula="of:=['patched-aggressive'.O85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86]" office:value-type="float" office:value="0" calcext:value-type="float">
            <text:p>0</text:p>
          </table:table-cell>
          <table:table-cell table:formula="of:=['with-malloc'.AC86]" office:value-type="float" office:value="0" calcext:value-type="float">
            <text:p>0</text:p>
          </table:table-cell>
          <table:table-cell table:formula="of:=['with-malloc'.O86]" office:value-type="float" office:value="691784" calcext:value-type="float">
            <text:p>691784</text:p>
          </table:table-cell>
          <table:table-cell table:formula="of:=['patched-standard'.AB86]" office:value-type="float" office:value="112960" calcext:value-type="float">
            <text:p>112960</text:p>
          </table:table-cell>
          <table:table-cell table:formula="of:=['patched-standard'.AC86]" office:value-type="float" office:value="106709" calcext:value-type="float">
            <text:p>106709</text:p>
          </table:table-cell>
          <table:table-cell table:formula="of:=['patched-standard'.O86]" office:value-type="float" office:value="240128" calcext:value-type="float">
            <text:p>240128</text:p>
          </table:table-cell>
          <table:table-cell table:formula="of:=['patched-aggressive'.AB86]" office:value-type="float" office:value="107904" calcext:value-type="float">
            <text:p>107904</text:p>
          </table:table-cell>
          <table:table-cell table:formula="of:=['patched-aggressive'.AC86]" office:value-type="float" office:value="106746" calcext:value-type="float">
            <text:p>106746</text:p>
          </table:table-cell>
          <table:table-cell table:formula="of:=['patched-aggressive'.O86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87]" office:value-type="float" office:value="0" calcext:value-type="float">
            <text:p>0</text:p>
          </table:table-cell>
          <table:table-cell table:formula="of:=['with-malloc'.AC87]" office:value-type="float" office:value="0" calcext:value-type="float">
            <text:p>0</text:p>
          </table:table-cell>
          <table:table-cell table:formula="of:=['with-malloc'.O87]" office:value-type="float" office:value="691784" calcext:value-type="float">
            <text:p>691784</text:p>
          </table:table-cell>
          <table:table-cell table:formula="of:=['patched-standard'.AB87]" office:value-type="float" office:value="112960" calcext:value-type="float">
            <text:p>112960</text:p>
          </table:table-cell>
          <table:table-cell table:formula="of:=['patched-standard'.AC87]" office:value-type="float" office:value="106709" calcext:value-type="float">
            <text:p>106709</text:p>
          </table:table-cell>
          <table:table-cell table:formula="of:=['patched-standard'.O87]" office:value-type="float" office:value="240128" calcext:value-type="float">
            <text:p>240128</text:p>
          </table:table-cell>
          <table:table-cell table:formula="of:=['patched-aggressive'.AB87]" office:value-type="float" office:value="107904" calcext:value-type="float">
            <text:p>107904</text:p>
          </table:table-cell>
          <table:table-cell table:formula="of:=['patched-aggressive'.AC87]" office:value-type="float" office:value="106746" calcext:value-type="float">
            <text:p>106746</text:p>
          </table:table-cell>
          <table:table-cell table:formula="of:=['patched-aggressive'.O87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88]" office:value-type="float" office:value="0" calcext:value-type="float">
            <text:p>0</text:p>
          </table:table-cell>
          <table:table-cell table:formula="of:=['with-malloc'.AC88]" office:value-type="float" office:value="0" calcext:value-type="float">
            <text:p>0</text:p>
          </table:table-cell>
          <table:table-cell table:formula="of:=['with-malloc'.O88]" office:value-type="float" office:value="691784" calcext:value-type="float">
            <text:p>691784</text:p>
          </table:table-cell>
          <table:table-cell table:formula="of:=['patched-standard'.AB88]" office:value-type="float" office:value="112960" calcext:value-type="float">
            <text:p>112960</text:p>
          </table:table-cell>
          <table:table-cell table:formula="of:=['patched-standard'.AC88]" office:value-type="float" office:value="106709" calcext:value-type="float">
            <text:p>106709</text:p>
          </table:table-cell>
          <table:table-cell table:formula="of:=['patched-standard'.O88]" office:value-type="float" office:value="240128" calcext:value-type="float">
            <text:p>240128</text:p>
          </table:table-cell>
          <table:table-cell table:formula="of:=['patched-aggressive'.AB88]" office:value-type="float" office:value="107904" calcext:value-type="float">
            <text:p>107904</text:p>
          </table:table-cell>
          <table:table-cell table:formula="of:=['patched-aggressive'.AC88]" office:value-type="float" office:value="106746" calcext:value-type="float">
            <text:p>106746</text:p>
          </table:table-cell>
          <table:table-cell table:formula="of:=['patched-aggressive'.O88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89]" office:value-type="float" office:value="0" calcext:value-type="float">
            <text:p>0</text:p>
          </table:table-cell>
          <table:table-cell table:formula="of:=['with-malloc'.AC89]" office:value-type="float" office:value="0" calcext:value-type="float">
            <text:p>0</text:p>
          </table:table-cell>
          <table:table-cell table:formula="of:=['with-malloc'.O89]" office:value-type="float" office:value="691784" calcext:value-type="float">
            <text:p>691784</text:p>
          </table:table-cell>
          <table:table-cell table:formula="of:=['patched-standard'.AB89]" office:value-type="float" office:value="112960" calcext:value-type="float">
            <text:p>112960</text:p>
          </table:table-cell>
          <table:table-cell table:formula="of:=['patched-standard'.AC89]" office:value-type="float" office:value="106709" calcext:value-type="float">
            <text:p>106709</text:p>
          </table:table-cell>
          <table:table-cell table:formula="of:=['patched-standard'.O89]" office:value-type="float" office:value="240128" calcext:value-type="float">
            <text:p>240128</text:p>
          </table:table-cell>
          <table:table-cell table:formula="of:=['patched-aggressive'.AB89]" office:value-type="float" office:value="107904" calcext:value-type="float">
            <text:p>107904</text:p>
          </table:table-cell>
          <table:table-cell table:formula="of:=['patched-aggressive'.AC89]" office:value-type="float" office:value="106746" calcext:value-type="float">
            <text:p>106746</text:p>
          </table:table-cell>
          <table:table-cell table:formula="of:=['patched-aggressive'.O89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90]" office:value-type="float" office:value="0" calcext:value-type="float">
            <text:p>0</text:p>
          </table:table-cell>
          <table:table-cell table:formula="of:=['with-malloc'.AC90]" office:value-type="float" office:value="0" calcext:value-type="float">
            <text:p>0</text:p>
          </table:table-cell>
          <table:table-cell table:formula="of:=['with-malloc'.O90]" office:value-type="float" office:value="691784" calcext:value-type="float">
            <text:p>691784</text:p>
          </table:table-cell>
          <table:table-cell table:formula="of:=['patched-standard'.AB90]" office:value-type="float" office:value="112960" calcext:value-type="float">
            <text:p>112960</text:p>
          </table:table-cell>
          <table:table-cell table:formula="of:=['patched-standard'.AC90]" office:value-type="float" office:value="106709" calcext:value-type="float">
            <text:p>106709</text:p>
          </table:table-cell>
          <table:table-cell table:formula="of:=['patched-standard'.O90]" office:value-type="float" office:value="240128" calcext:value-type="float">
            <text:p>240128</text:p>
          </table:table-cell>
          <table:table-cell table:formula="of:=['patched-aggressive'.AB90]" office:value-type="float" office:value="107904" calcext:value-type="float">
            <text:p>107904</text:p>
          </table:table-cell>
          <table:table-cell table:formula="of:=['patched-aggressive'.AC90]" office:value-type="float" office:value="106746" calcext:value-type="float">
            <text:p>106746</text:p>
          </table:table-cell>
          <table:table-cell table:formula="of:=['patched-aggressive'.O90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91]" office:value-type="float" office:value="0" calcext:value-type="float">
            <text:p>0</text:p>
          </table:table-cell>
          <table:table-cell table:formula="of:=['with-malloc'.AC91]" office:value-type="float" office:value="0" calcext:value-type="float">
            <text:p>0</text:p>
          </table:table-cell>
          <table:table-cell table:formula="of:=['with-malloc'.O91]" office:value-type="float" office:value="691784" calcext:value-type="float">
            <text:p>691784</text:p>
          </table:table-cell>
          <table:table-cell table:formula="of:=['patched-standard'.AB91]" office:value-type="float" office:value="112960" calcext:value-type="float">
            <text:p>112960</text:p>
          </table:table-cell>
          <table:table-cell table:formula="of:=['patched-standard'.AC91]" office:value-type="float" office:value="106709" calcext:value-type="float">
            <text:p>106709</text:p>
          </table:table-cell>
          <table:table-cell table:formula="of:=['patched-standard'.O91]" office:value-type="float" office:value="240128" calcext:value-type="float">
            <text:p>240128</text:p>
          </table:table-cell>
          <table:table-cell table:formula="of:=['patched-aggressive'.AB91]" office:value-type="float" office:value="107904" calcext:value-type="float">
            <text:p>107904</text:p>
          </table:table-cell>
          <table:table-cell table:formula="of:=['patched-aggressive'.AC91]" office:value-type="float" office:value="106746" calcext:value-type="float">
            <text:p>106746</text:p>
          </table:table-cell>
          <table:table-cell table:formula="of:=['patched-aggressive'.O91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92]" office:value-type="float" office:value="0" calcext:value-type="float">
            <text:p>0</text:p>
          </table:table-cell>
          <table:table-cell table:formula="of:=['with-malloc'.AC92]" office:value-type="float" office:value="0" calcext:value-type="float">
            <text:p>0</text:p>
          </table:table-cell>
          <table:table-cell table:formula="of:=['with-malloc'.O92]" office:value-type="float" office:value="691784" calcext:value-type="float">
            <text:p>691784</text:p>
          </table:table-cell>
          <table:table-cell table:formula="of:=['patched-standard'.AB92]" office:value-type="float" office:value="112960" calcext:value-type="float">
            <text:p>112960</text:p>
          </table:table-cell>
          <table:table-cell table:formula="of:=['patched-standard'.AC92]" office:value-type="float" office:value="106709" calcext:value-type="float">
            <text:p>106709</text:p>
          </table:table-cell>
          <table:table-cell table:formula="of:=['patched-standard'.O92]" office:value-type="float" office:value="240128" calcext:value-type="float">
            <text:p>240128</text:p>
          </table:table-cell>
          <table:table-cell table:formula="of:=['patched-aggressive'.AB92]" office:value-type="float" office:value="107904" calcext:value-type="float">
            <text:p>107904</text:p>
          </table:table-cell>
          <table:table-cell table:formula="of:=['patched-aggressive'.AC92]" office:value-type="float" office:value="106746" calcext:value-type="float">
            <text:p>106746</text:p>
          </table:table-cell>
          <table:table-cell table:formula="of:=['patched-aggressive'.O92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93]" office:value-type="float" office:value="0" calcext:value-type="float">
            <text:p>0</text:p>
          </table:table-cell>
          <table:table-cell table:formula="of:=['with-malloc'.AC93]" office:value-type="float" office:value="0" calcext:value-type="float">
            <text:p>0</text:p>
          </table:table-cell>
          <table:table-cell table:formula="of:=['with-malloc'.O93]" office:value-type="float" office:value="691784" calcext:value-type="float">
            <text:p>691784</text:p>
          </table:table-cell>
          <table:table-cell table:formula="of:=['patched-standard'.AB93]" office:value-type="float" office:value="112960" calcext:value-type="float">
            <text:p>112960</text:p>
          </table:table-cell>
          <table:table-cell table:formula="of:=['patched-standard'.AC93]" office:value-type="float" office:value="106709" calcext:value-type="float">
            <text:p>106709</text:p>
          </table:table-cell>
          <table:table-cell table:formula="of:=['patched-standard'.O93]" office:value-type="float" office:value="240128" calcext:value-type="float">
            <text:p>240128</text:p>
          </table:table-cell>
          <table:table-cell table:formula="of:=['patched-aggressive'.AB93]" office:value-type="float" office:value="107904" calcext:value-type="float">
            <text:p>107904</text:p>
          </table:table-cell>
          <table:table-cell table:formula="of:=['patched-aggressive'.AC93]" office:value-type="float" office:value="106746" calcext:value-type="float">
            <text:p>106746</text:p>
          </table:table-cell>
          <table:table-cell table:formula="of:=['patched-aggressive'.O93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94]" office:value-type="float" office:value="0" calcext:value-type="float">
            <text:p>0</text:p>
          </table:table-cell>
          <table:table-cell table:formula="of:=['with-malloc'.AC94]" office:value-type="float" office:value="0" calcext:value-type="float">
            <text:p>0</text:p>
          </table:table-cell>
          <table:table-cell table:formula="of:=['with-malloc'.O94]" office:value-type="float" office:value="691784" calcext:value-type="float">
            <text:p>691784</text:p>
          </table:table-cell>
          <table:table-cell table:formula="of:=['patched-standard'.AB94]" office:value-type="float" office:value="112960" calcext:value-type="float">
            <text:p>112960</text:p>
          </table:table-cell>
          <table:table-cell table:formula="of:=['patched-standard'.AC94]" office:value-type="float" office:value="106709" calcext:value-type="float">
            <text:p>106709</text:p>
          </table:table-cell>
          <table:table-cell table:formula="of:=['patched-standard'.O94]" office:value-type="float" office:value="240128" calcext:value-type="float">
            <text:p>240128</text:p>
          </table:table-cell>
          <table:table-cell table:formula="of:=['patched-aggressive'.AB94]" office:value-type="float" office:value="107904" calcext:value-type="float">
            <text:p>107904</text:p>
          </table:table-cell>
          <table:table-cell table:formula="of:=['patched-aggressive'.AC94]" office:value-type="float" office:value="106746" calcext:value-type="float">
            <text:p>106746</text:p>
          </table:table-cell>
          <table:table-cell table:formula="of:=['patched-aggressive'.O94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95]" office:value-type="float" office:value="0" calcext:value-type="float">
            <text:p>0</text:p>
          </table:table-cell>
          <table:table-cell table:formula="of:=['with-malloc'.AC95]" office:value-type="float" office:value="0" calcext:value-type="float">
            <text:p>0</text:p>
          </table:table-cell>
          <table:table-cell table:formula="of:=['with-malloc'.O95]" office:value-type="float" office:value="691784" calcext:value-type="float">
            <text:p>691784</text:p>
          </table:table-cell>
          <table:table-cell table:formula="of:=['patched-standard'.AB95]" office:value-type="float" office:value="112960" calcext:value-type="float">
            <text:p>112960</text:p>
          </table:table-cell>
          <table:table-cell table:formula="of:=['patched-standard'.AC95]" office:value-type="float" office:value="106709" calcext:value-type="float">
            <text:p>106709</text:p>
          </table:table-cell>
          <table:table-cell table:formula="of:=['patched-standard'.O95]" office:value-type="float" office:value="240128" calcext:value-type="float">
            <text:p>240128</text:p>
          </table:table-cell>
          <table:table-cell table:formula="of:=['patched-aggressive'.AB95]" office:value-type="float" office:value="107904" calcext:value-type="float">
            <text:p>107904</text:p>
          </table:table-cell>
          <table:table-cell table:formula="of:=['patched-aggressive'.AC95]" office:value-type="float" office:value="106746" calcext:value-type="float">
            <text:p>106746</text:p>
          </table:table-cell>
          <table:table-cell table:formula="of:=['patched-aggressive'.O95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96]" office:value-type="float" office:value="0" calcext:value-type="float">
            <text:p>0</text:p>
          </table:table-cell>
          <table:table-cell table:formula="of:=['with-malloc'.AC96]" office:value-type="float" office:value="0" calcext:value-type="float">
            <text:p>0</text:p>
          </table:table-cell>
          <table:table-cell table:formula="of:=['with-malloc'.O96]" office:value-type="float" office:value="691784" calcext:value-type="float">
            <text:p>691784</text:p>
          </table:table-cell>
          <table:table-cell table:formula="of:=['patched-standard'.AB96]" office:value-type="float" office:value="112960" calcext:value-type="float">
            <text:p>112960</text:p>
          </table:table-cell>
          <table:table-cell table:formula="of:=['patched-standard'.AC96]" office:value-type="float" office:value="106709" calcext:value-type="float">
            <text:p>106709</text:p>
          </table:table-cell>
          <table:table-cell table:formula="of:=['patched-standard'.O96]" office:value-type="float" office:value="240128" calcext:value-type="float">
            <text:p>240128</text:p>
          </table:table-cell>
          <table:table-cell table:formula="of:=['patched-aggressive'.AB96]" office:value-type="float" office:value="107904" calcext:value-type="float">
            <text:p>107904</text:p>
          </table:table-cell>
          <table:table-cell table:formula="of:=['patched-aggressive'.AC96]" office:value-type="float" office:value="106746" calcext:value-type="float">
            <text:p>106746</text:p>
          </table:table-cell>
          <table:table-cell table:formula="of:=['patched-aggressive'.O96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97]" office:value-type="float" office:value="0" calcext:value-type="float">
            <text:p>0</text:p>
          </table:table-cell>
          <table:table-cell table:formula="of:=['with-malloc'.AC97]" office:value-type="float" office:value="0" calcext:value-type="float">
            <text:p>0</text:p>
          </table:table-cell>
          <table:table-cell table:formula="of:=['with-malloc'.O97]" office:value-type="float" office:value="691784" calcext:value-type="float">
            <text:p>691784</text:p>
          </table:table-cell>
          <table:table-cell table:formula="of:=['patched-standard'.AB97]" office:value-type="float" office:value="112960" calcext:value-type="float">
            <text:p>112960</text:p>
          </table:table-cell>
          <table:table-cell table:formula="of:=['patched-standard'.AC97]" office:value-type="float" office:value="106709" calcext:value-type="float">
            <text:p>106709</text:p>
          </table:table-cell>
          <table:table-cell table:formula="of:=['patched-standard'.O97]" office:value-type="float" office:value="240128" calcext:value-type="float">
            <text:p>240128</text:p>
          </table:table-cell>
          <table:table-cell table:formula="of:=['patched-aggressive'.AB97]" office:value-type="float" office:value="107904" calcext:value-type="float">
            <text:p>107904</text:p>
          </table:table-cell>
          <table:table-cell table:formula="of:=['patched-aggressive'.AC97]" office:value-type="float" office:value="106746" calcext:value-type="float">
            <text:p>106746</text:p>
          </table:table-cell>
          <table:table-cell table:formula="of:=['patched-aggressive'.O97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98]" office:value-type="float" office:value="0" calcext:value-type="float">
            <text:p>0</text:p>
          </table:table-cell>
          <table:table-cell table:formula="of:=['with-malloc'.AC98]" office:value-type="float" office:value="0" calcext:value-type="float">
            <text:p>0</text:p>
          </table:table-cell>
          <table:table-cell table:formula="of:=['with-malloc'.O98]" office:value-type="float" office:value="691784" calcext:value-type="float">
            <text:p>691784</text:p>
          </table:table-cell>
          <table:table-cell table:formula="of:=['patched-standard'.AB98]" office:value-type="float" office:value="112960" calcext:value-type="float">
            <text:p>112960</text:p>
          </table:table-cell>
          <table:table-cell table:formula="of:=['patched-standard'.AC98]" office:value-type="float" office:value="106709" calcext:value-type="float">
            <text:p>106709</text:p>
          </table:table-cell>
          <table:table-cell table:formula="of:=['patched-standard'.O98]" office:value-type="float" office:value="240128" calcext:value-type="float">
            <text:p>240128</text:p>
          </table:table-cell>
          <table:table-cell table:formula="of:=['patched-aggressive'.AB98]" office:value-type="float" office:value="107904" calcext:value-type="float">
            <text:p>107904</text:p>
          </table:table-cell>
          <table:table-cell table:formula="of:=['patched-aggressive'.AC98]" office:value-type="float" office:value="106746" calcext:value-type="float">
            <text:p>106746</text:p>
          </table:table-cell>
          <table:table-cell table:formula="of:=['patched-aggressive'.O98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99]" office:value-type="float" office:value="0" calcext:value-type="float">
            <text:p>0</text:p>
          </table:table-cell>
          <table:table-cell table:formula="of:=['with-malloc'.AC99]" office:value-type="float" office:value="0" calcext:value-type="float">
            <text:p>0</text:p>
          </table:table-cell>
          <table:table-cell table:formula="of:=['with-malloc'.O99]" office:value-type="float" office:value="691784" calcext:value-type="float">
            <text:p>691784</text:p>
          </table:table-cell>
          <table:table-cell table:formula="of:=['patched-standard'.AB99]" office:value-type="float" office:value="112960" calcext:value-type="float">
            <text:p>112960</text:p>
          </table:table-cell>
          <table:table-cell table:formula="of:=['patched-standard'.AC99]" office:value-type="float" office:value="106709" calcext:value-type="float">
            <text:p>106709</text:p>
          </table:table-cell>
          <table:table-cell table:formula="of:=['patched-standard'.O99]" office:value-type="float" office:value="240128" calcext:value-type="float">
            <text:p>240128</text:p>
          </table:table-cell>
          <table:table-cell table:formula="of:=['patched-aggressive'.AB99]" office:value-type="float" office:value="107904" calcext:value-type="float">
            <text:p>107904</text:p>
          </table:table-cell>
          <table:table-cell table:formula="of:=['patched-aggressive'.AC99]" office:value-type="float" office:value="106746" calcext:value-type="float">
            <text:p>106746</text:p>
          </table:table-cell>
          <table:table-cell table:formula="of:=['patched-aggressive'.O99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100]" office:value-type="float" office:value="0" calcext:value-type="float">
            <text:p>0</text:p>
          </table:table-cell>
          <table:table-cell table:formula="of:=['with-malloc'.AC100]" office:value-type="float" office:value="0" calcext:value-type="float">
            <text:p>0</text:p>
          </table:table-cell>
          <table:table-cell table:formula="of:=['with-malloc'.O100]" office:value-type="float" office:value="691784" calcext:value-type="float">
            <text:p>691784</text:p>
          </table:table-cell>
          <table:table-cell table:formula="of:=['patched-standard'.AB100]" office:value-type="float" office:value="112960" calcext:value-type="float">
            <text:p>112960</text:p>
          </table:table-cell>
          <table:table-cell table:formula="of:=['patched-standard'.AC100]" office:value-type="float" office:value="106709" calcext:value-type="float">
            <text:p>106709</text:p>
          </table:table-cell>
          <table:table-cell table:formula="of:=['patched-standard'.O100]" office:value-type="float" office:value="240128" calcext:value-type="float">
            <text:p>240128</text:p>
          </table:table-cell>
          <table:table-cell table:formula="of:=['patched-aggressive'.AB100]" office:value-type="float" office:value="107904" calcext:value-type="float">
            <text:p>107904</text:p>
          </table:table-cell>
          <table:table-cell table:formula="of:=['patched-aggressive'.AC100]" office:value-type="float" office:value="106746" calcext:value-type="float">
            <text:p>106746</text:p>
          </table:table-cell>
          <table:table-cell table:formula="of:=['patched-aggressive'.O100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101]" office:value-type="float" office:value="0" calcext:value-type="float">
            <text:p>0</text:p>
          </table:table-cell>
          <table:table-cell table:formula="of:=['with-malloc'.AC101]" office:value-type="float" office:value="0" calcext:value-type="float">
            <text:p>0</text:p>
          </table:table-cell>
          <table:table-cell table:formula="of:=['with-malloc'.O101]" office:value-type="float" office:value="691784" calcext:value-type="float">
            <text:p>691784</text:p>
          </table:table-cell>
          <table:table-cell table:formula="of:=['patched-standard'.AB101]" office:value-type="float" office:value="112960" calcext:value-type="float">
            <text:p>112960</text:p>
          </table:table-cell>
          <table:table-cell table:formula="of:=['patched-standard'.AC101]" office:value-type="float" office:value="106709" calcext:value-type="float">
            <text:p>106709</text:p>
          </table:table-cell>
          <table:table-cell table:formula="of:=['patched-standard'.O101]" office:value-type="float" office:value="240128" calcext:value-type="float">
            <text:p>240128</text:p>
          </table:table-cell>
          <table:table-cell table:formula="of:=['patched-aggressive'.AB101]" office:value-type="float" office:value="107904" calcext:value-type="float">
            <text:p>107904</text:p>
          </table:table-cell>
          <table:table-cell table:formula="of:=['patched-aggressive'.AC101]" office:value-type="float" office:value="106746" calcext:value-type="float">
            <text:p>106746</text:p>
          </table:table-cell>
          <table:table-cell table:formula="of:=['patched-aggressive'.O101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102]" office:value-type="float" office:value="0" calcext:value-type="float">
            <text:p>0</text:p>
          </table:table-cell>
          <table:table-cell table:formula="of:=['with-malloc'.AC102]" office:value-type="float" office:value="0" calcext:value-type="float">
            <text:p>0</text:p>
          </table:table-cell>
          <table:table-cell table:formula="of:=['with-malloc'.O102]" office:value-type="float" office:value="691784" calcext:value-type="float">
            <text:p>691784</text:p>
          </table:table-cell>
          <table:table-cell table:formula="of:=['patched-standard'.AB102]" office:value-type="float" office:value="112960" calcext:value-type="float">
            <text:p>112960</text:p>
          </table:table-cell>
          <table:table-cell table:formula="of:=['patched-standard'.AC102]" office:value-type="float" office:value="106709" calcext:value-type="float">
            <text:p>106709</text:p>
          </table:table-cell>
          <table:table-cell table:formula="of:=['patched-standard'.O102]" office:value-type="float" office:value="240128" calcext:value-type="float">
            <text:p>240128</text:p>
          </table:table-cell>
          <table:table-cell table:formula="of:=['patched-aggressive'.AB102]" office:value-type="float" office:value="107904" calcext:value-type="float">
            <text:p>107904</text:p>
          </table:table-cell>
          <table:table-cell table:formula="of:=['patched-aggressive'.AC102]" office:value-type="float" office:value="106746" calcext:value-type="float">
            <text:p>106746</text:p>
          </table:table-cell>
          <table:table-cell table:formula="of:=['patched-aggressive'.O102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103]" office:value-type="float" office:value="0" calcext:value-type="float">
            <text:p>0</text:p>
          </table:table-cell>
          <table:table-cell table:formula="of:=['with-malloc'.AC103]" office:value-type="float" office:value="0" calcext:value-type="float">
            <text:p>0</text:p>
          </table:table-cell>
          <table:table-cell table:formula="of:=['with-malloc'.O103]" office:value-type="float" office:value="691784" calcext:value-type="float">
            <text:p>691784</text:p>
          </table:table-cell>
          <table:table-cell table:formula="of:=['patched-standard'.AB103]" office:value-type="float" office:value="112960" calcext:value-type="float">
            <text:p>112960</text:p>
          </table:table-cell>
          <table:table-cell table:formula="of:=['patched-standard'.AC103]" office:value-type="float" office:value="106709" calcext:value-type="float">
            <text:p>106709</text:p>
          </table:table-cell>
          <table:table-cell table:formula="of:=['patched-standard'.O103]" office:value-type="float" office:value="240128" calcext:value-type="float">
            <text:p>240128</text:p>
          </table:table-cell>
          <table:table-cell table:formula="of:=['patched-aggressive'.AB103]" office:value-type="float" office:value="107904" calcext:value-type="float">
            <text:p>107904</text:p>
          </table:table-cell>
          <table:table-cell table:formula="of:=['patched-aggressive'.AC103]" office:value-type="float" office:value="106746" calcext:value-type="float">
            <text:p>106746</text:p>
          </table:table-cell>
          <table:table-cell table:formula="of:=['patched-aggressive'.O103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104]" office:value-type="float" office:value="0" calcext:value-type="float">
            <text:p>0</text:p>
          </table:table-cell>
          <table:table-cell table:formula="of:=['with-malloc'.AC104]" office:value-type="float" office:value="0" calcext:value-type="float">
            <text:p>0</text:p>
          </table:table-cell>
          <table:table-cell table:formula="of:=['with-malloc'.O104]" office:value-type="float" office:value="691784" calcext:value-type="float">
            <text:p>691784</text:p>
          </table:table-cell>
          <table:table-cell table:formula="of:=['patched-standard'.AB104]" office:value-type="float" office:value="112960" calcext:value-type="float">
            <text:p>112960</text:p>
          </table:table-cell>
          <table:table-cell table:formula="of:=['patched-standard'.AC104]" office:value-type="float" office:value="106709" calcext:value-type="float">
            <text:p>106709</text:p>
          </table:table-cell>
          <table:table-cell table:formula="of:=['patched-standard'.O104]" office:value-type="float" office:value="240128" calcext:value-type="float">
            <text:p>240128</text:p>
          </table:table-cell>
          <table:table-cell table:formula="of:=['patched-aggressive'.AB104]" office:value-type="float" office:value="107904" calcext:value-type="float">
            <text:p>107904</text:p>
          </table:table-cell>
          <table:table-cell table:formula="of:=['patched-aggressive'.AC104]" office:value-type="float" office:value="106746" calcext:value-type="float">
            <text:p>106746</text:p>
          </table:table-cell>
          <table:table-cell table:formula="of:=['patched-aggressive'.O104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105]" office:value-type="float" office:value="0" calcext:value-type="float">
            <text:p>0</text:p>
          </table:table-cell>
          <table:table-cell table:formula="of:=['with-malloc'.AC105]" office:value-type="float" office:value="0" calcext:value-type="float">
            <text:p>0</text:p>
          </table:table-cell>
          <table:table-cell table:formula="of:=['with-malloc'.O105]" office:value-type="float" office:value="691784" calcext:value-type="float">
            <text:p>691784</text:p>
          </table:table-cell>
          <table:table-cell table:formula="of:=['patched-standard'.AB105]" office:value-type="float" office:value="112960" calcext:value-type="float">
            <text:p>112960</text:p>
          </table:table-cell>
          <table:table-cell table:formula="of:=['patched-standard'.AC105]" office:value-type="float" office:value="106709" calcext:value-type="float">
            <text:p>106709</text:p>
          </table:table-cell>
          <table:table-cell table:formula="of:=['patched-standard'.O105]" office:value-type="float" office:value="240128" calcext:value-type="float">
            <text:p>240128</text:p>
          </table:table-cell>
          <table:table-cell table:formula="of:=['patched-aggressive'.AB105]" office:value-type="float" office:value="107904" calcext:value-type="float">
            <text:p>107904</text:p>
          </table:table-cell>
          <table:table-cell table:formula="of:=['patched-aggressive'.AC105]" office:value-type="float" office:value="106746" calcext:value-type="float">
            <text:p>106746</text:p>
          </table:table-cell>
          <table:table-cell table:formula="of:=['patched-aggressive'.O105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106]" office:value-type="float" office:value="0" calcext:value-type="float">
            <text:p>0</text:p>
          </table:table-cell>
          <table:table-cell table:formula="of:=['with-malloc'.AC106]" office:value-type="float" office:value="0" calcext:value-type="float">
            <text:p>0</text:p>
          </table:table-cell>
          <table:table-cell table:formula="of:=['with-malloc'.O106]" office:value-type="float" office:value="691784" calcext:value-type="float">
            <text:p>691784</text:p>
          </table:table-cell>
          <table:table-cell table:formula="of:=['patched-standard'.AB106]" office:value-type="float" office:value="112960" calcext:value-type="float">
            <text:p>112960</text:p>
          </table:table-cell>
          <table:table-cell table:formula="of:=['patched-standard'.AC106]" office:value-type="float" office:value="106709" calcext:value-type="float">
            <text:p>106709</text:p>
          </table:table-cell>
          <table:table-cell table:formula="of:=['patched-standard'.O106]" office:value-type="float" office:value="240128" calcext:value-type="float">
            <text:p>240128</text:p>
          </table:table-cell>
          <table:table-cell table:formula="of:=['patched-aggressive'.AB106]" office:value-type="float" office:value="107904" calcext:value-type="float">
            <text:p>107904</text:p>
          </table:table-cell>
          <table:table-cell table:formula="of:=['patched-aggressive'.AC106]" office:value-type="float" office:value="106746" calcext:value-type="float">
            <text:p>106746</text:p>
          </table:table-cell>
          <table:table-cell table:formula="of:=['patched-aggressive'.O106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107]" office:value-type="float" office:value="0" calcext:value-type="float">
            <text:p>0</text:p>
          </table:table-cell>
          <table:table-cell table:formula="of:=['with-malloc'.AC107]" office:value-type="float" office:value="0" calcext:value-type="float">
            <text:p>0</text:p>
          </table:table-cell>
          <table:table-cell table:formula="of:=['with-malloc'.O107]" office:value-type="float" office:value="691784" calcext:value-type="float">
            <text:p>691784</text:p>
          </table:table-cell>
          <table:table-cell table:formula="of:=['patched-standard'.AB107]" office:value-type="float" office:value="112960" calcext:value-type="float">
            <text:p>112960</text:p>
          </table:table-cell>
          <table:table-cell table:formula="of:=['patched-standard'.AC107]" office:value-type="float" office:value="106709" calcext:value-type="float">
            <text:p>106709</text:p>
          </table:table-cell>
          <table:table-cell table:formula="of:=['patched-standard'.O107]" office:value-type="float" office:value="240128" calcext:value-type="float">
            <text:p>240128</text:p>
          </table:table-cell>
          <table:table-cell table:formula="of:=['patched-aggressive'.AB107]" office:value-type="float" office:value="107904" calcext:value-type="float">
            <text:p>107904</text:p>
          </table:table-cell>
          <table:table-cell table:formula="of:=['patched-aggressive'.AC107]" office:value-type="float" office:value="106746" calcext:value-type="float">
            <text:p>106746</text:p>
          </table:table-cell>
          <table:table-cell table:formula="of:=['patched-aggressive'.O107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108]" office:value-type="float" office:value="0" calcext:value-type="float">
            <text:p>0</text:p>
          </table:table-cell>
          <table:table-cell table:formula="of:=['with-malloc'.AC108]" office:value-type="float" office:value="0" calcext:value-type="float">
            <text:p>0</text:p>
          </table:table-cell>
          <table:table-cell table:formula="of:=['with-malloc'.O108]" office:value-type="float" office:value="691784" calcext:value-type="float">
            <text:p>691784</text:p>
          </table:table-cell>
          <table:table-cell table:formula="of:=['patched-standard'.AB108]" office:value-type="float" office:value="112960" calcext:value-type="float">
            <text:p>112960</text:p>
          </table:table-cell>
          <table:table-cell table:formula="of:=['patched-standard'.AC108]" office:value-type="float" office:value="106709" calcext:value-type="float">
            <text:p>106709</text:p>
          </table:table-cell>
          <table:table-cell table:formula="of:=['patched-standard'.O108]" office:value-type="float" office:value="240128" calcext:value-type="float">
            <text:p>240128</text:p>
          </table:table-cell>
          <table:table-cell table:formula="of:=['patched-aggressive'.AB108]" office:value-type="float" office:value="107904" calcext:value-type="float">
            <text:p>107904</text:p>
          </table:table-cell>
          <table:table-cell table:formula="of:=['patched-aggressive'.AC108]" office:value-type="float" office:value="106746" calcext:value-type="float">
            <text:p>106746</text:p>
          </table:table-cell>
          <table:table-cell table:formula="of:=['patched-aggressive'.O108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109]" office:value-type="float" office:value="0" calcext:value-type="float">
            <text:p>0</text:p>
          </table:table-cell>
          <table:table-cell table:formula="of:=['with-malloc'.AC109]" office:value-type="float" office:value="0" calcext:value-type="float">
            <text:p>0</text:p>
          </table:table-cell>
          <table:table-cell table:formula="of:=['with-malloc'.O109]" office:value-type="float" office:value="691784" calcext:value-type="float">
            <text:p>691784</text:p>
          </table:table-cell>
          <table:table-cell table:formula="of:=['patched-standard'.AB109]" office:value-type="float" office:value="112960" calcext:value-type="float">
            <text:p>112960</text:p>
          </table:table-cell>
          <table:table-cell table:formula="of:=['patched-standard'.AC109]" office:value-type="float" office:value="106709" calcext:value-type="float">
            <text:p>106709</text:p>
          </table:table-cell>
          <table:table-cell table:formula="of:=['patched-standard'.O109]" office:value-type="float" office:value="240128" calcext:value-type="float">
            <text:p>240128</text:p>
          </table:table-cell>
          <table:table-cell table:formula="of:=['patched-aggressive'.AB109]" office:value-type="float" office:value="107904" calcext:value-type="float">
            <text:p>107904</text:p>
          </table:table-cell>
          <table:table-cell table:formula="of:=['patched-aggressive'.AC109]" office:value-type="float" office:value="106746" calcext:value-type="float">
            <text:p>106746</text:p>
          </table:table-cell>
          <table:table-cell table:formula="of:=['patched-aggressive'.O109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110]" office:value-type="float" office:value="0" calcext:value-type="float">
            <text:p>0</text:p>
          </table:table-cell>
          <table:table-cell table:formula="of:=['with-malloc'.AC110]" office:value-type="float" office:value="0" calcext:value-type="float">
            <text:p>0</text:p>
          </table:table-cell>
          <table:table-cell table:formula="of:=['with-malloc'.O110]" office:value-type="float" office:value="691784" calcext:value-type="float">
            <text:p>691784</text:p>
          </table:table-cell>
          <table:table-cell table:formula="of:=['patched-standard'.AB110]" office:value-type="float" office:value="112960" calcext:value-type="float">
            <text:p>112960</text:p>
          </table:table-cell>
          <table:table-cell table:formula="of:=['patched-standard'.AC110]" office:value-type="float" office:value="106709" calcext:value-type="float">
            <text:p>106709</text:p>
          </table:table-cell>
          <table:table-cell table:formula="of:=['patched-standard'.O110]" office:value-type="float" office:value="240128" calcext:value-type="float">
            <text:p>240128</text:p>
          </table:table-cell>
          <table:table-cell table:formula="of:=['patched-aggressive'.AB110]" office:value-type="float" office:value="107904" calcext:value-type="float">
            <text:p>107904</text:p>
          </table:table-cell>
          <table:table-cell table:formula="of:=['patched-aggressive'.AC110]" office:value-type="float" office:value="106746" calcext:value-type="float">
            <text:p>106746</text:p>
          </table:table-cell>
          <table:table-cell table:formula="of:=['patched-aggressive'.O110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111]" office:value-type="float" office:value="0" calcext:value-type="float">
            <text:p>0</text:p>
          </table:table-cell>
          <table:table-cell table:formula="of:=['with-malloc'.AC111]" office:value-type="float" office:value="0" calcext:value-type="float">
            <text:p>0</text:p>
          </table:table-cell>
          <table:table-cell table:formula="of:=['with-malloc'.O111]" office:value-type="float" office:value="691784" calcext:value-type="float">
            <text:p>691784</text:p>
          </table:table-cell>
          <table:table-cell table:formula="of:=['patched-standard'.AB111]" office:value-type="float" office:value="112960" calcext:value-type="float">
            <text:p>112960</text:p>
          </table:table-cell>
          <table:table-cell table:formula="of:=['patched-standard'.AC111]" office:value-type="float" office:value="111143" calcext:value-type="float">
            <text:p>111143</text:p>
          </table:table-cell>
          <table:table-cell table:formula="of:=['patched-standard'.O111]" office:value-type="float" office:value="240128" calcext:value-type="float">
            <text:p>240128</text:p>
          </table:table-cell>
          <table:table-cell table:formula="of:=['patched-aggressive'.AB111]" office:value-type="float" office:value="107904" calcext:value-type="float">
            <text:p>107904</text:p>
          </table:table-cell>
          <table:table-cell table:formula="of:=['patched-aggressive'.AC111]" office:value-type="float" office:value="106746" calcext:value-type="float">
            <text:p>106746</text:p>
          </table:table-cell>
          <table:table-cell table:formula="of:=['patched-aggressive'.O111]" office:value-type="float" office:value="241200" calcext:value-type="float">
            <text:p>241200</text:p>
          </table:table-cell>
        </table:table-row>
        <table:table-row table:style-name="ro1">
          <table:table-cell table:formula="of:=['with-malloc'.AB112]" office:value-type="float" office:value="0" calcext:value-type="float">
            <text:p>0</text:p>
          </table:table-cell>
          <table:table-cell table:formula="of:=['with-malloc'.AC112]" office:value-type="float" office:value="0" calcext:value-type="float">
            <text:p>0</text:p>
          </table:table-cell>
          <table:table-cell table:formula="of:=['with-malloc'.O112]" office:value-type="float" office:value="691784" calcext:value-type="float">
            <text:p>691784</text:p>
          </table:table-cell>
          <table:table-cell table:formula="of:=['patched-standard'.AB112]" office:value-type="float" office:value="229312" calcext:value-type="float">
            <text:p>229312</text:p>
          </table:table-cell>
          <table:table-cell table:formula="of:=['patched-standard'.AC112]" office:value-type="float" office:value="226706" calcext:value-type="float">
            <text:p>226706</text:p>
          </table:table-cell>
          <table:table-cell table:formula="of:=['patched-standard'.O112]" office:value-type="float" office:value="356480" calcext:value-type="float">
            <text:p>356480</text:p>
          </table:table-cell>
          <table:table-cell table:formula="of:=['patched-aggressive'.AB112]" office:value-type="float" office:value="204928" calcext:value-type="float">
            <text:p>204928</text:p>
          </table:table-cell>
          <table:table-cell table:formula="of:=['patched-aggressive'.AC112]" office:value-type="float" office:value="202642" calcext:value-type="float">
            <text:p>202642</text:p>
          </table:table-cell>
          <table:table-cell table:formula="of:=['patched-aggressive'.O112]" office:value-type="float" office:value="338240" calcext:value-type="float">
            <text:p>338240</text:p>
          </table:table-cell>
        </table:table-row>
        <table:table-row table:style-name="ro1">
          <table:table-cell table:formula="of:=['with-malloc'.AB113]" office:value-type="float" office:value="0" calcext:value-type="float">
            <text:p>0</text:p>
          </table:table-cell>
          <table:table-cell table:formula="of:=['with-malloc'.AC113]" office:value-type="float" office:value="0" calcext:value-type="float">
            <text:p>0</text:p>
          </table:table-cell>
          <table:table-cell table:formula="of:=['with-malloc'.O113]" office:value-type="float" office:value="691784" calcext:value-type="float">
            <text:p>691784</text:p>
          </table:table-cell>
          <table:table-cell table:formula="of:=['patched-standard'.AB113]" office:value-type="float" office:value="344448" calcext:value-type="float">
            <text:p>344448</text:p>
          </table:table-cell>
          <table:table-cell table:formula="of:=['patched-standard'.AC113]" office:value-type="float" office:value="340499" calcext:value-type="float">
            <text:p>340499</text:p>
          </table:table-cell>
          <table:table-cell table:formula="of:=['patched-standard'.O113]" office:value-type="float" office:value="471616" calcext:value-type="float">
            <text:p>471616</text:p>
          </table:table-cell>
          <table:table-cell table:formula="of:=['patched-aggressive'.AB113]" office:value-type="float" office:value="315888" calcext:value-type="float">
            <text:p>315888</text:p>
          </table:table-cell>
          <table:table-cell table:formula="of:=['patched-aggressive'.AC113]" office:value-type="float" office:value="312310" calcext:value-type="float">
            <text:p>312310</text:p>
          </table:table-cell>
          <table:table-cell table:formula="of:=['patched-aggressive'.O113]" office:value-type="float" office:value="449200" calcext:value-type="float">
            <text:p>449200</text:p>
          </table:table-cell>
        </table:table-row>
        <table:table-row table:style-name="ro1">
          <table:table-cell table:formula="of:=['with-malloc'.AB114]" office:value-type="float" office:value="0" calcext:value-type="float">
            <text:p>0</text:p>
          </table:table-cell>
          <table:table-cell table:formula="of:=['with-malloc'.AC114]" office:value-type="float" office:value="0" calcext:value-type="float">
            <text:p>0</text:p>
          </table:table-cell>
          <table:table-cell table:formula="of:=['with-malloc'.O114]" office:value-type="float" office:value="691784" calcext:value-type="float">
            <text:p>691784</text:p>
          </table:table-cell>
          <table:table-cell table:formula="of:=['patched-standard'.AB114]" office:value-type="float" office:value="459456" calcext:value-type="float">
            <text:p>459456</text:p>
          </table:table-cell>
          <table:table-cell table:formula="of:=['patched-standard'.AC114]" office:value-type="float" office:value="454156" calcext:value-type="float">
            <text:p>454156</text:p>
          </table:table-cell>
          <table:table-cell table:formula="of:=['patched-standard'.O114]" office:value-type="float" office:value="590848" calcext:value-type="float">
            <text:p>590848</text:p>
          </table:table-cell>
          <table:table-cell table:formula="of:=['patched-aggressive'.AB114]" office:value-type="float" office:value="424832" calcext:value-type="float">
            <text:p>424832</text:p>
          </table:table-cell>
          <table:table-cell table:formula="of:=['patched-aggressive'.AC114]" office:value-type="float" office:value="419988" calcext:value-type="float">
            <text:p>419988</text:p>
          </table:table-cell>
          <table:table-cell table:formula="of:=['patched-aggressive'.O114]" office:value-type="float" office:value="558224" calcext:value-type="float">
            <text:p>558224</text:p>
          </table:table-cell>
        </table:table-row>
        <table:table-row table:style-name="ro1">
          <table:table-cell table:formula="of:=['with-malloc'.AB115]" office:value-type="float" office:value="0" calcext:value-type="float">
            <text:p>0</text:p>
          </table:table-cell>
          <table:table-cell table:formula="of:=['with-malloc'.AC115]" office:value-type="float" office:value="0" calcext:value-type="float">
            <text:p>0</text:p>
          </table:table-cell>
          <table:table-cell table:formula="of:=['with-malloc'.O115]" office:value-type="float" office:value="747748" calcext:value-type="float">
            <text:p>747748</text:p>
          </table:table-cell>
          <table:table-cell table:formula="of:=['patched-standard'.AB115]" office:value-type="float" office:value="543104" calcext:value-type="float">
            <text:p>543104</text:p>
          </table:table-cell>
          <table:table-cell table:formula="of:=['patched-standard'.AC115]" office:value-type="float" office:value="536820" calcext:value-type="float">
            <text:p>536820</text:p>
          </table:table-cell>
          <table:table-cell table:formula="of:=['patched-standard'.O115]" office:value-type="float" office:value="677672" calcext:value-type="float">
            <text:p>677672</text:p>
          </table:table-cell>
          <table:table-cell table:formula="of:=['patched-aggressive'.AB115]" office:value-type="float" office:value="534688" calcext:value-type="float">
            <text:p>534688</text:p>
          </table:table-cell>
          <table:table-cell table:formula="of:=['patched-aggressive'.AC115]" office:value-type="float" office:value="528555" calcext:value-type="float">
            <text:p>528555</text:p>
          </table:table-cell>
          <table:table-cell table:formula="of:=['patched-aggressive'.O115]" office:value-type="float" office:value="669404" calcext:value-type="float">
            <text:p>669404</text:p>
          </table:table-cell>
        </table:table-row>
        <table:table-row table:style-name="ro1">
          <table:table-cell table:formula="of:=['with-malloc'.AB116]" office:value-type="float" office:value="0" calcext:value-type="float">
            <text:p>0</text:p>
          </table:table-cell>
          <table:table-cell table:formula="of:=['with-malloc'.AC116]" office:value-type="float" office:value="0" calcext:value-type="float">
            <text:p>0</text:p>
          </table:table-cell>
          <table:table-cell table:formula="of:=['with-malloc'.O116]" office:value-type="float" office:value="808204" calcext:value-type="float">
            <text:p>808204</text:p>
          </table:table-cell>
          <table:table-cell table:formula="of:=['patched-standard'.AB116]" office:value-type="float" office:value="543104" calcext:value-type="float">
            <text:p>543104</text:p>
          </table:table-cell>
          <table:table-cell table:formula="of:=['patched-standard'.AC116]" office:value-type="float" office:value="536820" calcext:value-type="float">
            <text:p>536820</text:p>
          </table:table-cell>
          <table:table-cell table:formula="of:=['patched-standard'.O116]" office:value-type="float" office:value="677672" calcext:value-type="float">
            <text:p>677672</text:p>
          </table:table-cell>
          <table:table-cell table:formula="of:=['patched-aggressive'.AB116]" office:value-type="float" office:value="543088" calcext:value-type="float">
            <text:p>543088</text:p>
          </table:table-cell>
          <table:table-cell table:formula="of:=['patched-aggressive'.AC116]" office:value-type="float" office:value="536858" calcext:value-type="float">
            <text:p>536858</text:p>
          </table:table-cell>
          <table:table-cell table:formula="of:=['patched-aggressive'.O116]" office:value-type="float" office:value="678300" calcext:value-type="float">
            <text:p>678300</text:p>
          </table:table-cell>
        </table:table-row>
        <table:table-row table:style-name="ro1">
          <table:table-cell table:formula="of:=['with-malloc'.AB117]" office:value-type="float" office:value="0" calcext:value-type="float">
            <text:p>0</text:p>
          </table:table-cell>
          <table:table-cell table:formula="of:=['with-malloc'.AC117]" office:value-type="float" office:value="0" calcext:value-type="float">
            <text:p>0</text:p>
          </table:table-cell>
          <table:table-cell table:formula="of:=['with-malloc'.O117]" office:value-type="float" office:value="808204" calcext:value-type="float">
            <text:p>808204</text:p>
          </table:table-cell>
          <table:table-cell table:formula="of:=['patched-standard'.AB117]" office:value-type="float" office:value="543104" calcext:value-type="float">
            <text:p>543104</text:p>
          </table:table-cell>
          <table:table-cell table:formula="of:=['patched-standard'.AC117]" office:value-type="float" office:value="536820" calcext:value-type="float">
            <text:p>536820</text:p>
          </table:table-cell>
          <table:table-cell table:formula="of:=['patched-standard'.O117]" office:value-type="float" office:value="677672" calcext:value-type="float">
            <text:p>677672</text:p>
          </table:table-cell>
          <table:table-cell table:formula="of:=['patched-aggressive'.AB117]" office:value-type="float" office:value="543088" calcext:value-type="float">
            <text:p>543088</text:p>
          </table:table-cell>
          <table:table-cell table:formula="of:=['patched-aggressive'.AC117]" office:value-type="float" office:value="536858" calcext:value-type="float">
            <text:p>536858</text:p>
          </table:table-cell>
          <table:table-cell table:formula="of:=['patched-aggressive'.O117]" office:value-type="float" office:value="678300" calcext:value-type="float">
            <text:p>678300</text:p>
          </table:table-cell>
        </table:table-row>
        <table:table-row table:style-name="ro1">
          <table:table-cell table:formula="of:=['with-malloc'.AB118]" office:value-type="float" office:value="0" calcext:value-type="float">
            <text:p>0</text:p>
          </table:table-cell>
          <table:table-cell table:formula="of:=['with-malloc'.AC118]" office:value-type="float" office:value="0" calcext:value-type="float">
            <text:p>0</text:p>
          </table:table-cell>
          <table:table-cell table:formula="of:=['with-malloc'.O118]" office:value-type="float" office:value="808204" calcext:value-type="float">
            <text:p>808204</text:p>
          </table:table-cell>
          <table:table-cell table:formula="of:=['patched-standard'.AB118]" office:value-type="float" office:value="543104" calcext:value-type="float">
            <text:p>543104</text:p>
          </table:table-cell>
          <table:table-cell table:formula="of:=['patched-standard'.AC118]" office:value-type="float" office:value="536820" calcext:value-type="float">
            <text:p>536820</text:p>
          </table:table-cell>
          <table:table-cell table:formula="of:=['patched-standard'.O118]" office:value-type="float" office:value="677672" calcext:value-type="float">
            <text:p>677672</text:p>
          </table:table-cell>
          <table:table-cell table:formula="of:=['patched-aggressive'.AB118]" office:value-type="float" office:value="543088" calcext:value-type="float">
            <text:p>543088</text:p>
          </table:table-cell>
          <table:table-cell table:formula="of:=['patched-aggressive'.AC118]" office:value-type="float" office:value="536858" calcext:value-type="float">
            <text:p>536858</text:p>
          </table:table-cell>
          <table:table-cell table:formula="of:=['patched-aggressive'.O118]" office:value-type="float" office:value="678300" calcext:value-type="float">
            <text:p>678300</text:p>
          </table:table-cell>
        </table:table-row>
        <table:table-row table:style-name="ro1">
          <table:table-cell table:formula="of:=['with-malloc'.AB119]" office:value-type="float" office:value="0" calcext:value-type="float">
            <text:p>0</text:p>
          </table:table-cell>
          <table:table-cell table:formula="of:=['with-malloc'.AC119]" office:value-type="float" office:value="0" calcext:value-type="float">
            <text:p>0</text:p>
          </table:table-cell>
          <table:table-cell table:formula="of:=['with-malloc'.O119]" office:value-type="float" office:value="808204" calcext:value-type="float">
            <text:p>808204</text:p>
          </table:table-cell>
          <table:table-cell table:formula="of:=['patched-standard'.AB119]" office:value-type="float" office:value="543104" calcext:value-type="float">
            <text:p>543104</text:p>
          </table:table-cell>
          <table:table-cell table:formula="of:=['patched-standard'.AC119]" office:value-type="float" office:value="536820" calcext:value-type="float">
            <text:p>536820</text:p>
          </table:table-cell>
          <table:table-cell table:formula="of:=['patched-standard'.O119]" office:value-type="float" office:value="677672" calcext:value-type="float">
            <text:p>677672</text:p>
          </table:table-cell>
          <table:table-cell table:formula="of:=['patched-aggressive'.AB119]" office:value-type="float" office:value="543088" calcext:value-type="float">
            <text:p>543088</text:p>
          </table:table-cell>
          <table:table-cell table:formula="of:=['patched-aggressive'.AC119]" office:value-type="float" office:value="536858" calcext:value-type="float">
            <text:p>536858</text:p>
          </table:table-cell>
          <table:table-cell table:formula="of:=['patched-aggressive'.O119]" office:value-type="float" office:value="678300" calcext:value-type="float">
            <text:p>678300</text:p>
          </table:table-cell>
        </table:table-row>
        <table:table-row table:style-name="ro1">
          <table:table-cell table:formula="of:=['with-malloc'.AB120]" office:value-type="float" office:value="0" calcext:value-type="float">
            <text:p>0</text:p>
          </table:table-cell>
          <table:table-cell table:formula="of:=['with-malloc'.AC120]" office:value-type="float" office:value="0" calcext:value-type="float">
            <text:p>0</text:p>
          </table:table-cell>
          <table:table-cell table:formula="of:=['with-malloc'.O120]" office:value-type="float" office:value="808204" calcext:value-type="float">
            <text:p>808204</text:p>
          </table:table-cell>
          <table:table-cell table:formula="of:=['patched-standard'.AB120]" office:value-type="float" office:value="543104" calcext:value-type="float">
            <text:p>543104</text:p>
          </table:table-cell>
          <table:table-cell table:formula="of:=['patched-standard'.AC120]" office:value-type="float" office:value="536820" calcext:value-type="float">
            <text:p>536820</text:p>
          </table:table-cell>
          <table:table-cell table:formula="of:=['patched-standard'.O120]" office:value-type="float" office:value="677672" calcext:value-type="float">
            <text:p>677672</text:p>
          </table:table-cell>
          <table:table-cell table:formula="of:=['patched-aggressive'.AB120]" office:value-type="float" office:value="543088" calcext:value-type="float">
            <text:p>543088</text:p>
          </table:table-cell>
          <table:table-cell table:formula="of:=['patched-aggressive'.AC120]" office:value-type="float" office:value="536858" calcext:value-type="float">
            <text:p>536858</text:p>
          </table:table-cell>
          <table:table-cell table:formula="of:=['patched-aggressive'.O120]" office:value-type="float" office:value="678300" calcext:value-type="float">
            <text:p>678300</text:p>
          </table:table-cell>
        </table:table-row>
        <table:table-row table:style-name="ro1">
          <table:table-cell table:formula="of:=['with-malloc'.AB121]" office:value-type="float" office:value="0" calcext:value-type="float">
            <text:p>0</text:p>
          </table:table-cell>
          <table:table-cell table:formula="of:=['with-malloc'.AC121]" office:value-type="float" office:value="0" calcext:value-type="float">
            <text:p>0</text:p>
          </table:table-cell>
          <table:table-cell table:formula="of:=['with-malloc'.O121]" office:value-type="float" office:value="808204" calcext:value-type="float">
            <text:p>808204</text:p>
          </table:table-cell>
          <table:table-cell table:formula="of:=['patched-standard'.AB121]" office:value-type="float" office:value="543104" calcext:value-type="float">
            <text:p>543104</text:p>
          </table:table-cell>
          <table:table-cell table:formula="of:=['patched-standard'.AC121]" office:value-type="float" office:value="536820" calcext:value-type="float">
            <text:p>536820</text:p>
          </table:table-cell>
          <table:table-cell table:formula="of:=['patched-standard'.O121]" office:value-type="float" office:value="677672" calcext:value-type="float">
            <text:p>677672</text:p>
          </table:table-cell>
          <table:table-cell table:formula="of:=['patched-aggressive'.AB121]" office:value-type="float" office:value="543088" calcext:value-type="float">
            <text:p>543088</text:p>
          </table:table-cell>
          <table:table-cell table:formula="of:=['patched-aggressive'.AC121]" office:value-type="float" office:value="536858" calcext:value-type="float">
            <text:p>536858</text:p>
          </table:table-cell>
          <table:table-cell table:formula="of:=['patched-aggressive'.O121]" office:value-type="float" office:value="678300" calcext:value-type="float">
            <text:p>678300</text:p>
          </table:table-cell>
        </table:table-row>
        <table:table-row table:style-name="ro1">
          <table:table-cell table:formula="of:=['with-malloc'.AB122]" office:value-type="float" office:value="0" calcext:value-type="float">
            <text:p>0</text:p>
          </table:table-cell>
          <table:table-cell table:formula="of:=['with-malloc'.AC122]" office:value-type="float" office:value="0" calcext:value-type="float">
            <text:p>0</text:p>
          </table:table-cell>
          <table:table-cell table:formula="of:=['with-malloc'.O122]" office:value-type="float" office:value="808204" calcext:value-type="float">
            <text:p>808204</text:p>
          </table:table-cell>
          <table:table-cell table:formula="of:=['patched-standard'.AB122]" office:value-type="float" office:value="543104" calcext:value-type="float">
            <text:p>543104</text:p>
          </table:table-cell>
          <table:table-cell table:formula="of:=['patched-standard'.AC122]" office:value-type="float" office:value="536820" calcext:value-type="float">
            <text:p>536820</text:p>
          </table:table-cell>
          <table:table-cell table:formula="of:=['patched-standard'.O122]" office:value-type="float" office:value="677672" calcext:value-type="float">
            <text:p>677672</text:p>
          </table:table-cell>
          <table:table-cell table:formula="of:=['patched-aggressive'.AB122]" office:value-type="float" office:value="543088" calcext:value-type="float">
            <text:p>543088</text:p>
          </table:table-cell>
          <table:table-cell table:formula="of:=['patched-aggressive'.AC122]" office:value-type="float" office:value="536858" calcext:value-type="float">
            <text:p>536858</text:p>
          </table:table-cell>
          <table:table-cell table:formula="of:=['patched-aggressive'.O122]" office:value-type="float" office:value="678300" calcext:value-type="float">
            <text:p>678300</text:p>
          </table:table-cell>
        </table:table-row>
        <table:table-row table:style-name="ro1">
          <table:table-cell table:formula="of:=['with-malloc'.AB123]" office:value-type="float" office:value="0" calcext:value-type="float">
            <text:p>0</text:p>
          </table:table-cell>
          <table:table-cell table:formula="of:=['with-malloc'.AC123]" office:value-type="float" office:value="0" calcext:value-type="float">
            <text:p>0</text:p>
          </table:table-cell>
          <table:table-cell table:formula="of:=['with-malloc'.O123]" office:value-type="float" office:value="808204" calcext:value-type="float">
            <text:p>808204</text:p>
          </table:table-cell>
          <table:table-cell table:formula="of:=['patched-standard'.AB123]" office:value-type="float" office:value="461824" calcext:value-type="float">
            <text:p>461824</text:p>
          </table:table-cell>
          <table:table-cell table:formula="of:=['patched-standard'.AC123]" office:value-type="float" office:value="450802" calcext:value-type="float">
            <text:p>450802</text:p>
          </table:table-cell>
          <table:table-cell table:formula="of:=['patched-standard'.O123]" office:value-type="float" office:value="596400" calcext:value-type="float">
            <text:p>596400</text:p>
          </table:table-cell>
          <table:table-cell table:formula="of:=['patched-aggressive'.AB123]" office:value-type="float" office:value="543088" calcext:value-type="float">
            <text:p>543088</text:p>
          </table:table-cell>
          <table:table-cell table:formula="of:=['patched-aggressive'.AC123]" office:value-type="float" office:value="536858" calcext:value-type="float">
            <text:p>536858</text:p>
          </table:table-cell>
          <table:table-cell table:formula="of:=['patched-aggressive'.O123]" office:value-type="float" office:value="678300" calcext:value-type="float">
            <text:p>678300</text:p>
          </table:table-cell>
        </table:table-row>
        <table:table-row table:style-name="ro1">
          <table:table-cell table:formula="of:=['with-malloc'.AB124]" office:value-type="float" office:value="0" calcext:value-type="float">
            <text:p>0</text:p>
          </table:table-cell>
          <table:table-cell table:formula="of:=['with-malloc'.AC124]" office:value-type="float" office:value="0" calcext:value-type="float">
            <text:p>0</text:p>
          </table:table-cell>
          <table:table-cell table:formula="of:=['with-malloc'.O124]" office:value-type="float" office:value="808468" calcext:value-type="float">
            <text:p>808468</text:p>
          </table:table-cell>
          <table:table-cell table:formula="of:=['patched-standard'.AB124]" office:value-type="float" office:value="461824" calcext:value-type="float">
            <text:p>461824</text:p>
          </table:table-cell>
          <table:table-cell table:formula="of:=['patched-standard'.AC124]" office:value-type="float" office:value="450802" calcext:value-type="float">
            <text:p>450802</text:p>
          </table:table-cell>
          <table:table-cell table:formula="of:=['patched-standard'.O124]" office:value-type="float" office:value="596400" calcext:value-type="float">
            <text:p>596400</text:p>
          </table:table-cell>
          <table:table-cell table:formula="of:=['patched-aggressive'.AB124]" office:value-type="float" office:value="456048" calcext:value-type="float">
            <text:p>456048</text:p>
          </table:table-cell>
          <table:table-cell table:formula="of:=['patched-aggressive'.AC124]" office:value-type="float" office:value="450838" calcext:value-type="float">
            <text:p>450838</text:p>
          </table:table-cell>
          <table:table-cell table:formula="of:=['patched-aggressive'.O124]" office:value-type="float" office:value="591568" calcext:value-type="float">
            <text:p>591568</text:p>
          </table:table-cell>
        </table:table-row>
        <table:table-row table:style-name="ro1">
          <table:table-cell table:formula="of:=['with-malloc'.AB125]" office:value-type="float" office:value="0" calcext:value-type="float">
            <text:p>0</text:p>
          </table:table-cell>
          <table:table-cell table:formula="of:=['with-malloc'.AC125]" office:value-type="float" office:value="0" calcext:value-type="float">
            <text:p>0</text:p>
          </table:table-cell>
          <table:table-cell table:formula="of:=['with-malloc'.O125]" office:value-type="float" office:value="808468" calcext:value-type="float">
            <text:p>808468</text:p>
          </table:table-cell>
          <table:table-cell table:formula="of:=['patched-standard'.AB125]" office:value-type="float" office:value="461824" calcext:value-type="float">
            <text:p>461824</text:p>
          </table:table-cell>
          <table:table-cell table:formula="of:=['patched-standard'.AC125]" office:value-type="float" office:value="450802" calcext:value-type="float">
            <text:p>450802</text:p>
          </table:table-cell>
          <table:table-cell table:formula="of:=['patched-standard'.O125]" office:value-type="float" office:value="596400" calcext:value-type="float">
            <text:p>596400</text:p>
          </table:table-cell>
          <table:table-cell table:formula="of:=['patched-aggressive'.AB125]" office:value-type="float" office:value="456048" calcext:value-type="float">
            <text:p>456048</text:p>
          </table:table-cell>
          <table:table-cell table:formula="of:=['patched-aggressive'.AC125]" office:value-type="float" office:value="450838" calcext:value-type="float">
            <text:p>450838</text:p>
          </table:table-cell>
          <table:table-cell table:formula="of:=['patched-aggressive'.O125]" office:value-type="float" office:value="591568" calcext:value-type="float">
            <text:p>591568</text:p>
          </table:table-cell>
        </table:table-row>
        <table:table-row table:style-name="ro1">
          <table:table-cell table:formula="of:=['with-malloc'.AB126]" office:value-type="float" office:value="0" calcext:value-type="float">
            <text:p>0</text:p>
          </table:table-cell>
          <table:table-cell table:formula="of:=['with-malloc'.AC126]" office:value-type="float" office:value="0" calcext:value-type="float">
            <text:p>0</text:p>
          </table:table-cell>
          <table:table-cell table:formula="of:=['with-malloc'.O126]" office:value-type="float" office:value="808468" calcext:value-type="float">
            <text:p>808468</text:p>
          </table:table-cell>
          <table:table-cell table:formula="of:=['patched-standard'.AB126]" office:value-type="float" office:value="461824" calcext:value-type="float">
            <text:p>461824</text:p>
          </table:table-cell>
          <table:table-cell table:formula="of:=['patched-standard'.AC126]" office:value-type="float" office:value="450802" calcext:value-type="float">
            <text:p>450802</text:p>
          </table:table-cell>
          <table:table-cell table:formula="of:=['patched-standard'.O126]" office:value-type="float" office:value="596400" calcext:value-type="float">
            <text:p>596400</text:p>
          </table:table-cell>
          <table:table-cell table:formula="of:=['patched-aggressive'.AB126]" office:value-type="float" office:value="456048" calcext:value-type="float">
            <text:p>456048</text:p>
          </table:table-cell>
          <table:table-cell table:formula="of:=['patched-aggressive'.AC126]" office:value-type="float" office:value="450838" calcext:value-type="float">
            <text:p>450838</text:p>
          </table:table-cell>
          <table:table-cell table:formula="of:=['patched-aggressive'.O126]" office:value-type="float" office:value="591568" calcext:value-type="float">
            <text:p>591568</text:p>
          </table:table-cell>
        </table:table-row>
        <table:table-row table:style-name="ro1">
          <table:table-cell table:formula="of:=['with-malloc'.AB127]" office:value-type="float" office:value="0" calcext:value-type="float">
            <text:p>0</text:p>
          </table:table-cell>
          <table:table-cell table:formula="of:=['with-malloc'.AC127]" office:value-type="float" office:value="0" calcext:value-type="float">
            <text:p>0</text:p>
          </table:table-cell>
          <table:table-cell table:formula="of:=['with-malloc'.O127]" office:value-type="float" office:value="808468" calcext:value-type="float">
            <text:p>808468</text:p>
          </table:table-cell>
          <table:table-cell table:formula="of:=['patched-standard'.AB127]" office:value-type="float" office:value="461824" calcext:value-type="float">
            <text:p>461824</text:p>
          </table:table-cell>
          <table:table-cell table:formula="of:=['patched-standard'.AC127]" office:value-type="float" office:value="450802" calcext:value-type="float">
            <text:p>450802</text:p>
          </table:table-cell>
          <table:table-cell table:formula="of:=['patched-standard'.O127]" office:value-type="float" office:value="596400" calcext:value-type="float">
            <text:p>596400</text:p>
          </table:table-cell>
          <table:table-cell table:formula="of:=['patched-aggressive'.AB127]" office:value-type="float" office:value="456048" calcext:value-type="float">
            <text:p>456048</text:p>
          </table:table-cell>
          <table:table-cell table:formula="of:=['patched-aggressive'.AC127]" office:value-type="float" office:value="450838" calcext:value-type="float">
            <text:p>450838</text:p>
          </table:table-cell>
          <table:table-cell table:formula="of:=['patched-aggressive'.O127]" office:value-type="float" office:value="591568" calcext:value-type="float">
            <text:p>591568</text:p>
          </table:table-cell>
        </table:table-row>
        <table:table-row table:style-name="ro1">
          <table:table-cell table:formula="of:=['with-malloc'.AB128]" office:value-type="float" office:value="0" calcext:value-type="float">
            <text:p>0</text:p>
          </table:table-cell>
          <table:table-cell table:formula="of:=['with-malloc'.AC128]" office:value-type="float" office:value="0" calcext:value-type="float">
            <text:p>0</text:p>
          </table:table-cell>
          <table:table-cell table:formula="of:=['with-malloc'.O128]" office:value-type="float" office:value="808468" calcext:value-type="float">
            <text:p>808468</text:p>
          </table:table-cell>
          <table:table-cell table:formula="of:=['patched-standard'.AB128]" office:value-type="float" office:value="461824" calcext:value-type="float">
            <text:p>461824</text:p>
          </table:table-cell>
          <table:table-cell table:formula="of:=['patched-standard'.AC128]" office:value-type="float" office:value="450802" calcext:value-type="float">
            <text:p>450802</text:p>
          </table:table-cell>
          <table:table-cell table:formula="of:=['patched-standard'.O128]" office:value-type="float" office:value="596400" calcext:value-type="float">
            <text:p>596400</text:p>
          </table:table-cell>
          <table:table-cell table:formula="of:=['patched-aggressive'.AB128]" office:value-type="float" office:value="456048" calcext:value-type="float">
            <text:p>456048</text:p>
          </table:table-cell>
          <table:table-cell table:formula="of:=['patched-aggressive'.AC128]" office:value-type="float" office:value="450838" calcext:value-type="float">
            <text:p>450838</text:p>
          </table:table-cell>
          <table:table-cell table:formula="of:=['patched-aggressive'.O128]" office:value-type="float" office:value="591568" calcext:value-type="float">
            <text:p>591568</text:p>
          </table:table-cell>
        </table:table-row>
        <table:table-row table:style-name="ro1">
          <table:table-cell table:formula="of:=['with-malloc'.AB129]" office:value-type="float" office:value="0" calcext:value-type="float">
            <text:p>0</text:p>
          </table:table-cell>
          <table:table-cell table:formula="of:=['with-malloc'.AC129]" office:value-type="float" office:value="0" calcext:value-type="float">
            <text:p>0</text:p>
          </table:table-cell>
          <table:table-cell table:formula="of:=['with-malloc'.O129]" office:value-type="float" office:value="808468" calcext:value-type="float">
            <text:p>808468</text:p>
          </table:table-cell>
          <table:table-cell table:formula="of:=['patched-standard'.AB129]" office:value-type="float" office:value="461824" calcext:value-type="float">
            <text:p>461824</text:p>
          </table:table-cell>
          <table:table-cell table:formula="of:=['patched-standard'.AC129]" office:value-type="float" office:value="450802" calcext:value-type="float">
            <text:p>450802</text:p>
          </table:table-cell>
          <table:table-cell table:formula="of:=['patched-standard'.O129]" office:value-type="float" office:value="596400" calcext:value-type="float">
            <text:p>596400</text:p>
          </table:table-cell>
          <table:table-cell table:formula="of:=['patched-aggressive'.AB129]" office:value-type="float" office:value="456048" calcext:value-type="float">
            <text:p>456048</text:p>
          </table:table-cell>
          <table:table-cell table:formula="of:=['patched-aggressive'.AC129]" office:value-type="float" office:value="450838" calcext:value-type="float">
            <text:p>450838</text:p>
          </table:table-cell>
          <table:table-cell table:formula="of:=['patched-aggressive'.O129]" office:value-type="float" office:value="591568" calcext:value-type="float">
            <text:p>591568</text:p>
          </table:table-cell>
        </table:table-row>
        <table:table-row table:style-name="ro1">
          <table:table-cell table:formula="of:=['with-malloc'.AB130]" office:value-type="float" office:value="0" calcext:value-type="float">
            <text:p>0</text:p>
          </table:table-cell>
          <table:table-cell table:formula="of:=['with-malloc'.AC130]" office:value-type="float" office:value="0" calcext:value-type="float">
            <text:p>0</text:p>
          </table:table-cell>
          <table:table-cell table:formula="of:=['with-malloc'.O130]" office:value-type="float" office:value="808468" calcext:value-type="float">
            <text:p>808468</text:p>
          </table:table-cell>
          <table:table-cell table:formula="of:=['patched-standard'.AB130]" office:value-type="float" office:value="461824" calcext:value-type="float">
            <text:p>461824</text:p>
          </table:table-cell>
          <table:table-cell table:formula="of:=['patched-standard'.AC130]" office:value-type="float" office:value="450802" calcext:value-type="float">
            <text:p>450802</text:p>
          </table:table-cell>
          <table:table-cell table:formula="of:=['patched-standard'.O130]" office:value-type="float" office:value="596400" calcext:value-type="float">
            <text:p>596400</text:p>
          </table:table-cell>
          <table:table-cell table:formula="of:=['patched-aggressive'.AB130]" office:value-type="float" office:value="456048" calcext:value-type="float">
            <text:p>456048</text:p>
          </table:table-cell>
          <table:table-cell table:formula="of:=['patched-aggressive'.AC130]" office:value-type="float" office:value="450838" calcext:value-type="float">
            <text:p>450838</text:p>
          </table:table-cell>
          <table:table-cell table:formula="of:=['patched-aggressive'.O130]" office:value-type="float" office:value="591568" calcext:value-type="float">
            <text:p>591568</text:p>
          </table:table-cell>
        </table:table-row>
        <table:table-row table:style-name="ro1">
          <table:table-cell table:formula="of:=['with-malloc'.AB131]" office:value-type="float" office:value="0" calcext:value-type="float">
            <text:p>0</text:p>
          </table:table-cell>
          <table:table-cell table:formula="of:=['with-malloc'.AC131]" office:value-type="float" office:value="0" calcext:value-type="float">
            <text:p>0</text:p>
          </table:table-cell>
          <table:table-cell table:formula="of:=['with-malloc'.O131]" office:value-type="float" office:value="808468" calcext:value-type="float">
            <text:p>808468</text:p>
          </table:table-cell>
          <table:table-cell table:formula="of:=['patched-standard'.AB131]" office:value-type="float" office:value="375872" calcext:value-type="float">
            <text:p>375872</text:p>
          </table:table-cell>
          <table:table-cell table:formula="of:=['patched-standard'.AC131]" office:value-type="float" office:value="364787" calcext:value-type="float">
            <text:p>364787</text:p>
          </table:table-cell>
          <table:table-cell table:formula="of:=['patched-standard'.O131]" office:value-type="float" office:value="510456" calcext:value-type="float">
            <text:p>510456</text:p>
          </table:table-cell>
          <table:table-cell table:formula="of:=['patched-aggressive'.AB131]" office:value-type="float" office:value="456048" calcext:value-type="float">
            <text:p>456048</text:p>
          </table:table-cell>
          <table:table-cell table:formula="of:=['patched-aggressive'.AC131]" office:value-type="float" office:value="450838" calcext:value-type="float">
            <text:p>450838</text:p>
          </table:table-cell>
          <table:table-cell table:formula="of:=['patched-aggressive'.O131]" office:value-type="float" office:value="591568" calcext:value-type="float">
            <text:p>591568</text:p>
          </table:table-cell>
        </table:table-row>
        <table:table-row table:style-name="ro1">
          <table:table-cell table:formula="of:=['with-malloc'.AB132]" office:value-type="float" office:value="0" calcext:value-type="float">
            <text:p>0</text:p>
          </table:table-cell>
          <table:table-cell table:formula="of:=['with-malloc'.AC132]" office:value-type="float" office:value="0" calcext:value-type="float">
            <text:p>0</text:p>
          </table:table-cell>
          <table:table-cell table:formula="of:=['with-malloc'.O132]" office:value-type="float" office:value="808468" calcext:value-type="float">
            <text:p>808468</text:p>
          </table:table-cell>
          <table:table-cell table:formula="of:=['patched-standard'.AB132]" office:value-type="float" office:value="375872" calcext:value-type="float">
            <text:p>375872</text:p>
          </table:table-cell>
          <table:table-cell table:formula="of:=['patched-standard'.AC132]" office:value-type="float" office:value="364787" calcext:value-type="float">
            <text:p>364787</text:p>
          </table:table-cell>
          <table:table-cell table:formula="of:=['patched-standard'.O132]" office:value-type="float" office:value="510456" calcext:value-type="float">
            <text:p>510456</text:p>
          </table:table-cell>
          <table:table-cell table:formula="of:=['patched-aggressive'.AB132]" office:value-type="float" office:value="369024" calcext:value-type="float">
            <text:p>369024</text:p>
          </table:table-cell>
          <table:table-cell table:formula="of:=['patched-aggressive'.AC132]" office:value-type="float" office:value="364819" calcext:value-type="float">
            <text:p>364819</text:p>
          </table:table-cell>
          <table:table-cell table:formula="of:=['patched-aggressive'.O132]" office:value-type="float" office:value="504548" calcext:value-type="float">
            <text:p>504548</text:p>
          </table:table-cell>
        </table:table-row>
        <table:table-row table:style-name="ro1">
          <table:table-cell table:formula="of:=['with-malloc'.AB133]" office:value-type="float" office:value="0" calcext:value-type="float">
            <text:p>0</text:p>
          </table:table-cell>
          <table:table-cell table:formula="of:=['with-malloc'.AC133]" office:value-type="float" office:value="0" calcext:value-type="float">
            <text:p>0</text:p>
          </table:table-cell>
          <table:table-cell table:formula="of:=['with-malloc'.O133]" office:value-type="float" office:value="808468" calcext:value-type="float">
            <text:p>808468</text:p>
          </table:table-cell>
          <table:table-cell table:formula="of:=['patched-standard'.AB133]" office:value-type="float" office:value="375872" calcext:value-type="float">
            <text:p>375872</text:p>
          </table:table-cell>
          <table:table-cell table:formula="of:=['patched-standard'.AC133]" office:value-type="float" office:value="364787" calcext:value-type="float">
            <text:p>364787</text:p>
          </table:table-cell>
          <table:table-cell table:formula="of:=['patched-standard'.O133]" office:value-type="float" office:value="510456" calcext:value-type="float">
            <text:p>510456</text:p>
          </table:table-cell>
          <table:table-cell table:formula="of:=['patched-aggressive'.AB133]" office:value-type="float" office:value="369024" calcext:value-type="float">
            <text:p>369024</text:p>
          </table:table-cell>
          <table:table-cell table:formula="of:=['patched-aggressive'.AC133]" office:value-type="float" office:value="364819" calcext:value-type="float">
            <text:p>364819</text:p>
          </table:table-cell>
          <table:table-cell table:formula="of:=['patched-aggressive'.O133]" office:value-type="float" office:value="504548" calcext:value-type="float">
            <text:p>504548</text:p>
          </table:table-cell>
        </table:table-row>
        <table:table-row table:style-name="ro1">
          <table:table-cell table:formula="of:=['with-malloc'.AB134]" office:value-type="float" office:value="0" calcext:value-type="float">
            <text:p>0</text:p>
          </table:table-cell>
          <table:table-cell table:formula="of:=['with-malloc'.AC134]" office:value-type="float" office:value="0" calcext:value-type="float">
            <text:p>0</text:p>
          </table:table-cell>
          <table:table-cell table:formula="of:=['with-malloc'.O134]" office:value-type="float" office:value="808468" calcext:value-type="float">
            <text:p>808468</text:p>
          </table:table-cell>
          <table:table-cell table:formula="of:=['patched-standard'.AB134]" office:value-type="float" office:value="375872" calcext:value-type="float">
            <text:p>375872</text:p>
          </table:table-cell>
          <table:table-cell table:formula="of:=['patched-standard'.AC134]" office:value-type="float" office:value="364787" calcext:value-type="float">
            <text:p>364787</text:p>
          </table:table-cell>
          <table:table-cell table:formula="of:=['patched-standard'.O134]" office:value-type="float" office:value="510456" calcext:value-type="float">
            <text:p>510456</text:p>
          </table:table-cell>
          <table:table-cell table:formula="of:=['patched-aggressive'.AB134]" office:value-type="float" office:value="369024" calcext:value-type="float">
            <text:p>369024</text:p>
          </table:table-cell>
          <table:table-cell table:formula="of:=['patched-aggressive'.AC134]" office:value-type="float" office:value="364819" calcext:value-type="float">
            <text:p>364819</text:p>
          </table:table-cell>
          <table:table-cell table:formula="of:=['patched-aggressive'.O134]" office:value-type="float" office:value="504548" calcext:value-type="float">
            <text:p>504548</text:p>
          </table:table-cell>
        </table:table-row>
        <table:table-row table:style-name="ro1">
          <table:table-cell table:formula="of:=['with-malloc'.AB135]" office:value-type="float" office:value="0" calcext:value-type="float">
            <text:p>0</text:p>
          </table:table-cell>
          <table:table-cell table:formula="of:=['with-malloc'.AC135]" office:value-type="float" office:value="0" calcext:value-type="float">
            <text:p>0</text:p>
          </table:table-cell>
          <table:table-cell table:formula="of:=['with-malloc'.O135]" office:value-type="float" office:value="808468" calcext:value-type="float">
            <text:p>808468</text:p>
          </table:table-cell>
          <table:table-cell table:formula="of:=['patched-standard'.AB135]" office:value-type="float" office:value="375872" calcext:value-type="float">
            <text:p>375872</text:p>
          </table:table-cell>
          <table:table-cell table:formula="of:=['patched-standard'.AC135]" office:value-type="float" office:value="364787" calcext:value-type="float">
            <text:p>364787</text:p>
          </table:table-cell>
          <table:table-cell table:formula="of:=['patched-standard'.O135]" office:value-type="float" office:value="510456" calcext:value-type="float">
            <text:p>510456</text:p>
          </table:table-cell>
          <table:table-cell table:formula="of:=['patched-aggressive'.AB135]" office:value-type="float" office:value="369024" calcext:value-type="float">
            <text:p>369024</text:p>
          </table:table-cell>
          <table:table-cell table:formula="of:=['patched-aggressive'.AC135]" office:value-type="float" office:value="364819" calcext:value-type="float">
            <text:p>364819</text:p>
          </table:table-cell>
          <table:table-cell table:formula="of:=['patched-aggressive'.O135]" office:value-type="float" office:value="504548" calcext:value-type="float">
            <text:p>504548</text:p>
          </table:table-cell>
        </table:table-row>
        <table:table-row table:style-name="ro1">
          <table:table-cell table:formula="of:=['with-malloc'.AB136]" office:value-type="float" office:value="0" calcext:value-type="float">
            <text:p>0</text:p>
          </table:table-cell>
          <table:table-cell table:formula="of:=['with-malloc'.AC136]" office:value-type="float" office:value="0" calcext:value-type="float">
            <text:p>0</text:p>
          </table:table-cell>
          <table:table-cell table:formula="of:=['with-malloc'.O136]" office:value-type="float" office:value="808468" calcext:value-type="float">
            <text:p>808468</text:p>
          </table:table-cell>
          <table:table-cell table:formula="of:=['patched-standard'.AB136]" office:value-type="float" office:value="375872" calcext:value-type="float">
            <text:p>375872</text:p>
          </table:table-cell>
          <table:table-cell table:formula="of:=['patched-standard'.AC136]" office:value-type="float" office:value="364787" calcext:value-type="float">
            <text:p>364787</text:p>
          </table:table-cell>
          <table:table-cell table:formula="of:=['patched-standard'.O136]" office:value-type="float" office:value="510456" calcext:value-type="float">
            <text:p>510456</text:p>
          </table:table-cell>
          <table:table-cell table:formula="of:=['patched-aggressive'.AB136]" office:value-type="float" office:value="369024" calcext:value-type="float">
            <text:p>369024</text:p>
          </table:table-cell>
          <table:table-cell table:formula="of:=['patched-aggressive'.AC136]" office:value-type="float" office:value="364819" calcext:value-type="float">
            <text:p>364819</text:p>
          </table:table-cell>
          <table:table-cell table:formula="of:=['patched-aggressive'.O136]" office:value-type="float" office:value="504548" calcext:value-type="float">
            <text:p>504548</text:p>
          </table:table-cell>
        </table:table-row>
        <table:table-row table:style-name="ro1">
          <table:table-cell table:formula="of:=['with-malloc'.AB137]" office:value-type="float" office:value="0" calcext:value-type="float">
            <text:p>0</text:p>
          </table:table-cell>
          <table:table-cell table:formula="of:=['with-malloc'.AC137]" office:value-type="float" office:value="0" calcext:value-type="float">
            <text:p>0</text:p>
          </table:table-cell>
          <table:table-cell table:formula="of:=['with-malloc'.O137]" office:value-type="float" office:value="808468" calcext:value-type="float">
            <text:p>808468</text:p>
          </table:table-cell>
          <table:table-cell table:formula="of:=['patched-standard'.AB137]" office:value-type="float" office:value="375872" calcext:value-type="float">
            <text:p>375872</text:p>
          </table:table-cell>
          <table:table-cell table:formula="of:=['patched-standard'.AC137]" office:value-type="float" office:value="364787" calcext:value-type="float">
            <text:p>364787</text:p>
          </table:table-cell>
          <table:table-cell table:formula="of:=['patched-standard'.O137]" office:value-type="float" office:value="510456" calcext:value-type="float">
            <text:p>510456</text:p>
          </table:table-cell>
          <table:table-cell table:formula="of:=['patched-aggressive'.AB137]" office:value-type="float" office:value="369024" calcext:value-type="float">
            <text:p>369024</text:p>
          </table:table-cell>
          <table:table-cell table:formula="of:=['patched-aggressive'.AC137]" office:value-type="float" office:value="364819" calcext:value-type="float">
            <text:p>364819</text:p>
          </table:table-cell>
          <table:table-cell table:formula="of:=['patched-aggressive'.O137]" office:value-type="float" office:value="504548" calcext:value-type="float">
            <text:p>504548</text:p>
          </table:table-cell>
        </table:table-row>
        <table:table-row table:style-name="ro1">
          <table:table-cell table:formula="of:=['with-malloc'.AB138]" office:value-type="float" office:value="0" calcext:value-type="float">
            <text:p>0</text:p>
          </table:table-cell>
          <table:table-cell table:formula="of:=['with-malloc'.AC138]" office:value-type="float" office:value="0" calcext:value-type="float">
            <text:p>0</text:p>
          </table:table-cell>
          <table:table-cell table:formula="of:=['with-malloc'.O138]" office:value-type="float" office:value="808468" calcext:value-type="float">
            <text:p>808468</text:p>
          </table:table-cell>
          <table:table-cell table:formula="of:=['patched-standard'.AB138]" office:value-type="float" office:value="375872" calcext:value-type="float">
            <text:p>375872</text:p>
          </table:table-cell>
          <table:table-cell table:formula="of:=['patched-standard'.AC138]" office:value-type="float" office:value="364787" calcext:value-type="float">
            <text:p>364787</text:p>
          </table:table-cell>
          <table:table-cell table:formula="of:=['patched-standard'.O138]" office:value-type="float" office:value="510456" calcext:value-type="float">
            <text:p>510456</text:p>
          </table:table-cell>
          <table:table-cell table:formula="of:=['patched-aggressive'.AB138]" office:value-type="float" office:value="369024" calcext:value-type="float">
            <text:p>369024</text:p>
          </table:table-cell>
          <table:table-cell table:formula="of:=['patched-aggressive'.AC138]" office:value-type="float" office:value="364819" calcext:value-type="float">
            <text:p>364819</text:p>
          </table:table-cell>
          <table:table-cell table:formula="of:=['patched-aggressive'.O138]" office:value-type="float" office:value="504548" calcext:value-type="float">
            <text:p>504548</text:p>
          </table:table-cell>
        </table:table-row>
        <table:table-row table:style-name="ro1">
          <table:table-cell table:formula="of:=['with-malloc'.AB139]" office:value-type="float" office:value="0" calcext:value-type="float">
            <text:p>0</text:p>
          </table:table-cell>
          <table:table-cell table:formula="of:=['with-malloc'.AC139]" office:value-type="float" office:value="0" calcext:value-type="float">
            <text:p>0</text:p>
          </table:table-cell>
          <table:table-cell table:formula="of:=['with-malloc'.O139]" office:value-type="float" office:value="808468" calcext:value-type="float">
            <text:p>808468</text:p>
          </table:table-cell>
          <table:table-cell table:formula="of:=['patched-standard'.AB139]" office:value-type="float" office:value="289920" calcext:value-type="float">
            <text:p>289920</text:p>
          </table:table-cell>
          <table:table-cell table:formula="of:=['patched-standard'.AC139]" office:value-type="float" office:value="278763" calcext:value-type="float">
            <text:p>278763</text:p>
          </table:table-cell>
          <table:table-cell table:formula="of:=['patched-standard'.O139]" office:value-type="float" office:value="424512" calcext:value-type="float">
            <text:p>424512</text:p>
          </table:table-cell>
          <table:table-cell table:formula="of:=['patched-aggressive'.AB139]" office:value-type="float" office:value="369024" calcext:value-type="float">
            <text:p>369024</text:p>
          </table:table-cell>
          <table:table-cell table:formula="of:=['patched-aggressive'.AC139]" office:value-type="float" office:value="364819" calcext:value-type="float">
            <text:p>364819</text:p>
          </table:table-cell>
          <table:table-cell table:formula="of:=['patched-aggressive'.O139]" office:value-type="float" office:value="504548" calcext:value-type="float">
            <text:p>504548</text:p>
          </table:table-cell>
        </table:table-row>
        <table:table-row table:style-name="ro1">
          <table:table-cell table:formula="of:=['with-malloc'.AB140]" office:value-type="float" office:value="0" calcext:value-type="float">
            <text:p>0</text:p>
          </table:table-cell>
          <table:table-cell table:formula="of:=['with-malloc'.AC140]" office:value-type="float" office:value="0" calcext:value-type="float">
            <text:p>0</text:p>
          </table:table-cell>
          <table:table-cell table:formula="of:=['with-malloc'.O140]" office:value-type="float" office:value="808468" calcext:value-type="float">
            <text:p>808468</text:p>
          </table:table-cell>
          <table:table-cell table:formula="of:=['patched-standard'.AB140]" office:value-type="float" office:value="289920" calcext:value-type="float">
            <text:p>289920</text:p>
          </table:table-cell>
          <table:table-cell table:formula="of:=['patched-standard'.AC140]" office:value-type="float" office:value="278763" calcext:value-type="float">
            <text:p>278763</text:p>
          </table:table-cell>
          <table:table-cell table:formula="of:=['patched-standard'.O140]" office:value-type="float" office:value="424512" calcext:value-type="float">
            <text:p>424512</text:p>
          </table:table-cell>
          <table:table-cell table:formula="of:=['patched-aggressive'.AB140]" office:value-type="float" office:value="282000" calcext:value-type="float">
            <text:p>282000</text:p>
          </table:table-cell>
          <table:table-cell table:formula="of:=['patched-aggressive'.AC140]" office:value-type="float" office:value="278801" calcext:value-type="float">
            <text:p>278801</text:p>
          </table:table-cell>
          <table:table-cell table:formula="of:=['patched-aggressive'.O140]" office:value-type="float" office:value="417524" calcext:value-type="float">
            <text:p>417524</text:p>
          </table:table-cell>
        </table:table-row>
        <table:table-row table:style-name="ro1">
          <table:table-cell table:formula="of:=['with-malloc'.AB141]" office:value-type="float" office:value="0" calcext:value-type="float">
            <text:p>0</text:p>
          </table:table-cell>
          <table:table-cell table:formula="of:=['with-malloc'.AC141]" office:value-type="float" office:value="0" calcext:value-type="float">
            <text:p>0</text:p>
          </table:table-cell>
          <table:table-cell table:formula="of:=['with-malloc'.O141]" office:value-type="float" office:value="808468" calcext:value-type="float">
            <text:p>808468</text:p>
          </table:table-cell>
          <table:table-cell table:formula="of:=['patched-standard'.AB141]" office:value-type="float" office:value="289920" calcext:value-type="float">
            <text:p>289920</text:p>
          </table:table-cell>
          <table:table-cell table:formula="of:=['patched-standard'.AC141]" office:value-type="float" office:value="278763" calcext:value-type="float">
            <text:p>278763</text:p>
          </table:table-cell>
          <table:table-cell table:formula="of:=['patched-standard'.O141]" office:value-type="float" office:value="424512" calcext:value-type="float">
            <text:p>424512</text:p>
          </table:table-cell>
          <table:table-cell table:formula="of:=['patched-aggressive'.AB141]" office:value-type="float" office:value="282000" calcext:value-type="float">
            <text:p>282000</text:p>
          </table:table-cell>
          <table:table-cell table:formula="of:=['patched-aggressive'.AC141]" office:value-type="float" office:value="278801" calcext:value-type="float">
            <text:p>278801</text:p>
          </table:table-cell>
          <table:table-cell table:formula="of:=['patched-aggressive'.O141]" office:value-type="float" office:value="417524" calcext:value-type="float">
            <text:p>417524</text:p>
          </table:table-cell>
        </table:table-row>
        <table:table-row table:style-name="ro1">
          <table:table-cell table:formula="of:=['with-malloc'.AB142]" office:value-type="float" office:value="0" calcext:value-type="float">
            <text:p>0</text:p>
          </table:table-cell>
          <table:table-cell table:formula="of:=['with-malloc'.AC142]" office:value-type="float" office:value="0" calcext:value-type="float">
            <text:p>0</text:p>
          </table:table-cell>
          <table:table-cell table:formula="of:=['with-malloc'.O142]" office:value-type="float" office:value="808468" calcext:value-type="float">
            <text:p>808468</text:p>
          </table:table-cell>
          <table:table-cell table:formula="of:=['patched-standard'.AB142]" office:value-type="float" office:value="289920" calcext:value-type="float">
            <text:p>289920</text:p>
          </table:table-cell>
          <table:table-cell table:formula="of:=['patched-standard'.AC142]" office:value-type="float" office:value="278763" calcext:value-type="float">
            <text:p>278763</text:p>
          </table:table-cell>
          <table:table-cell table:formula="of:=['patched-standard'.O142]" office:value-type="float" office:value="424512" calcext:value-type="float">
            <text:p>424512</text:p>
          </table:table-cell>
          <table:table-cell table:formula="of:=['patched-aggressive'.AB142]" office:value-type="float" office:value="282000" calcext:value-type="float">
            <text:p>282000</text:p>
          </table:table-cell>
          <table:table-cell table:formula="of:=['patched-aggressive'.AC142]" office:value-type="float" office:value="278801" calcext:value-type="float">
            <text:p>278801</text:p>
          </table:table-cell>
          <table:table-cell table:formula="of:=['patched-aggressive'.O142]" office:value-type="float" office:value="417524" calcext:value-type="float">
            <text:p>417524</text:p>
          </table:table-cell>
        </table:table-row>
        <table:table-row table:style-name="ro1">
          <table:table-cell table:formula="of:=['with-malloc'.AB143]" office:value-type="float" office:value="0" calcext:value-type="float">
            <text:p>0</text:p>
          </table:table-cell>
          <table:table-cell table:formula="of:=['with-malloc'.AC143]" office:value-type="float" office:value="0" calcext:value-type="float">
            <text:p>0</text:p>
          </table:table-cell>
          <table:table-cell table:formula="of:=['with-malloc'.O143]" office:value-type="float" office:value="808468" calcext:value-type="float">
            <text:p>808468</text:p>
          </table:table-cell>
          <table:table-cell table:formula="of:=['patched-standard'.AB143]" office:value-type="float" office:value="289920" calcext:value-type="float">
            <text:p>289920</text:p>
          </table:table-cell>
          <table:table-cell table:formula="of:=['patched-standard'.AC143]" office:value-type="float" office:value="278764" calcext:value-type="float">
            <text:p>278764</text:p>
          </table:table-cell>
          <table:table-cell table:formula="of:=['patched-standard'.O143]" office:value-type="float" office:value="424512" calcext:value-type="float">
            <text:p>424512</text:p>
          </table:table-cell>
          <table:table-cell table:formula="of:=['patched-aggressive'.AB143]" office:value-type="float" office:value="282000" calcext:value-type="float">
            <text:p>282000</text:p>
          </table:table-cell>
          <table:table-cell table:formula="of:=['patched-aggressive'.AC143]" office:value-type="float" office:value="278801" calcext:value-type="float">
            <text:p>278801</text:p>
          </table:table-cell>
          <table:table-cell table:formula="of:=['patched-aggressive'.O143]" office:value-type="float" office:value="417524" calcext:value-type="float">
            <text:p>417524</text:p>
          </table:table-cell>
        </table:table-row>
        <table:table-row table:style-name="ro1">
          <table:table-cell table:formula="of:=['with-malloc'.AB144]" office:value-type="float" office:value="0" calcext:value-type="float">
            <text:p>0</text:p>
          </table:table-cell>
          <table:table-cell table:formula="of:=['with-malloc'.AC144]" office:value-type="float" office:value="0" calcext:value-type="float">
            <text:p>0</text:p>
          </table:table-cell>
          <table:table-cell table:formula="of:=['with-malloc'.O144]" office:value-type="float" office:value="808468" calcext:value-type="float">
            <text:p>808468</text:p>
          </table:table-cell>
          <table:table-cell table:formula="of:=['patched-standard'.AB144]" office:value-type="float" office:value="289920" calcext:value-type="float">
            <text:p>289920</text:p>
          </table:table-cell>
          <table:table-cell table:formula="of:=['patched-standard'.AC144]" office:value-type="float" office:value="278764" calcext:value-type="float">
            <text:p>278764</text:p>
          </table:table-cell>
          <table:table-cell table:formula="of:=['patched-standard'.O144]" office:value-type="float" office:value="424512" calcext:value-type="float">
            <text:p>424512</text:p>
          </table:table-cell>
          <table:table-cell table:formula="of:=['patched-aggressive'.AB144]" office:value-type="float" office:value="282000" calcext:value-type="float">
            <text:p>282000</text:p>
          </table:table-cell>
          <table:table-cell table:formula="of:=['patched-aggressive'.AC144]" office:value-type="float" office:value="278802" calcext:value-type="float">
            <text:p>278802</text:p>
          </table:table-cell>
          <table:table-cell table:formula="of:=['patched-aggressive'.O144]" office:value-type="float" office:value="417524" calcext:value-type="float">
            <text:p>417524</text:p>
          </table:table-cell>
        </table:table-row>
        <table:table-row table:style-name="ro1">
          <table:table-cell table:formula="of:=['with-malloc'.AB145]" office:value-type="float" office:value="0" calcext:value-type="float">
            <text:p>0</text:p>
          </table:table-cell>
          <table:table-cell table:formula="of:=['with-malloc'.AC145]" office:value-type="float" office:value="0" calcext:value-type="float">
            <text:p>0</text:p>
          </table:table-cell>
          <table:table-cell table:formula="of:=['with-malloc'.O145]" office:value-type="float" office:value="808468" calcext:value-type="float">
            <text:p>808468</text:p>
          </table:table-cell>
          <table:table-cell table:formula="of:=['patched-standard'.AB145]" office:value-type="float" office:value="289920" calcext:value-type="float">
            <text:p>289920</text:p>
          </table:table-cell>
          <table:table-cell table:formula="of:=['patched-standard'.AC145]" office:value-type="float" office:value="278764" calcext:value-type="float">
            <text:p>278764</text:p>
          </table:table-cell>
          <table:table-cell table:formula="of:=['patched-standard'.O145]" office:value-type="float" office:value="424512" calcext:value-type="float">
            <text:p>424512</text:p>
          </table:table-cell>
          <table:table-cell table:formula="of:=['patched-aggressive'.AB145]" office:value-type="float" office:value="282000" calcext:value-type="float">
            <text:p>282000</text:p>
          </table:table-cell>
          <table:table-cell table:formula="of:=['patched-aggressive'.AC145]" office:value-type="float" office:value="278802" calcext:value-type="float">
            <text:p>278802</text:p>
          </table:table-cell>
          <table:table-cell table:formula="of:=['patched-aggressive'.O145]" office:value-type="float" office:value="417524" calcext:value-type="float">
            <text:p>417524</text:p>
          </table:table-cell>
        </table:table-row>
        <table:table-row table:style-name="ro1">
          <table:table-cell table:formula="of:=['with-malloc'.AB146]" office:value-type="float" office:value="0" calcext:value-type="float">
            <text:p>0</text:p>
          </table:table-cell>
          <table:table-cell table:formula="of:=['with-malloc'.AC146]" office:value-type="float" office:value="0" calcext:value-type="float">
            <text:p>0</text:p>
          </table:table-cell>
          <table:table-cell table:formula="of:=['with-malloc'.O146]" office:value-type="float" office:value="808468" calcext:value-type="float">
            <text:p>808468</text:p>
          </table:table-cell>
          <table:table-cell table:formula="of:=['patched-standard'.AB146]" office:value-type="float" office:value="289920" calcext:value-type="float">
            <text:p>289920</text:p>
          </table:table-cell>
          <table:table-cell table:formula="of:=['patched-standard'.AC146]" office:value-type="float" office:value="278764" calcext:value-type="float">
            <text:p>278764</text:p>
          </table:table-cell>
          <table:table-cell table:formula="of:=['patched-standard'.O146]" office:value-type="float" office:value="424512" calcext:value-type="float">
            <text:p>424512</text:p>
          </table:table-cell>
          <table:table-cell table:formula="of:=['patched-aggressive'.AB146]" office:value-type="float" office:value="282000" calcext:value-type="float">
            <text:p>282000</text:p>
          </table:table-cell>
          <table:table-cell table:formula="of:=['patched-aggressive'.AC146]" office:value-type="float" office:value="278802" calcext:value-type="float">
            <text:p>278802</text:p>
          </table:table-cell>
          <table:table-cell table:formula="of:=['patched-aggressive'.O146]" office:value-type="float" office:value="417524" calcext:value-type="float">
            <text:p>417524</text:p>
          </table:table-cell>
        </table:table-row>
        <table:table-row table:style-name="ro1">
          <table:table-cell table:formula="of:=['with-malloc'.AB147]" office:value-type="float" office:value="0" calcext:value-type="float">
            <text:p>0</text:p>
          </table:table-cell>
          <table:table-cell table:formula="of:=['with-malloc'.AC147]" office:value-type="float" office:value="0" calcext:value-type="float">
            <text:p>0</text:p>
          </table:table-cell>
          <table:table-cell table:formula="of:=['with-malloc'.O147]" office:value-type="float" office:value="808468" calcext:value-type="float">
            <text:p>808468</text:p>
          </table:table-cell>
          <table:table-cell table:formula="of:=['patched-standard'.AB147]" office:value-type="float" office:value="203968" calcext:value-type="float">
            <text:p>203968</text:p>
          </table:table-cell>
          <table:table-cell table:formula="of:=['patched-standard'.AC147]" office:value-type="float" office:value="192736" calcext:value-type="float">
            <text:p>192736</text:p>
          </table:table-cell>
          <table:table-cell table:formula="of:=['patched-standard'.O147]" office:value-type="float" office:value="338584" calcext:value-type="float">
            <text:p>338584</text:p>
          </table:table-cell>
          <table:table-cell table:formula="of:=['patched-aggressive'.AB147]" office:value-type="float" office:value="282000" calcext:value-type="float">
            <text:p>282000</text:p>
          </table:table-cell>
          <table:table-cell table:formula="of:=['patched-aggressive'.AC147]" office:value-type="float" office:value="278802" calcext:value-type="float">
            <text:p>278802</text:p>
          </table:table-cell>
          <table:table-cell table:formula="of:=['patched-aggressive'.O147]" office:value-type="float" office:value="417524" calcext:value-type="float">
            <text:p>417524</text:p>
          </table:table-cell>
        </table:table-row>
        <table:table-row table:style-name="ro1">
          <table:table-cell table:formula="of:=['with-malloc'.AB148]" office:value-type="float" office:value="0" calcext:value-type="float">
            <text:p>0</text:p>
          </table:table-cell>
          <table:table-cell table:formula="of:=['with-malloc'.AC148]" office:value-type="float" office:value="0" calcext:value-type="float">
            <text:p>0</text:p>
          </table:table-cell>
          <table:table-cell table:formula="of:=['with-malloc'.O148]" office:value-type="float" office:value="805484" calcext:value-type="float">
            <text:p>805484</text:p>
          </table:table-cell>
          <table:table-cell table:formula="of:=['patched-standard'.AB148]" office:value-type="float" office:value="203968" calcext:value-type="float">
            <text:p>203968</text:p>
          </table:table-cell>
          <table:table-cell table:formula="of:=['patched-standard'.AC148]" office:value-type="float" office:value="192745" calcext:value-type="float">
            <text:p>192745</text:p>
          </table:table-cell>
          <table:table-cell table:formula="of:=['patched-standard'.O148]" office:value-type="float" office:value="338584" calcext:value-type="float">
            <text:p>338584</text:p>
          </table:table-cell>
          <table:table-cell table:formula="of:=['patched-aggressive'.AB148]" office:value-type="float" office:value="194960" calcext:value-type="float">
            <text:p>194960</text:p>
          </table:table-cell>
          <table:table-cell table:formula="of:=['patched-aggressive'.AC148]" office:value-type="float" office:value="192782" calcext:value-type="float">
            <text:p>192782</text:p>
          </table:table-cell>
          <table:table-cell table:formula="of:=['patched-aggressive'.O148]" office:value-type="float" office:value="329448" calcext:value-type="float">
            <text:p>329448</text:p>
          </table:table-cell>
        </table:table-row>
        <table:table-row table:style-name="ro1">
          <table:table-cell table:formula="of:=['with-malloc'.AB149]" office:value-type="float" office:value="0" calcext:value-type="float">
            <text:p>0</text:p>
          </table:table-cell>
          <table:table-cell table:formula="of:=['with-malloc'.AC149]" office:value-type="float" office:value="0" calcext:value-type="float">
            <text:p>0</text:p>
          </table:table-cell>
          <table:table-cell table:formula="of:=['with-malloc'.O149]" office:value-type="float" office:value="805484" calcext:value-type="float">
            <text:p>805484</text:p>
          </table:table-cell>
          <table:table-cell table:formula="of:=['patched-standard'.AB149]" office:value-type="float" office:value="203968" calcext:value-type="float">
            <text:p>203968</text:p>
          </table:table-cell>
          <table:table-cell table:formula="of:=['patched-standard'.AC149]" office:value-type="float" office:value="192745" calcext:value-type="float">
            <text:p>192745</text:p>
          </table:table-cell>
          <table:table-cell table:formula="of:=['patched-standard'.O149]" office:value-type="float" office:value="338584" calcext:value-type="float">
            <text:p>338584</text:p>
          </table:table-cell>
          <table:table-cell table:formula="of:=['patched-aggressive'.AB149]" office:value-type="float" office:value="194960" calcext:value-type="float">
            <text:p>194960</text:p>
          </table:table-cell>
          <table:table-cell table:formula="of:=['patched-aggressive'.AC149]" office:value-type="float" office:value="192782" calcext:value-type="float">
            <text:p>192782</text:p>
          </table:table-cell>
          <table:table-cell table:formula="of:=['patched-aggressive'.O149]" office:value-type="float" office:value="329448" calcext:value-type="float">
            <text:p>329448</text:p>
          </table:table-cell>
        </table:table-row>
        <table:table-row table:style-name="ro1">
          <table:table-cell table:formula="of:=['with-malloc'.AB150]" office:value-type="float" office:value="0" calcext:value-type="float">
            <text:p>0</text:p>
          </table:table-cell>
          <table:table-cell table:formula="of:=['with-malloc'.AC150]" office:value-type="float" office:value="0" calcext:value-type="float">
            <text:p>0</text:p>
          </table:table-cell>
          <table:table-cell table:formula="of:=['with-malloc'.O150]" office:value-type="float" office:value="805484" calcext:value-type="float">
            <text:p>805484</text:p>
          </table:table-cell>
          <table:table-cell table:formula="of:=['patched-standard'.AB150]" office:value-type="float" office:value="203968" calcext:value-type="float">
            <text:p>203968</text:p>
          </table:table-cell>
          <table:table-cell table:formula="of:=['patched-standard'.AC150]" office:value-type="float" office:value="192745" calcext:value-type="float">
            <text:p>192745</text:p>
          </table:table-cell>
          <table:table-cell table:formula="of:=['patched-standard'.O150]" office:value-type="float" office:value="338584" calcext:value-type="float">
            <text:p>338584</text:p>
          </table:table-cell>
          <table:table-cell table:formula="of:=['patched-aggressive'.AB150]" office:value-type="float" office:value="194960" calcext:value-type="float">
            <text:p>194960</text:p>
          </table:table-cell>
          <table:table-cell table:formula="of:=['patched-aggressive'.AC150]" office:value-type="float" office:value="192782" calcext:value-type="float">
            <text:p>192782</text:p>
          </table:table-cell>
          <table:table-cell table:formula="of:=['patched-aggressive'.O150]" office:value-type="float" office:value="329448" calcext:value-type="float">
            <text:p>329448</text:p>
          </table:table-cell>
        </table:table-row>
        <table:table-row table:style-name="ro1">
          <table:table-cell table:formula="of:=['with-malloc'.AB151]" office:value-type="float" office:value="0" calcext:value-type="float">
            <text:p>0</text:p>
          </table:table-cell>
          <table:table-cell table:formula="of:=['with-malloc'.AC151]" office:value-type="float" office:value="0" calcext:value-type="float">
            <text:p>0</text:p>
          </table:table-cell>
          <table:table-cell table:formula="of:=['with-malloc'.O151]" office:value-type="float" office:value="805484" calcext:value-type="float">
            <text:p>805484</text:p>
          </table:table-cell>
          <table:table-cell table:formula="of:=['patched-standard'.AB151]" office:value-type="float" office:value="203968" calcext:value-type="float">
            <text:p>203968</text:p>
          </table:table-cell>
          <table:table-cell table:formula="of:=['patched-standard'.AC151]" office:value-type="float" office:value="192745" calcext:value-type="float">
            <text:p>192745</text:p>
          </table:table-cell>
          <table:table-cell table:formula="of:=['patched-standard'.O151]" office:value-type="float" office:value="338584" calcext:value-type="float">
            <text:p>338584</text:p>
          </table:table-cell>
          <table:table-cell table:formula="of:=['patched-aggressive'.AB151]" office:value-type="float" office:value="194960" calcext:value-type="float">
            <text:p>194960</text:p>
          </table:table-cell>
          <table:table-cell table:formula="of:=['patched-aggressive'.AC151]" office:value-type="float" office:value="192782" calcext:value-type="float">
            <text:p>192782</text:p>
          </table:table-cell>
          <table:table-cell table:formula="of:=['patched-aggressive'.O151]" office:value-type="float" office:value="329448" calcext:value-type="float">
            <text:p>329448</text:p>
          </table:table-cell>
        </table:table-row>
        <table:table-row table:style-name="ro1">
          <table:table-cell table:formula="of:=['with-malloc'.AB152]" office:value-type="float" office:value="0" calcext:value-type="float">
            <text:p>0</text:p>
          </table:table-cell>
          <table:table-cell table:formula="of:=['with-malloc'.AC152]" office:value-type="float" office:value="0" calcext:value-type="float">
            <text:p>0</text:p>
          </table:table-cell>
          <table:table-cell table:formula="of:=['with-malloc'.O152]" office:value-type="float" office:value="805484" calcext:value-type="float">
            <text:p>805484</text:p>
          </table:table-cell>
          <table:table-cell table:formula="of:=['patched-standard'.AB152]" office:value-type="float" office:value="203968" calcext:value-type="float">
            <text:p>203968</text:p>
          </table:table-cell>
          <table:table-cell table:formula="of:=['patched-standard'.AC152]" office:value-type="float" office:value="192745" calcext:value-type="float">
            <text:p>192745</text:p>
          </table:table-cell>
          <table:table-cell table:formula="of:=['patched-standard'.O152]" office:value-type="float" office:value="338584" calcext:value-type="float">
            <text:p>338584</text:p>
          </table:table-cell>
          <table:table-cell table:formula="of:=['patched-aggressive'.AB152]" office:value-type="float" office:value="194960" calcext:value-type="float">
            <text:p>194960</text:p>
          </table:table-cell>
          <table:table-cell table:formula="of:=['patched-aggressive'.AC152]" office:value-type="float" office:value="192782" calcext:value-type="float">
            <text:p>192782</text:p>
          </table:table-cell>
          <table:table-cell table:formula="of:=['patched-aggressive'.O152]" office:value-type="float" office:value="329448" calcext:value-type="float">
            <text:p>329448</text:p>
          </table:table-cell>
        </table:table-row>
        <table:table-row table:style-name="ro1">
          <table:table-cell table:formula="of:=['with-malloc'.AB153]" office:value-type="float" office:value="0" calcext:value-type="float">
            <text:p>0</text:p>
          </table:table-cell>
          <table:table-cell table:formula="of:=['with-malloc'.AC153]" office:value-type="float" office:value="0" calcext:value-type="float">
            <text:p>0</text:p>
          </table:table-cell>
          <table:table-cell table:formula="of:=['with-malloc'.O153]" office:value-type="float" office:value="805484" calcext:value-type="float">
            <text:p>805484</text:p>
          </table:table-cell>
          <table:table-cell table:formula="of:=['patched-standard'.AB153]" office:value-type="float" office:value="203968" calcext:value-type="float">
            <text:p>203968</text:p>
          </table:table-cell>
          <table:table-cell table:formula="of:=['patched-standard'.AC153]" office:value-type="float" office:value="192745" calcext:value-type="float">
            <text:p>192745</text:p>
          </table:table-cell>
          <table:table-cell table:formula="of:=['patched-standard'.O153]" office:value-type="float" office:value="338584" calcext:value-type="float">
            <text:p>338584</text:p>
          </table:table-cell>
          <table:table-cell table:formula="of:=['patched-aggressive'.AB153]" office:value-type="float" office:value="194960" calcext:value-type="float">
            <text:p>194960</text:p>
          </table:table-cell>
          <table:table-cell table:formula="of:=['patched-aggressive'.AC153]" office:value-type="float" office:value="192782" calcext:value-type="float">
            <text:p>192782</text:p>
          </table:table-cell>
          <table:table-cell table:formula="of:=['patched-aggressive'.O153]" office:value-type="float" office:value="329448" calcext:value-type="float">
            <text:p>329448</text:p>
          </table:table-cell>
        </table:table-row>
        <table:table-row table:style-name="ro1">
          <table:table-cell table:formula="of:=['with-malloc'.AB154]" office:value-type="float" office:value="0" calcext:value-type="float">
            <text:p>0</text:p>
          </table:table-cell>
          <table:table-cell table:formula="of:=['with-malloc'.AC154]" office:value-type="float" office:value="0" calcext:value-type="float">
            <text:p>0</text:p>
          </table:table-cell>
          <table:table-cell table:formula="of:=['with-malloc'.O154]" office:value-type="float" office:value="805484" calcext:value-type="float">
            <text:p>805484</text:p>
          </table:table-cell>
          <table:table-cell table:formula="of:=['patched-standard'.AB154]" office:value-type="float" office:value="203968" calcext:value-type="float">
            <text:p>203968</text:p>
          </table:table-cell>
          <table:table-cell table:formula="of:=['patched-standard'.AC154]" office:value-type="float" office:value="192745" calcext:value-type="float">
            <text:p>192745</text:p>
          </table:table-cell>
          <table:table-cell table:formula="of:=['patched-standard'.O154]" office:value-type="float" office:value="338584" calcext:value-type="float">
            <text:p>338584</text:p>
          </table:table-cell>
          <table:table-cell table:formula="of:=['patched-aggressive'.AB154]" office:value-type="float" office:value="194960" calcext:value-type="float">
            <text:p>194960</text:p>
          </table:table-cell>
          <table:table-cell table:formula="of:=['patched-aggressive'.AC154]" office:value-type="float" office:value="192782" calcext:value-type="float">
            <text:p>192782</text:p>
          </table:table-cell>
          <table:table-cell table:formula="of:=['patched-aggressive'.O154]" office:value-type="float" office:value="329448" calcext:value-type="float">
            <text:p>329448</text:p>
          </table:table-cell>
        </table:table-row>
        <table:table-row table:style-name="ro1">
          <table:table-cell table:formula="of:=['with-malloc'.AB155]" office:value-type="float" office:value="0" calcext:value-type="float">
            <text:p>0</text:p>
          </table:table-cell>
          <table:table-cell table:formula="of:=['with-malloc'.AC155]" office:value-type="float" office:value="0" calcext:value-type="float">
            <text:p>0</text:p>
          </table:table-cell>
          <table:table-cell table:formula="of:=['with-malloc'.O155]" office:value-type="float" office:value="805484" calcext:value-type="float">
            <text:p>805484</text:p>
          </table:table-cell>
          <table:table-cell table:formula="of:=['patched-standard'.AB155]" office:value-type="float" office:value="203968" calcext:value-type="float">
            <text:p>203968</text:p>
          </table:table-cell>
          <table:table-cell table:formula="of:=['patched-standard'.AC155]" office:value-type="float" office:value="192745" calcext:value-type="float">
            <text:p>192745</text:p>
          </table:table-cell>
          <table:table-cell table:formula="of:=['patched-standard'.O155]" office:value-type="float" office:value="338584" calcext:value-type="float">
            <text:p>338584</text:p>
          </table:table-cell>
          <table:table-cell table:formula="of:=['patched-aggressive'.AB155]" office:value-type="float" office:value="194960" calcext:value-type="float">
            <text:p>194960</text:p>
          </table:table-cell>
          <table:table-cell table:formula="of:=['patched-aggressive'.AC155]" office:value-type="float" office:value="192782" calcext:value-type="float">
            <text:p>192782</text:p>
          </table:table-cell>
          <table:table-cell table:formula="of:=['patched-aggressive'.O155]" office:value-type="float" office:value="329448" calcext:value-type="float">
            <text:p>329448</text:p>
          </table:table-cell>
        </table:table-row>
        <table:table-row table:style-name="ro1">
          <table:table-cell table:formula="of:=['with-malloc'.AB156]" office:value-type="float" office:value="0" calcext:value-type="float">
            <text:p>0</text:p>
          </table:table-cell>
          <table:table-cell table:formula="of:=['with-malloc'.AC156]" office:value-type="float" office:value="0" calcext:value-type="float">
            <text:p>0</text:p>
          </table:table-cell>
          <table:table-cell table:formula="of:=['with-malloc'.O156]" office:value-type="float" office:value="792740" calcext:value-type="float">
            <text:p>792740</text:p>
          </table:table-cell>
          <table:table-cell table:formula="of:=['patched-standard'.AB156]" office:value-type="float" office:value="20928" calcext:value-type="float">
            <text:p>20928</text:p>
          </table:table-cell>
          <table:table-cell table:formula="of:=['patched-standard'.AC156]" office:value-type="float" office:value="20698" calcext:value-type="float">
            <text:p>20698</text:p>
          </table:table-cell>
          <table:table-cell table:formula="of:=['patched-standard'.O156]" office:value-type="float" office:value="141768" calcext:value-type="float">
            <text:p>141768</text:p>
          </table:table-cell>
          <table:table-cell table:formula="of:=['patched-aggressive'.AB156]" office:value-type="float" office:value="20880" calcext:value-type="float">
            <text:p>20880</text:p>
          </table:table-cell>
          <table:table-cell table:formula="of:=['patched-aggressive'.AC156]" office:value-type="float" office:value="20733" calcext:value-type="float">
            <text:p>20733</text:p>
          </table:table-cell>
          <table:table-cell table:formula="of:=['patched-aggressive'.O156]" office:value-type="float" office:value="144748" calcext:value-type="float">
            <text:p>144748</text:p>
          </table:table-cell>
        </table:table-row>
        <table:table-row table:style-name="ro1">
          <table:table-cell table:formula="of:=['with-malloc'.AB157]" office:value-type="float" office:value="0" calcext:value-type="float">
            <text:p>0</text:p>
          </table:table-cell>
          <table:table-cell table:formula="of:=['with-malloc'.AC157]" office:value-type="float" office:value="0" calcext:value-type="float">
            <text:p>0</text:p>
          </table:table-cell>
          <table:table-cell table:formula="of:=['with-malloc'.O157]" office:value-type="float" office:value="781384" calcext:value-type="float">
            <text:p>781384</text:p>
          </table:table-cell>
          <table:table-cell table:formula="of:=['patched-standard'.AB157]" office:value-type="float" office:value="20928" calcext:value-type="float">
            <text:p>20928</text:p>
          </table:table-cell>
          <table:table-cell table:formula="of:=['patched-standard'.AC157]" office:value-type="float" office:value="20698" calcext:value-type="float">
            <text:p>20698</text:p>
          </table:table-cell>
          <table:table-cell table:formula="of:=['patched-standard'.O157]" office:value-type="float" office:value="141768" calcext:value-type="float">
            <text:p>141768</text:p>
          </table:table-cell>
          <table:table-cell table:formula="of:=['patched-aggressive'.AB157]" office:value-type="float" office:value="20880" calcext:value-type="float">
            <text:p>20880</text:p>
          </table:table-cell>
          <table:table-cell table:formula="of:=['patched-aggressive'.AC157]" office:value-type="float" office:value="20733" calcext:value-type="float">
            <text:p>20733</text:p>
          </table:table-cell>
          <table:table-cell table:formula="of:=['patched-aggressive'.O157]" office:value-type="float" office:value="144748" calcext:value-type="float">
            <text:p>144748</text:p>
          </table:table-cell>
        </table:table-row>
        <table:table-row table:style-name="ro1">
          <table:table-cell table:formula="of:=['with-malloc'.AB158]" office:value-type="float" office:value="0" calcext:value-type="float">
            <text:p>0</text:p>
          </table:table-cell>
          <table:table-cell table:formula="of:=['with-malloc'.AC158]" office:value-type="float" office:value="0" calcext:value-type="float">
            <text:p>0</text:p>
          </table:table-cell>
          <table:table-cell table:formula="of:=['with-malloc'.O158]" office:value-type="float" office:value="781384" calcext:value-type="float">
            <text:p>781384</text:p>
          </table:table-cell>
          <table:table-cell table:formula="of:=['patched-standard'.AB158]" office:value-type="float" office:value="20928" calcext:value-type="float">
            <text:p>20928</text:p>
          </table:table-cell>
          <table:table-cell table:formula="of:=['patched-standard'.AC158]" office:value-type="float" office:value="20698" calcext:value-type="float">
            <text:p>20698</text:p>
          </table:table-cell>
          <table:table-cell table:formula="of:=['patched-standard'.O158]" office:value-type="float" office:value="141768" calcext:value-type="float">
            <text:p>141768</text:p>
          </table:table-cell>
          <table:table-cell table:formula="of:=['patched-aggressive'.AB158]" office:value-type="float" office:value="20880" calcext:value-type="float">
            <text:p>20880</text:p>
          </table:table-cell>
          <table:table-cell table:formula="of:=['patched-aggressive'.AC158]" office:value-type="float" office:value="20733" calcext:value-type="float">
            <text:p>20733</text:p>
          </table:table-cell>
          <table:table-cell table:formula="of:=['patched-aggressive'.O158]" office:value-type="float" office:value="144748" calcext:value-type="float">
            <text:p>144748</text:p>
          </table:table-cell>
        </table:table-row>
        <table:table-row table:style-name="ro1">
          <table:table-cell table:formula="of:=['with-malloc'.AB159]" office:value-type="float" office:value="0" calcext:value-type="float">
            <text:p>0</text:p>
          </table:table-cell>
          <table:table-cell table:formula="of:=['with-malloc'.AC159]" office:value-type="float" office:value="0" calcext:value-type="float">
            <text:p>0</text:p>
          </table:table-cell>
          <table:table-cell table:formula="of:=['with-malloc'.O159]" office:value-type="float" office:value="781384" calcext:value-type="float">
            <text:p>781384</text:p>
          </table:table-cell>
          <table:table-cell table:formula="of:=['patched-standard'.AB159]" office:value-type="float" office:value="20928" calcext:value-type="float">
            <text:p>20928</text:p>
          </table:table-cell>
          <table:table-cell table:formula="of:=['patched-standard'.AC159]" office:value-type="float" office:value="20698" calcext:value-type="float">
            <text:p>20698</text:p>
          </table:table-cell>
          <table:table-cell table:formula="of:=['patched-standard'.O159]" office:value-type="float" office:value="141768" calcext:value-type="float">
            <text:p>141768</text:p>
          </table:table-cell>
          <table:table-cell table:formula="of:=['patched-aggressive'.AB159]" office:value-type="float" office:value="20880" calcext:value-type="float">
            <text:p>20880</text:p>
          </table:table-cell>
          <table:table-cell table:formula="of:=['patched-aggressive'.AC159]" office:value-type="float" office:value="20733" calcext:value-type="float">
            <text:p>20733</text:p>
          </table:table-cell>
          <table:table-cell table:formula="of:=['patched-aggressive'.O159]" office:value-type="float" office:value="144748" calcext:value-type="float">
            <text:p>144748</text:p>
          </table:table-cell>
        </table:table-row>
        <table:table-row table:style-name="ro1">
          <table:table-cell table:formula="of:=['with-malloc'.AB160]" office:value-type="float" office:value="0" calcext:value-type="float">
            <text:p>0</text:p>
          </table:table-cell>
          <table:table-cell table:formula="of:=['with-malloc'.AC160]" office:value-type="float" office:value="0" calcext:value-type="float">
            <text:p>0</text:p>
          </table:table-cell>
          <table:table-cell table:formula="of:=['with-malloc'.O160]" office:value-type="float" office:value="781384" calcext:value-type="float">
            <text:p>781384</text:p>
          </table:table-cell>
          <table:table-cell table:formula="of:=['patched-standard'.AB160]" office:value-type="float" office:value="0" calcext:value-type="float">
            <text:p>0</text:p>
          </table:table-cell>
          <table:table-cell table:formula="of:=['patched-standard'.AC160]" office:value-type="float" office:value="0" calcext:value-type="float">
            <text:p>0</text:p>
          </table:table-cell>
          <table:table-cell table:formula="of:=['patched-standard'.O160]" office:value-type="float" office:value="0" calcext:value-type="float">
            <text:p>0</text:p>
          </table:table-cell>
          <table:table-cell table:formula="of:=['patched-aggressive'.AB160]" office:value-type="float" office:value="0" calcext:value-type="float">
            <text:p>0</text:p>
          </table:table-cell>
          <table:table-cell table:formula="of:=['patched-aggressive'.AC160]" office:value-type="float" office:value="0" calcext:value-type="float">
            <text:p>0</text:p>
          </table:table-cell>
          <table:table-cell table:formula="of:=['patched-aggressive'.O160]" office:value-type="float" office:value="0" calcext:value-type="float">
            <text:p>0</text:p>
          </table:table-cell>
        </table:table-row>
        <table:table-row table:style-name="ro1">
          <table:table-cell table:formula="of:=['with-malloc'.AB161]" office:value-type="float" office:value="0" calcext:value-type="float">
            <text:p>0</text:p>
          </table:table-cell>
          <table:table-cell table:formula="of:=['with-malloc'.AC161]" office:value-type="float" office:value="0" calcext:value-type="float">
            <text:p>0</text:p>
          </table:table-cell>
          <table:table-cell table:formula="of:=['with-malloc'.O161]" office:value-type="float" office:value="0" calcext:value-type="float">
            <text:p>0</text:p>
          </table:table-cell>
          <table:table-cell table:formula="of:=['patched-standard'.AB161]" office:value-type="float" office:value="0" calcext:value-type="float">
            <text:p>0</text:p>
          </table:table-cell>
          <table:table-cell table:formula="of:=['patched-standard'.AC161]" office:value-type="float" office:value="0" calcext:value-type="float">
            <text:p>0</text:p>
          </table:table-cell>
          <table:table-cell table:formula="of:=['patched-standard'.O161]" office:value-type="float" office:value="0" calcext:value-type="float">
            <text:p>0</text:p>
          </table:table-cell>
          <table:table-cell table:formula="of:=['patched-aggressive'.AB161]" office:value-type="float" office:value="0" calcext:value-type="float">
            <text:p>0</text:p>
          </table:table-cell>
          <table:table-cell table:formula="of:=['patched-aggressive'.AC161]" office:value-type="float" office:value="0" calcext:value-type="float">
            <text:p>0</text:p>
          </table:table-cell>
          <table:table-cell table:formula="of:=['patched-aggressive'.O161]" office:value-type="float" office:value="0" calcext:value-type="float">
            <text:p>0</text:p>
          </table:table-cell>
        </table:table-row>
        <table:table-row table:style-name="ro1">
          <table:table-cell table:formula="of:=['with-malloc'.AB162]" office:value-type="float" office:value="0" calcext:value-type="float">
            <text:p>0</text:p>
          </table:table-cell>
          <table:table-cell table:formula="of:=['with-malloc'.AC162]" office:value-type="float" office:value="0" calcext:value-type="float">
            <text:p>0</text:p>
          </table:table-cell>
          <table:table-cell table:formula="of:=['with-malloc'.O162]" office:value-type="float" office:value="0" calcext:value-type="float">
            <text:p>0</text:p>
          </table:table-cell>
          <table:table-cell table:formula="of:=['patched-standard'.AB162]" office:value-type="float" office:value="0" calcext:value-type="float">
            <text:p>0</text:p>
          </table:table-cell>
          <table:table-cell table:formula="of:=['patched-standard'.AC162]" office:value-type="float" office:value="0" calcext:value-type="float">
            <text:p>0</text:p>
          </table:table-cell>
          <table:table-cell table:formula="of:=['patched-standard'.O162]" office:value-type="float" office:value="0" calcext:value-type="float">
            <text:p>0</text:p>
          </table:table-cell>
          <table:table-cell table:formula="of:=['patched-aggressive'.AB162]" office:value-type="float" office:value="0" calcext:value-type="float">
            <text:p>0</text:p>
          </table:table-cell>
          <table:table-cell table:formula="of:=['patched-aggressive'.AC162]" office:value-type="float" office:value="0" calcext:value-type="float">
            <text:p>0</text:p>
          </table:table-cell>
          <table:table-cell table:formula="of:=['patched-aggressive'.O162]" office:value-type="float" office:value="0" calcext:value-type="float">
            <text:p>0</text:p>
          </table:table-cell>
        </table:table-row>
        <table:table-row table:style-name="ro1">
          <table:table-cell table:formula="of:=['with-malloc'.AB163]" office:value-type="float" office:value="0" calcext:value-type="float">
            <text:p>0</text:p>
          </table:table-cell>
          <table:table-cell table:formula="of:=['with-malloc'.AC163]" office:value-type="float" office:value="0" calcext:value-type="float">
            <text:p>0</text:p>
          </table:table-cell>
          <table:table-cell table:formula="of:=['with-malloc'.O163]" office:value-type="float" office:value="0" calcext:value-type="float">
            <text:p>0</text:p>
          </table:table-cell>
          <table:table-cell table:formula="of:=['patched-standard'.AB163]" office:value-type="float" office:value="0" calcext:value-type="float">
            <text:p>0</text:p>
          </table:table-cell>
          <table:table-cell table:formula="of:=['patched-standard'.AC163]" office:value-type="float" office:value="0" calcext:value-type="float">
            <text:p>0</text:p>
          </table:table-cell>
          <table:table-cell table:formula="of:=['patched-standard'.O163]" office:value-type="float" office:value="0" calcext:value-type="float">
            <text:p>0</text:p>
          </table:table-cell>
          <table:table-cell table:formula="of:=['patched-aggressive'.AB163]" office:value-type="float" office:value="0" calcext:value-type="float">
            <text:p>0</text:p>
          </table:table-cell>
          <table:table-cell table:formula="of:=['patched-aggressive'.AC163]" office:value-type="float" office:value="0" calcext:value-type="float">
            <text:p>0</text:p>
          </table:table-cell>
          <table:table-cell table:formula="of:=['patched-aggressive'.O163]" office:value-type="float" office:value="0" calcext:value-type="float">
            <text:p>0</text:p>
          </table:table-cell>
        </table:table-row>
        <table:table-row table:style-name="ro1">
          <table:table-cell table:formula="of:=['with-malloc'.AB164]" office:value-type="float" office:value="0" calcext:value-type="float">
            <text:p>0</text:p>
          </table:table-cell>
          <table:table-cell table:formula="of:=['with-malloc'.AC164]" office:value-type="float" office:value="0" calcext:value-type="float">
            <text:p>0</text:p>
          </table:table-cell>
          <table:table-cell table:formula="of:=['with-malloc'.O164]" office:value-type="float" office:value="0" calcext:value-type="float">
            <text:p>0</text:p>
          </table:table-cell>
          <table:table-cell table:formula="of:=['patched-standard'.AB164]" office:value-type="float" office:value="0" calcext:value-type="float">
            <text:p>0</text:p>
          </table:table-cell>
          <table:table-cell table:formula="of:=['patched-standard'.AC164]" office:value-type="float" office:value="0" calcext:value-type="float">
            <text:p>0</text:p>
          </table:table-cell>
          <table:table-cell table:formula="of:=['patched-standard'.O164]" office:value-type="float" office:value="0" calcext:value-type="float">
            <text:p>0</text:p>
          </table:table-cell>
          <table:table-cell table:formula="of:=['patched-aggressive'.AB164]" office:value-type="float" office:value="0" calcext:value-type="float">
            <text:p>0</text:p>
          </table:table-cell>
          <table:table-cell table:formula="of:=['patched-aggressive'.AC164]" office:value-type="float" office:value="0" calcext:value-type="float">
            <text:p>0</text:p>
          </table:table-cell>
          <table:table-cell table:formula="of:=['patched-aggressive'.O164]" office:value-type="float" office:value="0" calcext:value-type="float">
            <text:p>0</text:p>
          </table:table-cell>
        </table:table-row>
        <table:table-row table:style-name="ro1">
          <table:table-cell table:formula="of:=['with-malloc'.AB165]" office:value-type="float" office:value="0" calcext:value-type="float">
            <text:p>0</text:p>
          </table:table-cell>
          <table:table-cell table:formula="of:=['with-malloc'.AC165]" office:value-type="float" office:value="0" calcext:value-type="float">
            <text:p>0</text:p>
          </table:table-cell>
          <table:table-cell table:formula="of:=['with-malloc'.O165]" office:value-type="float" office:value="0" calcext:value-type="float">
            <text:p>0</text:p>
          </table:table-cell>
          <table:table-cell table:formula="of:=['patched-standard'.AB165]" office:value-type="float" office:value="0" calcext:value-type="float">
            <text:p>0</text:p>
          </table:table-cell>
          <table:table-cell table:formula="of:=['patched-standard'.AC165]" office:value-type="float" office:value="0" calcext:value-type="float">
            <text:p>0</text:p>
          </table:table-cell>
          <table:table-cell table:formula="of:=['patched-standard'.O165]" office:value-type="float" office:value="0" calcext:value-type="float">
            <text:p>0</text:p>
          </table:table-cell>
          <table:table-cell table:formula="of:=['patched-aggressive'.AB165]" office:value-type="float" office:value="0" calcext:value-type="float">
            <text:p>0</text:p>
          </table:table-cell>
          <table:table-cell table:formula="of:=['patched-aggressive'.AC165]" office:value-type="float" office:value="0" calcext:value-type="float">
            <text:p>0</text:p>
          </table:table-cell>
          <table:table-cell table:formula="of:=['patched-aggressive'.O165]" office:value-type="float" office:value="0" calcext:value-type="float">
            <text:p>0</text:p>
          </table:table-cell>
        </table:table-row>
        <table:table-row table:style-name="ro1">
          <table:table-cell table:formula="of:=['with-malloc'.AB166]" office:value-type="float" office:value="0" calcext:value-type="float">
            <text:p>0</text:p>
          </table:table-cell>
          <table:table-cell table:formula="of:=['with-malloc'.AC166]" office:value-type="float" office:value="0" calcext:value-type="float">
            <text:p>0</text:p>
          </table:table-cell>
          <table:table-cell table:formula="of:=['with-malloc'.O166]" office:value-type="float" office:value="0" calcext:value-type="float">
            <text:p>0</text:p>
          </table:table-cell>
          <table:table-cell table:formula="of:=['patched-standard'.AB166]" office:value-type="float" office:value="0" calcext:value-type="float">
            <text:p>0</text:p>
          </table:table-cell>
          <table:table-cell table:formula="of:=['patched-standard'.AC166]" office:value-type="float" office:value="0" calcext:value-type="float">
            <text:p>0</text:p>
          </table:table-cell>
          <table:table-cell table:formula="of:=['patched-standard'.O166]" office:value-type="float" office:value="0" calcext:value-type="float">
            <text:p>0</text:p>
          </table:table-cell>
          <table:table-cell table:formula="of:=['patched-aggressive'.AB166]" office:value-type="float" office:value="0" calcext:value-type="float">
            <text:p>0</text:p>
          </table:table-cell>
          <table:table-cell table:formula="of:=['patched-aggressive'.AC166]" office:value-type="float" office:value="0" calcext:value-type="float">
            <text:p>0</text:p>
          </table:table-cell>
          <table:table-cell table:formula="of:=['patched-aggressive'.O166]" office:value-type="float" office:value="0" calcext:value-type="float">
            <text:p>0</text:p>
          </table:table-cell>
        </table:table-row>
        <table:table-row table:style-name="ro1">
          <table:table-cell table:formula="of:=['with-malloc'.AB167]" office:value-type="float" office:value="0" calcext:value-type="float">
            <text:p>0</text:p>
          </table:table-cell>
          <table:table-cell table:formula="of:=['with-malloc'.AC167]" office:value-type="float" office:value="0" calcext:value-type="float">
            <text:p>0</text:p>
          </table:table-cell>
          <table:table-cell table:formula="of:=['with-malloc'.O167]" office:value-type="float" office:value="0" calcext:value-type="float">
            <text:p>0</text:p>
          </table:table-cell>
          <table:table-cell table:formula="of:=['patched-standard'.AB167]" office:value-type="float" office:value="0" calcext:value-type="float">
            <text:p>0</text:p>
          </table:table-cell>
          <table:table-cell table:formula="of:=['patched-standard'.AC167]" office:value-type="float" office:value="0" calcext:value-type="float">
            <text:p>0</text:p>
          </table:table-cell>
          <table:table-cell table:formula="of:=['patched-standard'.O167]" office:value-type="float" office:value="0" calcext:value-type="float">
            <text:p>0</text:p>
          </table:table-cell>
          <table:table-cell table:formula="of:=['patched-aggressive'.AB167]" office:value-type="float" office:value="0" calcext:value-type="float">
            <text:p>0</text:p>
          </table:table-cell>
          <table:table-cell table:formula="of:=['patched-aggressive'.AC167]" office:value-type="float" office:value="0" calcext:value-type="float">
            <text:p>0</text:p>
          </table:table-cell>
          <table:table-cell table:formula="of:=['patched-aggressive'.O167]" office:value-type="float" office:value="0" calcext:value-type="float">
            <text:p>0</text:p>
          </table:table-cell>
        </table:table-row>
        <table:table-row table:style-name="ro1">
          <table:table-cell table:formula="of:=['with-malloc'.AB168]" office:value-type="float" office:value="0" calcext:value-type="float">
            <text:p>0</text:p>
          </table:table-cell>
          <table:table-cell table:formula="of:=['with-malloc'.AC168]" office:value-type="float" office:value="0" calcext:value-type="float">
            <text:p>0</text:p>
          </table:table-cell>
          <table:table-cell table:formula="of:=['with-malloc'.O168]" office:value-type="float" office:value="0" calcext:value-type="float">
            <text:p>0</text:p>
          </table:table-cell>
          <table:table-cell table:formula="of:=['patched-standard'.AB168]" office:value-type="float" office:value="0" calcext:value-type="float">
            <text:p>0</text:p>
          </table:table-cell>
          <table:table-cell table:formula="of:=['patched-standard'.AC168]" office:value-type="float" office:value="0" calcext:value-type="float">
            <text:p>0</text:p>
          </table:table-cell>
          <table:table-cell table:formula="of:=['patched-standard'.O168]" office:value-type="float" office:value="0" calcext:value-type="float">
            <text:p>0</text:p>
          </table:table-cell>
          <table:table-cell table:formula="of:=['patched-aggressive'.AB168]" office:value-type="float" office:value="0" calcext:value-type="float">
            <text:p>0</text:p>
          </table:table-cell>
          <table:table-cell table:formula="of:=['patched-aggressive'.AC168]" office:value-type="float" office:value="0" calcext:value-type="float">
            <text:p>0</text:p>
          </table:table-cell>
          <table:table-cell table:formula="of:=['patched-aggressive'.O168]" office:value-type="float" office:value="0" calcext:value-type="float">
            <text:p>0</text:p>
          </table:table-cell>
        </table:table-row>
        <table:table-row table:style-name="ro1">
          <table:table-cell table:formula="of:=['with-malloc'.AB169]" office:value-type="float" office:value="0" calcext:value-type="float">
            <text:p>0</text:p>
          </table:table-cell>
          <table:table-cell table:formula="of:=['with-malloc'.AC169]" office:value-type="float" office:value="0" calcext:value-type="float">
            <text:p>0</text:p>
          </table:table-cell>
          <table:table-cell table:formula="of:=['with-malloc'.O169]" office:value-type="float" office:value="0" calcext:value-type="float">
            <text:p>0</text:p>
          </table:table-cell>
          <table:table-cell table:formula="of:=['patched-standard'.AB169]" office:value-type="float" office:value="0" calcext:value-type="float">
            <text:p>0</text:p>
          </table:table-cell>
          <table:table-cell table:formula="of:=['patched-standard'.AC169]" office:value-type="float" office:value="0" calcext:value-type="float">
            <text:p>0</text:p>
          </table:table-cell>
          <table:table-cell table:formula="of:=['patched-standard'.O169]" office:value-type="float" office:value="0" calcext:value-type="float">
            <text:p>0</text:p>
          </table:table-cell>
          <table:table-cell table:formula="of:=['patched-aggressive'.AB169]" office:value-type="float" office:value="0" calcext:value-type="float">
            <text:p>0</text:p>
          </table:table-cell>
          <table:table-cell table:formula="of:=['patched-aggressive'.AC169]" office:value-type="float" office:value="0" calcext:value-type="float">
            <text:p>0</text:p>
          </table:table-cell>
          <table:table-cell table:formula="of:=['patched-aggressive'.O169]" office:value-type="float" office:value="0" calcext:value-type="float">
            <text:p>0</text:p>
          </table:table-cell>
        </table:table-row>
        <table:table-row table:style-name="ro1">
          <table:table-cell table:formula="of:=['with-malloc'.AB170]" office:value-type="float" office:value="0" calcext:value-type="float">
            <text:p>0</text:p>
          </table:table-cell>
          <table:table-cell table:formula="of:=['with-malloc'.AC170]" office:value-type="float" office:value="0" calcext:value-type="float">
            <text:p>0</text:p>
          </table:table-cell>
          <table:table-cell table:formula="of:=['with-malloc'.O170]" office:value-type="float" office:value="0" calcext:value-type="float">
            <text:p>0</text:p>
          </table:table-cell>
          <table:table-cell table:formula="of:=['patched-standard'.AB170]" office:value-type="float" office:value="0" calcext:value-type="float">
            <text:p>0</text:p>
          </table:table-cell>
          <table:table-cell table:formula="of:=['patched-standard'.AC170]" office:value-type="float" office:value="0" calcext:value-type="float">
            <text:p>0</text:p>
          </table:table-cell>
          <table:table-cell table:formula="of:=['patched-standard'.O170]" office:value-type="float" office:value="0" calcext:value-type="float">
            <text:p>0</text:p>
          </table:table-cell>
          <table:table-cell table:formula="of:=['patched-aggressive'.AB170]" office:value-type="float" office:value="0" calcext:value-type="float">
            <text:p>0</text:p>
          </table:table-cell>
          <table:table-cell table:formula="of:=['patched-aggressive'.AC170]" office:value-type="float" office:value="0" calcext:value-type="float">
            <text:p>0</text:p>
          </table:table-cell>
          <table:table-cell table:formula="of:=['patched-aggressive'.O170]" office:value-type="float" office:value="0" calcext:value-type="float">
            <text:p>0</text:p>
          </table:table-cell>
        </table:table-row>
        <table:table-row table:style-name="ro1">
          <table:table-cell table:formula="of:=['with-malloc'.AB171]" office:value-type="float" office:value="0" calcext:value-type="float">
            <text:p>0</text:p>
          </table:table-cell>
          <table:table-cell table:formula="of:=['with-malloc'.AC171]" office:value-type="float" office:value="0" calcext:value-type="float">
            <text:p>0</text:p>
          </table:table-cell>
          <table:table-cell table:formula="of:=['with-malloc'.O171]" office:value-type="float" office:value="0" calcext:value-type="float">
            <text:p>0</text:p>
          </table:table-cell>
          <table:table-cell table:formula="of:=['patched-standard'.AB171]" office:value-type="float" office:value="0" calcext:value-type="float">
            <text:p>0</text:p>
          </table:table-cell>
          <table:table-cell table:formula="of:=['patched-standard'.AC171]" office:value-type="float" office:value="0" calcext:value-type="float">
            <text:p>0</text:p>
          </table:table-cell>
          <table:table-cell table:formula="of:=['patched-standard'.O171]" office:value-type="float" office:value="0" calcext:value-type="float">
            <text:p>0</text:p>
          </table:table-cell>
          <table:table-cell table:formula="of:=['patched-aggressive'.AB171]" office:value-type="float" office:value="0" calcext:value-type="float">
            <text:p>0</text:p>
          </table:table-cell>
          <table:table-cell table:formula="of:=['patched-aggressive'.AC171]" office:value-type="float" office:value="0" calcext:value-type="float">
            <text:p>0</text:p>
          </table:table-cell>
          <table:table-cell table:formula="of:=['patched-aggressive'.O171]" office:value-type="float" office:value="0" calcext:value-type="float">
            <text:p>0</text:p>
          </table:table-cell>
        </table:table-row>
        <table:table-row table:style-name="ro1">
          <table:table-cell table:formula="of:=['with-malloc'.AB172]" office:value-type="float" office:value="0" calcext:value-type="float">
            <text:p>0</text:p>
          </table:table-cell>
          <table:table-cell table:formula="of:=['with-malloc'.AC172]" office:value-type="float" office:value="0" calcext:value-type="float">
            <text:p>0</text:p>
          </table:table-cell>
          <table:table-cell table:formula="of:=['with-malloc'.O172]" office:value-type="float" office:value="0" calcext:value-type="float">
            <text:p>0</text:p>
          </table:table-cell>
          <table:table-cell table:formula="of:=['patched-standard'.AB172]" office:value-type="float" office:value="0" calcext:value-type="float">
            <text:p>0</text:p>
          </table:table-cell>
          <table:table-cell table:formula="of:=['patched-standard'.AC172]" office:value-type="float" office:value="0" calcext:value-type="float">
            <text:p>0</text:p>
          </table:table-cell>
          <table:table-cell table:formula="of:=['patched-standard'.O172]" office:value-type="float" office:value="0" calcext:value-type="float">
            <text:p>0</text:p>
          </table:table-cell>
          <table:table-cell table:formula="of:=['patched-aggressive'.AB172]" office:value-type="float" office:value="0" calcext:value-type="float">
            <text:p>0</text:p>
          </table:table-cell>
          <table:table-cell table:formula="of:=['patched-aggressive'.AC172]" office:value-type="float" office:value="0" calcext:value-type="float">
            <text:p>0</text:p>
          </table:table-cell>
          <table:table-cell table:formula="of:=['patched-aggressive'.O172]" office:value-type="float" office:value="0" calcext:value-type="float">
            <text:p>0</text:p>
          </table:table-cell>
        </table:table-row>
        <table:table-row table:style-name="ro1">
          <table:table-cell table:formula="of:=['with-malloc'.AB173]" office:value-type="float" office:value="0" calcext:value-type="float">
            <text:p>0</text:p>
          </table:table-cell>
          <table:table-cell table:formula="of:=['with-malloc'.AC173]" office:value-type="float" office:value="0" calcext:value-type="float">
            <text:p>0</text:p>
          </table:table-cell>
          <table:table-cell table:formula="of:=['with-malloc'.O173]" office:value-type="float" office:value="0" calcext:value-type="float">
            <text:p>0</text:p>
          </table:table-cell>
          <table:table-cell table:formula="of:=['patched-standard'.AB173]" office:value-type="float" office:value="0" calcext:value-type="float">
            <text:p>0</text:p>
          </table:table-cell>
          <table:table-cell table:formula="of:=['patched-standard'.AC173]" office:value-type="float" office:value="0" calcext:value-type="float">
            <text:p>0</text:p>
          </table:table-cell>
          <table:table-cell table:formula="of:=['patched-standard'.O173]" office:value-type="float" office:value="0" calcext:value-type="float">
            <text:p>0</text:p>
          </table:table-cell>
          <table:table-cell table:formula="of:=['patched-aggressive'.AB173]" office:value-type="float" office:value="0" calcext:value-type="float">
            <text:p>0</text:p>
          </table:table-cell>
          <table:table-cell table:formula="of:=['patched-aggressive'.AC173]" office:value-type="float" office:value="0" calcext:value-type="float">
            <text:p>0</text:p>
          </table:table-cell>
          <table:table-cell table:formula="of:=['patched-aggressive'.O173]" office:value-type="float" office:value="0" calcext:value-type="float">
            <text:p>0</text:p>
          </table:table-cell>
        </table:table-row>
        <table:table-row table:style-name="ro1">
          <table:table-cell table:formula="of:=['with-malloc'.AB174]" office:value-type="float" office:value="0" calcext:value-type="float">
            <text:p>0</text:p>
          </table:table-cell>
          <table:table-cell table:formula="of:=['with-malloc'.AC174]" office:value-type="float" office:value="0" calcext:value-type="float">
            <text:p>0</text:p>
          </table:table-cell>
          <table:table-cell table:formula="of:=['with-malloc'.O174]" office:value-type="float" office:value="0" calcext:value-type="float">
            <text:p>0</text:p>
          </table:table-cell>
          <table:table-cell table:formula="of:=['patched-standard'.AB174]" office:value-type="float" office:value="0" calcext:value-type="float">
            <text:p>0</text:p>
          </table:table-cell>
          <table:table-cell table:formula="of:=['patched-standard'.AC174]" office:value-type="float" office:value="0" calcext:value-type="float">
            <text:p>0</text:p>
          </table:table-cell>
          <table:table-cell table:formula="of:=['patched-standard'.O174]" office:value-type="float" office:value="0" calcext:value-type="float">
            <text:p>0</text:p>
          </table:table-cell>
          <table:table-cell table:formula="of:=['patched-aggressive'.AB174]" office:value-type="float" office:value="0" calcext:value-type="float">
            <text:p>0</text:p>
          </table:table-cell>
          <table:table-cell table:formula="of:=['patched-aggressive'.AC174]" office:value-type="float" office:value="0" calcext:value-type="float">
            <text:p>0</text:p>
          </table:table-cell>
          <table:table-cell table:formula="of:=['patched-aggressive'.O174]" office:value-type="float" office:value="0" calcext:value-type="float">
            <text:p>0</text:p>
          </table:table-cell>
        </table:table-row>
        <table:table-row table:style-name="ro1">
          <table:table-cell table:formula="of:=['with-malloc'.AB175]" office:value-type="float" office:value="0" calcext:value-type="float">
            <text:p>0</text:p>
          </table:table-cell>
          <table:table-cell table:formula="of:=['with-malloc'.AC175]" office:value-type="float" office:value="0" calcext:value-type="float">
            <text:p>0</text:p>
          </table:table-cell>
          <table:table-cell table:formula="of:=['with-malloc'.O175]" office:value-type="float" office:value="0" calcext:value-type="float">
            <text:p>0</text:p>
          </table:table-cell>
          <table:table-cell table:formula="of:=['patched-standard'.AB175]" office:value-type="float" office:value="0" calcext:value-type="float">
            <text:p>0</text:p>
          </table:table-cell>
          <table:table-cell table:formula="of:=['patched-standard'.AC175]" office:value-type="float" office:value="0" calcext:value-type="float">
            <text:p>0</text:p>
          </table:table-cell>
          <table:table-cell table:formula="of:=['patched-standard'.O175]" office:value-type="float" office:value="0" calcext:value-type="float">
            <text:p>0</text:p>
          </table:table-cell>
          <table:table-cell table:formula="of:=['patched-aggressive'.AB175]" office:value-type="float" office:value="0" calcext:value-type="float">
            <text:p>0</text:p>
          </table:table-cell>
          <table:table-cell table:formula="of:=['patched-aggressive'.AC175]" office:value-type="float" office:value="0" calcext:value-type="float">
            <text:p>0</text:p>
          </table:table-cell>
          <table:table-cell table:formula="of:=['patched-aggressive'.O175]" office:value-type="float" office:value="0" calcext:value-type="float">
            <text:p>0</text:p>
          </table:table-cell>
        </table:table-row>
        <table:table-row table:style-name="ro1">
          <table:table-cell table:formula="of:=['with-malloc'.AB176]" office:value-type="float" office:value="0" calcext:value-type="float">
            <text:p>0</text:p>
          </table:table-cell>
          <table:table-cell table:formula="of:=['with-malloc'.AC176]" office:value-type="float" office:value="0" calcext:value-type="float">
            <text:p>0</text:p>
          </table:table-cell>
          <table:table-cell table:formula="of:=['with-malloc'.O176]" office:value-type="float" office:value="0" calcext:value-type="float">
            <text:p>0</text:p>
          </table:table-cell>
          <table:table-cell table:formula="of:=['patched-standard'.AB176]" office:value-type="float" office:value="0" calcext:value-type="float">
            <text:p>0</text:p>
          </table:table-cell>
          <table:table-cell table:formula="of:=['patched-standard'.AC176]" office:value-type="float" office:value="0" calcext:value-type="float">
            <text:p>0</text:p>
          </table:table-cell>
          <table:table-cell table:formula="of:=['patched-standard'.O176]" office:value-type="float" office:value="0" calcext:value-type="float">
            <text:p>0</text:p>
          </table:table-cell>
          <table:table-cell table:formula="of:=['patched-aggressive'.AB176]" office:value-type="float" office:value="0" calcext:value-type="float">
            <text:p>0</text:p>
          </table:table-cell>
          <table:table-cell table:formula="of:=['patched-aggressive'.AC176]" office:value-type="float" office:value="0" calcext:value-type="float">
            <text:p>0</text:p>
          </table:table-cell>
          <table:table-cell table:formula="of:=['patched-aggressive'.O176]" office:value-type="float" office:value="0" calcext:value-type="float">
            <text:p>0</text:p>
          </table:table-cell>
        </table:table-row>
        <table:table-row table:style-name="ro1">
          <table:table-cell table:formula="of:=['with-malloc'.AB177]" office:value-type="float" office:value="0" calcext:value-type="float">
            <text:p>0</text:p>
          </table:table-cell>
          <table:table-cell table:formula="of:=['with-malloc'.AC177]" office:value-type="float" office:value="0" calcext:value-type="float">
            <text:p>0</text:p>
          </table:table-cell>
          <table:table-cell table:formula="of:=['with-malloc'.O177]" office:value-type="float" office:value="0" calcext:value-type="float">
            <text:p>0</text:p>
          </table:table-cell>
          <table:table-cell table:formula="of:=['patched-standard'.AB177]" office:value-type="float" office:value="0" calcext:value-type="float">
            <text:p>0</text:p>
          </table:table-cell>
          <table:table-cell table:formula="of:=['patched-standard'.AC177]" office:value-type="float" office:value="0" calcext:value-type="float">
            <text:p>0</text:p>
          </table:table-cell>
          <table:table-cell table:formula="of:=['patched-standard'.O177]" office:value-type="float" office:value="0" calcext:value-type="float">
            <text:p>0</text:p>
          </table:table-cell>
          <table:table-cell table:formula="of:=['patched-aggressive'.AB177]" office:value-type="float" office:value="0" calcext:value-type="float">
            <text:p>0</text:p>
          </table:table-cell>
          <table:table-cell table:formula="of:=['patched-aggressive'.AC177]" office:value-type="float" office:value="0" calcext:value-type="float">
            <text:p>0</text:p>
          </table:table-cell>
          <table:table-cell table:formula="of:=['patched-aggressive'.O177]" office:value-type="float" office:value="0" calcext:value-type="float">
            <text:p>0</text:p>
          </table:table-cell>
        </table:table-row>
        <table:table-row table:style-name="ro1">
          <table:table-cell table:formula="of:=['with-malloc'.AB178]" office:value-type="float" office:value="0" calcext:value-type="float">
            <text:p>0</text:p>
          </table:table-cell>
          <table:table-cell table:formula="of:=['with-malloc'.AC178]" office:value-type="float" office:value="0" calcext:value-type="float">
            <text:p>0</text:p>
          </table:table-cell>
          <table:table-cell table:formula="of:=['with-malloc'.O178]" office:value-type="float" office:value="0" calcext:value-type="float">
            <text:p>0</text:p>
          </table:table-cell>
          <table:table-cell table:formula="of:=['patched-standard'.AB178]" office:value-type="float" office:value="0" calcext:value-type="float">
            <text:p>0</text:p>
          </table:table-cell>
          <table:table-cell table:formula="of:=['patched-standard'.AC178]" office:value-type="float" office:value="0" calcext:value-type="float">
            <text:p>0</text:p>
          </table:table-cell>
          <table:table-cell table:formula="of:=['patched-standard'.O178]" office:value-type="float" office:value="0" calcext:value-type="float">
            <text:p>0</text:p>
          </table:table-cell>
          <table:table-cell table:formula="of:=['patched-aggressive'.AB178]" office:value-type="float" office:value="0" calcext:value-type="float">
            <text:p>0</text:p>
          </table:table-cell>
          <table:table-cell table:formula="of:=['patched-aggressive'.AC178]" office:value-type="float" office:value="0" calcext:value-type="float">
            <text:p>0</text:p>
          </table:table-cell>
          <table:table-cell table:formula="of:=['patched-aggressive'.O178]" office:value-type="float" office:value="0" calcext:value-type="float">
            <text:p>0</text:p>
          </table:table-cell>
        </table:table-row>
        <table:table-row table:style-name="ro1">
          <table:table-cell table:formula="of:=['with-malloc'.AB179]" office:value-type="float" office:value="0" calcext:value-type="float">
            <text:p>0</text:p>
          </table:table-cell>
          <table:table-cell table:formula="of:=['with-malloc'.AC179]" office:value-type="float" office:value="0" calcext:value-type="float">
            <text:p>0</text:p>
          </table:table-cell>
          <table:table-cell table:formula="of:=['with-malloc'.O179]" office:value-type="float" office:value="0" calcext:value-type="float">
            <text:p>0</text:p>
          </table:table-cell>
          <table:table-cell table:formula="of:=['patched-standard'.AB179]" office:value-type="float" office:value="0" calcext:value-type="float">
            <text:p>0</text:p>
          </table:table-cell>
          <table:table-cell table:formula="of:=['patched-standard'.AC179]" office:value-type="float" office:value="0" calcext:value-type="float">
            <text:p>0</text:p>
          </table:table-cell>
          <table:table-cell table:formula="of:=['patched-standard'.O179]" office:value-type="float" office:value="0" calcext:value-type="float">
            <text:p>0</text:p>
          </table:table-cell>
          <table:table-cell table:formula="of:=['patched-aggressive'.AB179]" office:value-type="float" office:value="0" calcext:value-type="float">
            <text:p>0</text:p>
          </table:table-cell>
          <table:table-cell table:formula="of:=['patched-aggressive'.AC179]" office:value-type="float" office:value="0" calcext:value-type="float">
            <text:p>0</text:p>
          </table:table-cell>
          <table:table-cell table:formula="of:=['patched-aggressive'.O179]" office:value-type="float" office:value="0" calcext:value-type="float">
            <text:p>0</text:p>
          </table:table-cell>
        </table:table-row>
        <table:table-row table:style-name="ro1">
          <table:table-cell table:formula="of:=['with-malloc'.AB180]" office:value-type="float" office:value="0" calcext:value-type="float">
            <text:p>0</text:p>
          </table:table-cell>
          <table:table-cell table:formula="of:=['with-malloc'.AC180]" office:value-type="float" office:value="0" calcext:value-type="float">
            <text:p>0</text:p>
          </table:table-cell>
          <table:table-cell table:formula="of:=['with-malloc'.O180]" office:value-type="float" office:value="0" calcext:value-type="float">
            <text:p>0</text:p>
          </table:table-cell>
          <table:table-cell table:formula="of:=['patched-standard'.AB180]" office:value-type="float" office:value="0" calcext:value-type="float">
            <text:p>0</text:p>
          </table:table-cell>
          <table:table-cell table:formula="of:=['patched-standard'.AC180]" office:value-type="float" office:value="0" calcext:value-type="float">
            <text:p>0</text:p>
          </table:table-cell>
          <table:table-cell table:formula="of:=['patched-standard'.O180]" office:value-type="float" office:value="0" calcext:value-type="float">
            <text:p>0</text:p>
          </table:table-cell>
          <table:table-cell table:formula="of:=['patched-aggressive'.AB180]" office:value-type="float" office:value="0" calcext:value-type="float">
            <text:p>0</text:p>
          </table:table-cell>
          <table:table-cell table:formula="of:=['patched-aggressive'.AC180]" office:value-type="float" office:value="0" calcext:value-type="float">
            <text:p>0</text:p>
          </table:table-cell>
          <table:table-cell table:formula="of:=['patched-aggressive'.O180]" office:value-type="float" office:value="0" calcext:value-type="float">
            <text:p>0</text:p>
          </table:table-cell>
        </table:table-row>
      </table:table>
      <table:table table:name="patched, comm vs used" table:style-name="ta1">
        <table:shapes>
          <draw:frame draw:z-index="0" draw:style-name="gr1" draw:text-style-name="P1" svg:width="898.3pt" svg:height="627.17pt" svg:x="0.03pt" svg:y="0.03pt">
            <loext:p draw:notify-on-update-of-ranges="Sheet3.D2:Sheet3.D3 Sheet3.D4:Sheet3.D180 Sheet3.E2:Sheet3.E3 Sheet3.E4:Sheet3.E18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patched-aggr, comm vs used" table:style-name="ta1">
        <table:shapes>
          <draw:frame draw:z-index="0" draw:style-name="gr1" draw:text-style-name="P1" svg:width="893.62pt" svg:height="623.4pt" svg:x="0.03pt" svg:y="0.03pt">
            <loext:p draw:notify-on-update-of-ranges="Sheet3.G2:Sheet3.G3 Sheet3.G4:Sheet3.G180 Sheet3.H2:Sheet3.H3 Sheet3.H4:Sheet3.H18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orig vs patched, comm" table:style-name="ta1">
        <table:shapes>
          <draw:frame draw:z-index="0" draw:style-name="gr1" draw:text-style-name="P1" svg:width="893.62pt" svg:height="622.63pt" svg:x="0.03pt" svg:y="0.03pt">
            <loext:p draw:notify-on-update-of-ranges="Sheet3.A2:Sheet3.A3 Sheet3.A4:Sheet3.A180 Sheet3.D2:Sheet3.D3 Sheet3.D4:Sheet3.D18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malloc vs patched, rss" table:style-name="ta1">
        <table:shapes>
          <draw:frame draw:z-index="0" draw:style-name="gr1" draw:text-style-name="P1" svg:width="894.42pt" svg:height="639.95pt" svg:x="0.03pt" svg:y="0.03pt">
            <loext:p draw:notify-on-update-of-ranges="Sheet3.C2:Sheet3.C3 Sheet3.C4:Sheet3.C180 Sheet3.F2:Sheet3.F3 Sheet3.F4:Sheet3.F18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31">00/00/0000</text:date>, <text:time style:data-style-name="N2" text:time-value="09:44:20.329654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39:07.368535656</meta:creation-date>
    <dc:date>2020-03-31T09:47:09.323318020</dc:date>
    <meta:editing-duration>PT2H7M23S</meta:editing-duration>
    <meta:editing-cycles>53</meta:editing-cycles>
    <meta:generator>LibreOffice/5.1.6.2$Linux_X86_64 LibreOffice_project/10m0$Build-2</meta:generator>
    <meta:document-statistic meta:table-count="8" meta:cell-count="20810" meta:object-count="4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91cm" svg:height="22.126cm" xlink:href=".." xlink:type="simple" chart:class="chart:line" chart:style-name="ch1">
        <chart:legend chart:legend-position="end" svg:x="27.198cm" svg:y="10.515cm" style:legend-expansion="high" chart:style-name="ch2"/>
        <chart:plot-area chart:style-name="ch3" table:cell-range-address="Sheet3.D2:Sheet3.E180" chart:data-source-has-labels="row" svg:x="0.633cm" svg:y="0.442cm" svg:width="25.932cm" svg:height="21.242cm">
          <chartooo:coordinate-region svg:x="1.995cm" svg:y="0.563cm" svg:width="24.569cm" svg:height="20.1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D4:Sheet3.D180" chart:label-cell-address="Sheet3.D2:Sheet3.D3" chart:class="chart:line">
            <chart:data-point chart:repeated="177"/>
          </chart:series>
          <chart:series chart:style-name="ch7" chart:values-cell-range-address="Sheet3.E4:Sheet3.E180" chart:label-cell-address="Sheet3.E2:Sheet3.E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ed meta-comm</text:p>
                <text:list>
                  <text:list-item>
                    <text:p>patched</text:p>
                  </text:list-item>
                  <text:list-item>
                    <text:p>meta-comm</text:p>
                  </text:list-item>
                </text:list>
                <draw:g>
                  <svg:desc>Sheet3.D2:Sheet3.D3</svg:desc>
                </draw:g>
              </table:table-cell>
              <table:table-cell office:value-type="string">
                <text:p>patched meta-used</text:p>
                <text:list>
                  <text:list-item>
                    <text:p>patched</text:p>
                  </text:list-item>
                  <text:list-item>
                    <text:p>meta-used</text:p>
                  </text:list-item>
                </text:list>
                <draw:g>
                  <svg:desc>Sheet3.E2:Sheet3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D4:Sheet3.D180</svg:desc>
                </draw:g>
              </table:table-cell>
              <table:table-cell office:value-type="float" office:value="0">
                <text:p>0</text:p>
                <draw:g>
                  <svg:desc>Sheet3.E4:Sheet3.E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72">
                <text:p>3072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352">
                <text:p>20352</text:p>
              </table:table-cell>
              <table:table-cell office:value-type="float" office:value="20177">
                <text:p>20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28">
                <text:p>20928</text:p>
              </table:table-cell>
              <table:table-cell office:value-type="float" office:value="20683">
                <text:p>206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928">
                <text:p>20928</text:p>
              </table:table-cell>
              <table:table-cell office:value-type="float" office:value="20683">
                <text:p>206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928">
                <text:p>20928</text:p>
              </table:table-cell>
              <table:table-cell office:value-type="float" office:value="20683">
                <text:p>206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28">
                <text:p>20928</text:p>
              </table:table-cell>
              <table:table-cell office:value-type="float" office:value="20683">
                <text:p>206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200">
                <text:p>43200</text:p>
              </table:table-cell>
              <table:table-cell office:value-type="float" office:value="42764">
                <text:p>427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6608">
                <text:p>156608</text:p>
              </table:table-cell>
              <table:table-cell office:value-type="float" office:value="154794">
                <text:p>1547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016">
                <text:p>270016</text:p>
              </table:table-cell>
              <table:table-cell office:value-type="float" office:value="266919">
                <text:p>2669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0992">
                <text:p>380992</text:p>
              </table:table-cell>
              <table:table-cell office:value-type="float" office:value="376604">
                <text:p>3766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6064">
                <text:p>456064</text:p>
              </table:table-cell>
              <table:table-cell office:value-type="float" office:value="450787">
                <text:p>4507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6064">
                <text:p>456064</text:p>
              </table:table-cell>
              <table:table-cell office:value-type="float" office:value="450787">
                <text:p>4507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6064">
                <text:p>456064</text:p>
              </table:table-cell>
              <table:table-cell office:value-type="float" office:value="450787">
                <text:p>4507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6064">
                <text:p>456064</text:p>
              </table:table-cell>
              <table:table-cell office:value-type="float" office:value="450787">
                <text:p>4507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6064">
                <text:p>456064</text:p>
              </table:table-cell>
              <table:table-cell office:value-type="float" office:value="450787">
                <text:p>4507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6064">
                <text:p>456064</text:p>
              </table:table-cell>
              <table:table-cell office:value-type="float" office:value="450787">
                <text:p>4507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6064">
                <text:p>456064</text:p>
              </table:table-cell>
              <table:table-cell office:value-type="float" office:value="450787">
                <text:p>4507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6064">
                <text:p>456064</text:p>
              </table:table-cell>
              <table:table-cell office:value-type="float" office:value="450787">
                <text:p>4507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4080">
                <text:p>374080</text:p>
              </table:table-cell>
              <table:table-cell office:value-type="float" office:value="364766">
                <text:p>3647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4080">
                <text:p>374080</text:p>
              </table:table-cell>
              <table:table-cell office:value-type="float" office:value="364766">
                <text:p>3647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4080">
                <text:p>374080</text:p>
              </table:table-cell>
              <table:table-cell office:value-type="float" office:value="364766">
                <text:p>3647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4080">
                <text:p>374080</text:p>
              </table:table-cell>
              <table:table-cell office:value-type="float" office:value="364766">
                <text:p>3647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4080">
                <text:p>374080</text:p>
              </table:table-cell>
              <table:table-cell office:value-type="float" office:value="364766">
                <text:p>3647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4080">
                <text:p>374080</text:p>
              </table:table-cell>
              <table:table-cell office:value-type="float" office:value="364766">
                <text:p>3647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4080">
                <text:p>374080</text:p>
              </table:table-cell>
              <table:table-cell office:value-type="float" office:value="364766">
                <text:p>3647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4080">
                <text:p>374080</text:p>
              </table:table-cell>
              <table:table-cell office:value-type="float" office:value="364766">
                <text:p>3647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7040">
                <text:p>287040</text:p>
              </table:table-cell>
              <table:table-cell office:value-type="float" office:value="278746">
                <text:p>2787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7040">
                <text:p>287040</text:p>
              </table:table-cell>
              <table:table-cell office:value-type="float" office:value="278746">
                <text:p>2787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7040">
                <text:p>287040</text:p>
              </table:table-cell>
              <table:table-cell office:value-type="float" office:value="278746">
                <text:p>2787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7040">
                <text:p>287040</text:p>
              </table:table-cell>
              <table:table-cell office:value-type="float" office:value="278746">
                <text:p>2787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7040">
                <text:p>287040</text:p>
              </table:table-cell>
              <table:table-cell office:value-type="float" office:value="278747">
                <text:p>2787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7040">
                <text:p>287040</text:p>
              </table:table-cell>
              <table:table-cell office:value-type="float" office:value="278747">
                <text:p>2787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7040">
                <text:p>287040</text:p>
              </table:table-cell>
              <table:table-cell office:value-type="float" office:value="278747">
                <text:p>2787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7040">
                <text:p>287040</text:p>
              </table:table-cell>
              <table:table-cell office:value-type="float" office:value="278747">
                <text:p>2787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00">
                <text:p>200000</text:p>
              </table:table-cell>
              <table:table-cell office:value-type="float" office:value="192726">
                <text:p>1927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00">
                <text:p>200000</text:p>
              </table:table-cell>
              <table:table-cell office:value-type="float" office:value="192726">
                <text:p>1927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00">
                <text:p>200000</text:p>
              </table:table-cell>
              <table:table-cell office:value-type="float" office:value="192726">
                <text:p>1927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00">
                <text:p>200000</text:p>
              </table:table-cell>
              <table:table-cell office:value-type="float" office:value="192726">
                <text:p>1927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00">
                <text:p>200000</text:p>
              </table:table-cell>
              <table:table-cell office:value-type="float" office:value="192726">
                <text:p>1927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00">
                <text:p>200000</text:p>
              </table:table-cell>
              <table:table-cell office:value-type="float" office:value="192726">
                <text:p>1927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000">
                <text:p>200000</text:p>
              </table:table-cell>
              <table:table-cell office:value-type="float" office:value="192726">
                <text:p>1927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000">
                <text:p>200000</text:p>
              </table:table-cell>
              <table:table-cell office:value-type="float" office:value="192726">
                <text:p>1927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2960">
                <text:p>112960</text:p>
              </table:table-cell>
              <table:table-cell office:value-type="float" office:value="106709">
                <text:p>1067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960">
                <text:p>112960</text:p>
              </table:table-cell>
              <table:table-cell office:value-type="float" office:value="111143">
                <text:p>1111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9312">
                <text:p>229312</text:p>
              </table:table-cell>
              <table:table-cell office:value-type="float" office:value="226706">
                <text:p>2267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4448">
                <text:p>344448</text:p>
              </table:table-cell>
              <table:table-cell office:value-type="float" office:value="340499">
                <text:p>3404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9456">
                <text:p>459456</text:p>
              </table:table-cell>
              <table:table-cell office:value-type="float" office:value="454156">
                <text:p>4541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43104">
                <text:p>543104</text:p>
              </table:table-cell>
              <table:table-cell office:value-type="float" office:value="536820">
                <text:p>5368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43104">
                <text:p>543104</text:p>
              </table:table-cell>
              <table:table-cell office:value-type="float" office:value="536820">
                <text:p>53682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43104">
                <text:p>543104</text:p>
              </table:table-cell>
              <table:table-cell office:value-type="float" office:value="536820">
                <text:p>5368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43104">
                <text:p>543104</text:p>
              </table:table-cell>
              <table:table-cell office:value-type="float" office:value="536820">
                <text:p>5368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43104">
                <text:p>543104</text:p>
              </table:table-cell>
              <table:table-cell office:value-type="float" office:value="536820">
                <text:p>5368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43104">
                <text:p>543104</text:p>
              </table:table-cell>
              <table:table-cell office:value-type="float" office:value="536820">
                <text:p>5368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3104">
                <text:p>543104</text:p>
              </table:table-cell>
              <table:table-cell office:value-type="float" office:value="536820">
                <text:p>5368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3104">
                <text:p>543104</text:p>
              </table:table-cell>
              <table:table-cell office:value-type="float" office:value="536820">
                <text:p>53682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1824">
                <text:p>461824</text:p>
              </table:table-cell>
              <table:table-cell office:value-type="float" office:value="450802">
                <text:p>4508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1824">
                <text:p>461824</text:p>
              </table:table-cell>
              <table:table-cell office:value-type="float" office:value="450802">
                <text:p>4508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1824">
                <text:p>461824</text:p>
              </table:table-cell>
              <table:table-cell office:value-type="float" office:value="450802">
                <text:p>4508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1824">
                <text:p>461824</text:p>
              </table:table-cell>
              <table:table-cell office:value-type="float" office:value="450802">
                <text:p>4508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1824">
                <text:p>461824</text:p>
              </table:table-cell>
              <table:table-cell office:value-type="float" office:value="450802">
                <text:p>4508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1824">
                <text:p>461824</text:p>
              </table:table-cell>
              <table:table-cell office:value-type="float" office:value="450802">
                <text:p>4508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1824">
                <text:p>461824</text:p>
              </table:table-cell>
              <table:table-cell office:value-type="float" office:value="450802">
                <text:p>4508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61824">
                <text:p>461824</text:p>
              </table:table-cell>
              <table:table-cell office:value-type="float" office:value="450802">
                <text:p>4508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5872">
                <text:p>375872</text:p>
              </table:table-cell>
              <table:table-cell office:value-type="float" office:value="364787">
                <text:p>3647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5872">
                <text:p>375872</text:p>
              </table:table-cell>
              <table:table-cell office:value-type="float" office:value="364787">
                <text:p>3647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75872">
                <text:p>375872</text:p>
              </table:table-cell>
              <table:table-cell office:value-type="float" office:value="364787">
                <text:p>3647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75872">
                <text:p>375872</text:p>
              </table:table-cell>
              <table:table-cell office:value-type="float" office:value="364787">
                <text:p>3647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5872">
                <text:p>375872</text:p>
              </table:table-cell>
              <table:table-cell office:value-type="float" office:value="364787">
                <text:p>3647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5872">
                <text:p>375872</text:p>
              </table:table-cell>
              <table:table-cell office:value-type="float" office:value="364787">
                <text:p>3647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5872">
                <text:p>375872</text:p>
              </table:table-cell>
              <table:table-cell office:value-type="float" office:value="364787">
                <text:p>3647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5872">
                <text:p>375872</text:p>
              </table:table-cell>
              <table:table-cell office:value-type="float" office:value="364787">
                <text:p>3647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9920">
                <text:p>289920</text:p>
              </table:table-cell>
              <table:table-cell office:value-type="float" office:value="278763">
                <text:p>2787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9920">
                <text:p>289920</text:p>
              </table:table-cell>
              <table:table-cell office:value-type="float" office:value="278763">
                <text:p>2787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9920">
                <text:p>289920</text:p>
              </table:table-cell>
              <table:table-cell office:value-type="float" office:value="278763">
                <text:p>2787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9920">
                <text:p>289920</text:p>
              </table:table-cell>
              <table:table-cell office:value-type="float" office:value="278763">
                <text:p>2787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9920">
                <text:p>289920</text:p>
              </table:table-cell>
              <table:table-cell office:value-type="float" office:value="278764">
                <text:p>2787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9920">
                <text:p>289920</text:p>
              </table:table-cell>
              <table:table-cell office:value-type="float" office:value="278764">
                <text:p>2787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9920">
                <text:p>289920</text:p>
              </table:table-cell>
              <table:table-cell office:value-type="float" office:value="278764">
                <text:p>2787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9920">
                <text:p>289920</text:p>
              </table:table-cell>
              <table:table-cell office:value-type="float" office:value="278764">
                <text:p>2787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3968">
                <text:p>203968</text:p>
              </table:table-cell>
              <table:table-cell office:value-type="float" office:value="192736">
                <text:p>1927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3968">
                <text:p>203968</text:p>
              </table:table-cell>
              <table:table-cell office:value-type="float" office:value="192745">
                <text:p>1927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3968">
                <text:p>203968</text:p>
              </table:table-cell>
              <table:table-cell office:value-type="float" office:value="192745">
                <text:p>1927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3968">
                <text:p>203968</text:p>
              </table:table-cell>
              <table:table-cell office:value-type="float" office:value="192745">
                <text:p>1927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3968">
                <text:p>203968</text:p>
              </table:table-cell>
              <table:table-cell office:value-type="float" office:value="192745">
                <text:p>1927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3968">
                <text:p>203968</text:p>
              </table:table-cell>
              <table:table-cell office:value-type="float" office:value="192745">
                <text:p>1927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3968">
                <text:p>203968</text:p>
              </table:table-cell>
              <table:table-cell office:value-type="float" office:value="192745">
                <text:p>1927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3968">
                <text:p>203968</text:p>
              </table:table-cell>
              <table:table-cell office:value-type="float" office:value="192745">
                <text:p>1927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3968">
                <text:p>203968</text:p>
              </table:table-cell>
              <table:table-cell office:value-type="float" office:value="192745">
                <text:p>1927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928">
                <text:p>20928</text:p>
              </table:table-cell>
              <table:table-cell office:value-type="float" office:value="20698">
                <text:p>206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928">
                <text:p>20928</text:p>
              </table:table-cell>
              <table:table-cell office:value-type="float" office:value="20698">
                <text:p>206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928">
                <text:p>20928</text:p>
              </table:table-cell>
              <table:table-cell office:value-type="float" office:value="20698">
                <text:p>206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928">
                <text:p>20928</text:p>
              </table:table-cell>
              <table:table-cell office:value-type="float" office:value="20698">
                <text:p>206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26cm" svg:height="21.993cm" xlink:href=".." xlink:type="simple" chart:class="chart:line" chart:style-name="ch1">
        <chart:legend chart:legend-position="end" svg:x="26.266cm" svg:y="10.448cm" style:legend-expansion="high" chart:style-name="ch2"/>
        <chart:plot-area chart:style-name="ch3" table:cell-range-address="Sheet3.G2:Sheet3.H180" chart:data-source-has-labels="row" svg:x="0.63cm" svg:y="0.439cm" svg:width="25.006cm" svg:height="21.115cm">
          <chartooo:coordinate-region svg:x="1.992cm" svg:y="0.56cm" svg:width="23.638cm" svg:height="19.9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G4:Sheet3.G180" chart:label-cell-address="Sheet3.G2:Sheet3.G3" chart:class="chart:line">
            <chart:data-point chart:repeated="177"/>
          </chart:series>
          <chart:series chart:style-name="ch7" chart:values-cell-range-address="Sheet3.H4:Sheet3.H180" chart:label-cell-address="Sheet3.H2:Sheet3.H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ed-aggr meta-comm</text:p>
                <text:list>
                  <text:list-item>
                    <text:p>patched-aggr</text:p>
                  </text:list-item>
                  <text:list-item>
                    <text:p>meta-comm</text:p>
                  </text:list-item>
                </text:list>
                <draw:g>
                  <svg:desc>Sheet3.G2:Sheet3.G3</svg:desc>
                </draw:g>
              </table:table-cell>
              <table:table-cell office:value-type="string">
                <text:p>patched-aggr meta-used</text:p>
                <text:list>
                  <text:list-item>
                    <text:p>patched-aggr</text:p>
                  </text:list-item>
                  <text:list-item>
                    <text:p>meta-used</text:p>
                  </text:list-item>
                </text:list>
                <draw:g>
                  <svg:desc>Sheet3.H2:Sheet3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G4:Sheet3.G180</svg:desc>
                </draw:g>
              </table:table-cell>
              <table:table-cell office:value-type="float" office:value="0">
                <text:p>0</text:p>
                <draw:g>
                  <svg:desc>Sheet3.H4:Sheet3.H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56">
                <text:p>3056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256">
                <text:p>20256</text:p>
              </table:table-cell>
              <table:table-cell office:value-type="float" office:value="20117">
                <text:p>201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64">
                <text:p>20864</text:p>
              </table:table-cell>
              <table:table-cell office:value-type="float" office:value="20718">
                <text:p>207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864">
                <text:p>20864</text:p>
              </table:table-cell>
              <table:table-cell office:value-type="float" office:value="20718">
                <text:p>20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864">
                <text:p>20864</text:p>
              </table:table-cell>
              <table:table-cell office:value-type="float" office:value="20718">
                <text:p>20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864">
                <text:p>20864</text:p>
              </table:table-cell>
              <table:table-cell office:value-type="float" office:value="20718">
                <text:p>207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176">
                <text:p>34176</text:p>
              </table:table-cell>
              <table:table-cell office:value-type="float" office:value="33866">
                <text:p>338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2256">
                <text:p>142256</text:p>
              </table:table-cell>
              <table:table-cell office:value-type="float" office:value="140690">
                <text:p>1406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16">
                <text:p>250016</text:p>
              </table:table-cell>
              <table:table-cell office:value-type="float" office:value="247187">
                <text:p>2471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4992">
                <text:p>354992</text:p>
              </table:table-cell>
              <table:table-cell office:value-type="float" office:value="350935">
                <text:p>3509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6064">
                <text:p>456064</text:p>
              </table:table-cell>
              <table:table-cell office:value-type="float" office:value="450828">
                <text:p>450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6064">
                <text:p>456064</text:p>
              </table:table-cell>
              <table:table-cell office:value-type="float" office:value="450828">
                <text:p>4508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6064">
                <text:p>456064</text:p>
              </table:table-cell>
              <table:table-cell office:value-type="float" office:value="450828">
                <text:p>4508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6064">
                <text:p>456064</text:p>
              </table:table-cell>
              <table:table-cell office:value-type="float" office:value="450828">
                <text:p>4508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6064">
                <text:p>456064</text:p>
              </table:table-cell>
              <table:table-cell office:value-type="float" office:value="450828">
                <text:p>4508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6064">
                <text:p>456064</text:p>
              </table:table-cell>
              <table:table-cell office:value-type="float" office:value="450828">
                <text:p>4508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6064">
                <text:p>456064</text:p>
              </table:table-cell>
              <table:table-cell office:value-type="float" office:value="450828">
                <text:p>4508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6064">
                <text:p>456064</text:p>
              </table:table-cell>
              <table:table-cell office:value-type="float" office:value="450828">
                <text:p>4508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9024">
                <text:p>369024</text:p>
              </table:table-cell>
              <table:table-cell office:value-type="float" office:value="364807">
                <text:p>3648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9024">
                <text:p>369024</text:p>
              </table:table-cell>
              <table:table-cell office:value-type="float" office:value="364807">
                <text:p>3648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9024">
                <text:p>369024</text:p>
              </table:table-cell>
              <table:table-cell office:value-type="float" office:value="364807">
                <text:p>3648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9024">
                <text:p>369024</text:p>
              </table:table-cell>
              <table:table-cell office:value-type="float" office:value="364807">
                <text:p>3648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9024">
                <text:p>369024</text:p>
              </table:table-cell>
              <table:table-cell office:value-type="float" office:value="364807">
                <text:p>3648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9024">
                <text:p>369024</text:p>
              </table:table-cell>
              <table:table-cell office:value-type="float" office:value="364807">
                <text:p>3648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9024">
                <text:p>369024</text:p>
              </table:table-cell>
              <table:table-cell office:value-type="float" office:value="364807">
                <text:p>3648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9024">
                <text:p>369024</text:p>
              </table:table-cell>
              <table:table-cell office:value-type="float" office:value="364807">
                <text:p>3648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1984">
                <text:p>281984</text:p>
              </table:table-cell>
              <table:table-cell office:value-type="float" office:value="278787">
                <text:p>2787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1984">
                <text:p>281984</text:p>
              </table:table-cell>
              <table:table-cell office:value-type="float" office:value="278787">
                <text:p>2787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1984">
                <text:p>281984</text:p>
              </table:table-cell>
              <table:table-cell office:value-type="float" office:value="278787">
                <text:p>2787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1984">
                <text:p>281984</text:p>
              </table:table-cell>
              <table:table-cell office:value-type="float" office:value="278787">
                <text:p>2787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1984">
                <text:p>281984</text:p>
              </table:table-cell>
              <table:table-cell office:value-type="float" office:value="278787">
                <text:p>2787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1984">
                <text:p>281984</text:p>
              </table:table-cell>
              <table:table-cell office:value-type="float" office:value="278788">
                <text:p>2787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1984">
                <text:p>281984</text:p>
              </table:table-cell>
              <table:table-cell office:value-type="float" office:value="278788">
                <text:p>2787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1984">
                <text:p>281984</text:p>
              </table:table-cell>
              <table:table-cell office:value-type="float" office:value="278788">
                <text:p>2787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1984">
                <text:p>281984</text:p>
              </table:table-cell>
              <table:table-cell office:value-type="float" office:value="278788">
                <text:p>2787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4944">
                <text:p>194944</text:p>
              </table:table-cell>
              <table:table-cell office:value-type="float" office:value="192767">
                <text:p>1927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4944">
                <text:p>194944</text:p>
              </table:table-cell>
              <table:table-cell office:value-type="float" office:value="192767">
                <text:p>1927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4944">
                <text:p>194944</text:p>
              </table:table-cell>
              <table:table-cell office:value-type="float" office:value="192767">
                <text:p>1927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4944">
                <text:p>194944</text:p>
              </table:table-cell>
              <table:table-cell office:value-type="float" office:value="192767">
                <text:p>1927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4944">
                <text:p>194944</text:p>
              </table:table-cell>
              <table:table-cell office:value-type="float" office:value="192767">
                <text:p>1927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4944">
                <text:p>194944</text:p>
              </table:table-cell>
              <table:table-cell office:value-type="float" office:value="192767">
                <text:p>1927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4944">
                <text:p>194944</text:p>
              </table:table-cell>
              <table:table-cell office:value-type="float" office:value="192767">
                <text:p>1927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4944">
                <text:p>194944</text:p>
              </table:table-cell>
              <table:table-cell office:value-type="float" office:value="192767">
                <text:p>1927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904">
                <text:p>107904</text:p>
              </table:table-cell>
              <table:table-cell office:value-type="float" office:value="106746">
                <text:p>1067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4928">
                <text:p>204928</text:p>
              </table:table-cell>
              <table:table-cell office:value-type="float" office:value="202642">
                <text:p>2026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5888">
                <text:p>315888</text:p>
              </table:table-cell>
              <table:table-cell office:value-type="float" office:value="312310">
                <text:p>3123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4832">
                <text:p>424832</text:p>
              </table:table-cell>
              <table:table-cell office:value-type="float" office:value="419988">
                <text:p>4199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4688">
                <text:p>534688</text:p>
              </table:table-cell>
              <table:table-cell office:value-type="float" office:value="528555">
                <text:p>5285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43088">
                <text:p>543088</text:p>
              </table:table-cell>
              <table:table-cell office:value-type="float" office:value="536858">
                <text:p>5368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43088">
                <text:p>543088</text:p>
              </table:table-cell>
              <table:table-cell office:value-type="float" office:value="536858">
                <text:p>5368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43088">
                <text:p>543088</text:p>
              </table:table-cell>
              <table:table-cell office:value-type="float" office:value="536858">
                <text:p>5368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43088">
                <text:p>543088</text:p>
              </table:table-cell>
              <table:table-cell office:value-type="float" office:value="536858">
                <text:p>5368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43088">
                <text:p>543088</text:p>
              </table:table-cell>
              <table:table-cell office:value-type="float" office:value="536858">
                <text:p>5368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3088">
                <text:p>543088</text:p>
              </table:table-cell>
              <table:table-cell office:value-type="float" office:value="536858">
                <text:p>5368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3088">
                <text:p>543088</text:p>
              </table:table-cell>
              <table:table-cell office:value-type="float" office:value="536858">
                <text:p>5368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43088">
                <text:p>543088</text:p>
              </table:table-cell>
              <table:table-cell office:value-type="float" office:value="536858">
                <text:p>5368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56048">
                <text:p>456048</text:p>
              </table:table-cell>
              <table:table-cell office:value-type="float" office:value="450838">
                <text:p>4508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56048">
                <text:p>456048</text:p>
              </table:table-cell>
              <table:table-cell office:value-type="float" office:value="450838">
                <text:p>4508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56048">
                <text:p>456048</text:p>
              </table:table-cell>
              <table:table-cell office:value-type="float" office:value="450838">
                <text:p>4508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56048">
                <text:p>456048</text:p>
              </table:table-cell>
              <table:table-cell office:value-type="float" office:value="450838">
                <text:p>4508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56048">
                <text:p>456048</text:p>
              </table:table-cell>
              <table:table-cell office:value-type="float" office:value="450838">
                <text:p>4508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6048">
                <text:p>456048</text:p>
              </table:table-cell>
              <table:table-cell office:value-type="float" office:value="450838">
                <text:p>4508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6048">
                <text:p>456048</text:p>
              </table:table-cell>
              <table:table-cell office:value-type="float" office:value="450838">
                <text:p>4508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6048">
                <text:p>456048</text:p>
              </table:table-cell>
              <table:table-cell office:value-type="float" office:value="450838">
                <text:p>4508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9024">
                <text:p>369024</text:p>
              </table:table-cell>
              <table:table-cell office:value-type="float" office:value="364819">
                <text:p>3648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9024">
                <text:p>369024</text:p>
              </table:table-cell>
              <table:table-cell office:value-type="float" office:value="364819">
                <text:p>3648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9024">
                <text:p>369024</text:p>
              </table:table-cell>
              <table:table-cell office:value-type="float" office:value="364819">
                <text:p>3648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9024">
                <text:p>369024</text:p>
              </table:table-cell>
              <table:table-cell office:value-type="float" office:value="364819">
                <text:p>3648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9024">
                <text:p>369024</text:p>
              </table:table-cell>
              <table:table-cell office:value-type="float" office:value="364819">
                <text:p>3648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9024">
                <text:p>369024</text:p>
              </table:table-cell>
              <table:table-cell office:value-type="float" office:value="364819">
                <text:p>3648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9024">
                <text:p>369024</text:p>
              </table:table-cell>
              <table:table-cell office:value-type="float" office:value="364819">
                <text:p>3648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9024">
                <text:p>369024</text:p>
              </table:table-cell>
              <table:table-cell office:value-type="float" office:value="364819">
                <text:p>3648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2000">
                <text:p>282000</text:p>
              </table:table-cell>
              <table:table-cell office:value-type="float" office:value="278801">
                <text:p>2788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2000">
                <text:p>282000</text:p>
              </table:table-cell>
              <table:table-cell office:value-type="float" office:value="278801">
                <text:p>2788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2000">
                <text:p>282000</text:p>
              </table:table-cell>
              <table:table-cell office:value-type="float" office:value="278801">
                <text:p>2788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2000">
                <text:p>282000</text:p>
              </table:table-cell>
              <table:table-cell office:value-type="float" office:value="278801">
                <text:p>2788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000">
                <text:p>282000</text:p>
              </table:table-cell>
              <table:table-cell office:value-type="float" office:value="278802">
                <text:p>2788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2000">
                <text:p>282000</text:p>
              </table:table-cell>
              <table:table-cell office:value-type="float" office:value="278802">
                <text:p>2788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2000">
                <text:p>282000</text:p>
              </table:table-cell>
              <table:table-cell office:value-type="float" office:value="278802">
                <text:p>2788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2000">
                <text:p>282000</text:p>
              </table:table-cell>
              <table:table-cell office:value-type="float" office:value="278802">
                <text:p>2788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4960">
                <text:p>194960</text:p>
              </table:table-cell>
              <table:table-cell office:value-type="float" office:value="192782">
                <text:p>1927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4960">
                <text:p>194960</text:p>
              </table:table-cell>
              <table:table-cell office:value-type="float" office:value="192782">
                <text:p>1927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4960">
                <text:p>194960</text:p>
              </table:table-cell>
              <table:table-cell office:value-type="float" office:value="192782">
                <text:p>1927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4960">
                <text:p>194960</text:p>
              </table:table-cell>
              <table:table-cell office:value-type="float" office:value="192782">
                <text:p>1927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4960">
                <text:p>194960</text:p>
              </table:table-cell>
              <table:table-cell office:value-type="float" office:value="192782">
                <text:p>1927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4960">
                <text:p>194960</text:p>
              </table:table-cell>
              <table:table-cell office:value-type="float" office:value="192782">
                <text:p>1927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4960">
                <text:p>194960</text:p>
              </table:table-cell>
              <table:table-cell office:value-type="float" office:value="192782">
                <text:p>1927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4960">
                <text:p>194960</text:p>
              </table:table-cell>
              <table:table-cell office:value-type="float" office:value="192782">
                <text:p>1927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880">
                <text:p>20880</text:p>
              </table:table-cell>
              <table:table-cell office:value-type="float" office:value="20733">
                <text:p>207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880">
                <text:p>20880</text:p>
              </table:table-cell>
              <table:table-cell office:value-type="float" office:value="20733">
                <text:p>207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880">
                <text:p>20880</text:p>
              </table:table-cell>
              <table:table-cell office:value-type="float" office:value="20733">
                <text:p>207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880">
                <text:p>20880</text:p>
              </table:table-cell>
              <table:table-cell office:value-type="float" office:value="20733">
                <text:p>207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26cm" svg:height="21.966cm" xlink:href=".." xlink:type="simple" chart:class="chart:line" chart:style-name="ch1">
        <chart:legend chart:legend-position="end" svg:x="26.451cm" svg:y="10.435cm" style:legend-expansion="high" chart:style-name="ch2"/>
        <chart:plot-area chart:style-name="ch3" table:cell-range-address="Sheet3.A2:Sheet3.A180 Sheet3.D2:Sheet3.D180" chart:data-source-has-labels="row" svg:x="0.63cm" svg:y="0.439cm" svg:width="25.191cm" svg:height="21.088cm">
          <chartooo:coordinate-region svg:x="1.992cm" svg:y="0.56cm" svg:width="23.824cm" svg:height="19.9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80" chart:label-cell-address="Sheet3.A2:Sheet3.A3" chart:class="chart:line">
            <chart:data-point chart:repeated="177"/>
          </chart:series>
          <chart:series chart:style-name="ch7" chart:values-cell-range-address="Sheet3.D4:Sheet3.D180" chart:label-cell-address="Sheet3.D2:Sheet3.D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-malloc meta-comm</text:p>
                <text:list>
                  <text:list-item>
                    <text:p>With-malloc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patched meta-comm</text:p>
                <text:list>
                  <text:list-item>
                    <text:p>patched</text:p>
                  </text:list-item>
                  <text:list-item>
                    <text:p>meta-comm</text:p>
                  </text:list-item>
                </text:list>
                <draw:g>
                  <svg:desc>Sheet3.D2:Sheet3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80</svg:desc>
                </draw:g>
              </table:table-cell>
              <table:table-cell office:value-type="float" office:value="0">
                <text:p>0</text:p>
                <draw:g>
                  <svg:desc>Sheet3.D4:Sheet3.D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0352">
                <text:p>203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0928">
                <text:p>209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0928">
                <text:p>20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0928">
                <text:p>20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0928">
                <text:p>209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3200">
                <text:p>43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56608">
                <text:p>156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70016">
                <text:p>270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80992">
                <text:p>3809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56064">
                <text:p>456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456064">
                <text:p>4560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56064">
                <text:p>4560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456064">
                <text:p>4560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456064">
                <text:p>4560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456064">
                <text:p>4560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56064">
                <text:p>4560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456064">
                <text:p>4560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74080">
                <text:p>3740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374080">
                <text:p>3740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74080">
                <text:p>3740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74080">
                <text:p>3740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374080">
                <text:p>3740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374080">
                <text:p>3740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374080">
                <text:p>3740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374080">
                <text:p>3740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87040">
                <text:p>2870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87040">
                <text:p>2870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87040">
                <text:p>2870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87040">
                <text:p>2870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87040">
                <text:p>2870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87040">
                <text:p>2870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87040">
                <text:p>2870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87040">
                <text:p>2870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12960">
                <text:p>11296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229312">
                <text:p>2293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344448">
                <text:p>3444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459456">
                <text:p>4594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543104">
                <text:p>5431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543104">
                <text:p>5431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543104">
                <text:p>5431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543104">
                <text:p>5431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543104">
                <text:p>5431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543104">
                <text:p>5431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543104">
                <text:p>5431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543104">
                <text:p>5431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461824">
                <text:p>4618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461824">
                <text:p>4618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461824">
                <text:p>4618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461824">
                <text:p>4618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461824">
                <text:p>4618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461824">
                <text:p>4618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461824">
                <text:p>4618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461824">
                <text:p>4618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375872">
                <text:p>3758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375872">
                <text:p>3758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375872">
                <text:p>3758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375872">
                <text:p>3758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375872">
                <text:p>3758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375872">
                <text:p>3758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375872">
                <text:p>3758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375872">
                <text:p>3758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289920">
                <text:p>28992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289920">
                <text:p>28992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289920">
                <text:p>28992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289920">
                <text:p>28992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289920">
                <text:p>28992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289920">
                <text:p>2899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289920">
                <text:p>2899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289920">
                <text:p>2899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203968">
                <text:p>2039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203968">
                <text:p>2039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203968">
                <text:p>2039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203968">
                <text:p>2039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203968">
                <text:p>2039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203968">
                <text:p>2039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203968">
                <text:p>2039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203968">
                <text:p>2039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203968">
                <text:p>2039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20928">
                <text:p>209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20928">
                <text:p>209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20928">
                <text:p>209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20928">
                <text:p>209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54cm" svg:height="22.577cm" xlink:href=".." xlink:type="simple" chart:class="chart:line" chart:style-name="ch1">
        <chart:legend chart:legend-position="end" svg:x="27.379cm" svg:y="10.74cm" style:legend-expansion="high" chart:style-name="ch2"/>
        <chart:plot-area chart:style-name="ch3" table:cell-range-address="Sheet3.C2:Sheet3.C180 Sheet3.F2:Sheet3.F180" chart:data-source-has-labels="row" svg:x="0.631cm" svg:y="0.451cm" svg:width="26.117cm" svg:height="21.675cm">
          <chartooo:coordinate-region svg:x="1.993cm" svg:y="0.572cm" svg:width="24.755cm" svg:height="20.5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4:Sheet3.C180" chart:label-cell-address="Sheet3.C2:Sheet3.C3" chart:class="chart:line">
            <chart:data-point chart:repeated="177"/>
          </chart:series>
          <chart:series chart:style-name="ch7" chart:values-cell-range-address="Sheet3.F4:Sheet3.F180" chart:label-cell-address="Sheet3.F2:Sheet3.F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-malloc rss-all</text:p>
                <text:list>
                  <text:list-item>
                    <text:p>With-malloc</text:p>
                  </text:list-item>
                  <text:list-item>
                    <text:p>rss-all</text:p>
                  </text:list-item>
                </text:list>
                <draw:g>
                  <svg:desc>Sheet3.C2:Sheet3.C3</svg:desc>
                </draw:g>
              </table:table-cell>
              <table:table-cell office:value-type="string">
                <text:p>patched rss-all</text:p>
                <text:list>
                  <text:list-item>
                    <text:p>patched</text:p>
                  </text:list-item>
                  <text:list-item>
                    <text:p>rss-all</text:p>
                  </text:list-item>
                </text:list>
                <draw:g>
                  <svg:desc>Sheet3.F2:Sheet3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4:Sheet3.C180</svg:desc>
                </draw:g>
              </table:table-cell>
              <table:table-cell office:value-type="float" office:value="0">
                <text:p>0</text:p>
                <draw:g>
                  <svg:desc>Sheet3.F4:Sheet3.F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264">
                <text:p>88264</text:p>
              </table:table-cell>
              <table:table-cell office:value-type="float" office:value="87228">
                <text:p>87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5204">
                <text:p>185204</text:p>
              </table:table-cell>
              <table:table-cell office:value-type="float" office:value="176696">
                <text:p>176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9104">
                <text:p>159104</text:p>
              </table:table-cell>
              <table:table-cell office:value-type="float" office:value="141452">
                <text:p>1414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9104">
                <text:p>159104</text:p>
              </table:table-cell>
              <table:table-cell office:value-type="float" office:value="141452">
                <text:p>1414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9104">
                <text:p>159104</text:p>
              </table:table-cell>
              <table:table-cell office:value-type="float" office:value="141452">
                <text:p>141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9104">
                <text:p>159104</text:p>
              </table:table-cell>
              <table:table-cell office:value-type="float" office:value="141452">
                <text:p>141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896">
                <text:p>153896</text:p>
              </table:table-cell>
              <table:table-cell office:value-type="float" office:value="160136">
                <text:p>160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6260">
                <text:p>286260</text:p>
              </table:table-cell>
              <table:table-cell office:value-type="float" office:value="275608">
                <text:p>275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8268">
                <text:p>418268</text:p>
              </table:table-cell>
              <table:table-cell office:value-type="float" office:value="393900">
                <text:p>3939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7100">
                <text:p>547100</text:p>
              </table:table-cell>
              <table:table-cell office:value-type="float" office:value="508536">
                <text:p>5085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2004">
                <text:p>682004</text:p>
              </table:table-cell>
              <table:table-cell office:value-type="float" office:value="588528">
                <text:p>588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7052">
                <text:p>697052</text:p>
              </table:table-cell>
              <table:table-cell office:value-type="float" office:value="588528">
                <text:p>5885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7052">
                <text:p>697052</text:p>
              </table:table-cell>
              <table:table-cell office:value-type="float" office:value="588528">
                <text:p>588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7052">
                <text:p>697052</text:p>
              </table:table-cell>
              <table:table-cell office:value-type="float" office:value="588528">
                <text:p>5885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7052">
                <text:p>697052</text:p>
              </table:table-cell>
              <table:table-cell office:value-type="float" office:value="588528">
                <text:p>5885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7052">
                <text:p>697052</text:p>
              </table:table-cell>
              <table:table-cell office:value-type="float" office:value="588528">
                <text:p>5885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7052">
                <text:p>697052</text:p>
              </table:table-cell>
              <table:table-cell office:value-type="float" office:value="588528">
                <text:p>5885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7052">
                <text:p>697052</text:p>
              </table:table-cell>
              <table:table-cell office:value-type="float" office:value="588528">
                <text:p>5885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7052">
                <text:p>697052</text:p>
              </table:table-cell>
              <table:table-cell office:value-type="float" office:value="506392">
                <text:p>5063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7052">
                <text:p>697052</text:p>
              </table:table-cell>
              <table:table-cell office:value-type="float" office:value="506392">
                <text:p>5063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97052">
                <text:p>697052</text:p>
              </table:table-cell>
              <table:table-cell office:value-type="float" office:value="506392">
                <text:p>5063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7052">
                <text:p>697052</text:p>
              </table:table-cell>
              <table:table-cell office:value-type="float" office:value="506392">
                <text:p>5063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7052">
                <text:p>697052</text:p>
              </table:table-cell>
              <table:table-cell office:value-type="float" office:value="506392">
                <text:p>5063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7052">
                <text:p>697052</text:p>
              </table:table-cell>
              <table:table-cell office:value-type="float" office:value="506392">
                <text:p>5063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7052">
                <text:p>697052</text:p>
              </table:table-cell>
              <table:table-cell office:value-type="float" office:value="506392">
                <text:p>5063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7052">
                <text:p>697052</text:p>
              </table:table-cell>
              <table:table-cell office:value-type="float" office:value="506392">
                <text:p>5063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7052">
                <text:p>697052</text:p>
              </table:table-cell>
              <table:table-cell office:value-type="float" office:value="419204">
                <text:p>4192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7052">
                <text:p>697052</text:p>
              </table:table-cell>
              <table:table-cell office:value-type="float" office:value="419204">
                <text:p>4192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97052">
                <text:p>697052</text:p>
              </table:table-cell>
              <table:table-cell office:value-type="float" office:value="419204">
                <text:p>4192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7052">
                <text:p>697052</text:p>
              </table:table-cell>
              <table:table-cell office:value-type="float" office:value="419204">
                <text:p>4192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7052">
                <text:p>697052</text:p>
              </table:table-cell>
              <table:table-cell office:value-type="float" office:value="419204">
                <text:p>4192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7052">
                <text:p>697052</text:p>
              </table:table-cell>
              <table:table-cell office:value-type="float" office:value="419204">
                <text:p>419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7052">
                <text:p>697052</text:p>
              </table:table-cell>
              <table:table-cell office:value-type="float" office:value="419204">
                <text:p>419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7052">
                <text:p>697052</text:p>
              </table:table-cell>
              <table:table-cell office:value-type="float" office:value="419204">
                <text:p>4192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7052">
                <text:p>697052</text:p>
              </table:table-cell>
              <table:table-cell office:value-type="float" office:value="332324">
                <text:p>3323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97052">
                <text:p>697052</text:p>
              </table:table-cell>
              <table:table-cell office:value-type="float" office:value="332324">
                <text:p>3323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7052">
                <text:p>697052</text:p>
              </table:table-cell>
              <table:table-cell office:value-type="float" office:value="332324">
                <text:p>3323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7052">
                <text:p>697052</text:p>
              </table:table-cell>
              <table:table-cell office:value-type="float" office:value="332324">
                <text:p>3323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7052">
                <text:p>697052</text:p>
              </table:table-cell>
              <table:table-cell office:value-type="float" office:value="332324">
                <text:p>3323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7052">
                <text:p>697052</text:p>
              </table:table-cell>
              <table:table-cell office:value-type="float" office:value="332324">
                <text:p>3323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97052">
                <text:p>697052</text:p>
              </table:table-cell>
              <table:table-cell office:value-type="float" office:value="332324">
                <text:p>3323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97052">
                <text:p>697052</text:p>
              </table:table-cell>
              <table:table-cell office:value-type="float" office:value="332324">
                <text:p>3323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97052">
                <text:p>697052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91784">
                <text:p>691784</text:p>
              </table:table-cell>
              <table:table-cell office:value-type="float" office:value="240128">
                <text:p>2401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91784">
                <text:p>691784</text:p>
              </table:table-cell>
              <table:table-cell office:value-type="float" office:value="356480">
                <text:p>3564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91784">
                <text:p>691784</text:p>
              </table:table-cell>
              <table:table-cell office:value-type="float" office:value="471616">
                <text:p>4716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91784">
                <text:p>691784</text:p>
              </table:table-cell>
              <table:table-cell office:value-type="float" office:value="590848">
                <text:p>5908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47748">
                <text:p>747748</text:p>
              </table:table-cell>
              <table:table-cell office:value-type="float" office:value="677672">
                <text:p>6776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08204">
                <text:p>808204</text:p>
              </table:table-cell>
              <table:table-cell office:value-type="float" office:value="677672">
                <text:p>6776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08204">
                <text:p>808204</text:p>
              </table:table-cell>
              <table:table-cell office:value-type="float" office:value="677672">
                <text:p>6776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08204">
                <text:p>808204</text:p>
              </table:table-cell>
              <table:table-cell office:value-type="float" office:value="677672">
                <text:p>6776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08204">
                <text:p>808204</text:p>
              </table:table-cell>
              <table:table-cell office:value-type="float" office:value="677672">
                <text:p>6776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08204">
                <text:p>808204</text:p>
              </table:table-cell>
              <table:table-cell office:value-type="float" office:value="677672">
                <text:p>6776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08204">
                <text:p>808204</text:p>
              </table:table-cell>
              <table:table-cell office:value-type="float" office:value="677672">
                <text:p>6776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8204">
                <text:p>808204</text:p>
              </table:table-cell>
              <table:table-cell office:value-type="float" office:value="677672">
                <text:p>6776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08204">
                <text:p>808204</text:p>
              </table:table-cell>
              <table:table-cell office:value-type="float" office:value="596400">
                <text:p>5964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08468">
                <text:p>808468</text:p>
              </table:table-cell>
              <table:table-cell office:value-type="float" office:value="596400">
                <text:p>5964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08468">
                <text:p>808468</text:p>
              </table:table-cell>
              <table:table-cell office:value-type="float" office:value="596400">
                <text:p>5964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08468">
                <text:p>808468</text:p>
              </table:table-cell>
              <table:table-cell office:value-type="float" office:value="596400">
                <text:p>5964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08468">
                <text:p>808468</text:p>
              </table:table-cell>
              <table:table-cell office:value-type="float" office:value="596400">
                <text:p>5964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8468">
                <text:p>808468</text:p>
              </table:table-cell>
              <table:table-cell office:value-type="float" office:value="596400">
                <text:p>5964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08468">
                <text:p>808468</text:p>
              </table:table-cell>
              <table:table-cell office:value-type="float" office:value="596400">
                <text:p>5964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08468">
                <text:p>808468</text:p>
              </table:table-cell>
              <table:table-cell office:value-type="float" office:value="596400">
                <text:p>5964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08468">
                <text:p>808468</text:p>
              </table:table-cell>
              <table:table-cell office:value-type="float" office:value="510456">
                <text:p>5104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08468">
                <text:p>808468</text:p>
              </table:table-cell>
              <table:table-cell office:value-type="float" office:value="510456">
                <text:p>5104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08468">
                <text:p>808468</text:p>
              </table:table-cell>
              <table:table-cell office:value-type="float" office:value="510456">
                <text:p>5104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08468">
                <text:p>808468</text:p>
              </table:table-cell>
              <table:table-cell office:value-type="float" office:value="510456">
                <text:p>5104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08468">
                <text:p>808468</text:p>
              </table:table-cell>
              <table:table-cell office:value-type="float" office:value="510456">
                <text:p>5104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08468">
                <text:p>808468</text:p>
              </table:table-cell>
              <table:table-cell office:value-type="float" office:value="510456">
                <text:p>5104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08468">
                <text:p>808468</text:p>
              </table:table-cell>
              <table:table-cell office:value-type="float" office:value="510456">
                <text:p>5104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08468">
                <text:p>808468</text:p>
              </table:table-cell>
              <table:table-cell office:value-type="float" office:value="510456">
                <text:p>5104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08468">
                <text:p>808468</text:p>
              </table:table-cell>
              <table:table-cell office:value-type="float" office:value="424512">
                <text:p>4245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08468">
                <text:p>808468</text:p>
              </table:table-cell>
              <table:table-cell office:value-type="float" office:value="424512">
                <text:p>4245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08468">
                <text:p>808468</text:p>
              </table:table-cell>
              <table:table-cell office:value-type="float" office:value="424512">
                <text:p>4245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08468">
                <text:p>808468</text:p>
              </table:table-cell>
              <table:table-cell office:value-type="float" office:value="424512">
                <text:p>4245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08468">
                <text:p>808468</text:p>
              </table:table-cell>
              <table:table-cell office:value-type="float" office:value="424512">
                <text:p>4245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08468">
                <text:p>808468</text:p>
              </table:table-cell>
              <table:table-cell office:value-type="float" office:value="424512">
                <text:p>4245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08468">
                <text:p>808468</text:p>
              </table:table-cell>
              <table:table-cell office:value-type="float" office:value="424512">
                <text:p>4245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08468">
                <text:p>808468</text:p>
              </table:table-cell>
              <table:table-cell office:value-type="float" office:value="424512">
                <text:p>4245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08468">
                <text:p>808468</text:p>
              </table:table-cell>
              <table:table-cell office:value-type="float" office:value="338584">
                <text:p>3385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05484">
                <text:p>805484</text:p>
              </table:table-cell>
              <table:table-cell office:value-type="float" office:value="338584">
                <text:p>3385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05484">
                <text:p>805484</text:p>
              </table:table-cell>
              <table:table-cell office:value-type="float" office:value="338584">
                <text:p>3385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05484">
                <text:p>805484</text:p>
              </table:table-cell>
              <table:table-cell office:value-type="float" office:value="338584">
                <text:p>3385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05484">
                <text:p>805484</text:p>
              </table:table-cell>
              <table:table-cell office:value-type="float" office:value="338584">
                <text:p>3385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05484">
                <text:p>805484</text:p>
              </table:table-cell>
              <table:table-cell office:value-type="float" office:value="338584">
                <text:p>3385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05484">
                <text:p>805484</text:p>
              </table:table-cell>
              <table:table-cell office:value-type="float" office:value="338584">
                <text:p>3385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05484">
                <text:p>805484</text:p>
              </table:table-cell>
              <table:table-cell office:value-type="float" office:value="338584">
                <text:p>3385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05484">
                <text:p>805484</text:p>
              </table:table-cell>
              <table:table-cell office:value-type="float" office:value="338584">
                <text:p>3385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92740">
                <text:p>792740</text:p>
              </table:table-cell>
              <table:table-cell office:value-type="float" office:value="141768">
                <text:p>1417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81384">
                <text:p>781384</text:p>
              </table:table-cell>
              <table:table-cell office:value-type="float" office:value="141768">
                <text:p>1417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81384">
                <text:p>781384</text:p>
              </table:table-cell>
              <table:table-cell office:value-type="float" office:value="141768">
                <text:p>1417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1384">
                <text:p>781384</text:p>
              </table:table-cell>
              <table:table-cell office:value-type="float" office:value="141768">
                <text:p>1417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1384">
                <text:p>78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